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icrosoft Sans Serif" svg:font-family="'Microsoft Sans Serif'"/>
    <style:font-face style:name="Arial1" svg:font-family="Arial" style:font-family-generic="swiss"/>
    <style:font-face style:name="Arial" svg:font-family="Arial" style:font-family-generic="swiss" style:font-pitch="variable"/>
  </office:font-face-decls>
  <office:automatic-styles>
    <style:style style:name="P1" style:family="paragraph" style:parent-style-name="Header" style:master-page-name="">
      <style:paragraph-properties style:page-number="auto"/>
      <style:text-properties fo:font-size="1pt" style:font-size-asian="1pt" style:font-size-complex="1pt"/>
    </style:style>
    <style:style style:name="P2" style:family="paragraph" style:parent-style-name="Footer" style:master-page-name="">
      <style:paragraph-properties style:page-number="auto"/>
      <style:text-properties fo:font-size="1pt" style:font-size-asian="1pt" style:font-size-complex="1pt"/>
    </style:style>
    <style:style style:name="P3" style:family="paragraph" style:parent-style-name="Základný_20_text" style:master-page-name="">
      <style:paragraph-properties fo:margin-left="0cm" fo:margin-right="0cm" fo:line-height="150%" fo:text-align="start" style:justify-single-word="false" fo:text-indent="0cm" style:auto-text-indent="false" style:page-number="auto"/>
    </style:style>
    <style:style style:name="P4"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5.703cm" style:type="right"/>
          <style:tab-stop style:position="5.957cm"/>
        </style:tab-stops>
      </style:paragraph-properties>
    </style:style>
    <style:style style:name="P5" style:family="paragraph" style:parent-style-name="Iné" style:master-page-name="">
      <style:paragraph-properties fo:margin-left="0cm" fo:margin-right="0cm" fo:line-height="150%" fo:text-align="start" style:justify-single-word="false" fo:text-indent="0cm" style:auto-text-indent="false" style:page-number="auto"/>
    </style:style>
    <style:style style:name="P6" style:family="paragraph" style:parent-style-name="Iné" style:master-page-name="">
      <style:paragraph-properties fo:margin-left="0cm" fo:margin-right="0cm" fo:line-height="150%" fo:text-align="start" style:justify-single-word="false" fo:text-indent="0cm" style:auto-text-indent="false" style:page-number="auto">
        <style:tab-stops>
          <style:tab-stop style:position="3.588cm"/>
        </style:tab-stops>
      </style:paragraph-properties>
    </style:style>
    <style:style style:name="P7" style:family="paragraph" style:parent-style-name="Názov_20_obrázka" style:master-page-name="">
      <style:paragraph-properties fo:margin-left="0cm" fo:margin-right="0cm" fo:line-height="150%" fo:text-align="start" style:justify-single-word="false" fo:text-indent="0cm" style:auto-text-indent="false" style:page-number="auto"/>
    </style:style>
    <style:style style:name="P8" style:family="paragraph" style:parent-style-name="Základný_20_text_20__28_4_29_" style:master-page-name="">
      <style:paragraph-properties fo:margin-left="0cm" fo:margin-right="0cm" fo:line-height="150%" fo:text-align="start" style:justify-single-word="false" fo:text-indent="0cm" style:auto-text-indent="false" style:page-number="auto"/>
    </style:style>
    <style:style style:name="P9" style:family="paragraph" style:parent-style-name="Hlavička_20_alebo_20_päta" style:master-page-name="">
      <style:paragraph-properties fo:margin-left="0cm" fo:margin-right="0cm" fo:line-height="150%" fo:text-align="start" style:justify-single-word="false" fo:text-indent="0cm" style:auto-text-indent="false" style:page-number="auto"/>
    </style:style>
    <style:style style:name="P10" style:family="paragraph" style:parent-style-name="Základný_20_text_20__28_3_29_" style:master-page-name="">
      <style:paragraph-properties fo:margin-left="0cm" fo:margin-right="0cm" fo:line-height="150%" fo:text-align="start" style:justify-single-word="false" fo:text-indent="0cm" style:auto-text-indent="false" style:page-number="auto"/>
    </style:style>
    <style:style style:name="P11" style:family="paragraph" style:parent-style-name="Základný_20_text_20__28_8_29_" style:master-page-name="">
      <style:paragraph-properties fo:margin-left="0cm" fo:margin-right="0cm" fo:line-height="150%" fo:text-align="start" style:justify-single-word="false" fo:text-indent="0cm" style:auto-text-indent="false" style:page-number="auto"/>
    </style:style>
    <style:style style:name="P12" style:family="paragraph" style:parent-style-name="Základný_20_text_20__28_5_29_" style:master-page-name="">
      <style:paragraph-properties fo:margin-left="0cm" fo:margin-right="0cm" fo:line-height="150%" fo:text-align="start" style:justify-single-word="false" fo:text-indent="0cm" style:auto-text-indent="false" style:page-number="auto"/>
    </style:style>
    <style:style style:name="P13" style:family="paragraph" style:parent-style-name="Základný_20_text_20__28_3_29_">
      <style:paragraph-properties fo:margin-left="0cm" fo:margin-right="0cm" fo:line-height="150%" fo:text-align="start" style:justify-single-word="false" fo:text-indent="0cm" style:auto-text-indent="false"/>
    </style:style>
    <style:style style:name="P14" style:family="paragraph" style:parent-style-name="Základný_20_text">
      <style:paragraph-properties fo:margin-left="0cm" fo:margin-right="0cm" fo:line-height="150%" fo:text-align="start" style:justify-single-word="false" fo:text-indent="0cm" style:auto-text-indent="false"/>
    </style:style>
    <style:style style:name="P15" style:family="paragraph" style:parent-style-name="Hlavička_20_alebo_20_päta">
      <style:paragraph-properties fo:margin-left="0cm" fo:margin-right="0cm" fo:line-height="150%" fo:text-align="start" style:justify-single-word="false" fo:text-indent="0cm" style:auto-text-indent="false"/>
    </style:style>
    <style:style style:name="P16" style:family="paragraph" style:parent-style-name="Základný_20_text_20__28_5_29_">
      <style:paragraph-properties fo:margin-left="0cm" fo:margin-right="0cm" fo:line-height="150%" fo:text-align="start" style:justify-single-word="false" fo:text-indent="0cm" style:auto-text-indent="false"/>
    </style:style>
    <style:style style:name="P17" style:family="paragraph" style:parent-style-name="Základný_20_text_20__28_8_29_">
      <style:paragraph-properties fo:margin-left="0cm" fo:margin-right="0cm" fo:line-height="150%" fo:text-align="start" style:justify-single-word="false" fo:text-indent="0cm" style:auto-text-indent="false"/>
    </style:style>
    <style:style style:name="P18" style:family="paragraph" style:parent-style-name="Základný_20_text_20__28_8_29_">
      <style:paragraph-properties fo:margin-left="0cm" fo:margin-right="0cm" fo:line-height="150%" fo:text-align="start" style:justify-single-word="false" fo:text-indent="0cm" style:auto-text-indent="false"/>
      <style:text-properties officeooo:paragraph-rsid="002aae09"/>
    </style:style>
    <style:style style:name="P19" style:family="paragraph" style:parent-style-name="Základný_20_text_20__28_8_29_">
      <style:paragraph-properties fo:margin-left="0cm" fo:margin-right="0cm" fo:line-height="150%" fo:text-align="start" style:justify-single-word="false" fo:text-indent="0cm" style:auto-text-indent="false"/>
      <style:text-properties officeooo:paragraph-rsid="002f2e60"/>
    </style:style>
    <style:style style:name="P20" style:family="paragraph" style:parent-style-name="Základný_20_text" style:master-page-name="">
      <style:paragraph-properties fo:margin-left="0cm" fo:margin-right="0cm" fo:line-height="150%" fo:text-align="start" style:justify-single-word="false" fo:text-indent="0.635cm" style:auto-text-indent="false" style:page-number="auto"/>
    </style:style>
    <style:style style:name="P21"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6.306cm"/>
        </style:tab-stops>
      </style:paragraph-properties>
    </style:style>
    <style:style style:name="P22"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7.481cm"/>
        </style:tab-stops>
      </style:paragraph-properties>
    </style:style>
    <style:style style:name="P23"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7.786cm" style:leader-style="solid" style:leader-text="-"/>
        </style:tab-stops>
      </style:paragraph-properties>
    </style:style>
    <style:style style:name="P24"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5.068cm"/>
          <style:tab-stop style:position="6.013cm"/>
        </style:tab-stops>
      </style:paragraph-properties>
    </style:style>
    <style:style style:name="P25"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8.661cm"/>
        </style:tab-stops>
      </style:paragraph-properties>
    </style:style>
    <style:style style:name="P26"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3.136cm"/>
        </style:tab-stops>
      </style:paragraph-properties>
    </style:style>
    <style:style style:name="P27"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8.278cm"/>
        </style:tab-stops>
      </style:paragraph-properties>
    </style:style>
    <style:style style:name="P28"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8.909cm"/>
        </style:tab-stops>
      </style:paragraph-properties>
    </style:style>
    <style:style style:name="P29"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0.908cm"/>
        </style:tab-stops>
      </style:paragraph-properties>
    </style:style>
    <style:style style:name="P30"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8.133cm"/>
        </style:tab-stops>
      </style:paragraph-properties>
    </style:style>
    <style:style style:name="P31"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3.023cm" style:leader-style="solid" style:leader-text="-"/>
        </style:tab-stops>
      </style:paragraph-properties>
    </style:style>
    <style:style style:name="P32"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5.008cm"/>
        </style:tab-stops>
      </style:paragraph-properties>
    </style:style>
    <style:style style:name="P33"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8.338cm"/>
        </style:tab-stops>
      </style:paragraph-properties>
    </style:style>
    <style:style style:name="P34"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7.557cm"/>
        </style:tab-stops>
      </style:paragraph-properties>
    </style:style>
    <style:style style:name="P35"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6.853cm"/>
          <style:tab-stop style:position="8.611cm" style:leader-style="solid" style:leader-text="-"/>
        </style:tab-stops>
      </style:paragraph-properties>
    </style:style>
    <style:style style:name="P36"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7.671cm"/>
        </style:tab-stops>
      </style:paragraph-properties>
    </style:style>
    <style:style style:name="P37"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3.258cm"/>
          <style:tab-stop style:position="3.651cm" style:leader-style="solid" style:leader-text="-"/>
          <style:tab-stop style:position="4.623cm" style:leader-style="solid" style:leader-text="-"/>
          <style:tab-stop style:position="5.278cm" style:leader-style="solid" style:leader-text="-"/>
        </style:tab-stops>
      </style:paragraph-properties>
    </style:style>
    <style:style style:name="P38"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5.323cm" style:leader-style="solid" style:leader-text="-"/>
        </style:tab-stops>
      </style:paragraph-properties>
      <style:text-properties officeooo:paragraph-rsid="001e599b"/>
    </style:style>
    <style:style style:name="P39"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1e599b"/>
    </style:style>
    <style:style style:name="P40"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22480f"/>
    </style:style>
    <style:style style:name="P41"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9.036cm"/>
        </style:tab-stops>
      </style:paragraph-properties>
      <style:text-properties officeooo:paragraph-rsid="0024b415"/>
    </style:style>
    <style:style style:name="P42"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26ba82"/>
    </style:style>
    <style:style style:name="P43"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2aae09"/>
    </style:style>
    <style:style style:name="P44"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2b6db7"/>
    </style:style>
    <style:style style:name="P45"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2f2e60"/>
    </style:style>
    <style:style style:name="P46"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319fd9"/>
    </style:style>
    <style:style style:name="P47" style:family="paragraph" style:parent-style-name="Základný_20_text_20__28_3_29_" style:master-page-name="">
      <style:paragraph-properties fo:margin-left="0cm" fo:margin-right="0cm" fo:line-height="150%" fo:text-align="start" style:justify-single-word="false" fo:text-indent="0.635cm" style:auto-text-indent="false" style:page-number="auto">
        <style:tab-stops>
          <style:tab-stop style:position="0.684cm"/>
        </style:tab-stops>
      </style:paragraph-properties>
    </style:style>
    <style:style style:name="P48" style:family="paragraph" style:parent-style-name="Základný_20_text">
      <style:paragraph-properties fo:margin-left="0cm" fo:margin-right="0cm" fo:line-height="150%" fo:text-align="start" style:justify-single-word="false" fo:text-indent="0.635cm" style:auto-text-indent="false"/>
    </style:style>
    <style:style style:name="P49" style:family="paragraph" style:parent-style-name="Základný_20_text">
      <style:paragraph-properties fo:margin-left="0cm" fo:margin-right="0cm" fo:line-height="150%" fo:text-align="start" style:justify-single-word="false" fo:text-indent="0.635cm" style:auto-text-indent="false"/>
      <style:text-properties officeooo:paragraph-rsid="001e599b"/>
    </style:style>
    <style:style style:name="P50" style:family="paragraph" style:parent-style-name="Základný_20_text">
      <style:paragraph-properties fo:margin-left="0cm" fo:margin-right="0cm" fo:line-height="150%" fo:text-align="start" style:justify-single-word="false" fo:text-indent="0.635cm" style:auto-text-indent="false"/>
      <style:text-properties officeooo:paragraph-rsid="0022480f"/>
    </style:style>
    <style:style style:name="P51" style:family="paragraph" style:parent-style-name="Základný_20_text">
      <style:paragraph-properties fo:margin-left="0cm" fo:margin-right="0cm" fo:line-height="150%" fo:text-align="start" style:justify-single-word="false" fo:text-indent="0.635cm" style:auto-text-indent="false"/>
      <style:text-properties officeooo:paragraph-rsid="0026ba82"/>
    </style:style>
    <style:style style:name="P52" style:family="paragraph" style:parent-style-name="Základný_20_text">
      <style:paragraph-properties fo:margin-left="0cm" fo:margin-right="0cm" fo:line-height="150%" fo:text-align="start" style:justify-single-word="false" fo:text-indent="0.635cm" style:auto-text-indent="false"/>
      <style:text-properties officeooo:paragraph-rsid="002aae09"/>
    </style:style>
    <style:style style:name="P53" style:family="paragraph" style:parent-style-name="Základný_20_text">
      <style:paragraph-properties fo:margin-left="0cm" fo:margin-right="0cm" fo:line-height="150%" fo:text-align="start" style:justify-single-word="false" fo:text-indent="0.635cm" style:auto-text-indent="false"/>
      <style:text-properties officeooo:paragraph-rsid="002b6db7"/>
    </style:style>
    <style:style style:name="P54" style:family="paragraph" style:parent-style-name="Základný_20_text">
      <style:paragraph-properties fo:margin-left="0cm" fo:margin-right="0cm" fo:line-height="150%" fo:text-align="start" style:justify-single-word="false" fo:text-indent="0.635cm" style:auto-text-indent="false"/>
      <style:text-properties officeooo:paragraph-rsid="002f2e60"/>
    </style:style>
    <style:style style:name="P55" style:family="paragraph" style:parent-style-name="Základný_20_text">
      <style:paragraph-properties fo:margin-left="0cm" fo:margin-right="0cm" fo:line-height="150%" fo:text-align="start" style:justify-single-word="false" fo:text-indent="0.635cm" style:auto-text-indent="false"/>
      <style:text-properties officeooo:paragraph-rsid="00319fd9"/>
    </style:style>
    <style:style style:name="P56" style:family="paragraph" style:parent-style-name="Základný_20_text_20__28_3_29_">
      <style:paragraph-properties fo:margin-left="0cm" fo:margin-right="0cm" fo:line-height="150%" fo:text-align="start" style:justify-single-word="false" fo:text-indent="0.635cm" style:auto-text-indent="false">
        <style:tab-stops>
          <style:tab-stop style:position="0.684cm"/>
        </style:tab-stops>
      </style:paragraph-properties>
    </style:style>
    <style:style style:name="P57" style:family="paragraph" style:parent-style-name="Základný_20_text_20__28_3_29_">
      <style:paragraph-properties fo:margin-left="0cm" fo:margin-right="0cm" fo:line-height="150%" fo:text-align="start" style:justify-single-word="false" fo:text-indent="0.635cm" style:auto-text-indent="false">
        <style:tab-stops>
          <style:tab-stop style:position="0.684cm"/>
        </style:tab-stops>
      </style:paragraph-properties>
      <style:text-properties officeooo:paragraph-rsid="002b6db7"/>
    </style:style>
    <style:style style:name="P58" style:family="paragraph" style:parent-style-name="Základný_20_text" style:master-page-name="">
      <style:paragraph-properties fo:margin-left="0.635cm" fo:margin-right="0cm" fo:line-height="150%" fo:text-align="start" style:justify-single-word="false" fo:text-indent="-0.635cm" style:auto-text-indent="false" style:page-number="auto"/>
    </style:style>
    <style:style style:name="P59" style:family="paragraph" style:parent-style-name="Základný_20_text" style:master-page-name="">
      <style:paragraph-properties fo:margin-left="0.635cm" fo:margin-right="0cm" fo:line-height="150%" fo:text-align="start" style:justify-single-word="false" fo:text-indent="-0.635cm" style:auto-text-indent="false" style:page-number="auto">
        <style:tab-stops>
          <style:tab-stop style:position="1.138cm" style:leader-style="dotted" style:leader-text="."/>
          <style:tab-stop style:position="1.887cm"/>
        </style:tab-stops>
      </style:paragraph-properties>
    </style:style>
    <style:style style:name="P60" style:family="paragraph" style:parent-style-name="Základný_20_text">
      <style:paragraph-properties fo:margin-left="0.635cm" fo:margin-right="0cm" fo:line-height="150%" fo:text-align="start" style:justify-single-word="false" fo:text-indent="-0.635cm" style:auto-text-indent="false">
        <style:tab-stops>
          <style:tab-stop style:position="1.138cm" style:leader-style="dotted" style:leader-text="."/>
          <style:tab-stop style:position="1.887cm"/>
        </style:tab-stops>
      </style:paragraph-properties>
    </style:style>
    <style:style style:name="P61" style:family="paragraph" style:parent-style-name="Záhlavie_20__23_1" style:master-page-name="">
      <style:paragraph-properties fo:margin-left="0cm" fo:margin-right="0cm" fo:line-height="150%" fo:text-align="start" style:justify-single-word="false" fo:text-indent="0cm" style:auto-text-indent="false" style:page-number="auto"/>
    </style:style>
    <style:style style:name="P62" style:family="paragraph" style:parent-style-name="Iné" style:master-page-name="PageStyle0">
      <style:paragraph-properties fo:margin-left="0cm" fo:margin-right="0cm" fo:line-height="150%" fo:text-align="start" style:justify-single-word="false" fo:text-indent="0cm" style:auto-text-indent="false" style:page-number="auto"/>
    </style:style>
    <style:style style:name="P63" style:family="paragraph" style:parent-style-name="Základný_20_text" style:master-page-name="">
      <style:paragraph-properties fo:margin-left="0cm" fo:margin-right="0cm" fo:line-height="150%" fo:text-align="start" style:justify-single-word="false" fo:text-indent="0cm" style:auto-text-indent="false" style:page-number="auto"/>
    </style:style>
    <style:style style:name="P64"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6.846cm"/>
        </style:tab-stops>
      </style:paragraph-properties>
      <style:text-properties officeooo:paragraph-rsid="00388e0f"/>
    </style:style>
    <style:style style:name="P65" style:family="paragraph" style:parent-style-name="Základný_20_text">
      <style:paragraph-properties fo:margin-left="0cm" fo:margin-right="0cm" fo:line-height="150%" fo:text-align="start" style:justify-single-word="false" fo:text-indent="0cm" style:auto-text-indent="false"/>
    </style:style>
    <style:style style:name="P66" style:family="paragraph" style:parent-style-name="Základný_20_text">
      <style:paragraph-properties fo:margin-left="0cm" fo:margin-right="0cm" fo:line-height="150%" fo:text-align="start" style:justify-single-word="false" fo:text-indent="0cm" style:auto-text-indent="false">
        <style:tab-stops>
          <style:tab-stop style:position="6.846cm"/>
        </style:tab-stops>
      </style:paragraph-properties>
      <style:text-properties officeooo:paragraph-rsid="00388e0f"/>
    </style:style>
    <style:style style:name="P67" style:family="paragraph" style:parent-style-name="Základný_20_text">
      <style:paragraph-properties fo:margin-left="0cm" fo:margin-right="0cm" fo:line-height="150%" fo:text-align="start" style:justify-single-word="false" fo:text-indent="0.635cm" style:auto-text-indent="false"/>
    </style:style>
    <style:style style:name="P68" style:family="paragraph" style:parent-style-name="Základný_20_text" style:master-page-name="">
      <style:paragraph-properties fo:margin-left="0cm" fo:margin-right="0cm" fo:line-height="150%" fo:text-align="start" style:justify-single-word="false" fo:text-indent="0.635cm" style:auto-text-indent="false" style:page-number="auto"/>
    </style:style>
    <style:style style:name="P69" style:family="paragraph" style:parent-style-name="Záhlavie_20__23_2" style:master-page-name="">
      <style:paragraph-properties fo:margin-left="0cm" fo:margin-right="0cm" fo:line-height="150%" fo:text-align="start" style:justify-single-word="false" fo:text-indent="0cm" style:auto-text-indent="false" style:page-number="auto"/>
    </style:style>
    <style:style style:name="T1" style:family="text">
      <style:text-properties fo:color="#000000" style:font-name="Arial" fo:font-size="14pt" fo:background-color="#80ffff" loext:char-shading-value="0" style:font-size-asian="14pt" style:font-size-complex="14pt"/>
    </style:style>
    <style:style style:name="T2" style:family="text">
      <style:text-properties fo:color="#000000" style:font-name="Arial" fo:font-size="14pt" officeooo:rsid="00161240" fo:background-color="#80ffff" loext:char-shading-value="0" style:font-size-asian="14pt" style:font-size-complex="14pt"/>
    </style:style>
    <style:style style:name="T3" style:family="text">
      <style:text-properties fo:color="#000000" style:font-name="Arial" fo:font-size="14pt" officeooo:rsid="00180435" fo:background-color="#80ffff" loext:char-shading-value="0" style:font-size-asian="14pt" style:font-size-complex="14pt"/>
    </style:style>
    <style:style style:name="T4" style:family="text">
      <style:text-properties fo:color="#000000" style:font-name="Arial" fo:font-size="14pt" officeooo:rsid="00195e3e" fo:background-color="#80ffff" loext:char-shading-value="0" style:font-size-asian="14pt" style:font-size-complex="14pt"/>
    </style:style>
    <style:style style:name="T5" style:family="text">
      <style:text-properties fo:color="#000000" style:font-name="Arial" fo:font-size="14pt" officeooo:rsid="001c0548" fo:background-color="#80ffff" loext:char-shading-value="0" style:font-size-asian="14pt" style:font-size-complex="14pt"/>
    </style:style>
    <style:style style:name="T6" style:family="text">
      <style:text-properties fo:color="#000000" style:font-name="Arial" fo:font-size="14pt" officeooo:rsid="001d680a" fo:background-color="#80ffff" loext:char-shading-value="0" style:font-size-asian="14pt" style:font-size-complex="14pt"/>
    </style:style>
    <style:style style:name="T7" style:family="text">
      <style:text-properties fo:color="#000000" style:font-name="Arial" fo:font-size="14pt" officeooo:rsid="001e599b" fo:background-color="#80ffff" loext:char-shading-value="0" style:font-size-asian="14pt" style:font-size-complex="14pt"/>
    </style:style>
    <style:style style:name="T8" style:family="text">
      <style:text-properties fo:color="#000000" style:font-name="Arial" fo:font-size="14pt" officeooo:rsid="002053e6" fo:background-color="#80ffff" loext:char-shading-value="0" style:font-size-asian="14pt" style:font-size-complex="14pt"/>
    </style:style>
    <style:style style:name="T9" style:family="text">
      <style:text-properties fo:color="#000000" style:font-name="Arial" fo:font-size="14pt" officeooo:rsid="0022480f" fo:background-color="#80ffff" loext:char-shading-value="0" style:font-size-asian="14pt" style:font-size-complex="14pt"/>
    </style:style>
    <style:style style:name="T10" style:family="text">
      <style:text-properties fo:color="#000000" style:font-name="Arial" fo:font-size="14pt" officeooo:rsid="002345ed" fo:background-color="#80ffff" loext:char-shading-value="0" style:font-size-asian="14pt" style:font-size-complex="14pt"/>
    </style:style>
    <style:style style:name="T11" style:family="text">
      <style:text-properties fo:color="#000000" style:font-name="Arial" fo:font-size="14pt" officeooo:rsid="0024b415" fo:background-color="#80ffff" loext:char-shading-value="0" style:font-size-asian="14pt" style:font-size-complex="14pt"/>
    </style:style>
    <style:style style:name="T12" style:family="text">
      <style:text-properties fo:color="#000000" style:font-name="Arial" fo:font-size="14pt" officeooo:rsid="0026ba82" fo:background-color="#80ffff" loext:char-shading-value="0" style:font-size-asian="14pt" style:font-size-complex="14pt"/>
    </style:style>
    <style:style style:name="T13" style:family="text">
      <style:text-properties fo:color="#000000" style:font-name="Arial" fo:font-size="14pt" officeooo:rsid="0028c081" fo:background-color="#80ffff" loext:char-shading-value="0" style:font-size-asian="14pt" style:font-size-complex="14pt"/>
    </style:style>
    <style:style style:name="T14" style:family="text">
      <style:text-properties fo:color="#000000" style:font-name="Arial" fo:font-size="14pt" officeooo:rsid="002aae09" fo:background-color="#80ffff" loext:char-shading-value="0" style:font-size-asian="14pt" style:font-size-complex="14pt"/>
    </style:style>
    <style:style style:name="T15" style:family="text">
      <style:text-properties fo:color="#000000" style:font-name="Arial" fo:font-size="14pt" officeooo:rsid="002b6db7" fo:background-color="#80ffff" loext:char-shading-value="0" style:font-size-asian="14pt" style:font-size-complex="14pt"/>
    </style:style>
    <style:style style:name="T16" style:family="text">
      <style:text-properties fo:color="#000000" style:font-name="Arial" fo:font-size="14pt" officeooo:rsid="002db9a6" fo:background-color="#80ffff" loext:char-shading-value="0" style:font-size-asian="14pt" style:font-size-complex="14pt"/>
    </style:style>
    <style:style style:name="T17" style:family="text">
      <style:text-properties fo:color="#000000" style:font-name="Arial" fo:font-size="14pt" officeooo:rsid="002e2982" fo:background-color="#80ffff" loext:char-shading-value="0" style:font-size-asian="14pt" style:font-size-complex="14pt"/>
    </style:style>
    <style:style style:name="T18" style:family="text">
      <style:text-properties fo:color="#000000" style:font-name="Arial" fo:font-size="14pt" officeooo:rsid="002ea758" fo:background-color="#80ffff" loext:char-shading-value="0" style:font-size-asian="14pt" style:font-size-complex="14pt"/>
    </style:style>
    <style:style style:name="T19" style:family="text">
      <style:text-properties fo:color="#000000" style:font-name="Arial" fo:font-size="14pt" officeooo:rsid="002f2e60" fo:background-color="#80ffff" loext:char-shading-value="0" style:font-size-asian="14pt" style:font-size-complex="14pt"/>
    </style:style>
    <style:style style:name="T20" style:family="text">
      <style:text-properties fo:color="#000000" style:font-name="Arial" fo:font-size="14pt" officeooo:rsid="0030e591" fo:background-color="#80ffff" loext:char-shading-value="0" style:font-size-asian="14pt" style:font-size-complex="14pt"/>
    </style:style>
    <style:style style:name="T21" style:family="text">
      <style:text-properties fo:color="#000000" style:font-name="Arial" fo:font-size="14pt" officeooo:rsid="00319fd9" fo:background-color="#80ffff" loext:char-shading-value="0" style:font-size-asian="14pt" style:font-size-complex="14pt"/>
    </style:style>
    <style:style style:name="T22" style:family="text">
      <style:text-properties fo:color="#000000" style:font-name="Arial" fo:font-size="14pt" officeooo:rsid="00320b46" fo:background-color="#80ffff" loext:char-shading-value="0" style:font-size-asian="14pt" style:font-size-complex="14pt"/>
    </style:style>
    <style:style style:name="T23" style:family="text">
      <style:text-properties fo:color="#000000" style:font-name="Arial" fo:font-size="14pt" officeooo:rsid="0033fe76" fo:background-color="#80ffff" loext:char-shading-value="0" style:font-size-asian="14pt" style:font-size-complex="14pt"/>
    </style:style>
    <style:style style:name="T24" style:family="text">
      <style:text-properties fo:color="#000000" style:font-name="Arial" fo:font-size="14pt" officeooo:rsid="0035c253" fo:background-color="#80ffff" loext:char-shading-value="0" style:font-size-asian="14pt" style:font-size-complex="14pt"/>
    </style:style>
    <style:style style:name="T25" style:family="text">
      <style:text-properties fo:color="#000000" style:font-name="Arial" fo:font-size="14pt" officeooo:rsid="0036f37e" fo:background-color="#80ffff" loext:char-shading-value="0" style:font-size-asian="14pt" style:font-size-complex="14pt"/>
    </style:style>
    <style:style style:name="T26" style:family="text">
      <style:text-properties fo:color="#000000" style:font-name="Arial" fo:font-size="14pt" officeooo:rsid="003814fb" fo:background-color="#80ffff" loext:char-shading-value="0" style:font-size-asian="14pt" style:font-size-complex="14pt"/>
    </style:style>
    <style:style style:name="T27" style:family="text">
      <style:text-properties fo:color="#000000" style:font-name="Arial" fo:font-size="14pt" officeooo:rsid="00388e0f" fo:background-color="#80ffff" loext:char-shading-value="0" style:font-size-asian="14pt" style:font-size-complex="14pt"/>
    </style:style>
    <style:style style:name="T28" style:family="text">
      <style:text-properties fo:color="#000000" style:font-name="Arial" fo:font-size="14pt" fo:language="en" fo:country="US" style:font-size-asian="14pt" style:language-asian="en" style:country-asian="US" style:font-size-complex="14pt" style:language-complex="en" style:country-complex="US"/>
    </style:style>
    <style:style style:name="T29" style:family="text">
      <style:text-properties fo:color="#000000" style:font-name="Arial" fo:font-size="14pt" fo:language="en" fo:country="US" fo:background-color="#80ffff" loext:char-shading-value="0" style:font-size-asian="14pt" style:language-asian="en" style:country-asian="US" style:font-size-complex="14pt" style:language-complex="en" style:country-complex="US"/>
    </style:style>
    <style:style style:name="T30" style:family="text">
      <style:text-properties fo:color="#000000" style:font-name="Arial1" fo:font-size="14pt" officeooo:rsid="001e599b" fo:background-color="#80ffff" loext:char-shading-value="0" style:font-name-asian="Arial1" style:font-size-asian="14pt" style:font-name-complex="Arial1" style:font-size-complex="14pt"/>
    </style:style>
    <style:style style:name="T31" style:family="text">
      <style:text-properties fo:color="#000000" style:font-name="Arial1" fo:font-size="14pt" officeooo:rsid="0024b415" fo:background-color="#80ffff" loext:char-shading-value="0" style:font-name-asian="Arial1" style:font-size-asian="14pt" style:font-name-complex="Arial1" style:font-size-complex="14pt"/>
    </style:style>
    <style:style style:name="T32" style:family="text">
      <style:text-properties fo:color="#000000" style:font-name="Arial1" fo:font-size="14pt" officeooo:rsid="0028c081" fo:background-color="#80ffff" loext:char-shading-value="0" style:font-name-asian="Arial1" style:font-size-asian="14pt" style:font-name-complex="Arial1" style:font-size-complex="14pt"/>
    </style:style>
    <style:style style:name="T33" style:family="text">
      <style:text-properties fo:color="#000000" style:font-name="Arial1" fo:font-size="14pt" officeooo:rsid="002e2982" fo:background-color="#80ffff" loext:char-shading-value="0" style:font-name-asian="Microsoft Sans Serif" style:font-size-asian="14pt" style:font-name-complex="Microsoft Sans Serif" style:font-size-complex="14pt"/>
    </style:style>
    <style:style style:name="T34" style:family="text">
      <style:text-properties fo:color="#ffffff" style:font-name="Arial" fo:font-size="14pt" fo:background-color="#80ffff" loext:char-shading-value="0" style:font-size-asian="14pt" style:font-size-complex="14pt"/>
    </style:style>
    <style:style style:name="T35" style:family="text">
      <style:text-properties style:font-name="Arial" fo:font-size="14pt" style:font-size-asian="14pt" style:font-size-complex="14pt"/>
    </style:style>
    <style:style style:name="T36" style:family="text">
      <style:text-properties style:font-name="Arial" fo:font-size="14pt" officeooo:rsid="00161240" style:font-size-asian="14pt" style:font-size-complex="14pt"/>
    </style:style>
    <style:style style:name="T37" style:family="text">
      <style:text-properties style:font-name="Arial" fo:font-size="14pt" officeooo:rsid="00180435" style:font-size-asian="14pt" style:font-size-complex="14pt"/>
    </style:style>
    <style:style style:name="T38" style:family="text">
      <style:text-properties style:font-name="Arial" fo:font-size="14pt" officeooo:rsid="00195e3e" style:font-size-asian="14pt" style:font-size-complex="14pt"/>
    </style:style>
    <style:style style:name="T39" style:family="text">
      <style:text-properties style:font-name="Arial" fo:font-size="14pt" officeooo:rsid="001d680a" style:font-size-asian="14pt" style:font-size-complex="14pt"/>
    </style:style>
    <style:style style:name="T40" style:family="text">
      <style:text-properties style:font-name="Arial" fo:font-size="14pt" officeooo:rsid="001e599b" style:font-size-asian="14pt" style:font-size-complex="14pt"/>
    </style:style>
    <style:style style:name="T41" style:family="text">
      <style:text-properties style:font-name="Arial" fo:font-size="14pt" officeooo:rsid="002053e6" style:font-size-asian="14pt" style:font-size-complex="14pt"/>
    </style:style>
    <style:style style:name="T42" style:family="text">
      <style:text-properties style:font-name="Arial" fo:font-size="14pt" officeooo:rsid="0022480f" style:font-size-asian="14pt" style:font-size-complex="14pt"/>
    </style:style>
    <style:style style:name="T43" style:family="text">
      <style:text-properties style:font-name="Arial" fo:font-size="14pt" officeooo:rsid="002345ed" style:font-size-asian="14pt" style:font-size-complex="14pt"/>
    </style:style>
    <style:style style:name="T44" style:family="text">
      <style:text-properties style:font-name="Arial" fo:font-size="14pt" officeooo:rsid="0024b415" style:font-size-asian="14pt" style:font-size-complex="14pt"/>
    </style:style>
    <style:style style:name="T45" style:family="text">
      <style:text-properties style:font-name="Arial" fo:font-size="14pt" officeooo:rsid="0026ba82" style:font-size-asian="14pt" style:font-size-complex="14pt"/>
    </style:style>
    <style:style style:name="T46" style:family="text">
      <style:text-properties style:font-name="Arial" fo:font-size="14pt" officeooo:rsid="0028c081" style:font-size-asian="14pt" style:font-size-complex="14pt"/>
    </style:style>
    <style:style style:name="T47" style:family="text">
      <style:text-properties style:font-name="Arial" fo:font-size="14pt" officeooo:rsid="002aae09" style:font-size-asian="14pt" style:font-size-complex="14pt"/>
    </style:style>
    <style:style style:name="T48" style:family="text">
      <style:text-properties style:font-name="Arial" fo:font-size="14pt" officeooo:rsid="002b6db7" style:font-size-asian="14pt" style:font-size-complex="14pt"/>
    </style:style>
    <style:style style:name="T49" style:family="text">
      <style:text-properties style:font-name="Arial" fo:font-size="14pt" officeooo:rsid="002db9a6" style:font-size-asian="14pt" style:font-size-complex="14pt"/>
    </style:style>
    <style:style style:name="T50" style:family="text">
      <style:text-properties style:font-name="Arial" fo:font-size="14pt" officeooo:rsid="002ea758" style:font-size-asian="14pt" style:font-size-complex="14pt"/>
    </style:style>
    <style:style style:name="T51" style:family="text">
      <style:text-properties style:font-name="Arial" fo:font-size="14pt" officeooo:rsid="002f2e60" style:font-size-asian="14pt" style:font-size-complex="14pt"/>
    </style:style>
    <style:style style:name="T52" style:family="text">
      <style:text-properties style:font-name="Arial" fo:font-size="14pt" officeooo:rsid="0030e591" style:font-size-asian="14pt" style:font-size-complex="14pt"/>
    </style:style>
    <style:style style:name="T53" style:family="text">
      <style:text-properties style:font-name="Arial" fo:font-size="14pt" officeooo:rsid="00319fd9" style:font-size-asian="14pt" style:font-size-complex="14pt"/>
    </style:style>
    <style:style style:name="T54" style:family="text">
      <style:text-properties style:font-name="Arial" fo:font-size="14pt" officeooo:rsid="00320b46" style:font-size-asian="14pt" style:font-size-complex="14pt"/>
    </style:style>
    <style:style style:name="T55" style:family="text">
      <style:text-properties style:font-name="Arial" fo:font-size="14pt" officeooo:rsid="0033fe76" style:font-size-asian="14pt" style:font-size-complex="14pt"/>
    </style:style>
    <style:style style:name="T56" style:family="text">
      <style:text-properties style:font-name="Arial" fo:font-size="14pt" officeooo:rsid="0035c253" style:font-size-asian="14pt" style:font-size-complex="14pt"/>
    </style:style>
    <style:style style:name="T57" style:family="text">
      <style:text-properties style:font-name="Arial" fo:font-size="14pt" officeooo:rsid="0036f37e" style:font-size-asian="14pt" style:font-size-complex="14pt"/>
    </style:style>
    <style:style style:name="T58" style:family="text">
      <style:text-properties style:font-name="Arial" fo:font-size="14pt" officeooo:rsid="00388e0f" style:font-size-asian="14pt" style:font-size-complex="14pt"/>
    </style:style>
    <style:style style:name="T59" style:family="text">
      <style:text-properties style:font-name="Arial" fo:font-size="14pt" fo:background-color="#80ffff" loext:char-shading-value="0" style:font-size-asian="14pt" style:font-size-complex="14pt"/>
    </style:style>
    <style:style style:name="T60" style:family="text">
      <style:text-properties style:font-name="Arial" fo:font-size="14pt" officeooo:rsid="0024b415" fo:background-color="#80ffff" loext:char-shading-value="0" style:font-size-asian="14pt" style:font-size-complex="14pt"/>
    </style:style>
    <style:style style:name="T61" style:family="text">
      <style:text-properties style:font-name="Arial" fo:font-size="14pt" officeooo:rsid="002f2e60" fo:background-color="#80ffff" loext:char-shading-value="0" style:font-size-asian="14pt" style:font-size-complex="14pt"/>
    </style:style>
    <style:style style:name="T62" style:family="text">
      <style:text-properties style:font-name="Arial1" fo:font-size="14pt" officeooo:rsid="002ea758" style:font-name-asian="Arial1" style:font-size-asian="14pt" style:font-name-complex="Arial1" style:font-size-complex="14pt"/>
    </style:style>
    <style:style style:name="T63" style:family="text">
      <style:text-properties fo:background-color="#80ffff" loext:char-shading-value="0"/>
    </style:style>
    <style:style style:name="Sect1" style:family="section">
      <style:section-properties fo:margin-left="0.635cm" fo:margin-right="10.555cm"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0">
        <text:p text:style-name="P62"><text:span text:style-name="CharStyle10"><text:span text:style-name="T35">IVAN HORVÁTH</text:span></text:span></text:p>
        <text:h text:style-name="P61" text:outline-level="1"><text:bookmark-start text:name="bookmark0"/><text:span text:style-name="CharStyle12"><text:span text:style-name="T35">Človek </text:span></text:span><text:span text:style-name="CharStyle12"><text:span text:style-name="T1">na</text:span></text:span><text:span text:style-name="CharStyle12"><text:span text:style-name="T35"> ulici</text:span></text:span><text:bookmark-end text:name="bookmark0"/></text:h>
        <text:p text:style-name="P5"><text:span text:style-name="CharStyle16"><text:span text:style-name="T34"/></text:span></text:p>
        <text:p text:style-name="P3"><text:span text:style-name="CharStyle4"><text:span text:style-name="T1">I.</text:span></text:span></text:p>
        <text:p text:style-name="P3"><text:span text:style-name="CharStyle4"><text:span text:style-name="T35">BRATIA JURGOVCI</text:span></text:span></text:p>
        <text:p text:style-name="P3"><text:span text:style-name="CharStyle20"><text:span text:style-name="T1">Roz</text:span></text:span><text:span text:style-name="CharStyle20"><text:span text:style-name="T35">právka o </text:span></text:span><text:span text:style-name="CharStyle20"><text:span text:style-name="T1">Jánovi</text:span></text:span><text:span text:style-name="CharStyle20"><text:span text:style-name="T35"> </text:span></text:span><text:span text:style-name="CharStyle20"><text:span text:style-name="T1">Ju</text:span></text:span><text:span text:style-name="CharStyle20"><text:span text:style-name="T35">rgovi</text:span></text:span></text:p>
        <text:p text:style-name="P8"><text:span text:style-name="CharStyle23"><text:span text:style-name="T1"/></text:span></text:p>
        <text:p text:style-name="P20"><text:span text:style-name="CharStyle4"><text:span text:style-name="T35">Toho roku </text:span></text:span><text:span text:style-name="CharStyle4"><text:span text:style-name="T1">l</text:span></text:span><text:span text:style-name="CharStyle4"><text:span text:style-name="T2">e</text:span></text:span><text:span text:style-name="CharStyle4"><text:span text:style-name="T1">t</text:span></text:span><text:span text:style-name="CharStyle4"><text:span text:style-name="T2">o</text:span></text:span><text:span text:style-name="CharStyle4"><text:span text:style-name="T35"> bolo krásné, Ján Jurga bol šťastný, že prišiel na dedinu bývať.</text:span></text:span></text:p>
        <text:p text:style-name="P20"><text:span text:style-name="CharStyle4"><text:span text:style-name="T35">Jeho oči, unavené žiarou rozpáleného asfaltu v meste, okrialy zeleňou okolia, staré, dávno pozabudnuté a potlačené túhy ožívaly znova v jeho mysli.</text:span></text:span></text:p>
        <text:p text:style-name="P20"><text:span text:style-name="CharStyle4"><text:span text:style-name="T35">Dolina sa tiahla od </text:span></text:span><text:span text:style-name="CharStyle4"><text:span text:style-name="T1">je</text:span></text:span><text:span text:style-name="CharStyle4"><text:span text:style-name="T35">dnoho kraja horizontu k druhému, vrchy, pokryté hustým lesom, ju obklopovaly nežným gestom. Upostred bol vyrúbaný úsek, v ňom ležal učupený domček, v ktorom Ján Jurga prežíval svoje slastné dni.</text:span></text:span></text:p>
        <text:p text:style-name="P20"><text:span text:style-name="CharStyle4"><text:span text:style-name="T35">Okná mal stále otvorené v ústrety diaľkam, jeho prah bol stále čistý. Šliapalo ho len málo ľudí, myšlienky ponad ním letiace nezanechaly na ňom stopy. Ján Jurga prišiel sa sem zotaviť po namáhavej prác</text:span></text:span><text:span text:style-name="CharStyle4"><text:span text:style-name="T2">i v meste,</text:span></text:span><text:span text:style-name="CharStyle4"><text:span text:style-name="T35"> ležal celý deň na pohovke, rozmýšľal, objímal mysľou diaľky a bol rád, že môže hl</text:span></text:span><text:span text:style-name="CharStyle4"><text:span text:style-name="T1">iv</text:span></text:span><text:span text:style-name="CharStyle4"><text:span text:style-name="T35">ieť na jednom mieste.</text:span></text:span></text:p>
        <text:p text:style-name="P20"><text:span text:style-name="CharStyle4"><text:span text:style-name="T35">Niekdy š</text:span></text:span><text:span text:style-name="CharStyle4"><text:span text:style-name="T1">i</text:span></text:span><text:span text:style-name="CharStyle4"><text:span text:style-name="T35">el do okolného </text:span></text:span><text:span text:style-name="CharStyle4"><text:span text:style-name="T2">l</text:span></text:span><text:span text:style-name="CharStyle4"><text:span text:style-name="T35">esa</text:span></text:span><text:span text:style-name="CharStyle4"><text:span text:style-name="T1">,</text:span></text:span><text:span text:style-name="CharStyle4"><text:span text:style-name="T35"> ale nie ďaleko. Vtedy povedal si často: „Aká je krásna tá skupina stromov.“ Potom ostal stáť, d</text:span></text:span><text:span text:style-name="CharStyle4"><text:span text:style-name="T1">í</text:span></text:span><text:span text:style-name="CharStyle4"><text:span text:style-name="T35">val sa na skupinu stromov, díval sa dlho. Keď odchádzal, povedal si: „Škoda, že musím odísť. Je krásna tá skupina stromov.“ Alebo zadíval sa na letiace oblaky</text:span></text:span><text:span text:style-name="CharStyle4"><text:span text:style-name="T1">.</text:span></text:span><text:span text:style-name="CharStyle4"><text:span text:style-name="T35"> Staré dávno zabudnuté a potlačené detské tú</text:span></text:span><text:span text:style-name="CharStyle4"><text:span text:style-name="T1">h</text:span></text:span><text:span text:style-name="CharStyle4"><text:span text:style-name="T35">y ožívaly znovu v ňom. </text:span></text:span><text:span text:style-name="CharStyle4"><text:span text:style-name="T1">A</text:span></text:span><text:span text:style-name="CharStyle4"><text:span text:style-name="T35"> ležal na znaku a plakal, že oblaky tak rýchl</text:span></text:span><text:span text:style-name="CharStyle4"><text:span text:style-name="T36">o</text:span></text:span><text:span text:style-name="CharStyle4"><text:span text:style-name="T35"> letia.</text:span></text:span></text:p>
        <text:p text:style-name="P21"><text:soft-page-break/><text:span text:style-name="CharStyle4"><text:span text:style-name="T35">Jeho brat Pete</text:span></text:span><text:span text:style-name="CharStyle4"><text:span text:style-name="T1">r</text:span></text:span><text:span text:style-name="CharStyle4"><text:span text:style-name="T35"> býva</text:span></text:span><text:span text:style-name="CharStyle4"><text:span text:style-name="T1">l</text:span></text:span><text:span text:style-name="CharStyle4"><text:span text:style-name="T35"> v dedine, päť kilometrov vzdialenej. Niekdy prišiel k nemu, vy</text:span></text:span><text:span text:style-name="CharStyle4"><text:span text:style-name="T1">č</text:span></text:span><text:span text:style-name="CharStyle4"><text:span text:style-name="T35">itoval mu: „Zasa postávaš, stále len postávaš. Nemáš ani trochu smyslu </text:span></text:span><text:span text:style-name="CharStyle4"><text:span text:style-name="T1">p</text:span></text:span><text:span text:style-name="CharStyle4"><text:span text:style-name="T35">raktický život.“ On mu však odpovedal: „</text:span></text:span><text:span text:style-name="CharStyle4"><text:span text:style-name="T37">Vtáci</text:span></text:span><text:span text:style-name="CharStyle4"><text:span text:style-name="T35"> nevedia pískať podľa nôt.“ Čo myslel tým</text:span></text:span><text:span text:style-name="CharStyle4"><text:span text:style-name="T1"> </text:span></text:span><text:span text:style-name="CharStyle4"><text:span text:style-name="T3">n</text:span></text:span><text:span text:style-name="CharStyle4"><text:span text:style-name="T35">e</text:span></text:span><text:span text:style-name="CharStyle4"><text:span text:style-name="T3">v</text:span></text:span><text:span text:style-name="CharStyle4"><text:span text:style-name="T35">edel sám presne. Ale vedel, že takýmito rečami odoženie </text:span></text:span><text:span text:style-name="CharStyle4"><text:span text:style-name="T1">b</text:span></text:span><text:span text:style-name="CharStyle4"><text:span text:style-name="T35">ra</text:span></text:span><text:span text:style-name="CharStyle4"><text:span text:style-name="T1">t</text:span></text:span><text:span text:style-name="CharStyle4"><text:span text:style-name="T35">a a potom je to krásn</text:span></text:span><text:span text:style-name="CharStyle4"><text:span text:style-name="T1">e</text:span></text:span><text:span text:style-name="CharStyle4"><text:span text:style-name="T35"> hov</text:span></text:span><text:span text:style-name="CharStyle4"><text:span text:style-name="T1">o</text:span></text:span><text:span text:style-name="CharStyle4"><text:span text:style-name="T3">ri</text:span></text:span><text:span text:style-name="CharStyle4"><text:span text:style-name="T35">ť niekdy nesmysly.</text:span></text:span></text:p>
        <text:p text:style-name="P20"><text:span text:style-name="CharStyle4"><text:span text:style-name="T35">Dolinou tiekol</text:span></text:span><text:span text:style-name="CharStyle4"><text:span text:style-name="T1"> </text:span></text:span><text:span text:style-name="CharStyle4"><text:span text:style-name="T3">potok,</text:span></text:span><text:span text:style-name="CharStyle4"><text:span text:style-name="T1"> </text:span></text:span><text:span text:style-name="CharStyle4"><text:span text:style-name="T35">tiekol tadiaľ už od dávna, </text:span></text:span><text:span text:style-name="CharStyle4"><text:span text:style-name="T3">o</text:span></text:span><text:span text:style-name="CharStyle4"><text:span text:style-name="T35">n v</text:span></text:span><text:span text:style-name="CharStyle4"><text:span text:style-name="T1">š</text:span></text:span><text:span text:style-name="CharStyle4"><text:span text:style-name="T35">ak bol presv</text:span></text:span><text:span text:style-name="CharStyle4"><text:span text:style-name="T3">e</text:span></text:span><text:span text:style-name="CharStyle4"><text:span text:style-name="T35">čený, že tečie kvôli nemu</text:span></text:span><text:span text:style-name="CharStyle4"><text:span text:style-name="T1">.</text:span></text:span><text:span text:style-name="CharStyle4"><text:span text:style-name="T35"> Často si myslel nahlas: Ten potok ma prenasleduje. Keď sa dívam na jeho vodu, vidím mnoho, všelijaké hlavy, nesmysly, potom som chorý. — A dodal: Nesmiem sa dívať na potok, ako tečie</text:span></text:span><text:span text:style-name="CharStyle4"><text:span text:style-name="T1">,</text:span></text:span><text:span text:style-name="CharStyle4"><text:span text:style-name="T35"> lebo</text:span></text:span><text:span text:style-name="CharStyle4"><text:span text:style-name="T1"> </text:span></text:span><text:span text:style-name="CharStyle4"><text:span text:style-name="T3">p</text:span></text:span><text:span text:style-name="CharStyle4"><text:span text:style-name="T35">otom</text:span></text:span><text:span text:style-name="CharStyle4"><text:span text:style-name="T1"> </text:span></text:span><text:span text:style-name="CharStyle4"><text:span text:style-name="T35">som </text:span></text:span><text:span text:style-name="CharStyle4"><text:span text:style-name="T1">ch</text:span></text:span><text:span text:style-name="CharStyle4"><text:span text:style-name="T3">o</text:span></text:span><text:span text:style-name="CharStyle4"><text:span text:style-name="T35">r</text:span></text:span><text:span text:style-name="CharStyle4"><text:span text:style-name="T1">ý</text:span></text:span><text:span text:style-name="CharStyle4"><text:span text:style-name="T35">.</text:span></text:span></text:p>
        <text:p text:style-name="P4"><text:span text:style-name="CharStyle4"><text:span text:style-name="T3">Voda, oblaky, potok i vtáci boli zaiste prvky chaosu v jeho hlave. A potomi les. </text:span></text:span><text:span text:style-name="CharStyle4"><text:span text:style-name="T35">Les šumel, skučal, </text:span></text:span><text:span text:style-name="CharStyle4"><text:span text:style-name="T37">ž</text:span></text:span><text:span text:style-name="CharStyle4"><text:span text:style-name="T35">aloval </text:span></text:span><text:span text:style-name="CharStyle4"><text:span text:style-name="T3">i</text:span></text:span><text:span text:style-name="CharStyle4"><text:span text:style-name="T35"> utešoval. A ne</text:span></text:span><text:span text:style-name="CharStyle4"><text:span text:style-name="T3">b</text:span></text:span><text:span text:style-name="CharStyle4"><text:span text:style-name="T35">o</text:span></text:span><text:span text:style-name="CharStyle4"><text:span text:style-name="T1">l</text:span></text:span><text:span text:style-name="CharStyle4"><text:span text:style-name="T35"> ako stará baba, povedal vždy rovno, čo mysl</text:span></text:span><text:span text:style-name="CharStyle4"><text:span text:style-name="T1">í</text:span></text:span><text:span text:style-name="CharStyle4"><text:span text:style-name="T35">. Raz bol Ján Jurga zlej vôle, nadával, vtedy sa les nahneval a hodil po ňom jedným stromom. Nie po ňom, len vedľa neho, ako výstražné memento. A niekdy hučaly i skaly povedľa neho, rútiac sa nadol.</text:span></text:span></text:p>
        <text:p text:style-name="P20"><text:span text:style-name="CharStyle4"><text:span text:style-name="T35">Vtedy složil Ján Jurga ruky. „Už nebudem viac nadávať.“ A ani nevedel, komu to sľubuje.</text:span></text:span></text:p>
        <text:p text:style-name="P20"><text:span text:style-name="CharStyle4"><text:span text:style-name="T35">V meste bol Ján Jurga inakší. V prírode stal sa primitívnym.</text:span></text:span><text:span text:style-name="CharStyle4"><text:span text:style-name="T1"> </text:span></text:span><text:span text:style-name="CharStyle4"><text:span text:style-name="T35">Je to v celku podivná vec.</text:span></text:span></text:p>
        <text:p text:style-name="P20"><text:span text:style-name="CharStyle4"><text:span text:style-name="T35">Jeho </text:span></text:span><text:span text:style-name="CharStyle4"><text:span text:style-name="T37">b</text:span></text:span><text:span text:style-name="CharStyle4"><text:span text:style-name="T1">r</text:span></text:span><text:span text:style-name="CharStyle4"><text:span text:style-name="T35">a</text:span></text:span><text:span text:style-name="CharStyle4"><text:span text:style-name="T1">t</text:span></text:span><text:span text:style-name="CharStyle4"><text:span text:style-name="T35"> prišiel zasa k nemu istého dňa. A povedal mu tvrdo: „Už sa hanbím pomaly za za teba.“ Za chvíľu zasa povedal: „Žiješ tu ako blbe</text:span></text:span><text:span text:style-name="CharStyle4"><text:span text:style-name="T3">c</text:span></text:span><text:span text:style-name="CharStyle4"><text:span text:style-name="T35">, bez túh a radostí.“</text:span></text:span></text:p>
        <text:p text:style-name="P20"><text:span text:style-name="CharStyle4"><text:span text:style-name="T35">Jeho brat nevedel, že lesy hovoria, že potok je veľmi falošný, že oblaky nečakajú, nevedel veľm</text:span></text:span><text:span text:style-name="CharStyle4"><text:span text:style-name="T1">i</text:span></text:span><text:span text:style-name="CharStyle4"><text:span text:style-name="T35"> mnoho dôležitých </text:span></text:span><text:span text:style-name="CharStyle4"><text:span text:style-name="T37">ve</text:span></text:span><text:span text:style-name="CharStyle4"><text:span text:style-name="T35">c</text:span></text:span><text:span text:style-name="CharStyle4"><text:span text:style-name="T1">í. A</text:span></text:span><text:span text:style-name="CharStyle4"><text:span text:style-name="T35"> pr</text:span></text:span><text:span text:style-name="CharStyle4"><text:span text:style-name="T1">i</text:span></text:span><text:span text:style-name="CharStyle4"><text:span text:style-name="T35"> tom sa cítil byť povýšeným a hrešil </text:span></text:span><text:span text:style-name="CharStyle4"><text:span text:style-name="T37">h</text:span></text:span><text:span text:style-name="CharStyle4"><text:span text:style-name="T35">o. </text:span></text:span><text:span text:style-name="CharStyle4"><text:span text:style-name="T37">O</text:span></text:span><text:span text:style-name="CharStyle4"><text:span text:style-name="T1">n</text:span></text:span><text:span text:style-name="CharStyle4"><text:span text:style-name="T35"> </text:span></text:span><text:span text:style-name="CharStyle4"><text:span text:style-name="T1">mu</text:span></text:span><text:span text:style-name="CharStyle4"><text:span text:style-name="T35"> však neodpovedal. Načo? Snáď kým bol ešte v meste, bol by sa urazil, teraz </text:span></text:span><text:soft-page-break/><text:span text:style-name="CharStyle4"><text:span text:style-name="T35">ale....</text:span></text:span></text:p>
        <text:p text:style-name="P20"><text:span text:style-name="CharStyle4"><text:span text:style-name="T35">Teraz bol už iným človekom. Oh, on mal túhy a radosti, tie dosiahly až horizont, ale boly inakšie, než bratove. Vysvetľoval si to podobne r</text:span></text:span><text:span text:style-name="CharStyle4"><text:span text:style-name="T3">a</text:span></text:span><text:span text:style-name="CharStyle4"><text:span text:style-name="T35">diu. Jeho brat nebol naladený na jeho dĺžku vlny.</text:span></text:span></text:p>
        <text:p text:style-name="P20"><text:span text:style-name="CharStyle4"><text:span text:style-name="T35">Ján Jurga bol chorý. Vypukol na ňom prim</text:span></text:span><text:span text:style-name="CharStyle4"><text:span text:style-name="T1">i</text:span></text:span><text:span text:style-name="CharStyle4"><text:span text:style-name="T35">ti</text:span></text:span><text:span text:style-name="CharStyle4"><text:span text:style-name="T37">v</text:span></text:span><text:span text:style-name="CharStyle4"><text:span text:style-name="T35">izmus. Bola to podivná choroba, kto vie, či ju lekári znajú. Ján Jurga ju však mal, o tom bo</text:span></text:span><text:span text:style-name="CharStyle4"><text:span text:style-name="T1">l</text:span></text:span><text:span text:style-name="CharStyle4"><text:span text:style-name="T35"> presvedčený neskôr sám. Lebo ako môže zdravý človek hladkať strom </text:span></text:span><text:span text:style-name="CharStyle4"><text:span text:style-name="T1">a</text:span></text:span><text:span text:style-name="CharStyle4"><text:span text:style-name="T35"> hovoriť mu: „Si krásny, si krásny! N</text:span></text:span><text:span text:style-name="CharStyle4"><text:span text:style-name="T1">aj</text:span></text:span><text:span text:style-name="CharStyle4"><text:span text:style-name="T35">malebn</text:span></text:span><text:span text:style-name="CharStyle4"><text:span text:style-name="T1">ejš</text:span></text:span><text:span text:style-name="CharStyle4"><text:span text:style-name="T35">ie motýle prídu a sadnú si na teba a sú vo vytržení.“</text:span></text:span></text:p>
        <text:p text:style-name="P20"><text:span text:style-name="CharStyle4"><text:span text:style-name="T35">A teraz odpusťte, že idem hovoriť ešte i o jednom dievčati. Je to smiešné, že musím hovoriť zasa o láske, ale pre Jána Ju</text:span></text:span><text:span text:style-name="CharStyle4"><text:span text:style-name="T1">rg</text:span></text:span><text:span text:style-name="CharStyle4"><text:span text:style-name="T35">u bolo to veľmi zdravé, že sa zamiloval.</text:span></text:span></text:p>
        <text:p text:style-name="P20"><text:span text:style-name="CharStyle4"><text:span text:style-name="T35">Jedného večera spravi</text:span></text:span><text:span text:style-name="CharStyle4"><text:span text:style-name="T1">l </text:span></text:span><text:span text:style-name="CharStyle4"><text:span text:style-name="T35">si o</text:span></text:span><text:span text:style-name="CharStyle4"><text:span text:style-name="T1">h</text:span></text:span><text:span text:style-name="CharStyle4"><text:span text:style-name="T35">e</text:span></text:span><text:span text:style-name="CharStyle4"><text:span text:style-name="T3">ň </text:span></text:span><text:span text:style-name="CharStyle4"><text:span text:style-name="T35">na temä</text:span></text:span><text:span text:style-name="CharStyle4"><text:span text:style-name="T37">ni</text:span></text:span><text:span text:style-name="CharStyle4"><text:span text:style-name="T1"> </text:span></text:span><text:span text:style-name="CharStyle4"><text:span text:style-name="T35">vrchu, díval sa na vyšľahajúce </text:span></text:span><text:span text:style-name="CharStyle4"><text:span text:style-name="T1">č</text:span></text:span><text:span text:style-name="CharStyle4"><text:span text:style-name="T35">er</text:span></text:span><text:span text:style-name="CharStyle4"><text:span text:style-name="T1">v</text:span></text:span><text:span text:style-name="CharStyle4"><text:span text:style-name="T35">en</text:span></text:span><text:span text:style-name="CharStyle4"><text:span text:style-name="T37">é jazyky</text:span></text:span><text:span text:style-name="CharStyle4"><text:span text:style-name="T1"> </text:span></text:span><text:span text:style-name="CharStyle4"><text:span text:style-name="T35">lebo toho dňa mu potok veľmi pomútil hlavu</text:span></text:span><text:span text:style-name="CharStyle4"><text:span text:style-name="T1">. </text:span></text:span><text:span text:style-name="CharStyle4"><text:span text:style-name="T35">Liečil sa ohňom, lebo voda a oheň sú nepriatelia. Nebo ten deň plakalo, </text:span></text:span><text:span text:style-name="CharStyle4"><text:span text:style-name="T1">j</text:span></text:span><text:span text:style-name="CharStyle4"><text:span text:style-name="T35">eho šedé </text:span></text:span><text:span text:style-name="CharStyle4"><text:span text:style-name="T1">oč</text:span></text:span><text:span text:style-name="CharStyle4"><text:span text:style-name="T35">i teraz zývaly prázdnotou. Vietor sa zaplietol medzi stromy, ťahal ich za sebou, tie nariekaly. A klaňaly sa Jánovi Jurgovi: „Prosíme ťa</text:span></text:span><text:span text:style-name="CharStyle4"><text:span text:style-name="T1">, </text:span></text:span><text:span text:style-name="CharStyle4"><text:span text:style-name="T35">pomôž nám.“</text:span></text:span></text:p>
        <text:p text:style-name="P20"><text:span text:style-name="CharStyle4"><text:span text:style-name="T35">Potom nastala noc a tej noci to bolo, čo počul výstrely. Znel</text:span></text:span><text:span text:style-name="CharStyle4"><text:span text:style-name="T3">y</text:span></text:span><text:span text:style-name="CharStyle4"><text:span text:style-name="T35"> ako klopkanie na dverách jeho povedomia, ako ozvena dávno zapadlej minulosti. Počúval napnuto, bo</text:span></text:span><text:span text:style-name="CharStyle4"><text:span text:style-name="T37">lo </text:span></text:span><text:span text:style-name="CharStyle4"><text:span text:style-name="T35">mu tak smiešne príjemný ten praskot výstrelov. Jeho uši už odvykly všetkému hluku.</text:span></text:span></text:p>
        <text:p text:style-name="P20"><text:span text:style-name="CharStyle4"><text:span text:style-name="T35">Potom klopal niekto na dvere, bolo to tiež veľmi smieš</text:span></text:span><text:span text:style-name="CharStyle4"><text:span text:style-name="T1">n</text:span></text:span><text:span text:style-name="CharStyle4"><text:span text:style-name="T35">é a on nič neodpovedal. Jeho brat však ani nepočkal odpovede, vstúpil dnu, priviedol si so sebou veľkú spoločnosť. Pristúpil k nemu a zakričal hlasom trasľavým od smiechu: „Toto je môj </text:span></text:span><text:soft-page-break/><text:span text:style-name="CharStyle4"><text:span text:style-name="T35">brat pustovník. Dnes vyhlásime ho za svätého.“ — Pri tom sa smial, smiala sa i celá spoločnosť a bolo cítiť, že páchnu a</text:span></text:span><text:span text:style-name="CharStyle4"><text:span text:style-name="T37">l</text:span></text:span><text:span text:style-name="CharStyle4"><text:span text:style-name="T35">koholom.</text:span></text:span></text:p>
        <text:p text:style-name="P20"><text:span text:style-name="CharStyle4"><text:span text:style-name="T35">Celá spoločnosť sa mu smiala, on však nehovoril im nič. Pri tej nezvyklej vrave počal spomínať na svoj mestský život, nadišly ho pocity, o ktorých nevedel, čo znamenajú, nerozumel im.</text:span></text:span></text:p>
        <text:p text:style-name="P20"><text:span text:style-name="CharStyle4"><text:span text:style-name="T35">Chcel kričať: „Buďte ticho, zobudíte vtákov.“ Len tak, aby ich postrašil, ale rozmyslel si to a nepovedal radšej nič. Len díval sa na ni</text:span></text:span><text:span text:style-name="CharStyle4"><text:span text:style-name="T1">c</text:span></text:span><text:span text:style-name="CharStyle4"><text:span text:style-name="T35">h meravo.</text:span></text:span></text:p>
        <text:p text:style-name="P20"><text:span text:style-name="CharStyle4"><text:span text:style-name="T35">V te</text:span></text:span><text:span text:style-name="CharStyle4"><text:span text:style-name="T1">j</text:span></text:span><text:span text:style-name="CharStyle4"><text:span text:style-name="T35"> spoločnosti bolo </text:span></text:span><text:span text:style-name="CharStyle4"><text:span text:style-name="T37">j</text:span></text:span><text:span text:style-name="CharStyle4"><text:span text:style-name="T35">edno mlad</text:span></text:span><text:span text:style-name="CharStyle25"><text:span text:style-name="T1">é </text:span></text:span><text:span text:style-name="CharStyle4"><text:span text:style-name="T35">dievča, na ktorej si jeho brat zabudol oči. A ku ktorej najviac hovoril. Tá však zavše pozrela i na Jána Jurgu, merala ho pohľadom a</text:span></text:span><text:span text:style-name="CharStyle4"><text:span text:style-name="T1"> </text:span></text:span><text:span text:style-name="CharStyle4"><text:span text:style-name="T35">najsil</text:span></text:span><text:span text:style-name="CharStyle4"><text:span text:style-name="T1">n</text:span></text:span><text:span text:style-name="CharStyle4"><text:span text:style-name="T3">e</text:span></text:span><text:span text:style-name="CharStyle4"><text:span text:style-name="T35">jšie kričala: „Sláva pustovníkovi!“</text:span></text:span></text:p>
        <text:p text:style-name="P20"><text:span text:style-name="CharStyle4"><text:span text:style-name="T35">V meste by si bol Ján Ju</text:span></text:span><text:span text:style-name="CharStyle4"><text:span text:style-name="T1">rg</text:span></text:span><text:span text:style-name="CharStyle4"><text:span text:style-name="T35">a pomyslel: „Chce hnevať môjho brata.“ A tiež by nebol uhádol pravdu. Teraz nemyslel nič a bol spokojný, že nemá aspoň falošné myšlienky.</text:span></text:span></text:p>
        <text:p text:style-name="P20"><text:span text:style-name="CharStyle4"><text:span text:style-name="T35">Jeho brat kričal, rozhadzoval sa a vysmieval sa mu. </text:span></text:span><text:span text:style-name="CharStyle4"><text:span text:style-name="T37">On</text:span></text:span><text:span text:style-name="CharStyle25"><text:span text:style-name="T1"> </text:span></text:span><text:span text:style-name="CharStyle4"><text:span text:style-name="T35">mlčal, počka</text:span></text:span><text:span text:style-name="CharStyle4"><text:span text:style-name="T1">j</text:span></text:span><text:span text:style-name="CharStyle4"><text:span text:style-name="T35"> kým sa utíšia, kým s ospalou tvárou, s mrm</text:span></text:span><text:span text:style-name="CharStyle4"><text:span text:style-name="T3">ľ</text:span></text:span><text:span text:style-name="CharStyle4"><text:span text:style-name="T35">aním sa nevytratia z jeho</text:span></text:span><text:span text:style-name="CharStyle4"><text:span text:style-name="T1"> </text:span></text:span><text:span text:style-name="CharStyle4"><text:span text:style-name="T35">domčeka. Odchádzali </text:span></text:span><text:span text:style-name="CharStyle4"><text:span text:style-name="T1">st</text:span></text:span><text:span text:style-name="CharStyle4"><text:span text:style-name="T35">maveným zrakom, </text:span></text:span><text:span text:style-name="CharStyle4"><text:span text:style-name="T37">j</text:span></text:span><text:span text:style-name="CharStyle4"><text:span text:style-name="T35">eho brat nevedel ani poriadne ísť, tackal sa. A chcel objímať stále to pekné dievča, tá mu uhýbala. Keď vychádzala z dverí, pozrela na Jána Jurgu, v očiach mala zvedavosť, snáď i oheň.</text:span></text:span></text:p>
        <text:p text:style-name="P20"><text:span text:style-name="CharStyle4"><text:span text:style-name="T35">Ján Jurga nemyslel si o ničom nič, bol tichý, vyšiel ráno von z domčeka, díval sa na vodu. Tam uvidel ženské hlavy a nie tie, ktoré vídava</text:span></text:span><text:span text:style-name="CharStyle4"><text:span text:style-name="T1">l </text:span></text:span><text:span text:style-name="CharStyle4"><text:span text:style-name="T35">v meste, ktoré miloval v meste. Tie hlavy sa veľmi podobaly na jeho včerajšiu návštevníčku, niekdy sa líšily v podrobnostiach, ale to bolo len preto, že si</text:span></text:span><text:span text:style-name="CharStyle4"><text:span text:style-name="T1"> </text:span></text:span><text:span text:style-name="CharStyle4"><text:span text:style-name="T35">nezapamätal dobre jej tvár.</text:span></text:span></text:p>
        <text:p text:style-name="P20"><text:span text:style-name="CharStyle4"><text:span text:style-name="T35">Na vodu sa však nechcel dívať, nedávno našiel neďaleko mravenčí kopec, tam, </text:span></text:span><text:soft-page-break/><text:span text:style-name="CharStyle4"><text:span text:style-name="T35">zašiel</text:span></text:span><text:span text:style-name="CharStyle4"><text:span text:style-name="T1">.</text:span></text:span><text:span text:style-name="CharStyle4"><text:span text:style-name="T35"> Pozoroval pobiehajúcich mravco</text:span></text:span><text:span text:style-name="CharStyle4"><text:span text:style-name="T37">v, </text:span></text:span><text:span text:style-name="CharStyle4"><text:span text:style-name="T35">potom mu všetko rozplynulo pred zrakom a v</text:span></text:span><text:span text:style-name="CharStyle4"><text:span text:style-name="T1">i</text:span></text:span><text:span text:style-name="CharStyle4"><text:span text:style-name="T35">de</text:span></text:span><text:span text:style-name="CharStyle4"><text:span text:style-name="T37">l</text:span></text:span><text:span text:style-name="CharStyle4"><text:span text:style-name="T35"> zasa dievčenskú hlavu. Ján Jurga bol</text:span></text:span><text:span text:style-name="CharStyle4"><text:span text:style-name="T1"> </text:span></text:span><text:span text:style-name="CharStyle4"><text:span text:style-name="T35">zamilovaný. Nechcel si to priznať, vnútilo sa mu to samo n</text:span></text:span><text:span text:style-name="CharStyle4"><text:span text:style-name="T1">a</text:span></text:span><text:span text:style-name="CharStyle4"><text:span text:style-name="T35"> jazyk. Hovoril v sebe</text:span></text:span><text:span text:style-name="CharStyle4"><text:span text:style-name="T1">:</text:span></text:span><text:span text:style-name="CharStyle4"><text:span text:style-name="T35"> „Nebo má dnes krásne modrú farbu. Ale i ona bola pekná, bola, oči má ako pozdrav nedosažite</text:span></text:span><text:span text:style-name="CharStyle4"><text:span text:style-name="T3">ľ</text:span></text:span><text:span text:style-name="CharStyle4"><text:span text:style-name="T35">na.</text:span></text:span><text:span text:style-name="CharStyle4"><text:span text:style-name="T1">“</text:span></text:span></text:p>
        <text:p text:style-name="P20"><text:span text:style-name="CharStyle4"><text:span text:style-name="T35">Potom už nerozmýšľal ani mnoho nad tým, tešil sa, že videl topole, dúhu na oblakoch, jej hlavu. A nemyslel vôbec na to,</text:span></text:span><text:span text:style-name="CharStyle4"><text:span text:style-name="T1"> </text:span></text:span><text:span text:style-name="CharStyle4"><text:span text:style-name="T35">že b</text:span></text:span><text:span text:style-name="CharStyle4"><text:span text:style-name="T1">y </text:span></text:span><text:span text:style-name="CharStyle4"><text:span text:style-name="T35">ju mal vyhľadať.</text:span></text:span></text:p>
        <text:p text:style-name="P20"><text:span text:style-name="CharStyle4"><text:span text:style-name="T35">An</text:span></text:span><text:span text:style-name="CharStyle4"><text:span text:style-name="T1">i by</text:span></text:span><text:span text:style-name="CharStyle4"><text:span text:style-name="T35"> sa</text:span></text:span><text:span text:style-name="CharStyle4"><text:span text:style-name="T1"> </text:span></text:span><text:span text:style-name="CharStyle4"><text:span text:style-name="T35">neboli</text:span></text:span><text:span text:style-name="CharStyle4"><text:span text:style-name="T1"> </text:span></text:span><text:span text:style-name="CharStyle4"><text:span text:style-name="T35">viac stretli,</text:span></text:span><text:span text:style-name="CharStyle4"><text:span text:style-name="T1"> </text:span></text:span><text:span text:style-name="CharStyle4"><text:span text:style-name="T35">keb</text:span></text:span><text:span text:style-name="CharStyle4"><text:span text:style-name="T1">y </text:span></text:span><text:span text:style-name="CharStyle4"><text:span text:style-name="T3">ona </text:span></text:span><text:span text:style-name="CharStyle4"><text:span text:style-name="T35">nebola pr</text:span></text:span><text:span text:style-name="CharStyle4"><text:span text:style-name="T1">i</text:span></text:span><text:span text:style-name="CharStyle4"><text:span text:style-name="T3">šla</text:span></text:span><text:span text:style-name="CharStyle4"><text:span text:style-name="T35"> k nemu. Prišla tichým krokom, váhav</text:span></text:span><text:span text:style-name="CharStyle4"><text:span text:style-name="T37">e</text:span></text:span><text:span text:style-name="CharStyle4"><text:span text:style-name="T1"> </text:span></text:span><text:span text:style-name="CharStyle4"><text:span text:style-name="T35">a</text:span></text:span><text:span text:style-name="CharStyle4"><text:span text:style-name="T1"> </text:span></text:span><text:span text:style-name="CharStyle4"><text:span text:style-name="T35">slu</text:span></text:span><text:span text:style-name="CharStyle4"><text:span text:style-name="T37">š</text:span></text:span><text:span text:style-name="CharStyle4"><text:span text:style-name="T35">ne</text:span></text:span><text:span text:style-name="CharStyle4"><text:span text:style-name="T1"> </text:span></text:span><text:span text:style-name="CharStyle4"><text:span text:style-name="T35">sa</text:span></text:span><text:span text:style-name="CharStyle4"><text:span text:style-name="T1"> </text:span></text:span><text:span text:style-name="CharStyle4"><text:span text:style-name="T35">opýtala: „Vyrušujem vás?“ Potom </text:span></text:span><text:span text:style-name="CharStyle4"><text:span text:style-name="T1">s</text:span></text:span><text:span text:style-name="CharStyle4"><text:span text:style-name="T35">adla si na</text:span></text:span><text:span text:style-name="CharStyle4"><text:span text:style-name="T1"> </text:span></text:span><text:span text:style-name="CharStyle4"><text:span text:style-name="T35">kameň vedľa</text:span></text:span><text:span text:style-name="CharStyle4"><text:span text:style-name="T1"> </text:span></text:span><text:span text:style-name="CharStyle4"><text:span text:style-name="T35">neho, a pýtala sa na rozličné veci, na kt</text:span></text:span><text:span text:style-name="CharStyle4"><text:span text:style-name="T1">o</text:span></text:span><text:span text:style-name="CharStyle4"><text:span text:style-name="T35">ré nemal chuť dať odpovede, ale na ktoré predsa </text:span></text:span><text:span text:style-name="CharStyle4"><text:span text:style-name="T37">o</text:span></text:span><text:span text:style-name="CharStyle4"><text:span text:style-name="T1">d</text:span></text:span><text:span text:style-name="CharStyle4"><text:span text:style-name="T35">povedal. Bola tichá, dívala sa na neho uprene, pomyslel si, že jej azda môže niečo povedať. Niečo prezradiť o brehoch, mravcoch a vtákoch.</text:span></text:span></text:p>
        <text:p text:style-name="P20"><text:span text:style-name="CharStyle4"><text:span text:style-name="T35">Ona mu však nerozumela úplne. Oh nie. Pýtala sa na príklad: </text:span></text:span><text:span text:style-name="CharStyle4"><text:span text:style-name="T1">„</text:span></text:span><text:span text:style-name="CharStyle4"><text:span text:style-name="T35">Chytáte niekdy ryby?“ Pýtala sa to vážne, myslela snáď, že sa to patrí.</text:span></text:span></text:p>
        <text:p text:style-name="P20"><text:span text:style-name="CharStyle4"><text:span text:style-name="T35">On jej na to odpovedal: „Videl som aj automobily niekdy, aj vlaky. To sú však potvory, tie jazdia vaš</text:span></text:span><text:span text:style-name="CharStyle4"><text:span text:style-name="T3">í</text:span></text:span><text:span text:style-name="CharStyle4"><text:span text:style-name="T35">mi srdciami a hovoria z vašich reč</text:span></text:span><text:span text:style-name="CharStyle4"><text:span text:style-name="T1">í.“</text:span></text:span><text:span text:style-name="CharStyle4"><text:span text:style-name="T35"> A smial sa škodoradostne.</text:span></text:span></text:p>
        <text:p text:style-name="P58"><text:span text:style-name="CharStyle25"><text:span text:style-name="T1">O</text:span></text:span><text:span text:style-name="CharStyle25"><text:span text:style-name="T35">na však sa nahnevala, odišla, druhý deň p</text:span></text:span><text:span text:style-name="CharStyle4"><text:span text:style-name="T1">riš</text:span></text:span><text:span text:style-name="CharStyle4"><text:span text:style-name="T35">l</text:span></text:span><text:span text:style-name="CharStyle4"><text:span text:style-name="T1">a</text:span></text:span><text:span text:style-name="CharStyle4"><text:span text:style-name="T35"> a</text:span></text:span><text:span text:style-name="CharStyle4"><text:span text:style-name="T1"> </text:span></text:span><text:span text:style-name="CharStyle4"><text:span text:style-name="T3">nehovorila sprosté reči. V ten deň </text:span></text:span><text:span text:style-name="CharStyle4"><text:span text:style-name="T35">prišiel</text:span></text:span><text:span text:style-name="CharStyle4"><text:span text:style-name="T1"> </text:span></text:span><text:span text:style-name="CharStyle4"><text:span text:style-name="T35">i</text:span></text:span><text:span text:style-name="CharStyle4"><text:span text:style-name="T1"> </text:span></text:span><text:span text:style-name="CharStyle4"><text:span text:style-name="T35">jeho b</text:span></text:span><text:span text:style-name="CharStyle4"><text:span text:style-name="T1">r</text:span></text:span><text:span text:style-name="CharStyle4"><text:span text:style-name="T35">at, díval sa nahnevane na neho a povedal mu: „Mne sa zdá, že sa už nikdy nevrátiš do mesta a umreš tu ako parazit.“ Zaiste ani</text:span></text:span><text:span text:style-name="CharStyle4"><text:span text:style-name="T1">.</text:span></text:span><text:span text:style-name="CharStyle4"><text:span text:style-name="T35">nevedel, čo znamená slovo parazit. Potom </text:span></text:span><text:span text:style-name="CharStyle4"><text:span text:style-name="T37">chytil to</text:span></text:span><text:span text:style-name="CharStyle4"><text:span text:style-name="T35"> dievča za ruku a ťahal ju preč. Ona sa ohliadala a kričala: „S Bohom, do videnia“ </text:span></text:span><text:span text:style-name="CharStyle4"><text:span text:style-name="T1">— </text:span></text:span><text:span text:style-name="CharStyle4"><text:span text:style-name="T35">a</text:span></text:span><text:span text:style-name="CharStyle4"><text:span text:style-name="T1"> </text:span></text:span><text:span text:style-name="CharStyle4"><text:span text:style-name="T3">nec</text:span></text:span><text:span text:style-name="CharStyle4"><text:span text:style-name="T35">hala sa</text:span></text:span><text:span text:style-name="CharStyle4"><text:span text:style-name="T1">.</text:span></text:span><text:span text:style-name="CharStyle4"><text:span text:style-name="T35"> </text:span></text:span><text:span text:style-name="CharStyle4"><text:span text:style-name="T1">o</text:span></text:span><text:span text:style-name="CharStyle4"><text:span text:style-name="T35">dviesť a išla preč. A šla preč.</text:span></text:span></text:p>
        <text:p text:style-name="P20"><text:span text:style-name="CharStyle4"><text:span text:style-name="T35">Ján Jurga sa nahneval, napísal neohrabaným písmom na</text:span></text:span><text:span text:style-name="CharStyle4"><text:span text:style-name="T1"> </text:span></text:span><text:span text:style-name="CharStyle4"><text:span text:style-name="T35">papier „Nie som doma“ </text:span></text:span><text:soft-page-break/><text:span text:style-name="CharStyle4"><text:span text:style-name="T35">a vyvesil to na dvere. A čakal uschovaný celé dni, kým príde to dievča, bol zvedavý na jej tvár.</text:span></text:span></text:p>
        <text:p text:style-name="P20"><text:span text:style-name="CharStyle4"><text:span text:style-name="T1">K</text:span></text:span><text:span text:style-name="CharStyle4"><text:span text:style-name="T35">eď však</text:span></text:span><text:span text:style-name="CharStyle4"><text:span text:style-name="T1"> p</text:span></text:span><text:span text:style-name="CharStyle4"><text:span text:style-name="T35">rišla, ukázal sa jej</text:span></text:span><text:span text:style-name="CharStyle4"><text:span text:style-name="T1">,</text:span></text:span><text:span text:style-name="CharStyle4"><text:span text:style-name="T35"> potom šiel k dverám a strhol</text:span></text:span><text:span text:style-name="CharStyle4"><text:span text:style-name="T1"> </text:span></text:span><text:span text:style-name="CharStyle4"><text:span text:style-name="T35">tú </text:span></text:span><text:span text:style-name="CharStyle4"><text:span text:style-name="T4">c</text:span></text:span><text:span text:style-name="CharStyle4"><text:span text:style-name="T35">e</text:span></text:span><text:span text:style-name="CharStyle4"><text:span text:style-name="T4">d</text:span></text:span><text:span text:style-name="CharStyle4"><text:span text:style-name="T35">uľu. Potom sadol si k nej, dlho mlčal a keď povedal niečo, ur</text:span></text:span><text:span text:style-name="CharStyle4"><text:span text:style-name="T1">á</text:span></text:span><text:span text:style-name="CharStyle4"><text:span text:style-name="T4">žal j</text:span></text:span><text:span text:style-name="CharStyle4"><text:span text:style-name="T35">u. Ona odišla preč zasa rozč</text:span></text:span><text:span text:style-name="CharStyle4"><text:span text:style-name="T1">ú</text:span></text:span><text:span text:style-name="CharStyle4"><text:span text:style-name="T35">lená, povedala</text:span></text:span><text:span text:style-name="CharStyle4"><text:span text:style-name="T1"> </text:span></text:span><text:span text:style-name="CharStyle4"><text:span text:style-name="T35">mu: </text:span></text:span><text:span text:style-name="CharStyle4"><text:span text:style-name="T1">„</text:span></text:span><text:span text:style-name="CharStyle4"><text:span text:style-name="T35">Nemyslite si, že vás mám azda rada a preto chodím sem.“</text:span></text:span></text:p>
        <text:p text:style-name="P22"><text:span text:style-name="CharStyle4"><text:span text:style-name="T35">On to vzal za sväté písmo a skoro plakal. A povedal si: „Ako som si to len mohol myslieť, že chodí sem k vôli mne.“<text:tab/></text:span></text:span></text:p>
        <text:p text:style-name="P20"><text:span text:style-name="CharStyle4"><text:span text:style-name="T35">Nastal týždeň pokoja, jeho otvorené okná hltaly všetky farby vesmíru a v tých sa preberal. Na protiľahlom brehu stál osamelý strom, tam sa </text:span></text:span><text:span text:style-name="CharStyle4"><text:span text:style-name="T1">r</text:span></text:span><text:span text:style-name="CharStyle4"><text:span text:style-name="T35">ojily lastovičky a cvičily v letu. Niekdy kričal</text:span></text:span><text:span text:style-name="CharStyle27"><text:span text:style-name="T59"> </text:span></text:span><text:span text:style-name="CharStyle4"><text:span text:style-name="T35">na ne: „Nechoďte preč, ostaňte aspoň vy tu.“</text:span></text:span><text:span text:style-name="CharStyle4"><text:span text:style-name="T1"> </text:span></text:span><text:span text:style-name="CharStyle4"><text:span text:style-name="T35">To hovorieval niekdy aj oblakom, ale nikto ho nepočúval. Mal asi slabý hlas.</text:span></text:span></text:p>
        <text:p text:style-name="P20"><text:span text:style-name="CharStyle4"><text:span text:style-name="T35">Večer si ne</text:span></text:span><text:span text:style-name="CharStyle4"><text:span text:style-name="T1">ľ</text:span></text:span><text:span text:style-name="CharStyle4"><text:span text:style-name="T35">ahol, ráno nevstával. Občas však predsa spal niekoľko tvrdých hodín, potom, keď sa zobudil, tĺkol si hlavu a povedal: „Oblaky mi za ten čas uletely, kto vie, či lastovičky sú ešte na tom strome?“ Lastovičky tam ešte boly, </text:span></text:span><text:span text:style-name="CharStyle4"><text:span text:style-name="T38">š</text:span></text:span><text:span text:style-name="CharStyle4"><text:span text:style-name="T1">t</text:span></text:span><text:span text:style-name="CharStyle4"><text:span text:style-name="T35">ebotaly.</text:span></text:span></text:p>
        <text:p text:style-name="P20"><text:span text:style-name="CharStyle4"><text:span text:style-name="T35">„Som vlastne sprostý“, dodal potom, keď rozprával sa s trávou. „Veď ona je niekde na blízku.“</text:span></text:span></text:p>
        <text:p text:style-name="P20"><text:span text:style-name="CharStyle4"><text:span text:style-name="T35">Uplynul týždeň; myslel si, že ona už viac nepríde. Ale ona predsa prišla.</text:span></text:span></text:p>
        <text:p text:style-name="P20"><text:span text:style-name="CharStyle4"><text:span text:style-name="T35">Zaklopala na dvere, hlasne </text:span></text:span><text:span text:style-name="CharStyle4"><text:span text:style-name="T1">p</text:span></text:span><text:span text:style-name="CharStyle4"><text:span text:style-name="T35">ovedala: „Dobrý deň.“ Potom dodala: „Zajtra </text:span></text:span><text:span text:style-name="CharStyle4"><text:span text:style-name="T4">o</text:span></text:span><text:span text:style-name="CharStyle4"><text:span text:style-name="T35">dtiaľto odcestujem</text:span></text:span><text:span text:style-name="CharStyle4"><text:span text:style-name="T1">.“</text:span></text:span></text:p>
        <text:p text:style-name="P20"><text:span text:style-name="CharStyle4"><text:span text:style-name="T35">On mlčal. </text:span></text:span><text:span text:style-name="CharStyle4"><text:span text:style-name="T38">A</text:span></text:span><text:span text:style-name="CharStyle4"><text:span text:style-name="T35"> chcel mnoho povedať.</text:span></text:span></text:p>
        <text:p text:style-name="P20"><text:span text:style-name="CharStyle4"><text:span text:style-name="T35">„Odcestujem ďaleko.“ Vstala a robila sa, akoby už chcela odísť. Spravila niekoľko krokov.</text:span></text:span></text:p>
        <text:p text:style-name="P20"><text:span text:style-name="CharStyle4"><text:span text:style-name="T35">„A ja som vás</text:span></text:span><text:span text:style-name="CharStyle4"><text:span text:style-name="T1"> </text:span></text:span><text:span text:style-name="CharStyle4"><text:span text:style-name="T35">mal tak </text:span></text:span><text:span text:style-name="CharStyle4"><text:span text:style-name="T1">r</text:span></text:span><text:span text:style-name="CharStyle4"><text:span text:style-name="T35">ád“ </text:span></text:span><text:span text:style-name="CharStyle4"><text:span text:style-name="T1">—</text:span></text:span><text:span text:style-name="CharStyle4"><text:span text:style-name="T35"> </text:span></text:span><text:span text:style-name="CharStyle4"><text:span text:style-name="T4">vz</text:span></text:span><text:span text:style-name="CharStyle4"><text:span text:style-name="T35">dycho</text:span></text:span><text:span text:style-name="CharStyle4"><text:span text:style-name="T38">l.</text:span></text:span><text:span text:style-name="CharStyle4"><text:span text:style-name="T35"> Čo to povedal? Nerozumel sám sebe.</text:span></text:span></text:p>
        <text:p text:style-name="P20"><text:soft-page-break/><text:span text:style-name="CharStyle4"><text:span text:style-name="T35">Obrátila sa, usmiala sa. „Veď ste mi vždy nadávali.“</text:span></text:span></text:p>
        <text:p text:style-name="P20"><text:span text:style-name="CharStyle4"><text:span text:style-name="T35">Ona sa smiala. Jej úsmev hovoril, hovori</text:span></text:span><text:span text:style-name="CharStyle4"><text:span text:style-name="T1">l </text:span></text:span><text:span text:style-name="CharStyle4"><text:span text:style-name="T35">rozličné veci. Ján </text:span></text:span><text:span text:style-name="CharStyle4"><text:span text:style-name="T1">J</text:span></text:span><text:span text:style-name="CharStyle4"><text:span text:style-name="T35">urga si myslel, že rozumie reči toho úsmevu.</text:span></text:span></text:p>
        <text:p text:style-name="P20"><text:span text:style-name="CharStyle4"><text:span text:style-name="T35">Vstal a chytil ju za ruku. A chcel ju bozkať.</text:span></text:span><text:span text:style-name="CharStyle27"><text:span text:style-name="T1"> </text:span></text:span><text:span text:style-name="CharStyle25"><text:span text:style-name="T35">Odtiahla sa, zvážnela. „Nie, už je neskoro. Odcestujem ďaleko, zajtra už odcestujem.“ Obrátila sa, kráčala k dverám, otvorila ich. Potom zamrmlala: </text:span></text:span><text:span text:style-name="CharStyle4"><text:span text:style-name="T1">„I ja </text:span></text:span><text:span text:style-name="CharStyle4"><text:span text:style-name="T35">som v</text:span></text:span><text:span text:style-name="CharStyle4"><text:span text:style-name="T1">á</text:span></text:span><text:span text:style-name="CharStyle4"><text:span text:style-name="T35">s mala rada.“ To bolo jej lúčenie.</text:span></text:span></text:p>
        <text:p text:style-name="P20"><text:span text:style-name="CharStyle4"><text:span text:style-name="T35">Zavrela dvere, </text:span></text:span><text:span text:style-name="CharStyle4"><text:span text:style-name="T38">odišla.</text:span></text:span></text:p>
        <text:p text:style-name="P20"><text:span text:style-name="CharStyle4"><text:span text:style-name="T35">Les žaloval, vtáci plakali, lebo cítili s ním. A potok odnášal ich slzy melancholicky, smutne. Listie ožlklo, kto vie prečo, azda že už nastávala jeseň.</text:span></text:span></text:p>
        <text:p text:style-name="P20"><text:span text:style-name="CharStyle4"><text:span text:style-name="T35">Prišiel jeho brat, smial sa posmešne a hovoril: „Odišla do mesta, už ťa viac nebude znepokojovať, pustovníku</text:span></text:span><text:span text:style-name="CharStyle4"><text:span text:style-name="T1">!</text:span></text:span><text:span text:style-name="CharStyle4"><text:span text:style-name="T35">“</text:span></text:span></text:p>
        <text:p text:style-name="P23"><text:span text:style-name="CharStyle4"><text:span text:style-name="T35">Pozrel hlboko v jeho zrak.</text:span></text:span></text:p>
        <text:p text:style-name="P20"><text:span text:style-name="CharStyle4"><text:span text:style-name="T35">„Viem.“</text:span></text:span></text:p>
        <text:p text:style-name="P3"><text:span text:style-name="CharStyle4"><text:span text:style-name="T35">Nasledujúci deň napísal ceduľu a prilepil ju na dvere. A odišiel preč.</text:span></text:span></text:p>
        <text:p text:style-name="P20"><text:span text:style-name="CharStyle4"><text:span text:style-name="T35">Les šumel po</text:span></text:span><text:span text:style-name="CharStyle4"><text:span text:style-name="T4">e</text:span></text:span><text:span text:style-name="CharStyle4"><text:span text:style-name="T35">ziu lásky s nečakaným ukončením, vietor nevedel, kadiaľ ísť, aby hneval zam</text:span></text:span><text:span text:style-name="CharStyle4"><text:span text:style-name="T38">ĺ</text:span></text:span><text:span text:style-name="CharStyle4"><text:span text:style-name="T35">klu chalupu. Potok, ten ostal falošný, pochodí mnoho krajov, nepripustí si nič k srdcu. A mimo toho, veď nižšie môže iným mútiť hlavy.</text:span></text:span></text:p>
        <text:p text:style-name="P20"><text:span text:style-name="CharStyle4"><text:span text:style-name="T35">Na chalupe bola ceduľa s nápisom: „Odišiel s</text:span></text:span><text:span text:style-name="CharStyle4"><text:span text:style-name="T1">o</text:span></text:span><text:span text:style-name="CharStyle4"><text:span text:style-name="T35">m do </text:span></text:span><text:span text:style-name="CharStyle4"><text:span text:style-name="T4">mesta</text:span></text:span><text:span text:style-name="CharStyle4"><text:span text:style-name="T35">.“</text:span></text:span><text:span text:style-name="CharStyle4"><text:span text:style-name="T1"> </text:span></text:span><text:span text:style-name="CharStyle4"><text:span text:style-name="T35">D</text:span></text:span><text:span text:style-name="CharStyle4"><text:span text:style-name="T1">ážď</text:span></text:span><text:span text:style-name="CharStyle4"><text:span text:style-name="T35"> </text:span></text:span><text:span text:style-name="CharStyle4"><text:span text:style-name="T1">j</text:span></text:span><text:span text:style-name="CharStyle4"><text:span text:style-name="T35">u bozkával.</text:span></text:span></text:p>
        <text:p text:style-name="P6"><text:span text:style-name="CharStyle27"><text:span text:style-name="T1"/></text:span></text:p>
        <text:p text:style-name="P10"><text:span text:style-name="CharStyle32"><text:span text:style-name="T1"/></text:span></text:p>
        <text:p text:style-name="P13"><text:span text:style-name="CharStyle32"><text:span text:style-name="T4">T</text:span></text:span><text:span text:style-name="CharStyle32"><text:span text:style-name="T35">ulák </text:span></text:span><text:span text:style-name="CharStyle32"><text:span text:style-name="T5">T</text:span></text:span><text:span text:style-name="CharStyle32"><text:span text:style-name="T35">o</text:span></text:span><text:span text:style-name="CharStyle32"><text:span text:style-name="T1">m</text:span></text:span><text:span text:style-name="CharStyle32"><text:span text:style-name="T35">áš Ju</text:span></text:span><text:span text:style-name="CharStyle32"><text:span text:style-name="T5">r</text:span></text:span><text:span text:style-name="CharStyle32"><text:span text:style-name="T35">g</text:span></text:span><text:span text:style-name="CharStyle32"><text:span text:style-name="T1">a</text:span></text:span></text:p>
        <text:p text:style-name="P20"><text:span text:style-name="CharStyle4"><text:span text:style-name="T35"/></text:span></text:p>
        <text:p text:style-name="P48"><text:span text:style-name="CharStyle4"><text:span text:style-name="T35">Prišlo to riadne v</text:span></text:span><text:span text:style-name="CharStyle4"><text:span text:style-name="T1"> </text:span></text:span><text:span text:style-name="CharStyle4"><text:span text:style-name="T4">je</text:span></text:span><text:span text:style-name="CharStyle4"><text:span text:style-name="T35">se</text:span></text:span><text:span text:style-name="CharStyle4"><text:span text:style-name="T1">ň,</text:span></text:span><text:span text:style-name="CharStyle4"><text:span text:style-name="T35"> niekoľko d</text:span></text:span><text:span text:style-name="CharStyle4"><text:span text:style-name="T1">n</text:span></text:span><text:span text:style-name="CharStyle4"><text:span text:style-name="T35">í necítil sa dobre, nie že by </text:span></text:span><text:span text:style-name="CharStyle4"><text:span text:style-name="T4">b</text:span></text:span><text:span text:style-name="CharStyle4"><text:span text:style-name="T35">ol chorým, ale </text:span></text:span><text:soft-page-break/><text:span text:style-name="CharStyle4"><text:span text:style-name="T35">akýsi zvláštny nepokoj ho opanova</text:span></text:span><text:span text:style-name="CharStyle4"><text:span text:style-name="T38">l.</text:span></text:span><text:span text:style-name="CharStyle4"><text:span text:style-name="T35"> Vtedy držal si hlavu v rukách, chodil hore dolu izbou, zastal pred oknom. Povedal si: „Bolí ma hlava“, ale to nebolo pravda, klamal sám seba</text:span></text:span><text:span text:style-name="CharStyle4"><text:span text:style-name="T1">.</text:span></text:span><text:span text:style-name="CharStyle4"><text:span text:style-name="T35"> Potom spieval si najtklivejšie piesne, aké len poznal; zarmucovaly ho tým viac, v čím vzdialenejších končinách sveta ich počul.</text:span></text:span></text:p>
        <text:p text:style-name="P20"><text:span text:style-name="CharStyle4"><text:span text:style-name="T35">Zastal pred oknom, stál dlho, v očiach mal nevysloviteľný bôľ. Bol skutočne poľutovaniahodný, ako tam stál. Robieval tak, už keď bol malé dieťa, vtedy sa však nehľadel opanovať. Vtedy ušiel z domu, vandroval pár dní, vyškriabal sa na vysoké vrchy a kýval svetu. Topole v doline, snáď zo súcitu, kývaly s ním, tak bol dojemný ten malý tulák.</text:span></text:span></text:p>
        <text:p text:style-name="P20"><text:span text:style-name="CharStyle4"><text:span text:style-name="T35">Teraz však pomyslel si: „Mám mnoho práce, ešte koľko obrazov musím dohotoviť!“ Skutočne, jeho izba bola plná náčrtov, započatých obrazov. Mal plátna, počmárané len obrysmi, biele fľaky zývaly na nich pokojne už dlhší čas. „Povedal som si, že dohotovím tieto obrazy. Musím ich dohotoviť, nespravil som už dávno nič poriadneho.“</text:span></text:span></text:p>
        <text:p text:style-name="P20"><text:span text:style-name="CharStyle4"><text:span text:style-name="T35">Potom opásal si zásteru, vzal do ruky štetce a paletu, postavil sa pred jedon z tých započatých obrazov. A trel na plátno farby, maľoval len z pamäti, tmavo-hnedé a lilavé farby jesene kopily sa popri sebe, avšak bez súladu. Pracoval dlho, azda i dve hodiny, potom počal nariekať: „Nie som schopný niečo spraviť. Prečo nie som schopný?“ A nechcel si priznať, že je to následok jesene. Lebo v jeseň na istý čas ho vždy opanoval</text:span></text:span><text:span text:style-name="CharStyle4"><text:span text:style-name="T1">a</text:span></text:span><text:span text:style-name="CharStyle4"><text:span text:style-name="T35"> </text:span></text:span><text:span text:style-name="CharStyle4"><text:span text:style-name="T1">t</text:span></text:span><text:span text:style-name="CharStyle4"><text:span text:style-name="T35">úha za diaľkami. Vtedy nemal pokoja, chodil po izbe hore dolu a držal sa za hlavu.</text:span></text:span></text:p>
        <text:p text:style-name="P20"><text:span text:style-name="CharStyle4"><text:span text:style-name="T35">Nenapraviteľný tulák bol Tomáš Jurga.</text:span></text:span></text:p>
        <text:p text:style-name="P20"><text:span text:style-name="CharStyle4"><text:span text:style-name="T35">Občas prišiel do rodnej kúrie, bol plný radosti, že mohol sa navrátiť domov. Jeho </text:span></text:span><text:soft-page-break/><text:span text:style-name="CharStyle4"><text:span text:style-name="T35">brat Arne ho vítal, nerobil nikdy výčitky, nespytoval sa na nič. Bol to veľmi dobrý brat.</text:span></text:span></text:p>
        <text:p text:style-name="P20"><text:span text:style-name="CharStyle4"><text:span text:style-name="T35">Ba naopak, on mu sľuboval vždy, vyrozprával mu všetky svoje dobré predsavzatia. „Už ostanem doma, budem pracovať. Odpusť mi, som ako vták, ale ani vtáci nelietajú stále. Pozri, ani ten tam neuletí“, a u</text:span></text:span><text:span text:style-name="CharStyle4"><text:span text:style-name="T1">k</text:span></text:span><text:span text:style-name="CharStyle4"><text:span text:style-name="T35">ázal na ich starý zemänský znak, ktorý zobrazoval orla s rozpätými krýdlami. „Som už dosť starý, ten vták je tam už dávno a ešte neuletel.“ A smial sa svojmu vtipu.</text:span></text:span></text:p>
        <text:p text:style-name="P20"><text:span text:style-name="CharStyle4"><text:span text:style-name="T35">Arne sa nesmial, bol vážny, pozeral smutne na brata. Hovorieval takto vždy, keď prišiel, potom, keď nadišla jeseň, zmenil sa. A nezadržal slovo.</text:span></text:span></text:p>
        <text:p text:style-name="P20"><text:span text:style-name="CharStyle4"><text:span text:style-name="T35">V jeseň mu ani kreslenie nešlo, ani maľovanie. Tomáš Jurga díval sa vyplakanými očami von oknom, hľadel na sýte farby jesene tam vonku. Potom predstavil si to všetko v jednej ploche, ako obraz namaľovaný na okne. Schopil sa, utekal k oknu, chcel zoškriabať tie farby a naniesť na plátno. Dotkol sa okna, bolo to len sklo, nebolo na ňom nijakých farieb. </text:span></text:span><text:span text:style-name="CharStyle4"><text:span text:style-name="T39">A</text:span></text:span><text:span text:style-name="CharStyle4"><text:span text:style-name="T35"> vonku jeseň usmievala sa škodoradostne.</text:span></text:span></text:p>
        <text:p text:style-name="P20"><text:span text:style-name="CharStyle4"><text:span text:style-name="T35">Brat A</text:span></text:span><text:span text:style-name="CharStyle4"><text:span text:style-name="T39">rn</text:span></text:span><text:span text:style-name="CharStyle4"><text:span text:style-name="T35">e zaklopal na dvere, vstúpil dnu úctiv</text:span></text:span><text:span text:style-name="CharStyle4"><text:span text:style-name="T6">e</text:span></text:span><text:span text:style-name="CharStyle4"><text:span text:style-name="T35"> a sadol si do pohovky. „Dobrý deň, Tomáš, dúfam, že ťa nevyrušujem.“</text:span></text:span></text:p>
        <text:p text:style-name="P20"><text:span text:style-name="CharStyle4"><text:span text:style-name="T35">Mal zablatené čižmy, bol asi vonku v poliach, dozerať na oračku. A</text:span></text:span><text:span text:style-name="CharStyle4"><text:span text:style-name="T6">rn</text:span></text:span><text:span text:style-name="CharStyle4"><text:span text:style-name="T35">e dozeral na otcovský majetok, spravoval ho a dával peniaze bratom. Bol dobrý brat ten Arne.</text:span></text:span></text:p>
        <text:p text:style-name="P20"><text:span text:style-name="CharStyle4"><text:span text:style-name="T35">„Nepríjemná práca v tom blate,“ podotkol, len aby zaviedol rozhovor.</text:span></text:span></text:p>
        <text:p text:style-name="P20"><text:span text:style-name="CharStyle4"><text:span text:style-name="T35">„</text:span></text:span><text:span text:style-name="CharStyle4"><text:span text:style-name="T39">Á</text:span></text:span><text:span text:style-name="CharStyle4"><text:span text:style-name="T35">no,</text:span></text:span><text:span text:style-name="CharStyle4"><text:span text:style-name="T1">“</text:span></text:span><text:span text:style-name="CharStyle4"><text:span text:style-name="T35"> odpovedal Tomáš „ani ja neviem pracovať.“ Bola to hlúpa odpoveď, nesúvisela absolútne s bratovými slovami.</text:span></text:span></text:p>
        <text:p text:style-name="P20"><text:span text:style-name="CharStyle4"><text:span text:style-name="T35">„Máš toľko započatých obrazov, dokonč niektorý, som presvedčený, že bude dobrý.“</text:span></text:span></text:p>
        <text:p text:style-name="P20"><text:soft-page-break/><text:span text:style-name="CharStyle4"><text:span text:style-name="T35">Tomáš Jurga sa zasmial.</text:span></text:span></text:p>
        <text:p text:style-name="P20"><text:span text:style-name="CharStyle4"><text:span text:style-name="T35">„Si o tom presvedčený. A na výstavu mi nechceli prijať žiadon.“ Smial sa teraz z plného hrdla, ako by sa tešil tomu, že tí starí páni zo jury nechceli prijať jeho obrazy.</text:span></text:span></text:p>
        <text:p text:style-name="P20"><text:span text:style-name="CharStyle4"><text:span text:style-name="T35">A</text:span></text:span><text:span text:style-name="CharStyle4"><text:span text:style-name="T39">rn</text:span></text:span><text:span text:style-name="CharStyle4"><text:span text:style-name="T35">e sa smial tiež. „I Van Gogha objavili len po jeho smrti.“ Chcel azda utešovať Tomáša, ale bolo to ve</text:span></text:span><text:span text:style-name="CharStyle4"><text:span text:style-name="T39">l</text:span></text:span><text:span text:style-name="CharStyle4"><text:span text:style-name="T35">mi nešikovné utešovanie.</text:span></text:span></text:p>
        <text:p text:style-name="P20"><text:span text:style-name="CharStyle4"><text:span text:style-name="T35">Vonku zaburácal vietor, žlté listy s grandezou poletovaly povetrím, ukladaly sa na zem, bozkávaly sa navzájom ako panny z jara.</text:span></text:span></text:p>
        <text:p text:style-name="P20"><text:span text:style-name="CharStyle4"><text:span text:style-name="T35">„</text:span></text:span><text:span text:style-name="CharStyle4"><text:span text:style-name="T1">Č</text:span></text:span><text:span text:style-name="CharStyle4"><text:span text:style-name="T35">o asi robí Ján?“ nadhodil Tomáš a pozrel úzkostlivo na A</text:span></text:span><text:span text:style-name="CharStyle4"><text:span text:style-name="T6">rn</text:span></text:span><text:span text:style-name="CharStyle4"><text:span text:style-name="T35">eho. „Je v meste?“</text:span></text:span></text:p>
        <text:p text:style-name="P20"><text:span text:style-name="CharStyle4"><text:span text:style-name="T35">A</text:span></text:span><text:span text:style-name="CharStyle4"><text:span text:style-name="T39">rn</text:span></text:span><text:span text:style-name="CharStyle4"><text:span text:style-name="T35">e čítal jeho myšlienky. „Chceš ho ísť navštíviť, pravda? Chceš už odísť a mne necháš tieto započaté obrazy.“ A pozrel na bok, snáď aby Tomáš nevidel jeho pohnutie.</text:span></text:span></text:p>
        <text:p text:style-name="P20"><text:span text:style-name="CharStyle4"><text:span text:style-name="T35">„Ty odídeš preč, potom tie obrazy mne robia výčitky.“</text:span></text:span></text:p>
        <text:p text:style-name="P20"><text:span text:style-name="CharStyle4"><text:span text:style-name="T35">Hľadeli von oknom. Tam tma sa ukladala na zem, ako mnoho závojov, chcela azda zakryť pred nekonečnom radosti a žiale ľudstva.</text:span></text:span></text:p>
        <text:p text:style-name="P20"><text:span text:style-name="CharStyle4"><text:span text:style-name="T35">Tomáš povedal tichým, pokor</text:span></text:span><text:span text:style-name="CharStyle4"><text:span text:style-name="T1">n</text:span></text:span><text:span text:style-name="CharStyle4"><text:span text:style-name="T35">ým hlasom:</text:span></text:span></text:p>
        <text:p text:style-name="P20"><text:span text:style-name="CharStyle4"><text:span text:style-name="T35">„Idem len pozrieť Jána do mesta, len na krátky čas, kým zabudnem na volanie jesene. Potom prídem zpät,“ dodal a cítil sa byť slabým, ba pokrytcom, lebo vedel, že nehovorí pravdu.</text:span></text:span></text:p>
        <text:p text:style-name="P20"><text:span text:style-name="CharStyle4"><text:span text:style-name="T35">I A</text:span></text:span><text:span text:style-name="CharStyle4"><text:span text:style-name="T39">rn</text:span></text:span><text:span text:style-name="CharStyle4"><text:span text:style-name="T35">e to vedel. Bolo to smutné s tým Tomášom, nelhal nikdy, v jeseň však hovoril akoby zo sna.</text:span></text:span></text:p>
        <text:p text:style-name="P20"><text:span text:style-name="CharStyle4"><text:span text:style-name="T35">Ale A</text:span></text:span><text:span text:style-name="CharStyle4"><text:span text:style-name="T39">rn</text:span></text:span><text:span text:style-name="CharStyle4"><text:span text:style-name="T35">e neodporoval, nehovoril nič. Ráno dal zapriahnuť do koča, odprevadil Tomáša na</text:span></text:span><text:span text:style-name="CharStyle27"><text:span text:style-name="T1"> </text:span></text:span><text:span text:style-name="CharStyle4"><text:span text:style-name="T35">stanicu. Bozkal ho, potom díval sa za vlakom, myslel snáď, že sa Tomáš už nikdy viac nevráti.</text:span></text:span></text:p>
        <text:p text:style-name="P20"><text:soft-page-break/><text:span text:style-name="CharStyle4"><text:span text:style-name="T39">A</text:span></text:span><text:span text:style-name="CharStyle4"><text:span text:style-name="T35"> mrmlal, na rozlúčku. „Prišla jeseň, uchvátila ho zasa tá túha. Chudák brat Tomáš, je nenapraviteľný tulák.“</text:span></text:span></text:p>
        <text:p text:style-name="P20"><text:span text:style-name="CharStyle4"><text:span text:style-name="T35">V meste Tomáša Jurgu prešiel ten pocit, prešiel na chvíľku, hoci on sa tešil, že úplne. A hovoril si: „Vrátim sa čoskoro k Arnemu.“</text:span></text:span></text:p>
        <text:p text:style-name="P20"><text:span text:style-name="CharStyle4"><text:span text:style-name="T35">Jeho brat Ján žil už dlho tam a bol to podivný človek. Tomáš ho mal rád, namýšľal si, že majú veľmi podobné povahy. Ján však sedel len doma, rozmýšľal, túžil vidieť svet, nešiel však nikde. Býval on inakší. Kedysi, ale raz vybral sa do samoty, tam sa úplne zmenil; hovorili, že to zapríčinilo isté dievča. Tomáš sa však o to nestaral.</text:span></text:span></text:p>
        <text:p text:style-name="P20"><text:span text:style-name="CharStyle4"><text:span text:style-name="T35">Bol podivný človek ten Ján. Ráno zavčasu zobudil Tomáša Jurgu a hovoril reči bez smyslu. „Tomáš, vídavam ťa tak zriedka a chcel by som ti toľko povedať. Hlaď, ona prišla tam za mnou, mal som ju tak rád, mal som ju tak rád, že keď odchádzala, samota ztratila pre mňa pôvab.“</text:span></text:span></text:p>
        <text:p text:style-name="P20"><text:span text:style-name="CharStyle4"><text:span text:style-name="T35">A Tomáš len počúval, nerozumel mu nič, dodával však presvedčivým hlasom: „</text:span></text:span><text:span text:style-name="CharStyle4"><text:span text:style-name="T39">A</text:span></text:span><text:span text:style-name="CharStyle4"><text:span text:style-name="T35">no, ano.“</text:span></text:span></text:p>
        <text:p text:style-name="P20"><text:span text:style-name="CharStyle4"><text:span text:style-name="T35">Inokedy zasa hovoril Ján Jurga: „Žije tuná v meste, ah, keby som ju mohol dnes stretnúť!“ To bolo už srozumiteľn</text:span></text:span><text:span text:style-name="CharStyle4"><text:span text:style-name="T1">ejš</text:span></text:span><text:span text:style-name="CharStyle4"><text:span text:style-name="T35">ie, hoci ani z toho sa nedozvedel ešte, o kom bola reč</text:span></text:span><text:span text:style-name="CharStyle4"><text:span text:style-name="T1">.</text:span></text:span><text:span text:style-name="CharStyle4"><text:span text:style-name="T35"> Ale Tomáš Jurga sa nedopytoval nikdy, bol spokojný s tým, čo počul, sám tiež nerozprával iným mnoho o sebe.</text:span></text:span></text:p>
        <text:p text:style-name="P20"><text:span text:style-name="CharStyle4"><text:span text:style-name="T35">Ján Jurga ležal ráno dlho, z banky telefonovali pre neho, či nie je chorý. Vtedy sa rýchlo</text:span></text:span><text:span text:style-name="CharStyle4"><text:span text:style-name="T1">,</text:span></text:span><text:span text:style-name="CharStyle4"><text:span text:style-name="T35"> obliekol, odchádzal ako nie normálny a hovoril: „Do videnia. Tomáš“, smutným hlasom.</text:span></text:span></text:p>
        <text:p text:style-name="P20"><text:span text:style-name="CharStyle4"><text:span text:style-name="T35">Ján bol zamilovaný, jeho nepokoj zachvátil i Tomáša, ten chodil zasa hore dole </text:span></text:span><text:soft-page-break/><text:span text:style-name="CharStyle4"><text:span text:style-name="T35">izbou, držal si hlavu v rukách. Myslel na svoje lásky, na mestá, v ktorých ich prežíval a cítil zasa nepokoj.</text:span></text:span></text:p>
        <text:p text:style-name="P20"><text:span text:style-name="CharStyle4"><text:span text:style-name="T35">Ján, keď prišiel na obed domov, našiel na písacom stolku ceduľu s niekoľko slovami: S Bohom, idem sa pozrieť ďalej.</text:span></text:span></text:p>
        <text:p text:style-name="P20"><text:span text:style-name="CharStyle4"><text:span text:style-name="T35">A tak Tomáš Jurga sobral sa zasa na cestu, lebo ho poháňala jeseň. Šiel sa túlať, poznávať nový svet, alebo skôr za spomienkami. Lebo Ján hovoril o láske, Tomáša prepadly spomienky, myslel na svoje minulé lásky, na svoj minulý život.</text:span></text:span></text:p>
        <text:p text:style-name="P20"><text:span text:style-name="CharStyle4"><text:span text:style-name="T35">Vlak uháňal rovinami ako víťaz, robil hluk, pískal akoby volal do boja celé okolie. Prišiel k vrchom, zaboril sa do nich, prešiel nimi, potom točil sa po dolinách a kričal, že nebojí sa nikoho. </text:span></text:span><text:span text:style-name="CharStyle4"><text:span text:style-name="T39">A</text:span></text:span><text:span text:style-name="CharStyle4"><text:span text:style-name="T35"> každým krokom prikúzľ</text:span></text:span><text:span text:style-name="CharStyle4"><text:span text:style-name="T1">ov</text:span></text:span><text:span text:style-name="CharStyle4"><text:span text:style-name="T35">al zp</text:span></text:span><text:span text:style-name="CharStyle4"><text:span text:style-name="T1">ä</text:span></text:span><text:span text:style-name="CharStyle4"><text:span text:style-name="T35">ť Tomášovi Ju</text:span></text:span><text:span text:style-name="CharStyle4"><text:span text:style-name="T1">rg</text:span></text:span><text:span text:style-name="CharStyle4"><text:span text:style-name="T35">ovi jeho minulosť.</text:span></text:span></text:p>
        <text:p text:style-name="P20"><text:span text:style-name="CharStyle4"><text:span text:style-name="T35">Vlak mu rozprával, on sa oddal spomienkam; keď vystúpil z nádražia a kráčal hlavnou ulicou, bol ako opojený spomienkami na minulé šťastie.</text:span></text:span></text:p>
        <text:p text:style-name="P20"><text:span text:style-name="CharStyle4"><text:span text:style-name="T35">Kráčal ulicami bez cieľa, poznával znova všetko, hovoril k sebe hlasne: „I toto je ešte tak, ako keď som bol tu vtedy, ani to sa nezmenilo.“</text:span></text:span></text:p>
        <text:p text:style-name="P20"><text:span text:style-name="CharStyle4"><text:span text:style-name="T35">Zahnul ulicou v pravo, šiel vyhladať svoj starý byt. Našiel ho, kráčal pohnute hore schod</text:span></text:span><text:span text:style-name="CharStyle4"><text:span text:style-name="T6">ami, z</text:span></text:span><text:span text:style-name="CharStyle4"><text:span text:style-name="T35">vonil slávnostne.</text:span></text:span></text:p>
        <text:p text:style-name="P20"><text:span text:style-name="CharStyle4"><text:span text:style-name="T35">Starý byt a stará domáca uvítaly ho s láskou, zdalo sa, že neprešly roky, čo sa nevideli, ba ani mesiace.</text:span></text:span></text:p>
        <text:p text:style-name="P20"><text:span text:style-name="CharStyle4"><text:span text:style-name="T35">Tulák Tomáš Jurga mal mäkké srdce. Plakal, keď uvidel svoju starú izbu, svoj starý nábytok. Otvoril dvere, vyšiel na balkón, k</text:span></text:span><text:span text:style-name="CharStyle4"><text:span text:style-name="T1">ýv</text:span></text:span><text:span text:style-name="CharStyle4"><text:span text:style-name="T35">a</text:span></text:span><text:span text:style-name="CharStyle4"><text:span text:style-name="T6">l</text:span></text:span><text:span text:style-name="CharStyle4"><text:span text:style-name="T35"> d</text:span></text:span><text:span text:style-name="CharStyle4"><text:span text:style-name="T1">o </text:span></text:span><text:span text:style-name="CharStyle4"><text:span text:style-name="T6">okien</text:span></text:span><text:span text:style-name="CharStyle4"><text:span text:style-name="T1"> </text:span></text:span><text:span text:style-name="CharStyle4"><text:span text:style-name="T35">naproti, kde bývalo </text:span></text:span><text:span text:style-name="CharStyle4"><text:span text:style-name="T1">ke</text:span></text:span><text:span text:style-name="CharStyle4"><text:span text:style-name="T35">dy</text:span></text:span><text:span text:style-name="CharStyle4"><text:span text:style-name="T1">si pekn</text:span></text:span><text:span text:style-name="CharStyle4"><text:span text:style-name="T6">é </text:span></text:span><text:span text:style-name="CharStyle4"><text:span text:style-name="T1">d</text:span></text:span><text:span text:style-name="CharStyle4"><text:span text:style-name="T35">i</text:span></text:span><text:span text:style-name="CharStyle4"><text:span text:style-name="T1">e</text:span></text:span><text:span text:style-name="CharStyle4"><text:span text:style-name="T35">v</text:span></text:span><text:span text:style-name="CharStyle4"><text:span text:style-name="T1">č</text:span></text:span><text:span text:style-name="CharStyle4"><text:span text:style-name="T35">a</text:span></text:span><text:span text:style-name="CharStyle4"><text:span text:style-name="T1">.</text:span></text:span><text:span text:style-name="CharStyle4"><text:span text:style-name="T35"> Tie o</text:span></text:span><text:span text:style-name="CharStyle4"><text:span text:style-name="T1">k</text:span></text:span><text:span text:style-name="CharStyle4"><text:span text:style-name="T35">n</text:span></text:span><text:span text:style-name="CharStyle4"><text:span text:style-name="T6">á </text:span></text:span><text:span text:style-name="CharStyle4"><text:span text:style-name="T35">nap</text:span></text:span><text:span text:style-name="CharStyle4"><text:span text:style-name="T39">r</text:span></text:span><text:span text:style-name="CharStyle4"><text:span text:style-name="T35">oti </text:span></text:span><text:span text:style-name="CharStyle4"><text:span text:style-name="T6">bo</text:span></text:span><text:span text:style-name="CharStyle4"><text:span text:style-name="T35">ly zastreté, jemu však to neprekážalo, aby nekýval na ne a nehádzal im bozky.</text:span></text:span></text:p>
        <text:p text:style-name="P20"><text:soft-page-break/><text:span text:style-name="CharStyle4"><text:span text:style-name="T1">A</text:span></text:span><text:span text:style-name="CharStyle4"><text:span text:style-name="T35"> zariadil si život úplne tak, ako kedysi.</text:span></text:span></text:p>
        <text:p text:style-name="P20"><text:span text:style-name="CharStyle4"><text:span text:style-name="T35">Občas maľoval, potom šiel do obrazá</text:span></text:span><text:span text:style-name="CharStyle4"><text:span text:style-name="T6">rn</text:span></text:span><text:span text:style-name="CharStyle4"><text:span text:style-name="T35">e, sedel tam dlho. Niekdy díval sa celý deň na </text:span></text:span><text:span text:style-name="CharStyle4"><text:span text:style-name="T1">je</text:span></text:span><text:span text:style-name="CharStyle4"><text:span text:style-name="T35">don obraz, večer, keď prišiel domov, spomínal si: „I vtedy dávno som stával dlho pred tým obrazom. Som ešte taký, ako kedysi,“ namýšľal si, chcel si namyslieť a nebola to pravda.</text:span></text:span></text:p>
        <text:p text:style-name="P20"><text:span text:style-name="CharStyle4"><text:span text:style-name="T35">Bola to kopia Manetovho obrazu „V zimnej zahrade“. Kedysi sa mu páčil veľmi ten obraz, lebo pán </text:span></text:span><text:span text:style-name="CharStyle4"><text:span text:style-name="T6">sa</text:span></text:span><text:span text:style-name="CharStyle4"><text:span text:style-name="T35"> tam nakláňa nad dámu a šepce jej niečo ta</text:span></text:span><text:span text:style-name="CharStyle4"><text:span text:style-name="T1">jo</text:span></text:span><text:span text:style-name="CharStyle4"><text:span text:style-name="T35">mne a je toľko sladkého šťastia v tom obraze. Vtedy bol i on zamilovaný, nakláňal sa nad svoje dievča a rozumeli sa. To však bolo už dávno, teraz stál pred tým obrazom a nevedel, prečo sa mu páči.</text:span></text:span></text:p>
        <text:p text:style-name="P20"><text:span text:style-name="CharStyle4"><text:span text:style-name="T35">Na akad</text:span></text:span><text:span text:style-name="CharStyle4"><text:span text:style-name="T6">e</text:span></text:span><text:span text:style-name="CharStyle4"><text:span text:style-name="T35">mii objednal si dievčatá za modely, tie prišly, bola medzi nimi i jedna známa.</text:span></text:span></text:p>
        <text:p text:style-name="P20"><text:span text:style-name="CharStyle4"><text:span text:style-name="T35">A pamätala sa na neho.</text:span></text:span></text:p>
        <text:p text:style-name="P20"><text:span text:style-name="CharStyle4"><text:span text:style-name="T35">„Tomáš, ty ma už nepoznáš? Chodievala som často k tebe, vtedy býval tu ešte i Arvid a Ján Karvis, stála som vám všetkým akt.“</text:span></text:span></text:p>
        <text:p text:style-name="P20"><text:span text:style-name="CharStyle4"><text:span text:style-name="T35">„Volám sa Elza, nepamätáš sa na mňa, Tomáš?“</text:span></text:span></text:p>
        <text:p text:style-name="P20"><text:span text:style-name="CharStyle4"><text:span text:style-name="T35">Rozpamätal sa na ňu. Ano, bola to Elza, on ju maľoval vtedy, i Ján, i Arvid ju maľovali. Vtedy bývali i tí tun</text:span></text:span><text:span text:style-name="CharStyle4"><text:span text:style-name="T39">á, </text:span></text:span><text:span text:style-name="CharStyle4"><text:span text:style-name="T6">b</text:span></text:span><text:span text:style-name="CharStyle4"><text:span text:style-name="T35">oli </text:span></text:span><text:span text:style-name="CharStyle4"><text:span text:style-name="T6">t</text:span></text:span><text:span text:style-name="CharStyle4"><text:span text:style-name="T35">o</text:span></text:span><text:span text:style-name="CharStyle4"><text:span text:style-name="T1"> </text:span></text:span><text:span text:style-name="CharStyle4"><text:span text:style-name="T35">j</text:span></text:span><text:span text:style-name="CharStyle4"><text:span text:style-name="T6">e</text:span></text:span><text:span text:style-name="CharStyle4"><text:span text:style-name="T35">ho dobrí priatelia.</text:span></text:span></text:p>
        <text:p text:style-name="P20"><text:span text:style-name="CharStyle4"><text:span text:style-name="T35">Bývali celý rok spolu a boli to skutočne jeho dobrí priatelia. Arvid mal izbu z prava, prichádzal často k nemu, sadol si, sedel dlho ticho. Mal veľkú námornícku fajku, oči sivé, vedel si ho predstaviť ešte úplne presne.</text:span></text:span></text:p>
        <text:p text:style-name="P20"><text:span text:style-name="CharStyle4"><text:span text:style-name="T35">Bolo to veselé, keď bývali tam ešte Arvid a Ján.</text:span></text:span></text:p>
        <text:p text:style-name="P20"><text:span text:style-name="CharStyle4"><text:span text:style-name="T35">Tomáš Jurga počal žialiť. Jeho byt mu už bol pustý, o mnoho pustejší ako hlava </text:span></text:span><text:soft-page-break/><text:span text:style-name="CharStyle4"><text:span text:style-name="T1">fi</text:span></text:span><text:span text:style-name="CharStyle4"><text:span text:style-name="T35">listra. Ba kto vie, kde sú Arvid a Ján? Boli tiež tuláci</text:span></text:span><text:span text:style-name="CharStyle27"><text:span text:style-name="T35"> </text:span></text:span><text:span text:style-name="CharStyle4"><text:span text:style-name="T35">ako on, prišli do jeho cesty nenazdajky, opustili ho, nič nečul o nich viac.</text:span></text:span></text:p>
        <text:p text:style-name="P20"><text:span text:style-name="CharStyle4"><text:span text:style-name="T35">Oprel hlavu o okno, lebo ju mal rozpálenú. </text:span></text:span><text:span text:style-name="CharStyle4"><text:span text:style-name="T39">A</text:span></text:span><text:span text:style-name="CharStyle4"><text:span text:style-name="T35"> oči mal plné sĺz.</text:span></text:span></text:p>
        <text:p text:style-name="P20"><text:span text:style-name="CharStyle4"><text:span text:style-name="T35">Žaloval sa domácej.</text:span></text:span></text:p>
        <text:p text:style-name="P20"><text:span text:style-name="CharStyle4"><text:span text:style-name="T35">„Je tak nesmyseľný ten život.“</text:span></text:span></text:p>
        <text:p text:style-name="P20"><text:span text:style-name="CharStyle4"><text:span text:style-name="T35">„Hlaďte, mal som rád Arvida a Jána, rád ako svojich bratov. Oni odišli, neviem, kde sú.“</text:span></text:span></text:p>
        <text:p text:style-name="P20"><text:span text:style-name="CharStyle4"><text:span text:style-name="T35">Ani domáca nevedela. Boli to dobrí chlapci, niekedy mala s nimi i nepríjemnosti, ale boli to predsa milí chlapci. Prišli k nej, odišli, ako mnohí iní.</text:span></text:span></text:p>
        <text:p text:style-name="P20"><text:span text:style-name="CharStyle4"><text:span text:style-name="T35">Tomáš však hovoril plačlivým hlasom:</text:span></text:span></text:p>
        <text:p text:style-name="P20"><text:span text:style-name="CharStyle4"><text:span text:style-name="T35">„Stretli sme sa ako lode na oceáne, pozdravili sa a rozišli. S nimi odišiel kus zo mňa samého, ktorý azda už nikdy viac nen</text:span></text:span><text:span text:style-name="CharStyle4"><text:span text:style-name="T6">a</text:span></text:span><text:span text:style-name="CharStyle4"><text:span text:style-name="T35">jdem.“</text:span></text:span></text:p>
        <text:p text:style-name="P20"><text:span text:style-name="CharStyle4"><text:span text:style-name="T35">Stará tomu nerozumela, ale bolo to dojemné, čo hovoril Tomáš Jurga, vytiahla vreckovku a utierala si slzy. „Hovorte ďalej, pane Jurga, je to dojemné, že ste ich mali tak rád.“</text:span></text:span></text:p>
        <text:p text:style-name="P20"><text:span text:style-name="CharStyle4"><text:span text:style-name="T35">„Keď som ich spoznal, práve jaro oplodňovalo stromy a oni vliali do mňa nové sily. Teraz sú niekde v diaľke, chcel by som ich ísť hľadať; ale keď je toľko ciest na svete!“</text:span></text:span></text:p>
        <text:p text:style-name="P20"><text:span text:style-name="CharStyle4"><text:span text:style-name="T35">Cítil sa byť nešťastným, izba bola ako rakva, v ktorej uzavreté boly všetky jeho spomienky. On pridal k nim žiaľ za minulosťou, potom chcel odtiaľ ujsť. Vzal klobúk, že pôjde preč, avšak nevládal. Často je ťažko lúčiť sa i od rakve.</text:span></text:span></text:p>
        <text:p text:style-name="P20"><text:span text:style-name="CharStyle4"><text:span text:style-name="T35">Zaviazal si oči, aby nevidel, zapchal uši, aby nepočul. Lebo izba hovorila a nie práve najveselšie veci.</text:span></text:span></text:p>
        <text:p text:style-name="P20"><text:soft-page-break/><text:span text:style-name="CharStyle4"><text:span text:style-name="T35">Bol smutný pre Tomáša Jurga návrat do minulosti.</text:span></text:span></text:p>
        <text:p text:style-name="P24"><text:span text:style-name="CharStyle4"><text:span text:style-name="T35">Jedného dňa šiel okolo</text:span></text:span><text:span text:style-name="CharStyle4"><text:span text:style-name="T1"> </text:span></text:span><text:span text:style-name="CharStyle4"><text:span text:style-name="T35">domu, ktorý mu bol známy. Rozpome</text:span></text:span><text:span text:style-name="CharStyle4"><text:span text:style-name="T39">n</text:span></text:span><text:span text:style-name="CharStyle4"><text:span text:style-name="T35">ul s</text:span></text:span><text:span text:style-name="CharStyle4"><text:span text:style-name="T1">a</text:span></text:span><text:span text:style-name="CharStyle4"><text:span text:style-name="T35">. Áno, tu bývala ona, Ingeborg.</text:span></text:span></text:p>
        <text:p text:style-name="P20"><text:span text:style-name="CharStyle4"><text:span text:style-name="T35">Ingeborg.</text:span></text:span></text:p>
        <text:p text:style-name="P20"><text:span text:style-name="CharStyle4"><text:span text:style-name="T35">Mala bledé vlasy a čierné oči, čelo niekdy svraštené, akoby rozmýšľala.</text:span></text:span></text:p>
        <text:p text:style-name="P20"><text:span text:style-name="CharStyle4"><text:span text:style-name="T35">Keď mu ponúkala rudé pery a hovorila: „Milý, milý“ — nevedel, čo robí. Povedal si často: „</text:span></text:span><text:span text:style-name="CharStyle4"><text:span text:style-name="T1">Ne</text:span></text:span><text:span text:style-name="CharStyle4"><text:span text:style-name="T35">bozkám ju vtedy, keď ona chce, le</text:span></text:span><text:span text:style-name="CharStyle4"><text:span text:style-name="T39">n</text:span></text:span><text:span text:style-name="CharStyle4"><text:span text:style-name="T1"> </text:span></text:span><text:span text:style-name="CharStyle4"><text:span text:style-name="T35">keď ja budem chcieť,“ za chvíľku však zabudol na to. A schytil ju do náručia, bozkával vtedy, keď ona chcela, keď ona p</text:span></text:span><text:span text:style-name="CharStyle4"><text:span text:style-name="T1">o</text:span></text:span><text:span text:style-name="CharStyle4"><text:span text:style-name="T35">núkla mu rudé pery.</text:span></text:span></text:p>
        <text:p text:style-name="P20"><text:span text:style-name="CharStyle4"><text:span text:style-name="T35">Bozkával ju vtedy, keď ona chcela, vtedy, keď on chcel, bozkával ju stále.</text:span></text:span></text:p>
        <text:p text:style-name="P20"><text:span text:style-name="CharStyle4"><text:span text:style-name="T35">Keď bol s ňou, nemyslel na iné ako na ňu, keď neboli spolu, pracoval, mysliac len na ňu.</text:span></text:span></text:p>
        <text:p text:style-name="P20"><text:span text:style-name="CharStyle4"><text:span text:style-name="T35">In</text:span></text:span><text:span text:style-name="CharStyle4"><text:span text:style-name="T1">ge</text:span></text:span><text:span text:style-name="CharStyle4"><text:span text:style-name="T35">, Ingeborg!</text:span></text:span></text:p>
        <text:p text:style-name="P20"><text:span text:style-name="CharStyle4"><text:span text:style-name="T35">Bola útla, tenká, ako kvet, zdalo sa, že jej</text:span></text:span><text:span text:style-name="CharStyle4"><text:span text:style-name="T1"> </text:span></text:span><text:span text:style-name="CharStyle4"><text:span text:style-name="T35">zaškodí každý vietor.</text:span></text:span></text:p>
        <text:p text:style-name="P20"><text:span text:style-name="CharStyle4"><text:span text:style-name="T35">Pritúlila sa k nemu a hovorila: „Keby to navždy mohlo takto byť!“ Skoro plakala, keď</text:span></text:span><text:span text:style-name="CharStyle27"><text:span text:style-name="T35"> </text:span></text:span><text:span text:style-name="CharStyle4"><text:span text:style-name="T35">t</text:span></text:span><text:span text:style-name="CharStyle4"><text:span text:style-name="T1">o</text:span></text:span><text:span text:style-name="CharStyle4"><text:span text:style-name="T35"> hovorila. Potom ho však chcela rozveseliť. „Pôjdeme spolu preč, pôjdeme si hľadať kráľovstvo. Kráľovstvo, kde budú len šťastní ľudia, my budeme najšťastnejší a budeme im kraľovať.“</text:span></text:span></text:p>
        <text:p text:style-name="P20"><text:span text:style-name="CharStyle4"><text:span text:style-name="T35">Mala malé ústa Ingeborg a vedela predsa povedať toľko pekných vecí.</text:span></text:span></text:p>
        <text:p text:style-name="P20"><text:span text:style-name="CharStyle4"><text:span text:style-name="T35">Spomínal si na to všetko, keď videl ten dom, v ktorom bývala kedysi. Žiaľ n</text:span></text:span><text:span text:style-name="CharStyle4"><text:span text:style-name="T6">í</text:span></text:span><text:span text:style-name="CharStyle4"><text:span text:style-name="T35">m lomcoval ako nikdy predtým, vrátil sa domov, sadol si na balk</text:span></text:span><text:span text:style-name="CharStyle4"><text:span text:style-name="T6">o</text:span></text:span><text:span text:style-name="CharStyle4"><text:span text:style-name="T35">n.</text:span></text:span></text:p>
        <text:p text:style-name="P20"><text:span text:style-name="CharStyle4"><text:span text:style-name="T35">Kedysi bol napísal báseň na Ingeborg. Pre Ingeborg. Teraz myslel na tú báseň, počul ju. Domy naproti sa hýbaly, šepkaly si niečo, potom hovorily hlasnejšie. Bola </text:span></text:span><text:soft-page-break/><text:span text:style-name="CharStyle4"><text:span text:style-name="T35">to jeho báseň, ktorú hovorily, ktorú spievaly. Na ulici behaly autá, autobusy, i tie neznal</text:span></text:span><text:span text:style-name="CharStyle4"><text:span text:style-name="T6">y</text:span></text:span><text:span text:style-name="CharStyle4"><text:span text:style-name="T35"> inej piesne, ako tú, čo on složil vtedy pre Ingeborg.</text:span></text:span></text:p>
        <text:p text:style-name="P20"><text:span text:style-name="CharStyle4"><text:span text:style-name="T35">Druhý deň bol krásny, šiel do galerie a vedel, že niečo sa stane. Cítil to, niečo šepkalo stále: „To nemôže len takto ostať, umreš žiaľom za spomienkami. Dnes sa stane niečo.“</text:span></text:span></text:p>
        <text:p text:style-name="P20"><text:span text:style-name="CharStyle4"><text:span text:style-name="T35">V obrazá</text:span></text:span><text:span text:style-name="CharStyle4"><text:span text:style-name="T39">rn</text:span></text:span><text:span text:style-name="CharStyle4"><text:span text:style-name="T35">i kráčal pevným krokom do siene, kde visely jeho obľúbené obrazy. Zrak mal sklopený, potom ho zrazu zdvihol.</text:span></text:span></text:p>
        <text:p text:style-name="P20"><text:span text:style-name="CharStyle4"><text:span text:style-name="T35">A zastenal: „Ingeborg!“ Ingeborg stála upostred siene, bola to ona, nič sa nezmenila odtedy, čo ju posledný raz videl. </text:span></text:span><text:span text:style-name="CharStyle4"><text:span text:style-name="T1">A</text:span></text:span><text:span text:style-name="CharStyle4"><text:span text:style-name="T35"> vedľa nej stál Arvid, smial sa veselo, bol to ten starý Arvid.</text:span></text:span></text:p>
        <text:p text:style-name="P20"><text:span text:style-name="CharStyle4"><text:span text:style-name="T35">„Ingeborg!“</text:span></text:span></text:p>
        <text:p text:style-name="P20"><text:span text:style-name="CharStyle4"><text:span text:style-name="T35">Tá zdvihla udivene zrak. „Nie som Ingeborg. Som Karin, jej sestra.“</text:span></text:span></text:p>
        <text:p text:style-name="P20"><text:span text:style-name="CharStyle4"><text:span text:style-name="T35">Nebola to Ingeborg. Bola to Karin, jej sestra.</text:span></text:span><text:span text:style-name="CharStyle4"><text:span text:style-name="T1"> </text:span></text:span><text:span text:style-name="CharStyle4"><text:span text:style-name="T35">Podivné, mala tie isté bledé vlasy, tmavé oči, tie isté rudé pery.</text:span></text:span></text:p>
        <text:p text:style-name="P20"><text:span text:style-name="CharStyle4"><text:span text:style-name="T35">Arvid ho schytil, objal. „Tomáš, že sme sa opäť stretli, opäť tuná. Nie je to náhoda, Tomáš?“</text:span></text:span></text:p>
        <text:p text:style-name="P20"><text:span text:style-name="CharStyle4"><text:span text:style-name="T35">Tomáš Jurga cítil toho dňa, že niečo sa stane. A mal pravdu.</text:span></text:span></text:p>
        <text:p text:style-name="P20"><text:span text:style-name="CharStyle4"><text:span text:style-name="T35">Bolo to divné, že stretol Arvida, i Karin, sestru Ingeborgy. Pocit žiaľu ho opustil, cítil sa byť ako premenený. Mal sa vrhnúť na kolená, mal sa modliť a ďakovať Bohu, </text:span></text:span><text:span text:style-name="CharStyle4"><text:span text:style-name="T39">ž</text:span></text:span><text:span text:style-name="CharStyle4"><text:span text:style-name="T35">e skutočne sa stalo niečo. On však zabudol na to. Spoznal len to, že je už vlastne zima, sneh pokrýval všetko do okola, zastrel jemným plášťom. Jeho biela farba pôsobila dobre na oči Tomáša Jurgu, smial sa, myslel si: „Je podivný ten sneh, urovná všetko, i najrozrytejší povrch. I moju dušu urovnal.“ Nebol to síce sneh, ktorý </text:span></text:span><text:soft-page-break/><text:span text:style-name="CharStyle4"><text:span text:style-name="T35">urovnal jeho myseľ, ale on nevedel o tom.</text:span></text:span></text:p>
        <text:p text:style-name="P20"><text:span text:style-name="CharStyle4"><text:span text:style-name="T35">Arvid sa nasťahoval k Tomášovi, aj Karin prišla do toho bytu bývať. Boli celý deň spolu, staré šťastné časy znova ožívaly. I spomienky už neboly tak smutné, bolo veselé myslieť na minulosť s Arvidom.</text:span></text:span></text:p>
        <text:p text:style-name="P20"><text:span text:style-name="CharStyle4"><text:span text:style-name="T35">Mesto malo hromadu ulíc, tie všetky sa </text:span></text:span><text:span text:style-name="CharStyle4"><text:span text:style-name="T1">s</text:span></text:span><text:span text:style-name="CharStyle4"><text:span text:style-name="T35">chádzaly, poznaly. Nerozišly sa nikdy, ani n</text:span></text:span><text:span text:style-name="CharStyle4"><text:span text:style-name="T1">e</text:span></text:span><text:span text:style-name="CharStyle4"><text:span text:style-name="T35">vítaly navzájom, boly stále dobrí priatelia, ľahko im bolo byť veselými.</text:span></text:span></text:p>
        <text:p text:style-name="P20"><text:span text:style-name="CharStyle4"><text:span text:style-name="T35">Tomáš Jurga zabudol však tiež, že niekdy smútil, teraz bol veselý, lebo sa sišiel s Arvidom, ktorý mu zp</text:span></text:span><text:span text:style-name="CharStyle4"><text:span text:style-name="T1">ä</text:span></text:span><text:span text:style-name="CharStyle4"><text:span text:style-name="T35">ť priniesol kus zašlého šťastia.</text:span></text:span></text:p>
        <text:p text:style-name="P20"><text:span text:style-name="CharStyle4"><text:span text:style-name="T35">Karin sedela často u neho, počúvala ho, smiala sa a plakala s ním. A pri tom hľadela na Arvida, hladkala ho zrakom, hladkala jeho vlasy rukou. Tomáš Jurga sa im smial, smial radosťou, že vidí šťastných ľudí.</text:span></text:span></text:p>
        <text:p text:style-name="P20"><text:span text:style-name="CharStyle4"><text:span text:style-name="T35">„Karin, máš veľmi rada Arvida? Máš </text:span></text:span><text:span text:style-name="CharStyle4"><text:span text:style-name="T1">h</text:span></text:span><text:span text:style-name="CharStyle4"><text:span text:style-name="T35">o rada? Hľaď, i ja som mal rád Ingeborg. Bola práve taká, keď som ju spoznal, ako si ty teraz, pamätám sa na ňu veľmi dobre.“</text:span></text:span></text:p>
        <text:p text:style-name="P20"><text:span text:style-name="CharStyle4"><text:span text:style-name="T35">„I teraz mám rád Ingeborg,“ dodal a cítil, že nepovedal všetko, čo chcel.</text:span></text:span></text:p>
        <text:p text:style-name="P20"><text:span text:style-name="CharStyle4"><text:span text:style-name="T35">I teraz má rád Ingeborg. Ano a čaká na ňu, dúfa, že sa stretne s ňou. Kde je Ingeb</text:span></text:span><text:span text:style-name="CharStyle4"><text:span text:style-name="T39">o</text:span></text:span><text:span text:style-name="CharStyle4"><text:span text:style-name="T1">r</text:span></text:span><text:span text:style-name="CharStyle4"><text:span text:style-name="T35">g? Karin to vie, aj Arvid to vie a nehovoria nič. Niekdy hľadia na neho smutne, často i vtedy, keď rozpráva veselé veci, keď sa smeje a ľúba v duchu Ingeborg.</text:span></text:span></text:p>
        <text:p text:style-name="P20"><text:span text:style-name="CharStyle4"><text:span text:style-name="T35">Kde je Ingeborg? Nechce sa opýtať, načo, veď je isté, že sa stretne s ňou, tak ako sa stretol s jej sestrou, Karin.</text:span></text:span></text:p>
        <text:p text:style-name="P20"><text:span text:style-name="CharStyle4"><text:span text:style-name="T35">Arvid a Karin sú niekdy smutní, nie však dlho, potom pozrú na seba, ich zrak je plný túhy, plný šťastia a zasmejú sa.</text:span></text:span></text:p>
        <text:p text:style-name="P20"><text:soft-page-break/><text:span text:style-name="CharStyle4"><text:span text:style-name="T35">Arvid hovorí:</text:span></text:span></text:p>
        <text:p text:style-name="P20"><text:span text:style-name="CharStyle4"><text:span text:style-name="T35">„Je </text:span></text:span><text:span text:style-name="CharStyle4"><text:span text:style-name="T1">zv</text:span></text:span><text:span text:style-name="CharStyle4"><text:span text:style-name="T35">láštné, že sme sa stretli. Keď som prišiel sem, bolo mi teskno, myslel som stále len na teba, Tomáš. Bol by som plakal, keď som myslel na to, že sa snáď už nikdy neuvidíme. Pravda, Karin?“</text:span></text:span></text:p>
        <text:p text:style-name="P20"><text:span text:style-name="CharStyle4"><text:span text:style-name="T35">I Tomáš Jurga byl kedysi smutný, veľmi smutný. Chodil bez smyslov po byte, po uliciach, nevedel, čo chce. Často zašiel pred dom, kde bývala dávno Ingeborg, kľakol si pred ním na ulici a modlil sa: „Oh, vráť mi Ingeborg, daj mi Ingeborg. Viem, že ty mi ju schovávaš.“ Inokedy zasa hovoril domácej nesmyseľné reči, tá h</text:span></text:span><text:span text:style-name="CharStyle4"><text:span text:style-name="T6">l</text:span></text:span><text:span text:style-name="CharStyle4"><text:span text:style-name="T35">adela smutne na neho a modlila sa večer: „Bože, daj, aby Tomáš Jurga neztratil rozum. Bože, navráť rozum Tomášovi Ju</text:span></text:span><text:span text:style-name="CharStyle4"><text:span text:style-name="T1">rgov</text:span></text:span><text:span text:style-name="CharStyle4"><text:span text:style-name="T35">i.“</text:span></text:span></text:p>
        <text:p text:style-name="P20"><text:span text:style-name="CharStyle4"><text:span text:style-name="T35">Natoľko smutný bol kedysi Tomáš Jurga, že báli sa o jeho rozum. I Arvid bol smutný, ten však mal Karin, smútil len za priateľmi.</text:span></text:span></text:p>
        <text:p text:style-name="P20"><text:span text:style-name="CharStyle4"><text:span text:style-name="T35">Tomáš Jurga sedel doma, hovoril stále o Ingeborge.</text:span></text:span></text:p>
        <text:p text:style-name="P20"><text:span text:style-name="CharStyle4"><text:span text:style-name="T35">„Ingeborg! Inge</text:span></text:span><text:span text:style-name="CharStyle4"><text:span text:style-name="T1">!</text:span></text:span><text:span text:style-name="CharStyle4"><text:span text:style-name="T35">“</text:span></text:span></text:p>
        <text:p text:style-name="P20"><text:span text:style-name="CharStyle4"><text:span text:style-name="T35">„Mala vlasy bledé a oči temné, postriekané zlatom. Jej ústa boly malé, núkaly však toľko šťastia.“</text:span></text:span></text:p>
        <text:p text:style-name="P20"><text:span text:style-name="CharStyle4"><text:span text:style-name="T35">Inokedy hovoril:</text:span></text:span></text:p>
        <text:p text:style-name="P20"><text:span text:style-name="CharStyle4"><text:span text:style-name="T1">„</text:span></text:span><text:span text:style-name="CharStyle4"><text:span text:style-name="T35">Bol som smiešny, musel som byť smiešny. Pomysli si, Karin, skladal som básne na Ingeborg. Vskutku, pamätám sa ešte na jednu</text:span></text:span><text:span text:style-name="CharStyle4"><text:span text:style-name="T1">.</text:span></text:span><text:span text:style-name="CharStyle4"><text:span text:style-name="T35"> Složil som ju raz, keď som chcel myslieť aj na budúcnosť. Ja, blázon. Počúvaj, Karin.“</text:span></text:span></text:p>
        <text:p text:style-name="P20"><text:span text:style-name="CharStyle4"><text:span text:style-name="T35">„Na plece položila mi hlavu.</text:span></text:span></text:p>
        <text:p text:style-name="P20"><text:span text:style-name="CharStyle4"><text:span text:style-name="T35">„</text:span></text:span><text:span text:style-name="CharStyle4"><text:span text:style-name="T39">A</text:span></text:span><text:span text:style-name="CharStyle4"><text:span text:style-name="T35"> ústa ponúkla k bozku. Mala oči čie</text:span></text:span><text:span text:style-name="CharStyle4"><text:span text:style-name="T39">rn</text:span></text:span><text:span text:style-name="CharStyle4"><text:span text:style-name="T35">é, v nich ležala diaľka, ktorá nás bude deliť.</text:span></text:span></text:p>
        <text:p text:style-name="P20"><text:soft-page-break/><text:span text:style-name="CharStyle4"><text:span text:style-name="T35">„Prv, než príde plné leto, pučia stromy. Ja chodím okolo nich, spínam ruky a spievam im na uvítanie. Stromy pučia, prídu kvety, potom plod. Prečo to všetko?</text:span></text:span></text:p>
        <text:p text:style-name="P20"><text:span text:style-name="CharStyle4"><text:span text:style-name="T35">„Jej oči sú prihl</text:span></text:span><text:span text:style-name="CharStyle4"><text:span text:style-name="T1">bo</text:span></text:span><text:span text:style-name="CharStyle4"><text:span text:style-name="T35">ké. </text:span></text:span><text:span text:style-name="CharStyle4"><text:span text:style-name="T39">A</text:span></text:span><text:span text:style-name="CharStyle4"><text:span text:style-name="T35"> </text:span></text:span><text:span text:style-name="CharStyle4"><text:span text:style-name="T1">ru</text:span></text:span><text:span text:style-name="CharStyle4"><text:span text:style-name="T35">dé pery mi miznú pred zrakom, pohltila ich krutosť sveta.</text:span></text:span></text:p>
        <text:p text:style-name="P20"><text:span text:style-name="CharStyle4"><text:span text:style-name="T35">„Ja vstávam včas ráno a hladkám stromy, a šepcem im žlté nesmysle. Potom nahováram ich, nech nenesú plody.</text:span></text:span></text:p>
        <text:p text:style-name="P20"><text:span text:style-name="CharStyle4"><text:span text:style-name="T35">„Od domu, kde bývam, vedie rovná cesta. A nemá konca na žiadnom boku. Zem ju hltá a ona už plače za mnou.</text:span></text:span></text:p>
        <text:p text:style-name="P20"><text:span text:style-name="CharStyle4"><text:span text:style-name="T35">„Načo nesú plody stromy? Ja pôjdem tou cestou.</text:span></text:span></text:p>
        <text:p text:style-name="P20"><text:span text:style-name="CharStyle4"><text:span text:style-name="T35">„Ja som ju </text:span></text:span><text:span text:style-name="CharStyle4"><text:span text:style-name="T1">ľ</text:span></text:span><text:span text:style-name="CharStyle4"><text:span text:style-name="T35">úbal. Jej ústa vzb</text:span></text:span><text:span text:style-name="CharStyle4"><text:span text:style-name="T39">ĺ</text:span></text:span><text:span text:style-name="CharStyle4"><text:span text:style-name="T35">kly a ona sa triasla. Načo to?</text:span></text:span></text:p>
        <text:p text:style-name="P20"><text:span text:style-name="CharStyle4"><text:span text:style-name="T35">„Ja pôjdem tou cestou, ktorú hltá zem, kto vie, kedy sa navrátim. Nesmierna diaľka tkvela v jej očiach.</text:span></text:span></text:p>
        <text:p text:style-name="P20"><text:span text:style-name="CharStyle4"><text:span text:style-name="T35">„Nahováram stromy, nech uschnú, nech nenesú plody. Nebudú i tak pre mňa.</text:span></text:span></text:p>
        <text:p text:style-name="P38"><text:span text:style-name="CharStyle4"><text:span text:style-name="T35">„Však márne</text:span></text:span><text:span text:style-name="CharStyle4"><text:span text:style-name="T1"> </text:span></text:span><text:span text:style-name="CharStyle4"><text:span text:style-name="T30">— — — —</text:span></text:span></text:p>
        <text:p text:style-name="P20"><text:span text:style-name="CharStyle4"><text:span text:style-name="T35">„Nebolo to smiešné odo mňa, Karin, že som písal takéto básne?“</text:span></text:span></text:p>
        <text:p text:style-name="P20"><text:span text:style-name="CharStyle4"><text:span text:style-name="T35">Karin sa smiala, mala tie isté ústa, ako Ingeborg. Ba kde je asi Ingeborg? Karin to vie, ale nechce povedať. Nechce sama povedať. Ach, keby mal sily opýtať sa ju.</text:span></text:span></text:p>
        <text:p text:style-name="P20"><text:span text:style-name="CharStyle4"><text:span text:style-name="T35">Tomáš Jurga sa nedopytoval nikdy, bol spokojný s tým, čo mu povedali. Niekdy však nevedel sám, čo robí, niekdy ho ovládaly rozličné pocity, vtedy nebol svojim pánom.</text:span></text:span></text:p>
        <text:p text:style-name="P20"><text:span text:style-name="CharStyle4"><text:span text:style-name="T35">Tomáša Jurga opanovala túha, ako nikdy predtým, túha vidieť Ingeborg. Kde je Ingeborg?</text:span></text:span></text:p>
        <text:p text:style-name="P20"><text:span text:style-name="CharStyle4"><text:span text:style-name="T35">„Kedy príde Ingeborg, Karin?“</text:span></text:span></text:p>
        <text:p text:style-name="P20"><text:soft-page-break/><text:span text:style-name="CharStyle4"><text:span text:style-name="T35">Karin zbledla, pozrela prekvapene na Tomáša Jurgu. Potom sklonila hlavu.</text:span></text:span></text:p>
        <text:p text:style-name="P20"><text:span text:style-name="CharStyle4"><text:span text:style-name="T35">„Ingeborg nepríde sem nikdy. Ingeborg je mŕtva,“ šepkala smutným dutým hlasom.</text:span></text:span></text:p>
        <text:p text:style-name="P20"><text:span text:style-name="CharStyle4"><text:span text:style-name="T35">Tomáš Jurga sa vzpriamil. „Ingeborg,“ povedal a hlas mu rozrýval smútok. „Ingeborg!“</text:span></text:span></text:p>
        <text:p text:style-name="P20"><text:span text:style-name="CharStyle4"><text:span text:style-name="T35">A spadol na zem bezvládne. Úbohý tulák </text:span></text:span><text:span text:style-name="CharStyle4"><text:span text:style-name="T40">T</text:span></text:span><text:span text:style-name="CharStyle4"><text:span text:style-name="T35">om</text:span></text:span><text:span text:style-name="CharStyle4"><text:span text:style-name="T40">áš</text:span></text:span><text:span text:style-name="CharStyle4"><text:span text:style-name="T35"> Jurga</text:span></text:span><text:span text:style-name="CharStyle4"><text:span text:style-name="T1">!</text:span></text:span></text:p>
        <text:p text:style-name="P20"><text:span text:style-name="CharStyle4"><text:span text:style-name="T35">Vonku slnko rozdávalo štedre svoje prvé teplejšie lúče</text:span></text:span><text:span text:style-name="CharStyle4"><text:span text:style-name="T1">. </text:span></text:span><text:span text:style-name="CharStyle4"><text:span text:style-name="T35">Jar</text:span></text:span><text:span text:style-name="CharStyle4"><text:span text:style-name="T40">o</text:span></text:span><text:span text:style-name="CharStyle4"><text:span text:style-name="T7"> </text:span></text:span><text:span text:style-name="CharStyle4"><text:span text:style-name="T35">sa skrývalo za neďalekými vrchami, netrpelive očakávalo, kým môže vtrhnúť a zaujať svoje kráľovstvo. Naproti oknám Tomáša Jurgu domy stály jako meravé, klopily zrak k zemi, ako by nechcely pozerať do protiľahlých okien. Bolo to snáď preto, že spievaly raz príliš víťazne istú pieseň, istú báseň, ktorú bol složil Tomáš Jurga.</text:span></text:span></text:p>
        <text:p text:style-name="P5"><text:span text:style-name="CharStyle37"><text:span text:style-name="T1"/></text:span></text:p>
        <text:p text:style-name="P20"><text:span text:style-name="CharStyle4"><text:span text:style-name="T35">Bolo to už neskoro v lete, </text:span></text:span><text:span text:style-name="CharStyle4"><text:span text:style-name="T1">A</text:span></text:span><text:span text:style-name="CharStyle4"><text:span text:style-name="T35">rne Jurga mal mnoho práce, bola žatva. Behal celé dni po roliach, bol veselý, spieval si. Nemyslel mnoho na bratov, ale pracoval i pre nich.</text:span></text:span></text:p>
        <text:p text:style-name="P20"><text:span text:style-name="CharStyle4"><text:span text:style-name="T35">Vtedy dostal list od Tomáša. Bol pekný ten list.</text:span></text:span></text:p>
        <text:p text:style-name="P39"><text:span text:style-name="CharStyle4"><text:span text:style-name="T35">„Je tu krásne, cítim sa šťastným, je to skutočne podivné, že našiel som zasa nový svet.“</text:span></text:span></text:p>
        <text:p text:style-name="P49"><text:span text:style-name="CharStyle4"><text:span text:style-name="T35">„Chodím stále sem i tam po svete, nedávno som plakal, myslel som, že som už všetko videl, že nemá už život pre mňa nič nového. A spomínať, to je smutné.“</text:span></text:span></text:p>
        <text:p text:style-name="P58"><text:span text:style-name="CharStyle4"><text:span text:style-name="T35">„Potom však som prišiel sem, je to tu všetko tak podivne nové a krásné, a ja sa smejem šťastím!“</text:span></text:span></text:p>
        <text:p text:style-name="P20"><text:span text:style-name="CharStyle4"><text:span text:style-name="T35">„Pamätám sa však, že túto zimu som sa necítil dobre, istý čas bol som chorý. Bol </text:span></text:span><text:soft-page-break/><text:span text:style-name="CharStyle4"><text:span text:style-name="T35">som ďaleko odtiaľto, bol som v jednom meste navštíviť minulosť.“</text:span></text:span></text:p>
        <text:p text:style-name="P20"><text:span text:style-name="CharStyle4"><text:span text:style-name="T35">„Nie je to dobré, ísť navštíviť minul</text:span></text:span><text:span text:style-name="CharStyle4"><text:span text:style-name="T1">o</text:span></text:span><text:span text:style-name="CharStyle4"><text:span text:style-name="T35">sť.“</text:span></text:span></text:p>
        <text:p text:style-name="P20"><text:span text:style-name="CharStyle4"><text:span text:style-name="T35">„Som tulák, nenapraviteľný tulák, nemám myslieť na minulosť, keď svet ešte toľko skrýva predo mnou.“</text:span></text:span></text:p>
        <text:p text:style-name="P20"><text:span text:style-name="CharStyle4"><text:span text:style-name="T35">„Túto zimu som bol chorý, lebo som chcel oživiť minulosť. Tulák však má isť stále len vpred, teraz </text:span></text:span><text:span text:style-name="CharStyle4"><text:span text:style-name="T1">to</text:span></text:span><text:span text:style-name="CharStyle4"><text:span text:style-name="T35"> už viem.“</text:span></text:span></text:p>
        <text:p text:style-name="P20"><text:span text:style-name="CharStyle4"><text:span text:style-name="T35">„Je tu tak krásne, Arne, a ja som nesmie</text:span></text:span><text:span text:style-name="CharStyle4"><text:span text:style-name="T41">rn</text:span></text:span><text:span text:style-name="CharStyle4"><text:span text:style-name="T35">e šťastný. Snáď sa čoskoro uvidíme.“</text:span></text:span></text:p>
        <text:p text:style-name="P12"><text:span text:style-name="CharStyle4"><text:span text:style-name="T1"/></text:span></text:p>
        <text:p text:style-name="P16"><text:span text:style-name="CharStyle4"><text:span text:style-name="T1"/></text:span></text:p>
        <text:p text:style-name="P7"><text:span text:style-name="CharStyle15"><text:span text:style-name="T35">Svadba </text:span></text:span><text:span text:style-name="CharStyle15"><text:span text:style-name="T41">A</text:span></text:span><text:span text:style-name="CharStyle15"><text:span text:style-name="T1">r</text:span></text:span><text:span text:style-name="CharStyle15"><text:span text:style-name="T35">neho Ju</text:span></text:span><text:span text:style-name="CharStyle15"><text:span text:style-name="T1">r</text:span></text:span><text:span text:style-name="CharStyle15"><text:span text:style-name="T35">gu</text:span></text:span></text:p>
        <text:p text:style-name="P20"><text:span text:style-name="CharStyle4"><text:span text:style-name="T35"/></text:span></text:p>
        <text:p text:style-name="P48"><text:span text:style-name="CharStyle4"><text:span text:style-name="T35">Vtedy žil ešte starý Jurga, bol to skutočne pekný starý pán, </text:span></text:span><text:span text:style-name="CharStyle4"><text:span text:style-name="T1">m</text:span></text:span><text:span text:style-name="CharStyle4"><text:span text:style-name="T8">al</text:span></text:span><text:span text:style-name="CharStyle4"><text:span text:style-name="T35"> hlavu šedivú a oči plné nehy. Chodil hore-dolu po kúrii, usmieval sa a rozprával sám so sebou.</text:span></text:span></text:p>
        <text:p text:style-name="P20"><text:span text:style-name="CharStyle4"><text:span text:style-name="T35">Starý pán nestaral sa už o nič, Arne viedol hospodárstvo a viedol ho dobre. Vstával včas ráno, behal celý deň, dozeral, a večer, keď prišiel domov unavený, rozprával sa ešte dlho s </text:span></text:span><text:span text:style-name="CharStyle4"><text:span text:style-name="T8">o</text:span></text:span><text:span text:style-name="CharStyle4"><text:span text:style-name="T35">tcom.</text:span></text:span></text:p>
        <text:p text:style-name="P20"><text:span text:style-name="CharStyle4"><text:span text:style-name="T35">„Bude dobrá žatva tohoto roku, otecko,“ hovoril Arne, lebo vedel, že to otca zaujíma.</text:span></text:span></text:p>
        <text:p text:style-name="P20"><text:span text:style-name="CharStyle4"><text:span text:style-name="T35">„Dobrá žatva, keď dá Pán Boh</text:span></text:span><text:span text:style-name="CharStyle4"><text:span text:style-name="T1">!</text:span></text:span><text:span text:style-name="CharStyle4"><text:span text:style-name="T35">“ dodal za chvíľku. Bol veľmi milý ten Arne k otcovi.</text:span></text:span></text:p>
        <text:p text:style-name="P20"><text:span text:style-name="CharStyle4"><text:span text:style-name="T35">Leto bolo vonku v plnom kvete, zlaté klasy obilia spievaly svoju radostnú pieseň života. Arne zanechal občas robotníkov, ľahol si na trávu a hľadel na tie klasy. „Sú krásné tie klasy,“ myslel si. „Krásné ako Oľgine oči.“ Vtedy zvážnel, hľadel smutne </text:span></text:span><text:soft-page-break/><text:span text:style-name="CharStyle4"><text:span text:style-name="T35">vpred. Za chvíľku ale vstal a hodil rukou. Chcel snáď zahnať tým pohybom smutné myšlienky, to však nešlo tak rýchle.</text:span></text:span></text:p>
        <text:p text:style-name="P20"><text:span text:style-name="CharStyle4"><text:span text:style-name="T35">Bolo vtedy leto a Tomáš prišiel domov, A</text:span></text:span><text:span text:style-name="CharStyle4"><text:span text:style-name="T42">rn</text:span></text:span><text:span text:style-name="CharStyle4"><text:span text:style-name="T35">e ho vítal srdečne, nevideli sa už dávno. Tomáš prichádzal len zriedka domov, chodil stále len po svete.</text:span></text:span></text:p>
        <text:p text:style-name="P20"><text:span text:style-name="CharStyle4"><text:span text:style-name="T35">„Teším sa, že si prišiel, Tomáš, skutočne sa teším. Prichádzaš tak zriedka domov,“ hovoril mu. A potom povedal: „Vždy sa bojím, že zabudneš na nás,“ a povedal to veselo, bol to vtip.</text:span></text:span></text:p>
        <text:p text:style-name="P20"><text:span text:style-name="CharStyle4"><text:span text:style-name="T35">Tomáš prišiel domov, bol to milý chlapec a rozprával niekdy zaujímavé veci.</text:span></text:span></text:p>
        <text:p text:style-name="P20"><text:span text:style-name="CharStyle4"><text:span text:style-name="T35">Práve vtedy prišla </text:span></text:span><text:span text:style-name="CharStyle4"><text:span text:style-name="T42">i</text:span></text:span><text:span text:style-name="CharStyle4"><text:span text:style-name="T1"> </text:span></text:span><text:span text:style-name="CharStyle4"><text:span text:style-name="T35">Oľga domov na prázdniny, sudcova dcéra O</text:span></text:span><text:span text:style-name="CharStyle4"><text:span text:style-name="T1">ľ</text:span></text:span><text:span text:style-name="CharStyle4"><text:span text:style-name="T9">ga. </text:span></text:span><text:span text:style-name="CharStyle4"><text:span text:style-name="T1">P</text:span></text:span><text:span text:style-name="CharStyle4"><text:span text:style-name="T35">rišla hneď na druhý deň za Tomášom, bolo to, ako keby sa boli ushovorili tí dvaja mladí ľudia, ale to nebola pravda. Nemohla to byť pravda, veď si ani nedopisovali.</text:span></text:span></text:p>
        <text:p text:style-name="P20"><text:span text:style-name="CharStyle4"><text:span text:style-name="T35">A</text:span></text:span><text:span text:style-name="CharStyle4"><text:span text:style-name="T42">rn</text:span></text:span><text:span text:style-name="CharStyle4"><text:span text:style-name="T35">e stál skoro ráno vedľa cesty, pozrel v pravo, vrchy sa počaly klaňať. Bolo to divné, vrchy sa predsa nemôžu klaňať, ale A</text:span></text:span><text:span text:style-name="CharStyle4"><text:span text:style-name="T42">rn</text:span></text:span><text:span text:style-name="CharStyle4"><text:span text:style-name="T35">e to videl. „Zaiste príde niekto,“ povedal si, ale neveril tomu, dospelý človek predsa nemôže veriť v zjavenia. Potom mu niekto povedal, že Oľga prišla domov, on sa ponáhľal a oznámil to Tomášovi. „Tomáš, Oľga dnes prišla domov.“ A pozrel sa mu veselo do očú.</text:span></text:span></text:p>
        <text:p text:style-name="P20"><text:span text:style-name="CharStyle4"><text:span text:style-name="T35">O chvíľku však nebol veselý, prechádzal sa nervózne po izbe, bil sa v hlavu. „</text:span></text:span><text:span text:style-name="CharStyle4"><text:span text:style-name="T9">Č</text:span></text:span><text:span text:style-name="CharStyle4"><text:span text:style-name="T35">i nezab</text:span></text:span><text:span text:style-name="CharStyle4"><text:span text:style-name="T9">u</text:span></text:span><text:span text:style-name="CharStyle4"><text:span text:style-name="T35">dnem na to nikdy?“ pýtal sa sám seba, potom počal slziť. A</text:span></text:span><text:span text:style-name="CharStyle4"><text:span text:style-name="T42">rn</text:span></text:span><text:span text:style-name="CharStyle4"><text:span text:style-name="T35">e bol ako malé dieťa, keď ho nikto nevidel, neskôr sa však opanoval, vyšiel von z domu, chodil bezmyšlienkovite po parku.</text:span></text:span></text:p>
        <text:p text:style-name="P20"><text:span text:style-name="CharStyle4"><text:span text:style-name="T35">Bola tam jedna breza, tá bola jeho dobrou</text:span></text:span><text:span text:style-name="CharStyle27"><text:span text:style-name="T35"> </text:span></text:span><text:span text:style-name="CharStyle4"><text:span text:style-name="T35">priateľkou. Šiel k nej a objal ju, breza bola príliš biela, slzil znova, keď hľadel na ňu. Ano, on slzil len preto, lebo breza bola príliš biela.</text:span></text:span></text:p>
        <text:p text:style-name="P20"><text:soft-page-break/><text:span text:style-name="CharStyle4"><text:span text:style-name="T35">Druhého dňa odišiel von do poľa, niečo mu však nedalo pokoja, niečo ho ťahalo domov. Vzpieral sa, hovoril si: „Nesmiem ísť domov, Oľga bude zaiste u nás.“ Kráčal však predsa smerom k dedine.</text:span></text:span></text:p>
        <text:p text:style-name="P20"><text:span text:style-name="CharStyle4"><text:span text:style-name="T35">„Nie, nesmiem ísť domov, nesmiem ich vyrušovať, Tomáša s Oľgou.“ Avšak to boly falošné myšlienky, nie preto sa stránil on domova.</text:span></text:span></text:p>
        <text:p text:style-name="P20"><text:span text:style-name="CharStyle4"><text:span text:style-name="T35">Potom kričal:</text:span></text:span></text:p>
        <text:p text:style-name="P20"><text:span text:style-name="CharStyle4"><text:span text:style-name="T35">„Nie, nesnesiem to, nesmiem sa stretnúť s Oľgou!“ </text:span></text:span><text:span text:style-name="CharStyle4"><text:span text:style-name="T42">A</text:span></text:span><text:span text:style-name="CharStyle4"><text:span text:style-name="T35"> to bola asi tá pravá príčina.</text:span></text:span></text:p>
        <text:p text:style-name="P20"><text:span text:style-name="CharStyle4"><text:span text:style-name="T35">Hovoril takéto veci, pri tom kráčal pomaly k dedine, šiel pomaly domov. Obišiel bránu parku, preliezol plot a túlal sa ticho pomedzi stromami. Potom bol už veselší, hovoril si: „Žiaľ je len jeden, ja ho vykorením zo svojej duše a budem bez starosti. A budem dobre žiť.“ Pri tom sa smial a počal si pískať.</text:span></text:span></text:p>
        <text:p text:style-name="P20"><text:span text:style-name="CharStyle4"><text:span text:style-name="T35">Neďaleko v húští bol niekto, bolo tam počuť hlasy. Pritiahol sa bližšie, bola tam Oľga i Tomáš, boli obidvaja rozčúlení. Bola tam Oľga, hovorila hlasno, gestikulovala a bola krásna i sentimentálna.</text:span></text:span></text:p>
        <text:p text:style-name="P20"><text:span text:style-name="CharStyle4"><text:span text:style-name="T35">„Už ma nemáš rád, Tomáš,“ hovorila smutným hlasom. A dívala sa na oblaky, niekdy sa striasla, bolo to snáď od utajovaného plaču.</text:span></text:span></text:p>
        <text:p text:style-name="P20"><text:span text:style-name="CharStyle4"><text:span text:style-name="T35">„Už ma nemáš rád, viem to, bol si kedysi inakší ku mne, Tomáš.“ A odmlčala sa na chvíľku. Potom hovorila znovu, hovorila zo sna:</text:span></text:span></text:p>
        <text:p text:style-name="P20"><text:span text:style-name="CharStyle4"><text:span text:style-name="T35">„Bolo to práve tuná</text:span></text:span><text:span text:style-name="CharStyle4"><text:span text:style-name="T1">.</text:span></text:span><text:span text:style-name="CharStyle4"><text:span text:style-name="T35"> Tomáš, tuná na tomto mieste, bola mesačná noc a ja som verila ešte v kúzlo mesačných nocí.“</text:span></text:span></text:p>
        <text:p text:style-name="P20"><text:span text:style-name="CharStyle4"><text:span text:style-name="T35">Bola krásna tá Oľga, hovorila akoby zo sna a mala mäkký hlas. Arnemu niečo svieralo hrdlo, chcel vykročiť z úkrytu a kričať: „Milujem ťa, Oľga, si krásna. Prečo nemáš ani trochu lásky ku mne?“</text:span></text:span></text:p>
        <text:p text:style-name="P20"><text:soft-page-break/><text:span text:style-name="CharStyle4"><text:span text:style-name="T35">Oľga nemala lásky k nemu. Oľga hovorila:</text:span></text:span></text:p>
        <text:p text:style-name="P20"><text:span text:style-name="CharStyle4"><text:span text:style-name="T35">„Bolo to práve na tomto mieste, niekto spieval v diaľke, ty si mi hovoril, že ma miluješ, ty si to len hovoril, ja som to cítila.“</text:span></text:span></text:p>
        <text:p text:style-name="P20"><text:span text:style-name="CharStyle4"><text:span text:style-name="T35">„Teraz už nehovoríš nič, ale ja neplačem, vedela som, že to príde raz, vedela som to...“</text:span></text:span></text:p>
        <text:p text:style-name="P20"><text:span text:style-name="CharStyle4"><text:span text:style-name="T35">A</text:span></text:span><text:span text:style-name="CharStyle4"><text:span text:style-name="T42">rn</text:span></text:span><text:span text:style-name="CharStyle4"><text:span text:style-name="T35">e vstal, kráčal preč, nevedel kam, srdce mu </text:span></text:span><text:span text:style-name="CharStyle4"><text:span text:style-name="T1">sv</text:span></text:span><text:span text:style-name="CharStyle4"><text:span text:style-name="T35">ierala ľútosť i žiaľ. Vytiahol si nožík z vrecka, pichol sa do dlane, potom vrhol sa na zem a plakal.</text:span></text:span></text:p>
        <text:p text:style-name="P20"><text:span text:style-name="CharStyle4"><text:span text:style-name="T35">Breza ho videla, chcela mu pomôcť, nemohla však. Breza nemôže nič robiť, musí stáť ticho, čakať na milenca, vietor.</text:span></text:span></text:p>
        <text:p text:style-name="P20"><text:span text:style-name="CharStyle4"><text:span text:style-name="T35">Avšak ani ľudia by neboli mohli pomôcť</text:span></text:span><text:span text:style-name="CharStyle29"><text:span text:style-name="T59"> </text:span></text:span><text:span text:style-name="CharStyle4"><text:span text:style-name="T9">A</text:span></text:span><text:span text:style-name="CharStyle4"><text:span text:style-name="T35">rnemu, hoci </text:span></text:span><text:span text:style-name="CharStyle4"><text:span text:style-name="T9">j</text:span></text:span><text:span text:style-name="CharStyle4"><text:span text:style-name="T35">e </text:span></text:span><text:span text:style-name="CharStyle4"><text:span text:style-name="T1">t</text:span></text:span><text:span text:style-name="CharStyle4"><text:span text:style-name="T35">o smutné, keď dospelý človek plače.</text:span></text:span></text:p>
        <text:p text:style-name="P20"><text:span text:style-name="CharStyle4"><text:span text:style-name="T35">To sa stalo jedného dňa, druhého dňa prišiel Tomášov priateľ maliar a Tomáš sa chystal zasa na odchod. Ten deň prišla O</text:span></text:span><text:span text:style-name="CharStyle4"><text:span text:style-name="T42">ľ</text:span></text:span><text:span text:style-name="CharStyle4"><text:span text:style-name="T35">ga znova, mala vyplakané oči a hovorila veľmi málo. </text:span></text:span><text:span text:style-name="CharStyle4"><text:span text:style-name="T42">A</text:span></text:span><text:span text:style-name="CharStyle4"><text:span text:style-name="T35">rne vedel, prečo má Oľga vyplakané oči, chcel ju utešovať, musel sa však tiež premáhať, aby neplakal.</text:span></text:span></text:p>
        <text:p text:style-name="P20"><text:span text:style-name="CharStyle4"><text:span text:style-name="T35">Tomáš hovoril: „Prosím ťa, </text:span></text:span><text:span text:style-name="CharStyle4"><text:span text:style-name="T42">A</text:span></text:span><text:span text:style-name="CharStyle4"><text:span text:style-name="T35">rne, daj zapriahnuť zajtra do koča, idem preč.“</text:span></text:span></text:p>
        <text:p text:style-name="P20"><text:span text:style-name="CharStyle4"><text:span text:style-name="T42">A</text:span></text:span><text:span text:style-name="CharStyle4"><text:span text:style-name="T35">rne mal plné srdce žiaľu. „Prečo ideš preč, Tomáš? Prišiel si len pred niekoľkými dňami a už odchádzaš. Nie je to pekné.“ A chcel ešte niečo povedať.</text:span></text:span></text:p>
        <text:p text:style-name="P20"><text:span text:style-name="CharStyle4"><text:span text:style-name="T35">Chvíľku mlčal, potom to však predsa povedal.</text:span></text:span></text:p>
        <text:p text:style-name="P20"><text:span text:style-name="CharStyle4"><text:span text:style-name="T35">„Tomáš, nenechaj tak žialiť Oľgu, nenechaj ju tak žialiť, prosím ťa. Má ťa rada, veď i ty ju máš rád, Tomáš. Pravda, máš ju rád?“ hovoril </text:span></text:span><text:span text:style-name="CharStyle4"><text:span text:style-name="T42">A</text:span></text:span><text:span text:style-name="CharStyle4"><text:span text:style-name="T35">rne a hľadel prosebne.</text:span></text:span></text:p>
        <text:p text:style-name="P20"><text:span text:style-name="CharStyle4"><text:span text:style-name="T35">Vtedy sa stalo, že si povedali otvorené slovo. Ako to prišlo? Tomáš počal potichu hovoriť, potom hovoril pevnejším hlasom. A hovoril podivné veci.</text:span></text:span></text:p>
        <text:p text:style-name="P20"><text:soft-page-break/><text:span text:style-name="CharStyle4"><text:span text:style-name="T35">„</text:span></text:span><text:span text:style-name="CharStyle4"><text:span text:style-name="T42">A</text:span></text:span><text:span text:style-name="CharStyle4"><text:span text:style-name="T35">rne, nemôžem ju klamať, mám ju rád, ale m</text:span></text:span><text:span text:style-name="CharStyle25"><text:span text:style-name="T1">á</text:span></text:span><text:span text:style-name="CharStyle25"><text:span text:style-name="T35">m rád i druhé, áno, chodím sem i tam, stretnem mnohé dievčatá a mám ich tiež rád. A nie </text:span></text:span><text:span text:style-name="CharStyle4"><text:span text:style-name="T35">som jej hoden, uver m</text:span></text:span><text:span text:style-name="CharStyle4"><text:span text:style-name="T9">i</text:span></text:span><text:span text:style-name="CharStyle4"><text:span text:style-name="T35"> </text:span></text:span><text:span text:style-name="CharStyle4"><text:span text:style-name="T42">A</text:span></text:span><text:span text:style-name="CharStyle4"><text:span text:style-name="T35">rne, nie,“ hovoril</text:span></text:span><text:span text:style-name="CharStyle4"><text:span text:style-name="T1"> </text:span></text:span><text:span text:style-name="CharStyle4"><text:span text:style-name="T35">Tomáš smutne.</text:span></text:span></text:p>
        <text:p text:style-name="P20"><text:span text:style-name="CharStyle4"><text:span text:style-name="T35">„Prečo si vybrala práve mňa, prečo nie z vás niektorého? Prečo nie teba, Arne, veď i ty ju miluješ, áno, viem, že ju veľmi miluješ.“</text:span></text:span></text:p>
        <text:p text:style-name="P20"><text:span text:style-name="CharStyle4"><text:span text:style-name="T35">Tomáš odišiel druhý deň, dom ostal prázdny, starý pán sa prechádzal hore dolu izbami a nerozumel ničomu. Oľga plakala. Starý pán rozmýšľal nad tým, ale nerozumel tomu. Potom myslel na iné veci, bol zasa veselý, vítal veselo Arneho, keď ten prišiel domov.</text:span></text:span></text:p>
        <text:p text:style-name="P20"><text:span text:style-name="CharStyle4"><text:span text:style-name="T35">„Nie si ustatý, </text:span></text:span><text:span text:style-name="CharStyle4"><text:span text:style-name="T42">a</text:span></text:span><text:span text:style-name="CharStyle4"><text:span text:style-name="T35">rne?“ pýtal sa ho. Potom počal hovoriť o niečom, </text:span></text:span><text:span text:style-name="CharStyle4"><text:span text:style-name="T42">A</text:span></text:span><text:span text:style-name="CharStyle4"><text:span text:style-name="T35">rne však nepočúval, sedel zamyslene, že to i starý pán zbada</text:span></text:span><text:span text:style-name="CharStyle4"><text:span text:style-name="T1">l.</text:span></text:span><text:span text:style-name="CharStyle4"><text:span text:style-name="T35"> „Si dnes smutný, </text:span></text:span><text:span text:style-name="CharStyle4"><text:span text:style-name="T42">A</text:span></text:span><text:span text:style-name="CharStyle4"><text:span text:style-name="T35">rne,“ hovoril mu.</text:span></text:span></text:p>
        <text:p text:style-name="P20"><text:span text:style-name="CharStyle4"><text:span text:style-name="T35">„Nie, otecko, nie som smutný, ale som ustatý, áno, to je pravda, som ustatý,“ hovoril </text:span></text:span><text:span text:style-name="CharStyle4"><text:span text:style-name="T42">A</text:span></text:span><text:span text:style-name="CharStyle4"><text:span text:style-name="T35">rne, potom vstal a chcel ísť spať.</text:span></text:span></text:p>
        <text:p text:style-name="P20"><text:span text:style-name="CharStyle4"><text:span text:style-name="T35">Spať však nešiel, veď i tak by nebol mohol. Šiel sa prejsť, kráčal na druhý koniec dediny, kde bývala Oľga. Tam zastal a hovoril ticho k domu. Hovoril ticho k plotu, nemým stenám.</text:span></text:span></text:p>
        <text:p text:style-name="P20"><text:span text:style-name="CharStyle4"><text:span text:style-name="T35">„Mám ťa rád, Oľga, mám ťa veľmi rád.“ Potom sa pýtal: „Prečo ma i ty nemáš rada?“ a zatriasol sa, nebolo to pekné od neho, že hovoril také veci. Oľga mala rada Tomáša, on bol dobrý brat, nemal hovoriť také veci.</text:span></text:span></text:p>
        <text:p text:style-name="P20"><text:span text:style-name="CharStyle4"><text:span text:style-name="T35">Nasledovný deň však, keď sa sišiel s Oľgou, vtedy bol inakší, vtedy nehovoril také veci. Cítil ľútosť, utešoval Oľgu.</text:span></text:span></text:p>
        <text:p text:style-name="P20"><text:span text:style-name="CharStyle4"><text:span text:style-name="T35">„Odpusť, Oľga, ja viem, že Tomáš sa mrzko choval k tebe. Ale hľaď, on je taký, </text:span></text:span><text:soft-page-break/><text:span text:style-name="CharStyle4"><text:span text:style-name="T35">dnes povie to a neverí tomu ani sám, povie to však len z dobrého úmyslu.“</text:span></text:span></text:p>
        <text:p text:style-name="P20"><text:span text:style-name="CharStyle4"><text:span text:style-name="T35">„Tomáš ťa má veľmi rád, Oľga, on zanedlho príde a povie, že to nie je pravda, čo ti bol hovoril.“</text:span></text:span></text:p>
        <text:p text:style-name="P20"><text:span text:style-name="CharStyle4"><text:span text:style-name="T35">Takto utešoval Oľgu, nevedel ani sám, čo hovorí, nevedel sám, či verí tomu, či neverí. Videl však Oľgu smutnú, mala červené oči od plaču, bolo mu je</text:span></text:span><text:span text:style-name="CharStyle4"><text:span text:style-name="T1">j</text:span></text:span><text:span text:style-name="CharStyle4"><text:span text:style-name="T35"> ľúto a chcel ju utešovať.</text:span></text:span></text:p>
        <text:p text:style-name="P20"><text:span text:style-name="CharStyle4"><text:span text:style-name="T35">Nastaly smutné dni, Oľga mnoho plakala, potom jedného dňa dozvedel sa</text:span></text:span><text:span text:style-name="CharStyle4"><text:span text:style-name="T1">,</text:span></text:span><text:span text:style-name="CharStyle4"><text:span text:style-name="T35"> že odcestovala. Oľga odcestovala, A</text:span></text:span><text:span text:style-name="CharStyle4"><text:span text:style-name="T42">rn</text:span></text:span><text:span text:style-name="CharStyle4"><text:span text:style-name="T35">e si myslel, že išla za Tomášom, ale to nebola pravda. Ale on bol o tom presvedčený a bol spokojnejší</text:span></text:span></text:p>
        <text:p text:style-name="P20"><text:span text:style-name="CharStyle4"><text:span text:style-name="T35">Nastala žatva, potom prešla, prešla i jeseň, i zima. Starý pán pokašlával, bolelo ho </text:span></text:span><text:span text:style-name="CharStyle4"><text:span text:style-name="T1">i</text:span></text:span><text:span text:style-name="CharStyle4"><text:span text:style-name="T35"> v boku, i všelikde, lekár chodil mnoho do domu. A </text:span></text:span><text:span text:style-name="CharStyle4"><text:span text:style-name="T42">A</text:span></text:span><text:span text:style-name="CharStyle4"><text:span text:style-name="T35">rne nemal roboty. Arne bol stále smutný, chodil bezmyšlienkovite po dome, niekdy si sadol a čítal, ale ani k tomu nemal trpelivost</text:span></text:span><text:span text:style-name="CharStyle4"><text:span text:style-name="T42">i.</text:span></text:span><text:span text:style-name="CharStyle4"><text:span text:style-name="T1"> </text:span></text:span><text:span text:style-name="CharStyle4"><text:span text:style-name="T35">„Nesmiem myslieť na Oľgu, nesmiem,“ hovoril si často, to však nepomohlo. Potom napísal si to na ceduľu, vyvesil ponad posteľ, aby to vždy</text:span></text:span><text:span text:style-name="CharStyle32"><text:span text:style-name="T35"> </text:span></text:span><text:span text:style-name="CharStyle4"><text:span text:style-name="T35">čítal, keď si ľahol spať, i keď vstával. To však tiež nič nepomohlo, ba myslel tým viac na Oľgu.</text:span></text:span></text:p>
        <text:p text:style-name="P20"><text:span text:style-name="CharStyle4"><text:span text:style-name="T42">A</text:span></text:span><text:span text:style-name="CharStyle4"><text:span text:style-name="T35"> tak uchádzal čas, prišiel Nový rok, nič sa nezmenilo. Tomáš písal často domov, nepísal však nič o Oľge. Jej otec, sudca, prišiel tiež občas na návštevu, nepovedal však nič dôležitého. Keď prišiel na návštevu sudca, A</text:span></text:span><text:span text:style-name="CharStyle4"><text:span text:style-name="T42">rn</text:span></text:span><text:span text:style-name="CharStyle4"><text:span text:style-name="T35">e bol ešte smutnejší, vtedy sedel celé dni doma a nerobil úplne nič.</text:span></text:span></text:p>
        <text:p text:style-name="P20"><text:span text:style-name="CharStyle4"><text:span text:style-name="T35">Príroda spela ďalej vo svojej obvyklej peri</text:span></text:span><text:span text:style-name="CharStyle4"><text:span text:style-name="T9">o</text:span></text:span><text:span text:style-name="CharStyle4"><text:span text:style-name="T35">de, nezastala ani na chvíľku, aby obveselila Arneho, nemala času alebo nechcela. Ona neznala smútku, nemala za kým túžiť. Jaro bolo stále tá istá kyprá panna, ktorá dozrela v leto, potom, súc </text:span></text:span><text:soft-page-break/><text:span text:style-name="CharStyle4"><text:span text:style-name="T35">oplodnená v jeseň, ľahla si k zim</text:span></text:span><text:span text:style-name="CharStyle4"><text:span text:style-name="T9">n</text:span></text:span><text:span text:style-name="CharStyle4"><text:span text:style-name="T35">ému spánku.</text:span></text:span></text:p>
        <text:p text:style-name="P20"><text:span text:style-name="CharStyle4"><text:span text:style-name="T35">Pre starého pána však tiež nastala jeho posledná doba, ležal v posteli, mal bolesti a bol pri tom veselý. „Zavolaj chlapcov domov,“ — hovoril raz, hovoril to veselo, ale bola to smutná vec. Chlapci prišli, on bol stále dobrej vôle, robil poriadky medzi nimi, odobral sa od nich.</text:span></text:span></text:p>
        <text:p text:style-name="P20"><text:span text:style-name="CharStyle4"><text:span text:style-name="T35">Bolo to v zime a starý pán sa odobral na večný odpočinok.</text:span></text:span></text:p>
        <text:p text:style-name="P20"><text:span text:style-name="CharStyle4"><text:span text:style-name="T35">Smútok sa nasťahoval do Jurgovského domu. Na kúriu</text:span></text:span><text:span text:style-name="CharStyle4"><text:span text:style-name="T1"> </text:span></text:span><text:span text:style-name="CharStyle4"><text:span text:style-name="T35">vyvesili čier</text:span></text:span><text:span text:style-name="CharStyle4"><text:span text:style-name="T1">n</text:span></text:span><text:span text:style-name="CharStyle4"><text:span text:style-name="T35">u zástavu, bola to formalita, ich smútok bol však o mnoho hlbší.</text:span></text:span></text:p>
        <text:p text:style-name="P20"><text:span text:style-name="CharStyle4"><text:span text:style-name="T35">Chlapci sa rozišli zasa do sveta, Arne ostal</text:span></text:span><text:span text:style-name="CharStyle35"><text:span text:style-name="T1"> </text:span></text:span><text:span text:style-name="CharStyle4"><text:span text:style-name="T35">sám v smutnom dome. Arne ostal doma so smútkom a prácou a snášal oboje trpel</text:span></text:span><text:span text:style-name="CharStyle4"><text:span text:style-name="T1">i</text:span></text:span><text:span text:style-name="CharStyle4"><text:span text:style-name="T35">ve</text:span></text:span><text:span text:style-name="CharStyle4"><text:span text:style-name="T1">,</text:span></text:span><text:span text:style-name="CharStyle4"><text:span text:style-name="T35"> bez reptania.</text:span></text:span></text:p>
        <text:p text:style-name="P20"><text:span text:style-name="CharStyle4"><text:span text:style-name="T35">Vlastne nič sa nezmenilo, Arne pracoval celý de</text:span></text:span><text:span text:style-name="CharStyle4"><text:span text:style-name="T42">ň</text:span></text:span><text:span text:style-name="CharStyle4"><text:span text:style-name="T35">, večer prišiel domov ustatý, vt</text:span></text:span><text:span text:style-name="CharStyle4"><text:span text:style-name="T1">e</text:span></text:span><text:span text:style-name="CharStyle4"><text:span text:style-name="T35">dy mu chýbal otec. „Otecko, bolo to tak príjemné porozprávať sa večer s tebou,“ hovorieval nežne k starej fotografii otcovej. H</text:span></text:span><text:span text:style-name="CharStyle4"><text:span text:style-name="T1">o</text:span></text:span><text:span text:style-name="CharStyle4"><text:span text:style-name="T35">vorieva</text:span></text:span><text:span text:style-name="CharStyle4"><text:span text:style-name="T9">l</text:span></text:span><text:span text:style-name="CharStyle4"><text:span text:style-name="T35"> to hlasom plným úprimnosti.</text:span></text:span></text:p>
        <text:p text:style-name="P20"><text:span text:style-name="CharStyle4"><text:span text:style-name="T35">A tak v práci minul</text:span></text:span><text:span text:style-name="CharStyle4"><text:span text:style-name="T9">y</text:span></text:span><text:span text:style-name="CharStyle4"><text:span text:style-name="T35"> roky. Tomáš niekdy prišiel domov, maľoval, chcel usilovne pracovať. Tomáš bol dobrý chlapec, chcel mnoho, nemal však pevnú vôľu. Ostal doma istý čas, potom sobral sa a smutne odchádzal. Odchádzal do sveta. I Ján, i Peter ho prišli niekdy navštíviť, prišli, za</text:span></text:span><text:span text:style-name="CharStyle4"><text:span text:style-name="T42">s</text:span></text:span><text:span text:style-name="CharStyle4"><text:span text:style-name="T1">a</text:span></text:span><text:span text:style-name="CharStyle4"><text:span text:style-name="T35"> odišli, dom sa nezmenil, nebol ani smutnejší, ani veselší.</text:span></text:span></text:p>
        <text:p text:style-name="P20"><text:span text:style-name="CharStyle4"><text:span text:style-name="T35">Raz, bolo to jedného dňa v lete, Arne šiel cestou, pozrel sa v pravo a videl, že sa vrchy klaňajú. Bol </text:span></text:span><text:span text:style-name="CharStyle4"><text:span text:style-name="T1">t</text:span></text:span><text:span text:style-name="CharStyle4"><text:span text:style-name="T35">o zaiste len klam, vrchy sa predsa nemôžu klaňať, ale Arne vedel, že Oľga príde.</text:span></text:span></text:p>
        <text:p text:style-name="P20"><text:span text:style-name="CharStyle4"><text:span text:style-name="T35">Uplynulo už niekoľko rokov, čo ju nevidel, ale pamätal sa na ňu dobre. Ano, pamätal, mala bledé vlasy, ostrihané ako za malič</text:span></text:span><text:span text:style-name="CharStyle4"><text:span text:style-name="T42">ka</text:span></text:span><text:span text:style-name="CharStyle4"><text:span text:style-name="T35"> a šelmovské oči. Tie šelmovské </text:span></text:span><text:soft-page-break/><text:span text:style-name="CharStyle4"><text:span text:style-name="T35">oči videl posledne vyplakané, kto vie, prečo to bolo? Ba ano, už si spomenul i na to. Vtedy bol i Tomáš doma, Oľga ho mala rada a preto plakala.</text:span></text:span></text:p>
        <text:p text:style-name="P20"><text:span text:style-name="CharStyle4"><text:span text:style-name="T35">Arne hovoril sám so sebou, pretvaroval sa, že ťažko spomína na minulosť, ale klamal sám seba. Chcel klamať sám seba, lebo on pamätal sa na všetko, podrobne sa pamätal.</text:span></text:span></text:p>
        <text:p text:style-name="P20"><text:span text:style-name="CharStyle4"><text:span text:style-name="T35">Vtedy utekal domov, nastrihal kyticu ruží a na obed ju poslal do sudcovho domu. A napísal i ceduľku: „Buď vítaná doma, Oľga,“ hoci mu ešte nikto nepovedal, že Oľga prišla.</text:span></text:span></text:p>
        <text:p text:style-name="P20"><text:span text:style-name="CharStyle4"><text:span text:style-name="T35">Vrchy však neklamaly. Neklamala ani breza. Arne išiel k nej, hladkal ju, tá žiarila. Bola veľmi biela, snáď preto vnímala všetko, i Arneho radosť. Bola celá biela, ale neurážala oči</text:span></text:span><text:span text:style-name="CharStyle4"><text:span text:style-name="T1">, </text:span></text:span><text:span text:style-name="CharStyle4"><text:span text:style-name="T35">Arne zadíval sa na ňu a neslzil. Ale pýtal sa jej: „Kto vie, či ma Oľga príde navštíviť, kto vie? Neverím, že by ma prišla navštíviť.“ To hovoril breze a nebolo to pekné od neho, že klamal svoju priateľku. Lebo v sebe myslel celkom iné. Preto sa jej opýtal: „Ba, kto vie, kedy ma Oľga príde navštíviť? Bude to asi dlho trvať, kým ma príde navštíviť —“ a zosmutnel, lebo v to už veril.</text:span></text:span></text:p>
        <text:p text:style-name="P20"><text:span text:style-name="CharStyle4"><text:span text:style-name="T35">On sa však mýlil, Oľga prišla k nemu hneď odpoludnia, nezmenila sa nič odtedy, čo posledný raz bola doma. Ani v tvári sa nezmenila, jej oči však už neboly šelmovské. Jej oči boly vážné, teraz sa však smiala a z ďaleka podávala ruku Arnemu. „Nevideli sme sa už dávno, Arne.“</text:span></text:span></text:p>
        <text:p text:style-name="P20"><text:span text:style-name="CharStyle4"><text:span text:style-name="T35">Arne sa zachvel, cítil, že krv mu vstúpila do</text:span></text:span><text:span text:style-name="CharStyle27"><text:span text:style-name="T35"> </text:span></text:span><text:span text:style-name="CharStyle4"><text:span text:style-name="T35">hlavy, cítil, že stará láska ho opanovala znova. Arne si položil ruku na srdce a hovoril: </text:span></text:span><text:span text:style-name="CharStyle4"><text:span text:style-name="T1">„U</text:span></text:span><text:span text:style-name="CharStyle4"><text:span text:style-name="T35">ž s</text:span></text:span><text:span text:style-name="CharStyle4"><text:span text:style-name="T1">m</text:span></text:span><text:span text:style-name="CharStyle4"><text:span text:style-name="T35">e sa dávno nevideli. A je to pekné od teba, Oľga, že si ma prišla navštíviť.“ Chcel povedať: „Je to pekné, že si ma prišla hneď prvý deň navštíviť,“ nepovedal to však.</text:span></text:span></text:p>
        <text:p text:style-name="P20"><text:soft-page-break/><text:span text:style-name="CharStyle4"><text:span text:style-name="T35">Len sa opýtal: „Dokedy ostaneš tuná, Oľga?“ — a to nebolo vôbec sl</text:span></text:span><text:span text:style-name="CharStyle4"><text:span text:style-name="T1">u</text:span></text:span><text:span text:style-name="CharStyle4"><text:span text:style-name="T35">šné od neho. Nepatrí sa predsa pýtať niekoho, kto práve prišiel, na odchod.</text:span></text:span></text:p>
        <text:p text:style-name="P20"><text:span text:style-name="CharStyle4"><text:span text:style-name="T35">Oľga sa však neurazila, oh, nespozorovala nič, smiala sa a povedala: „Asi dva, tri mesiace, neviem ešte sama.“ Pritom pohodila hlavou, jej krátke bledé vlasy poletov</text:span></text:span><text:span text:style-name="CharStyle4"><text:span text:style-name="T9">a</text:span></text:span><text:span text:style-name="CharStyle4"><text:span text:style-name="T35">ly vzduchom.</text:span></text:span></text:p>
        <text:p text:style-name="P20"><text:span text:style-name="CharStyle4"><text:span text:style-name="T35">Oľga ostala doma, Tomáša opanovala jeho stará láska, myslel stále len na Oľgu a nevedel celé dni nič pracovať. A myslel stále len na Oľgu.</text:span></text:span></text:p>
        <text:p text:style-name="P20"><text:span text:style-name="CharStyle4"><text:span text:style-name="T35">„Bola preč pár rokov, kto vie, čo robila za ten čas? Kto vie, či sa i nezasnúbila?“</text:span></text:span></text:p>
        <text:p text:style-name="P20"><text:span text:style-name="CharStyle4"><text:span text:style-name="T35">Keď najbližšie prišla ho navštíviť, opýtal sa jej: „Nie si zasnúbená, Oľga?“ Opýtal sa jej to, hoci to nesúviselo s tým, o čom sa rozprávali. Vtedy Oľga trhla sebou, pozrela na neho udivene: „Nie, veď vidíš, že nemám prsteň.“</text:span></text:span></text:p>
        <text:p text:style-name="P20"><text:span text:style-name="CharStyle4"><text:span text:style-name="T35">Bola to skutočne hlúpa otázka od neho, veď mohol vidieť, že Oľga nemá prsteň. Predsavzal si, že bude viac dávať pozor na to, čo povie, najbližšie sa však zasa preriekol. Povedal jej: „Videla si tam niekdy i Tomáša?</text:span></text:span><text:span text:style-name="CharStyle4"><text:span text:style-name="T1">“</text:span></text:span><text:span text:style-name="CharStyle4"><text:span text:style-name="T35"> a nemal sa to pýtať, nebolo to príjemné pre Oľgu.</text:span></text:span></text:p>
        <text:p text:style-name="P20"><text:span text:style-name="CharStyle4"><text:span text:style-name="T35">Časom sa však nepýtal už také veci, hovoril nenútene s Oľgou, hoci to v ňom vrelo. A čím viac bol s ňou, tým lepšie sa vedel opanovať. Schádzali sa často, Oľga nemala práce, prišla k Arnemu. — „Už som tu zasa, Arne, prišla som ti zavadzať. Ale nehnevaj sa na mňa, zaujíma ma veľmi tvoje hospodárstvo.“</text:span></text:span></text:p>
        <text:p text:style-name="P20"><text:span text:style-name="CharStyle4"><text:span text:style-name="T35">Časom hovorili spolu ako starí priate</text:span></text:span><text:span text:style-name="CharStyle4"><text:span text:style-name="T42">li</text:span></text:span><text:span text:style-name="CharStyle4"><text:span text:style-name="T35">a, ako dobrí kamaráti. A Arne sa už neprezradil. Len doma niekdy mrmľal zúfalé slová, nespal celé noci. Naproti posteli mal staré hodiny, s obrázkom ktorejsi pramatky, tých sa občas pýtal zúfale: „Čo mám robiť, čo mám robiť?“ Tie však neodpovedaly nič, šly svojím odmeraným </text:span></text:span><text:soft-page-break/><text:span text:style-name="CharStyle4"><text:span text:style-name="T35">krokom vpred. Tie hodiny boly veľmi namyslené na svoju funkciu, alebo nerozumely bôľu Arneho.</text:span></text:span></text:p>
        <text:p text:style-name="P20"><text:span text:style-name="CharStyle4"><text:span text:style-name="T35">Potom, stalo sa to jedného dňa v lete, Arne a Oľga išli dozerať na koscov, bolo tak krásne vonku, že sadli si k potoku a počali sa o všeličom</text:span></text:span><text:span text:style-name="CharStyle4"><text:span text:style-name="T1"> </text:span></text:span><text:span text:style-name="CharStyle4"><text:span text:style-name="T35">rozprávať. Najviac hovoril Arne, chcel asi zabávať Oľgu, hovoril veselé veci.</text:span></text:span></text:p>
        <text:p text:style-name="P20"><text:span text:style-name="CharStyle4"><text:span text:style-name="T35">„Uver mi, Oľga, bolo to smiešné. Ja som tam tam stál vo dverách a Paľo nevedel, čo si počať.“</text:span></text:span></text:p>
        <text:p text:style-name="P20"><text:span text:style-name="CharStyle4"><text:span text:style-name="T35">Smiali sa, potom um</text:span></text:span><text:span text:style-name="CharStyle4"><text:span text:style-name="T9">ĺ</text:span></text:span><text:span text:style-name="CharStyle4"><text:span text:style-name="T35">kli a zvážneli, nevedeli viacej n</text:span></text:span><text:span text:style-name="CharStyle4"><text:span text:style-name="T9">a</text:span></text:span><text:span text:style-name="CharStyle4"><text:span text:style-name="T35">jsť ztratenú niť humoru. Arne chcel opäť hovoriť, hovoril však vážne, podivné veci</text:span></text:span><text:span text:style-name="CharStyle27"><text:span text:style-name="T35"> </text:span></text:span><text:span text:style-name="CharStyle4"><text:span text:style-name="T35">hovoril. Chcel prestať, niečo mu však nútilo slová na jazyk.</text:span></text:span></text:p>
        <text:p text:style-name="P20"><text:span text:style-name="CharStyle4"><text:span text:style-name="T35">„Mojou jedinou priateľkou bola breza, tá je biela, počúva všetko, čo jej poviem a neodpovedá nikdy. Je to dobré, že nič neodpovedá, často je to veľmi dobré.“</text:span></text:span></text:p>
        <text:p text:style-name="P20"><text:span text:style-name="CharStyle4"><text:span text:style-name="T35">Za chvíľku povedal zasa:</text:span></text:span></text:p>
        <text:p text:style-name="P40"><text:span text:style-name="CharStyle4"><text:span text:style-name="T35">„I vtáci uletia v jeseň, neostane tu nikto. Strávil som teraz celé zimy sám, je to smutné.“</text:span></text:span></text:p>
        <text:p text:style-name="P50"><text:span text:style-name="CharStyle4"><text:span text:style-name="T35">Oľga hľadela na neho so súcitom, mala azda i slzu v očiach. </text:span></text:span><text:span text:style-name="CharStyle4"><text:span text:style-name="T1">A</text:span></text:span><text:span text:style-name="CharStyle4"><text:span text:style-name="T35"> hľadela na neho snáď trochu i so zvedavosťou. An</text:span></text:span><text:span text:style-name="CharStyle4"><text:span text:style-name="T42">o</text:span></text:span><text:span text:style-name="CharStyle4"><text:span text:style-name="T35">, i so zvedavosťou, po prvý raz v živote, ale Arne o tom nevedel. Keď sa rozišiel s Oľgou, bol ešte smutnejší, zle pôsobil na neho tento rozh</text:span></text:span><text:span text:style-name="CharStyle4"><text:span text:style-name="T9">o</text:span></text:span><text:span text:style-name="CharStyle4"><text:span text:style-name="T35">vor. Bol veľmi smutný a hodiny odporne tikaly, myslel, že celý svet je mrzký.</text:span></text:span></text:p>
        <text:p text:style-name="P20"><text:span text:style-name="CharStyle4"><text:span text:style-name="T35">A bola to druhého dňa Oľga, ktorá hovorila: „Ďakujem ti, že si sa mi včera aspoň trochu zdôveril. Ďakujem ti za to, Arne.“</text:span></text:span></text:p>
        <text:p text:style-name="P20"><text:span text:style-name="CharStyle4"><text:span text:style-name="T35">Najbližšie zasa povedala: „Nože, hovor ešte o sebe niečo, Arne.“ A Arne </text:span></text:span><text:soft-page-break/><text:span text:style-name="CharStyle4"><text:span text:style-name="T35">poslúchol. Hovoril o sebe, hovoril o všetkom, čo sa ho týkalo, len o jednej veci mlčal. Oľga ho počúvala, niekdy mala slzy v očiach, niekdy sa smiala, podľa toho, čo hovoril Arne. Bola veľmi dobrou poslucháčkou, cítila s ním, v jej očiach často zablysknul se zvláštny oheň, ale Arne mu nerozumel. Arne žil ďalej svoj dvojaký život, cez deň bol s ňou, niekdy veselý, niekdy melancholický, v noci </text:span></text:span><text:span text:style-name="CharStyle4"><text:span text:style-name="T42">zú</text:span></text:span><text:span text:style-name="CharStyle4"><text:span text:style-name="T35">fal doma. Áno, zúfal už, plakal a nadával a zdalo sa, že tratí dobrý rozum.</text:span></text:span></text:p>
        <text:p text:style-name="P20"><text:span text:style-name="CharStyle4"><text:span text:style-name="T35">Oľga počúvala Arneho, mala s ním súcit, zprvu len súcit, potom vkrádal sa jej do srdca iný pocit, o ktorom ona vedela, ale ktorý nechcela dať najavo. Prešly však dva mesiace, Oľga neodchádzala preč, prešly tri mesiace. Hovorievala: „Ah, už mám dosť života v meste,“ sebe si ale priznala, že ju iné zdržiava.</text:span></text:span></text:p>
        <text:p text:style-name="P20"><text:span text:style-name="CharStyle4"><text:span text:style-name="T35">Potom prišla nová </text:span></text:span><text:span text:style-name="CharStyle4"><text:span text:style-name="T1">je</text:span></text:span><text:span text:style-name="CharStyle4"><text:span text:style-name="T35">seň, lístie stromov ožltlo a zčervenalo, Arne tomu nerozumel, prečo bola tá zmena farieb, rozmýšľal nad tým. V lete je slnko rudé, zlaté, lístie však je chladne zelené, na jeseň slnko oslabne, lístie dostane hnedú, červenú farbu. Prečo to? Arne tomu nerozumel, smial sa, bol veselý. Bolo to zvláštné, že bol takej dobrej vôle. Oračky boly v plnom prúde, dal si osedlať koňa, šiel do poľa. I ona mala prísť, Oľga, hľa, tam už prichádza. Sedela dobre na koni a bola krásna.</text:span></text:span></text:p>
        <text:p text:style-name="P20"><text:span text:style-name="CharStyle4"><text:span text:style-name="T35">„Si krásna dnes, Oľga</text:span></text:span><text:span text:style-name="CharStyle4"><text:span text:style-name="T1">!</text:span></text:span><text:span text:style-name="CharStyle4"><text:span text:style-name="T35">“ — pozdravil ju. „Si princezn</text:span></text:span><text:span text:style-name="CharStyle4"><text:span text:style-name="T9">a</text:span></text:span><text:span text:style-name="CharStyle4"><text:span text:style-name="T35">.“</text:span></text:span></text:p>
        <text:p text:style-name="P20"><text:span text:style-name="CharStyle4"><text:span text:style-name="T35">Oľga pozrela na neho, z očú jej vyšľahol zvláštny plameň. Chcela kričať: „Milujem ťa, Arne</text:span></text:span><text:span text:style-name="CharStyle4"><text:span text:style-name="T1">!</text:span></text:span><text:span text:style-name="CharStyle4"><text:span text:style-name="T35">“ </text:span></text:span><text:span text:style-name="CharStyle4"><text:span text:style-name="T1">—</text:span></text:span><text:span text:style-name="CharStyle4"><text:span text:style-name="T35"> chcela ísť k nemu a bozkať ho. Nespravila však nič. Kývla hlavou v odpoveď, šla m</text:span></text:span><text:span text:style-name="CharStyle4"><text:span text:style-name="T1">l</text:span></text:span><text:span text:style-name="CharStyle4"><text:span text:style-name="T35">čky chvíľku s ním, potom sa vrátila domov.</text:span></text:span></text:p>
        <text:p text:style-name="P20"><text:span text:style-name="CharStyle4"><text:span text:style-name="T35">Oľga sadla si v svojej izbe, pochovala hlavu vo vankúšoch a plakala. „Nie, nesmiem ho mať rada, nesmiem,“ — šepkala si. „</text:span></text:span><text:span text:style-name="CharStyle4"><text:span text:style-name="T42">Č</text:span></text:span><text:span text:style-name="CharStyle4"><text:span text:style-name="T35">o si len môže myslieť o mne, mala som rada Tomáša, áno, mala som ho rada a Arne vedel o tom.“ Potom plakala </text:span></text:span><text:soft-page-break/><text:span text:style-name="CharStyle4"><text:span text:style-name="T35">ešte silnejšie, slzy jej kanuly na vankúš, schly na mieste iných sĺz, dávno uschnutých. Všetko pripomínalo minulosť, ktorá kričala svoje kovové veto</text:span></text:span><text:span text:style-name="CharStyle4"><text:span text:style-name="T1">!</text:span></text:span></text:p>
        <text:p text:style-name="P20"><text:span text:style-name="CharStyle4"><text:span text:style-name="T35">Aspoň to si myslela Oľga, snáď mala i pravdu, možno aj nie. Myslela si: „</text:span></text:span><text:span text:style-name="CharStyle4"><text:span text:style-name="T42">Č</text:span></text:span><text:span text:style-name="CharStyle4"><text:span text:style-name="T35">o by povedal, keby vedel, že ho mám rada? Hovoril by zaiste veľmi mrzko o mne.“</text:span></text:span></text:p>
        <text:p text:style-name="P20"><text:span text:style-name="CharStyle4"><text:span text:style-name="T35">A Arne sedel doma, necítil sa o nič lepšie, než pred tým. Arne sa cítil veľmi zle, videl zvláštny pohľad O</text:span></text:span><text:span text:style-name="CharStyle4"><text:span text:style-name="T1">ľ</text:span></text:span><text:span text:style-name="CharStyle4"><text:span text:style-name="T35">gin a nevedel si ho vysvetliť. Šiel do parku k breze, sadol si k jej nohám a rozprával s ňou. „Neviem, neverím, že by ma mala rada. Ale prečo mala oheň v očiach, prečo? Nemôže to byť pravda, musel som sa mýliť.“ Potom počal spievať žalmy a počúvala ho len breza. Spieval, myslel si, že ho to utíši a spieval smutným hlasom.</text:span></text:span></text:p>
        <text:p text:style-name="P20"><text:span text:style-name="CharStyle4"><text:span text:style-name="T35">Druhého dňa, keď vstal, pozrel sa von oknom, hľadel </text:span></text:span><text:span text:style-name="CharStyle4"><text:span text:style-name="T1">n</text:span></text:span><text:span text:style-name="CharStyle4"><text:span text:style-name="T35">a brezu. Pri nej stáli dvaja robotníci so sekerami a pílou, stínali ju. Arne sa</text:span></text:span><text:span text:style-name="CharStyle32"><text:span text:style-name="T1"> </text:span></text:span><text:span text:style-name="CharStyle4"><text:span text:style-name="T35">dal do plaču, chcel ísť tam a vynadať tým robotníkom. Potom si spomenul, že im to on včera </text:span></text:span><text:span text:style-name="CharStyle4"><text:span text:style-name="T42">r</text:span></text:span><text:span text:style-name="CharStyle4"><text:span text:style-name="T35">ozkázal.</text:span></text:span></text:p>
        <text:p text:style-name="P20"><text:span text:style-name="CharStyle4"><text:span text:style-name="T35">Údery sekier padaly na strom, z</text:span></text:span><text:span text:style-name="CharStyle4"><text:span text:style-name="T42">n</text:span></text:span><text:span text:style-name="CharStyle4"><text:span text:style-name="T1">e</text:span></text:span><text:span text:style-name="CharStyle4"><text:span text:style-name="T35">ly duto, ako posledné volanie o pomoc. Arne plakal a škrípal zubami. „Prečo som to rozkázal, prečo som to rozkázal?“ A nemal sily, aby zakričal na robotníkov: „Prestaňte!“</text:span></text:span></text:p>
        <text:p text:style-name="P20"><text:span text:style-name="CharStyle4"><text:span text:style-name="T35">Arne plakal, potom sa mu zdalo, že vrchy naproti sa klaňajú. Počal sa smiať s horkosťou. „Vrchy sa klaňajú, áno, stane sa niečo.“</text:span></text:span></text:p>
        <text:p text:style-name="P20"><text:span text:style-name="CharStyle4"><text:span text:style-name="T35">„Ale nepríde nikto. Viem, nikto nepríde.“ A počal znova slziť vo svojej bezmocnosti.</text:span></text:span></text:p>
        <text:p text:style-name="P20"><text:span text:style-name="CharStyle4"><text:span text:style-name="T35">Bolo to veľmi smutné, že Arne dal zoťať brezu. Breza bola jeho najlepšou priateľkou, našiel ju vždy, keď ho niečo bolelo, keď bol zúfalý. Breza bola jeho zosobneným žiaľom</text:span></text:span><text:span text:style-name="CharStyle4"><text:span text:style-name="T1">;</text:span></text:span><text:span text:style-name="CharStyle4"><text:span text:style-name="T35"> čo si tým pomohol, že ju dal vyťať?</text:span></text:span></text:p>
        <text:p text:style-name="P20"><text:soft-page-break/><text:span text:style-name="CharStyle4"><text:span text:style-name="T35">„Brezu som dal vyťať, nemám tu už nikoho, nemôžem tu ostať. Nie, nevydržím to tu ďalej.“</text:span></text:span></text:p>
        <text:p text:style-name="P20"><text:span text:style-name="CharStyle4"><text:span text:style-name="T35">Schytil kufrík, kládol do neho rozličné veci a nevedel, čo robí. Kládol do neho všeličo, bez rozmyslenia, neskôr sa však spamätal. O desiate</text:span></text:span><text:span text:style-name="CharStyle4"><text:span text:style-name="T1">j </text:span></text:span><text:span text:style-name="CharStyle4"><text:span text:style-name="T35">ide vlak, bolo ešte len deväť, mal času. Vysypal všetko von a začal znova baliť.</text:span></text:span></text:p>
        <text:p text:style-name="P20"><text:span text:style-name="CharStyle4"><text:span text:style-name="T35">Niekto klopal na dvere, Oľga vstúpila dnu. Vstúpila dnu ticho, bola zmenená, ale on to</text:span></text:span><text:span text:style-name="CharStyle43"><text:span text:style-name="T1"> </text:span></text:span><text:span text:style-name="CharStyle4"><text:span text:style-name="T35">nespozoroval. Hľadel na ňu, triasol sa od rozč</text:span></text:span><text:span text:style-name="CharStyle4"><text:span text:style-name="T10">u</text:span></text:span><text:span text:style-name="CharStyle4"><text:span text:style-name="T35">lenia a držal kufrík v ruke.</text:span></text:span></text:p>
        <text:p text:style-name="P20"><text:span text:style-name="CharStyle4"><text:span text:style-name="T1">„</text:span></text:span><text:span text:style-name="CharStyle4"><text:span text:style-name="T10">Č</text:span></text:span><text:span text:style-name="CharStyle4"><text:span text:style-name="T35">o robíš, Arne?“</text:span></text:span></text:p>
        <text:p text:style-name="P20"><text:span text:style-name="CharStyle4"><text:span text:style-name="T43">A</text:span></text:span><text:span text:style-name="CharStyle4"><text:span text:style-name="T35">rne sa z</text:span></text:span><text:span text:style-name="CharStyle4"><text:span text:style-name="T10">t</text:span></text:span><text:span text:style-name="CharStyle4"><text:span text:style-name="T35">riasol. Na tvár mu sadol úsmev, horký úsmev.</text:span></text:span></text:p>
        <text:p text:style-name="P20"><text:span text:style-name="CharStyle4"><text:span text:style-name="T35">„Balím, cestujem preč. Áno, chcem odcestovať,“ — hovoril a vzdychol si. Potom sa zahľadel von oknom. Za chvíľu sa však zasa obrátil k nej.</text:span></text:span></text:p>
        <text:p text:style-name="P20"><text:span text:style-name="CharStyle4"><text:span text:style-name="T35">„Nevydržím to takto ďalej, Oľ</text:span></text:span><text:span text:style-name="CharStyle4"><text:span text:style-name="T1">g</text:span></text:span><text:span text:style-name="CharStyle4"><text:span text:style-name="T35">a,“ — hovoril ticho, smutne. Povedal len toto, jeho oči však hovorily viac, jeho oči prezradily všetko.</text:span></text:span></text:p>
        <text:p text:style-name="P20"><text:span text:style-name="CharStyle4"><text:span text:style-name="T35">Oľga stála nehnute. Potom počala hovoriť ona. Ale hlasom, plným radosti.</text:span></text:span></text:p>
        <text:p text:style-name="P20"><text:span text:style-name="CharStyle4"><text:span text:style-name="T35">„Nechoď preč, </text:span></text:span><text:span text:style-name="CharStyle4"><text:span text:style-name="T1">Arne</text:span></text:span><text:span text:style-name="CharStyle4"><text:span text:style-name="T35">, ostaň tuná.“</text:span></text:span></text:p>
        <text:p text:style-name="P20"><text:span text:style-name="CharStyle4"><text:span text:style-name="T35">Pristúpila k nemu, podala mu ruku a pritiahla ho k sebe.</text:span></text:span></text:p>
        <text:p text:style-name="P3"><text:span text:style-name="CharStyle44"><text:span text:style-name="T1"/></text:span></text:p>
        <text:p text:style-name="P14"><text:span text:style-name="CharStyle44"><text:span text:style-name="T1"/></text:span></text:p>
        <text:p text:style-name="P10"><text:span text:style-name="CharStyle32"><text:span text:style-name="T35">Dve ženy Petra Jurg</text:span></text:span><text:span text:style-name="CharStyle32"><text:span text:style-name="T1">u</text:span></text:span></text:p>
        <text:p text:style-name="P20"><text:span text:style-name="CharStyle4"><text:span text:style-name="T35"/></text:span></text:p>
        <text:p text:style-name="P48"><text:span text:style-name="CharStyle4"><text:span text:style-name="T35">Peter Jurga bol zvláštny človek. Málo sa stýkal s bratmi, keď sa sišiel s niektorým, pozreli na seba ľahostajne, akosi zvláštne, akoby sa pýtali: „Sme my bratia?“ A nemali si čo povedať.</text:span></text:span></text:p>
        <text:p text:style-name="P20"><text:soft-page-break/><text:span text:style-name="CharStyle4"><text:span text:style-name="T35">Dedina, v ktorej býval, nebola ani ďaleko od rodnej obce, on však zriedka kedy sa šiel pozrieť na rodnú kúriu. On sa zriedka pohol zo svojej obce, kde bol not</text:span></text:span><text:span text:style-name="CharStyle4"><text:span text:style-name="T1">á</text:span></text:span><text:span text:style-name="CharStyle4"><text:span text:style-name="T35">rom, p</text:span></text:span><text:span text:style-name="CharStyle4"><text:span text:style-name="T1">á</text:span></text:span><text:span text:style-name="CharStyle4"><text:span text:style-name="T35">nom, tam mu nikto neodporoval. Lebo vrela v ňom krv, keď ho niektorý z bratov napomínal, keď mu výčitky robil. Raz na príklad bil sluhu, že mu zle očistil čižmy. Vtedy mu hovoril Arne: „Prečo ho tak biješ pre tú maličkosť?“ akoby sa ho bola týkala celá tá záležitosť. Oh, on takéto niečo nemohol sniesť. Vtedy povedal Arnemu: „Pýtal som sa ťa snáď?“ — a hlas sa mu triasol hnevom.</text:span></text:span></text:p>
        <text:p text:style-name="P20"><text:span text:style-name="CharStyle4"><text:span text:style-name="T35">Nemali radi bratia Petra a ani on ich. Nebolo to azda len od istého času, bolo to už od malička. I starý Jurga hovorieval: „Peter, Peter, s tebou to raz zle skončí.“ Vtedy on zaťal päste, díval sa uprene na jedon bod, jeho zrak hovoril trucovit</text:span></text:span><text:span text:style-name="CharStyle4"><text:span text:style-name="T11">e</text:span></text:span><text:span text:style-name="CharStyle4"><text:span text:style-name="T35">: „Však uvidíme.“</text:span></text:span></text:p>
        <text:p text:style-name="P25"><text:span text:style-name="CharStyle4"><text:span text:style-name="T35">Po čase odišiel Peter z rodnej kúrie, oženil sa. Ena volala sa jeho žena a mala ho rada nesmie</text:span></text:span><text:span text:style-name="CharStyle4"><text:span text:style-name="T44">rn</text:span></text:span><text:span text:style-name="CharStyle4"><text:span text:style-name="T35">e. Ena vstávala skoro ráno, pracovala cel</text:span></text:span><text:span text:style-name="CharStyle4"><text:span text:style-name="T1">ý</text:span></text:span><text:span text:style-name="CharStyle4"><text:span text:style-name="T35"> de</text:span></text:span><text:span text:style-name="CharStyle4"><text:span text:style-name="T1">ň,</text:span></text:span><text:span text:style-name="CharStyle25"><text:span text:style-name="T35"> len aby on bol s ňou spokojný</text:span></text:span><text:span text:style-name="CharStyle25"><text:span text:style-name="T1">.</text:span></text:span><text:span text:style-name="CharStyle4"><text:span text:style-name="T35"> A keď prišiel z kancelárie domov, stála na prahu v bielom čepci a usmievala sa mu naproti ako ranné slnce. Usmievala sa, v srdci však mala strach. A potichu hovorila: „Bože daj, aby bol dnes Peter dobrej vôle.“</text:span></text:span></text:p>
        <text:p text:style-name="P20"><text:span text:style-name="CharStyle4"><text:span text:style-name="T35">Peter i bol dobrej vôle, i nebol, konečne on vôbec nevedel byť dobrej vôle. Prvé mesiace manželstva usmieval sa, bol milý. A musel sa premáhať. Často chcel povedať Ene: „Ena, si otrock</text:span></text:span><text:span text:style-name="CharStyle4"><text:span text:style-name="T11">y</text:span></text:span><text:span text:style-name="CharStyle4"><text:span text:style-name="T35"> sprostá!“ — ale nepovedal to, lebo vedel, že by ju to bolelo. Ale nezdržal sa predsa, aby nepoznamenal: „Ena, bozkávaš nádherne. Musela si </text:span></text:span><text:span text:style-name="CharStyle4"><text:span text:style-name="T44">i</text:span></text:span><text:span text:style-name="CharStyle4"><text:span text:style-name="T1">ch</text:span></text:span><text:span text:style-name="CharStyle4"><text:span text:style-name="T35"> už mnoho bozkávať predo mnou.“ A vedel, že to nebola pravda, že Ena nemilovala pred ním nikoho.</text:span></text:span></text:p>
        <text:p text:style-name="P20"><text:span text:style-name="CharStyle4"><text:span text:style-name="T35">„Musela s</text:span></text:span><text:span text:style-name="CharStyle4"><text:span text:style-name="T44">i</text:span></text:span><text:span text:style-name="CharStyle4"><text:span text:style-name="T35"> ich už mať mnoho predo mnou,</text:span></text:span><text:span text:style-name="CharStyle4"><text:span text:style-name="T44">“</text:span></text:span><text:span text:style-name="CharStyle4"><text:span text:style-name="T1"> </text:span></text:span><text:span text:style-name="CharStyle4"><text:span text:style-name="T35">— hovoril Ene a tej zablyskla sa slza </text:span></text:span><text:soft-page-break/><text:span text:style-name="CharStyle4"><text:span text:style-name="T35">v očiach. Potom dodal: „Lebo bozkávaš nádher</text:span></text:span><text:span text:style-name="CharStyle4"><text:span text:style-name="T1">n</text:span></text:span><text:span text:style-name="CharStyle4"><text:span text:style-name="T35">e. I ja som mal už mnoho panien i nepanien a žiadna ma ešte tak nebozkala.“ Vtedy Ena počala plakať.</text:span></text:span></text:p>
        <text:p text:style-name="P20"><text:span text:style-name="CharStyle4"><text:span text:style-name="T35">To boly však ešte celkom nevinné žarty. Peter mal omnoho horšiu povahu, časom sa prestal i premáh</text:span></text:span><text:span text:style-name="CharStyle4"><text:span text:style-name="T11">a</text:span></text:span><text:span text:style-name="CharStyle4"><text:span text:style-name="T35">ť a ukázal ju Ene v pravom svetle. Tá však znášala všetko, bola náramne</text:span></text:span><text:span text:style-name="CharStyle27"><text:span text:style-name="T1"> </text:span></text:span><text:span text:style-name="CharStyle4"><text:span text:style-name="T35">dobrej povahy tá Ena a mala nesmierne rada svojho muža Petra Jurgu.</text:span></text:span></text:p>
        <text:p text:style-name="P20"><text:span text:style-name="CharStyle4"><text:span text:style-name="T35">Boly noci, že Peter neprichádzal domov, vtedy Ena počula pískať hlásnika druhú, ba i tretiu hodinu nočnú. Potom bolo počuť hurhaj, buchot na bránu, Peter prišiel opitý. Ena ho hladkala, vyzliekla, uložila do postele. A ráno, keď pastier trúbil, Ena už bola na nohách.</text:span></text:span></text:p>
        <text:p text:style-name="P20"><text:span text:style-name="CharStyle4"><text:span text:style-name="T35">A bolo to v </text:span></text:span><text:span text:style-name="CharStyle4"><text:span text:style-name="T1">je</text:span></text:span><text:span text:style-name="CharStyle4"><text:span text:style-name="T35">don júnový deň, Ena stála na prahu, mala biely čepec na hlave, že svietil na diaľku. Videla prichádzať Petra a nešiel sám. Bolo to divné, chodieval vždy sám domov, teraz však išiel s jedným dievčaťom, smial sa, i tá sa smiala, rozprával jej zaiste vtipy. Potom, keď prišiel bližšie, zavolal na Enu: „Priviedol som ti slúžku.“ Ena mala nepríjemný pocit, zatočila sa jej hlava. Nehovorila nikdy Petrovi, že potrebuje slúžku.</text:span></text:span></text:p>
        <text:p text:style-name="P20"><text:span text:style-name="CharStyle4"><text:span text:style-name="T35">Peter sa smial ďalej, prišiel bližšie, viedol za ruku to dievča, ktoré malo u nich slúžiť. Ena sa pozrela na tú ruku, bola červená, popráskaná od roboty. I veľká. Ena pozrela na svoje ruky, mala ich o mnoho krajšie. Vtedy Peter zrazu skríkol: „Ako sa voláš, Ena?“ Pozrela zmätene na neho. „Ako sa volám? Veď vieš, že Ena.“ — „Hahaha, Ena hovoríš, že sa voláš a Elenou ťa krstili,“ — smial sa Peter Jurga a myslel, že spravil dobrý vtip. A smiala sa i nová slúžka.</text:span></text:span></text:p>
        <text:p text:style-name="P59"><text:span text:style-name="CharStyle4"><text:span text:style-name="T35"/></text:span></text:p>
        <text:p text:style-name="P60"><text:soft-page-break/><text:span text:style-name="CharStyle4"><text:span text:style-name="T35">Prečo priviedol Peter Ene </text:span></text:span><text:span text:style-name="CharStyle4"><text:span text:style-name="T11">slúžku, to sám </text:span></text:span><text:span text:style-name="CharStyle4"><text:span text:style-name="T35">neve</text:span></text:span><text:span text:style-name="CharStyle4"><text:span text:style-name="T44">del.</text:span></text:span><text:span text:style-name="CharStyle4"><text:span text:style-name="T11"> R</text:span></text:span><text:span text:style-name="CharStyle4"><text:span text:style-name="T60">á</text:span></text:span><text:span text:style-name="CharStyle4"><text:span text:style-name="T11">n</text:span></text:span><text:span text:style-name="CharStyle4"><text:span text:style-name="T35">o, ke</text:span></text:span><text:span text:style-name="CharStyle4"><text:span text:style-name="T44">ď </text:span></text:span><text:span text:style-name="CharStyle4"><text:span text:style-name="T35">šiel do úra</text:span></text:span><text:span text:style-name="CharStyle4"><text:span text:style-name="T44">du, mal sakra</text:span></text:span><text:span text:style-name="CharStyle4"><text:span text:style-name="T11"> </text:span></text:span><text:span text:style-name="CharStyle4"><text:span text:style-name="T35">mentský smäd. Mal veru ohromnú volu vyp</text:span></text:span><text:span text:style-name="CharStyle4"><text:span text:style-name="T1">i</text:span></text:span><text:span text:style-name="CharStyle4"><text:span text:style-name="T11">ť</text:span></text:span><text:span text:style-name="CharStyle4"><text:span text:style-name="T35"> si aspoň kalíš</text:span></text:span><text:span text:style-name="CharStyle4"><text:span text:style-name="T1">o</text:span></text:span><text:span text:style-name="CharStyle4"><text:span text:style-name="T35">k slivovice. Preto </text:span></text:span><text:span text:style-name="CharStyle4"><text:span text:style-name="T44">šiel do krčmy, </text:span></text:span><text:span text:style-name="CharStyle4"><text:span text:style-name="T35">vypil si </text:span></text:span><text:span text:style-name="CharStyle4"><text:span text:style-name="T1">k</text:span></text:span><text:span text:style-name="CharStyle4"><text:span text:style-name="T35">al</text:span></text:span><text:span text:style-name="CharStyle4"><text:span text:style-name="T1">íš</text:span></text:span><text:span text:style-name="CharStyle4"><text:span text:style-name="T35">ok,</text:span></text:span><text:span text:style-name="CharStyle4"><text:span text:style-name="T1"> </text:span></text:span><text:span text:style-name="CharStyle4"><text:span text:style-name="T35">dv</text:span></text:span><text:span text:style-name="CharStyle4"><text:span text:style-name="T11">a</text:span></text:span><text:span text:style-name="CharStyle4"><text:span text:style-name="T35">, tr</text:span></text:span><text:span text:style-name="CharStyle4"><text:span text:style-name="T1">i</text:span></text:span><text:span text:style-name="CharStyle4"><text:span text:style-name="T35">. To ho zohrialo. Bol </text:span></text:span><text:span text:style-name="CharStyle4"><text:span text:style-name="T1">d</text:span></text:span><text:span text:style-name="CharStyle4"><text:span text:style-name="T35">o</text:span></text:span><text:span text:style-name="CharStyle4"><text:span text:style-name="T44">brej v</text:span></text:span><text:span text:style-name="CharStyle4"><text:span text:style-name="T35">ôle, </text:span></text:span><text:span text:style-name="CharStyle4"><text:span text:style-name="T44">v</text:span></text:span><text:span text:style-name="CharStyle4"><text:span text:style-name="T35"> </text:span></text:span><text:span text:style-name="CharStyle4"><text:span text:style-name="T1">úra</text:span></text:span><text:span text:style-name="CharStyle4"><text:span text:style-name="T35">de žartoval, potom prišla Katk</text:span></text:span><text:span text:style-name="CharStyle4"><text:span text:style-name="T11">a, </text:span></text:span><text:span text:style-name="CharStyle4"><text:span text:style-name="T35">mala peknú tvár a vyzývavo sa usmievala. Peter sa </text:span></text:span><text:span text:style-name="CharStyle4"><text:span text:style-name="T44">j</text:span></text:span><text:span text:style-name="CharStyle4"><text:span text:style-name="T35">ej opýtal: „Katka, nechcela by si prísť ku mne za slúžku?</text:span></text:span><text:span text:style-name="CharStyle4"><text:span text:style-name="T11">“</text:span></text:span><text:span text:style-name="CharStyle4"><text:span text:style-name="T35"> Tá sa smiala. „Myslím to vážne, Katka.“ Tá kývla hlavou usrozumene, Peter ju objal, bozkal na obe líca a viedol za ruku domov.</text:span></text:span></text:p>
        <text:p text:style-name="P41"><text:span text:style-name="CharStyle4"><text:span text:style-name="T35">S Katkou sa nasťahovaly do domu nové starosti. Aspoň Ene. Ona nemala teraz čo robiť, zastala občas,</text:span></text:span><text:span text:style-name="CharStyle4"><text:span text:style-name="T1"> </text:span></text:span><text:span text:style-name="CharStyle4"><text:span text:style-name="T11">o</text:span></text:span><text:span text:style-name="CharStyle4"><text:span text:style-name="T35">prela sa stenu a chcela </text:span></text:span><text:span text:style-name="CharStyle4"><text:span text:style-name="T44">plakať. </text:span></text:span><text:span text:style-name="CharStyle4"><text:span text:style-name="T35">„Nemám čo robiť, nemôžem pracovať pre Petra,</text:span></text:span><text:span text:style-name="CharStyle4"><text:span text:style-name="T1">“ </text:span></text:span><text:span text:style-name="CharStyle4"><text:span text:style-name="T30">— </text:span></text:span><text:span text:style-name="CharStyle4"><text:span text:style-name="T31">lkala v sebe. A počala rozmýšľať, ako si </text:span></text:span><text:span text:style-name="CharStyle4"><text:span text:style-name="T35">upútať muža. Potajme dala sa do vyšívania papúč, pekných papúč, dajú najmenej dva mesiace práce. Bola to však príjemná práca, Ena si spievala, keď vyšívala, prespievala všetky znám</text:span></text:span><text:span text:style-name="CharStyle4"><text:span text:style-name="T1">e </text:span></text:span><text:span text:style-name="CharStyle4"><text:span text:style-name="T35">melódie, pri tom myslela: „Ako sa bude Peter tešiť, keď mu ich raz odovzdám. Ano, bude sa tešiť, veď on je dobrý a má ma rád.“ Potom počala rozmýšľať, či ju má radšej, ako ona jeho</text:span></text:span><text:span text:style-name="CharStyle4"><text:span text:style-name="T1">, </text:span></text:span><text:span text:style-name="CharStyle4"><text:span text:style-name="T35">ale to už nemohla priznať, natoľko nechcela klamať ani sama seba.</text:span></text:span></text:p>
        <text:p text:style-name="P20"><text:span text:style-name="CharStyle4"><text:span text:style-name="T35">Katka volala sa nová slúžka a vedela pracovať. Možno síce, že len zprvu chcela sa líškať, ale pracovala skutočne skvostne. Byt vydrhla každý týždeň dva razy, pri tom jej červené ruky ostaly až odporne fialové. Ena rozmýšľala: „Či i ja mám také fialové ruky od práce?“ Nie, ona nemala, boly celkom biele a dlhé, veď už hodný čas nekonala ťažšiu, poriadnu prácu. „I manikýrovať by som si ich mohla,“ — myslela si Ena a počala sa smiať. Bolo to ozaj smiešné, odkedy sa vydala, bolo to prvý raz, čo myslela na podobné sprostosti.</text:span></text:span></text:p>
        <text:p text:style-name="P20"><text:soft-page-break/><text:span text:style-name="CharStyle4"><text:span text:style-name="T35">Peter, keď prichádzal domov, bol často zlej vôle. A hrešil Enu, vysmieval sa jej. „Vari si sa napudrovala?“ </text:span></text:span><text:span text:style-name="CharStyle4"><text:span text:style-name="T1">—</text:span></text:span><text:span text:style-name="CharStyle4"><text:span text:style-name="T35"> pýtal sa jej, hoci dobre vedel, že En</text:span></text:span><text:span text:style-name="CharStyle4"><text:span text:style-name="T1">a</text:span></text:span><text:span text:style-name="CharStyle4"><text:span text:style-name="T35"> sa</text:span></text:span><text:span text:style-name="CharStyle4"><text:span text:style-name="T1"> </text:span></text:span><text:span text:style-name="CharStyle20"><text:span text:style-name="T35">nikdy v živote nepudrovala. Náhle uvidel však Katku, bol ihne</text:span></text:span><text:span text:style-name="CharStyle20"><text:span text:style-name="T44">ď</text:span></text:span><text:span text:style-name="CharStyle20"><text:span text:style-name="T35"> inakší. </text:span></text:span><text:span text:style-name="CharStyle4"><text:span text:style-name="T11">O</text:span></text:span><text:span text:style-name="CharStyle4"><text:span text:style-name="T35">h, to bol už veselší, pritočil sa k </text:span></text:span><text:span text:style-name="CharStyle4"><text:span text:style-name="T11">n</text:span></text:span><text:span text:style-name="CharStyle4"><text:span text:style-name="T35">e</text:span></text:span><text:span text:style-name="CharStyle4"><text:span text:style-name="T1">j,</text:span></text:span><text:span text:style-name="CharStyle4"><text:span text:style-name="T35"> poštipol ju na líce. A niekdy ju </text:span></text:span><text:span text:style-name="CharStyle25"><text:span text:style-name="T1">o</text:span></text:span><text:span text:style-name="CharStyle25"><text:span text:style-name="T35">b</text:span></text:span><text:span text:style-name="CharStyle25"><text:span text:style-name="T1">j</text:span></text:span><text:span text:style-name="CharStyle25"><text:span text:style-name="T35">al </text:span></text:span><text:span text:style-name="CharStyle25"><text:span text:style-name="T44">o</text:span></text:span><text:span text:style-name="CharStyle25"><text:span text:style-name="T1">k</text:span></text:span><text:span text:style-name="CharStyle4"><text:span text:style-name="T35">o</text:span></text:span><text:span text:style-name="CharStyle4"><text:span text:style-name="T11">l</text:span></text:span><text:span text:style-name="CharStyle4"><text:span text:style-name="T35">o drieku. Enu to bolelo, Ena to nemohla </text:span></text:span><text:span text:style-name="CharStyle4"><text:span text:style-name="T44">vy</text:span></text:span><text:span text:style-name="CharStyle4"><text:span text:style-name="T35">drž</text:span></text:span><text:span text:style-name="CharStyle4"><text:span text:style-name="T44">ť. Povedala mu: „Peter, n</text:span></text:span><text:span text:style-name="CharStyle4"><text:span text:style-name="T35">eobjímaj tú slúžku. </text:span></text:span><text:span text:style-name="CharStyle4"><text:span text:style-name="T44">Neobjímaj tú slúžku</text:span></text:span><text:span text:style-name="CharStyle4"><text:span text:style-name="T35"> aspoň pre</text:span></text:span><text:span text:style-name="CharStyle4"><text:span text:style-name="T44">do mnou.“</text:span></text:span><text:span text:style-name="CharStyle4"><text:span text:style-name="T35"> A dala sa do plaču. On sa však smial, počal si pískať. Bol náramne mrzkej povahy ten Peter Jurga.</text:span></text:span></text:p>
        <text:p text:style-name="P20"><text:span text:style-name="CharStyle4"><text:span text:style-name="T35">A nie že by bol prestal, ba práve Ena mu vnukla novú myšlienku. „Si žiarlivá, Ena?“ </text:span></text:span><text:span text:style-name="CharStyle4"><text:span text:style-name="T1">—</text:span></text:span><text:span text:style-name="CharStyle27"><text:span text:style-name="T59"> </text:span></text:span><text:span text:style-name="CharStyle4"><text:span text:style-name="T35">pýtal sa jej. </text:span></text:span><text:span text:style-name="CharStyle4"><text:span text:style-name="T1">„</text:span></text:span><text:span text:style-name="CharStyle4"><text:span text:style-name="T35">Si žiarlivá? Hahaha, to je báječné, musím teda ešte viac roznecovať tvoju žiarlivosť. Veď vieš, že bez žiarlivosti niet lásky,“ — a smial sa cynicky. Ako keby ho Ena nebola dosť milovala.</text:span></text:span></text:p>
        <text:p text:style-name="P20"><text:span text:style-name="CharStyle4"><text:span text:style-name="T35">Katka prišla dnu do izby, usmievala sa, brala taniere so stola. Peter sa pýtal: „Čo robíš poobede, Katka?“ — „Budem drevo píliť,“ — odvetila tá. Za chvíľku vyšla, potom vyšiel i Peter. A onedlho bolo počuť škrípanie píly i veselý rozhovor notára Petra Jurgu a jeho slúžky Katky. Bolo to do smiechu, že notár pílil drevo so svojou slúžkou, bolo to do plaču pre Enu.</text:span></text:span></text:p>
        <text:p text:style-name="P20"><text:span text:style-name="CharStyle4"><text:span text:style-name="T35">Keď </text:span></text:span><text:span text:style-name="CharStyle4"><text:span text:style-name="T1">je</text:span></text:span><text:span text:style-name="CharStyle4"><text:span text:style-name="T35">j muž odišiel z domu i Ena sa sobrala preč, išla na prechádzku. Ani na papučiach sa jej nechcelo pracovať, hoci boly už skoro hotové. Prechádzala sa, išla pomaly, ako námesačná. A hovorila so sebou, niekdy hlasne, niekdy len v sebe. „Peter je zlý, zanechaj ho, vráť sa zpät k rodičom,“ — hovorilo niečo v nej. Na to ona odvetila: „To nie je pravda, Peter nie je zlý a ja som jeho žena, ja som mu pred oltárom prisahala vernosť.“ Šla ale</text:span></text:span><text:span text:style-name="CharStyle4"><text:span text:style-name="T1">jo</text:span></text:span><text:span text:style-name="CharStyle4"><text:span text:style-name="T35">u topoľov ku kaštieľu, kde býval barón, ten pán barón, ktorý chodieval i k nej, keď bola ešte svobodná. Nemala rada vtedy toho </text:span></text:span><text:soft-page-break/><text:span text:style-name="CharStyle4"><text:span text:style-name="T35">baróna, mal krátko zastrihnuté fúzy a chodieval riadne v lakových čižmách. A krútil tak zamilovan</text:span></text:span><text:span text:style-name="CharStyle4"><text:span text:style-name="T11">e</text:span></text:span><text:span text:style-name="CharStyle4"><text:span text:style-name="T35"> očami, ona však vedela dobre, </text:span></text:span><text:span text:style-name="CharStyle4"><text:span text:style-name="T44">č</text:span></text:span><text:span text:style-name="CharStyle4"><text:span text:style-name="T35">o chcel od nej. Chcel ju len dostať, áno, za ženu by si ju i tak nebol vza</text:span></text:span><text:span text:style-name="CharStyle4"><text:span text:style-name="T44">l.</text:span></text:span></text:p>
        <text:p text:style-name="P20"><text:span text:style-name="CharStyle4"><text:span text:style-name="T35">Ena prišla alejou topoľov ku kaštieľu, tam ostala stáť. „Podobá se väzeniu tento kaštieľ,“ — myslela si. „I moja poctivosť, moja česť by tu bola uväznená.“ Kaštieľ mal na oknách mreže, podobal sa skutočne väzeniu. Ale pred ním ležaly hriadky kvetov, ružových, červených i rudo jedovatých. „Sú jedovaté všetky tieto kvety,“ — myslela si Ena. „A barón by si ma nebol vzal za ženu.“ Potom myslela na Petra, ten bol inakší, ten jej dvoril, nosil modré kvety, hovoril pekné reči a vzal si ju za ženu. Peter Jurga bol inakší, ten to myslel statočne s ňou, vzal si ju za ženu, je tomu už čoskoro rok.</text:span></text:span></text:p>
        <text:p text:style-name="P20"><text:span text:style-name="CharStyle4"><text:span text:style-name="T35">Ena počala sa usmievať, obrátila sa a ponáhľala domov. Ponáhľala sa dokončiť papuče pre Petra, ten bude sa im zaiste nesmieme tešiť.</text:span></text:span></text:p>
        <text:p text:style-name="P20"><text:span text:style-name="CharStyle4"><text:span text:style-name="T35">Bolo to práve toho dňa, čo Peter Jurga prišiel neskoro domov. Večera stála už dávn</text:span></text:span><text:span text:style-name="CharStyle4"><text:span text:style-name="T1">o </text:span></text:span><text:span text:style-name="CharStyle4"><text:span text:style-name="T11">n</text:span></text:span><text:span text:style-name="CharStyle4"><text:span text:style-name="T35">a stole, on sa však ani neobzrel na ňu. Len na Enu sa díval nepekne. Za chvíľku počal ho-</text:span></text:span><text:span text:style-name="CharStyle4"><text:span text:style-name="T44">v</text:span></text:span><text:span text:style-name="CharStyle4"><text:span text:style-name="T35">oriť.</text:span></text:span></text:p>
        <text:p text:style-name="P20"><text:span text:style-name="CharStyle4"><text:span text:style-name="T35">„Je to naozaj hanba, už sa mi všetci ľudia vysmievaj</text:span></text:span><text:span text:style-name="CharStyle4"><text:span text:style-name="T1">ú</text:span></text:span><text:span text:style-name="CharStyle4"><text:span text:style-name="T35">. Som uz rok </text:span></text:span><text:span text:style-name="CharStyle4"><text:span text:style-name="T1">ž</text:span></text:span><text:span text:style-name="CharStyle4"><text:span text:style-name="T35">enat</text:span></text:span><text:span text:style-name="CharStyle4"><text:span text:style-name="T1">ý</text:span></text:span><text:span text:style-name="CharStyle4"><text:span text:style-name="T35"> a ani nádeje </text:span></text:span><text:span text:style-name="CharStyle4"><text:span text:style-name="T44">ni</text:span></text:span><text:span text:style-name="CharStyle4"><text:span text:style-name="T35">et, </text:span></text:span><text:span text:style-name="CharStyle4"><text:span text:style-name="T44">ž</text:span></text:span><text:span text:style-name="CharStyle4"><text:span text:style-name="T35">e by sme ma</text:span></text:span><text:span text:style-name="CharStyle4"><text:span text:style-name="T11">li di</text:span></text:span><text:span text:style-name="CharStyle4"><text:span text:style-name="T35">e</text:span></text:span><text:span text:style-name="CharStyle4"><text:span text:style-name="T44">ť</text:span></text:span><text:span text:style-name="CharStyle4"><text:span text:style-name="T35">a.“</text:span></text:span></text:p>
        <text:p text:style-name="P20"><text:span text:style-name="CharStyle4"><text:span text:style-name="T35">Ena sa začervenala. </text:span></text:span><text:span text:style-name="CharStyle4"><text:span text:style-name="T1">A</text:span></text:span><text:span text:style-name="CharStyle4"><text:span text:style-name="T35"> nevedela čo povedať. Peter počal zúriť.</text:span></text:span></text:p>
        <text:p text:style-name="P9"><text:span text:style-name="CharStyle29"><text:span text:style-name="T35">„</text:span></text:span><text:span text:style-name="CharStyle29"><text:span text:style-name="T44">Si neplodná ako sfinx.“ A </text:span></text:span><text:span text:style-name="CharStyle4"><text:span text:style-name="T35">ani nevedel, čo zna</text:span></text:span><text:span text:style-name="CharStyle4"><text:span text:style-name="T1">m</text:span></text:span><text:span text:style-name="CharStyle4"><text:span text:style-name="T35">en</text:span></text:span><text:span text:style-name="CharStyle4"><text:span text:style-name="T44">á </text:span></text:span><text:span text:style-name="CharStyle4"><text:span text:style-name="T1">t</text:span></text:span><text:span text:style-name="CharStyle4"><text:span text:style-name="T11">o slovo sfinx. </text:span></text:span><text:span text:style-name="CharStyle4"><text:span text:style-name="T35">Potom začal znovu: </text:span></text:span><text:span text:style-name="CharStyle4"><text:span text:style-name="T1">„</text:span></text:span><text:span text:style-name="CharStyle4"><text:span text:style-name="T35">Si neplodná ani reči hlúpych ľudí</text:span></text:span><text:span text:style-name="CharStyle4"><text:span text:style-name="T1">.</text:span></text:span><text:span text:style-name="CharStyle4"><text:span text:style-name="T35"> Ah, zlorečím tomu okamženiu, v ktorom som ťa spoznal.“</text:span></text:span></text:p>
        <text:p text:style-name="P20"><text:span text:style-name="CharStyle4"><text:span text:style-name="T35">V izbe sa rozprestieral zápach alkoholu. Enu dusil plač, chcela povedať niečo, </text:span></text:span><text:soft-page-break/><text:span text:style-name="CharStyle4"><text:span text:style-name="T35">nevedela však čo. </text:span></text:span><text:span text:style-name="CharStyle4"><text:span text:style-name="T11">P</text:span></text:span><text:span text:style-name="CharStyle4"><text:span text:style-name="T35">otom zašepkala:</text:span></text:span></text:p>
        <text:p text:style-name="P20"><text:span text:style-name="CharStyle4"><text:span text:style-name="T35">„Pôjdem k lekárovi, Peter.“</text:span></text:span></text:p>
        <text:p text:style-name="P20"><text:span text:style-name="CharStyle4"><text:span text:style-name="T35">„</text:span></text:span><text:span text:style-name="CharStyle4"><text:span text:style-name="T1">K</text:span></text:span><text:span text:style-name="CharStyle4"><text:span text:style-name="T35"> lekárovi, k leká</text:span></text:span><text:span text:style-name="CharStyle4"><text:span text:style-name="T1">ro</text:span></text:span><text:span text:style-name="CharStyle4"><text:span text:style-name="T35">v</text:span></text:span><text:span text:style-name="CharStyle4"><text:span text:style-name="T1">i</text:span></text:span><text:span text:style-name="CharStyle4"><text:span text:style-name="T35">...? Ty myslíš, že ja snáď kradnem peniaze, t</text:span></text:span><text:span text:style-name="CharStyle4"><text:span text:style-name="T1">y</text:span></text:span><text:span text:style-name="CharStyle4"><text:span text:style-name="T35">...“ a nedohovoril, nie azda, že by sa </text:span></text:span><text:span text:style-name="CharStyle4"><text:span text:style-name="T1">b</text:span></text:span><text:span text:style-name="CharStyle4"><text:span text:style-name="T35">ol zarazil, spamätal, ale počalo ho dusiť od rozčúlenia.</text:span></text:span></text:p>
        <text:p text:style-name="P20"><text:span text:style-name="CharStyle4"><text:span text:style-name="T35">Na to vstal a kráčal k dverám. „Neplodná, neplodná,</text:span></text:span><text:span text:style-name="CharStyle4"><text:span text:style-name="T1">“</text:span></text:span><text:span text:style-name="CharStyle4"><text:span text:style-name="T35"> zamrm</text:span></text:span><text:span text:style-name="CharStyle4"><text:span text:style-name="T44">ľ</text:span></text:span><text:span text:style-name="CharStyle4"><text:span text:style-name="T35">al ešte a buchol dvermi. Ena cítila, ako keby ju bol niekto dýkou do srdca pichol. Vrhla sa na postel, pl</text:span></text:span><text:span text:style-name="CharStyle4"><text:span text:style-name="T44">a</text:span></text:span><text:span text:style-name="CharStyle4"><text:span text:style-name="T35">kala. Hlava </text:span></text:span><text:span text:style-name="CharStyle4"><text:span text:style-name="T1">j</text:span></text:span><text:span text:style-name="CharStyle4"><text:span text:style-name="T35">u počala boleť, bolela ju veľmi, nevedela ani rozmýšľať. A pomaly zaspala.</text:span></text:span></text:p>
        <text:p text:style-name="P20"><text:span text:style-name="CharStyle4"><text:span text:style-name="T35">Druhý deň, keď sa zobudila, spomínala si už len matne na predošlý večer. Vonku bolo krásne, augustové slnko posielalo do izby svoje lúče cez strom, cez záclony, tie vykúzlovaly na dlážke fantastické figúry. Vonku zašušťal vietor, figúry na zemi sa pohly, </text:span></text:span><text:span text:style-name="CharStyle4"><text:span text:style-name="T1">t</text:span></text:span><text:span text:style-name="CharStyle4"><text:span text:style-name="T35">ančily menuett.</text:span></text:span></text:p>
        <text:p text:style-name="P20"><text:span text:style-name="CharStyle4"><text:span text:style-name="T35">V kuchyni bolo čuť hrmot, Katka tam zaiste niečo robila. Tá Katka mala odporne červené ruky, niekdy až fialové. Toho dňa, keď prišla</text:span></text:span><text:span text:style-name="CharStyle4"><text:span text:style-name="T1">, </text:span></text:span><text:span text:style-name="CharStyle4"><text:span text:style-name="T35">spýtal sa Peter Eny: „Ako sa voláš vlastne? Ona odvetila: „Ena.“ „Hahaha,“ smial sa Peter Jurga, „voláš sa vraj Ena a Elenou ťa krstili.“ Bol to vtip celkom nepodarený a povedal ho len preto, aby ju ponížil. Aby ju ponížil pred novou slúžkou.</text:span></text:span></text:p>
        <text:p text:style-name="P20"><text:span text:style-name="CharStyle4"><text:span text:style-name="T35">Potom si pripomenula včerajší večer a náhle prešlo ňou niečo. Niečo, ako keby sa bolo zlomilo v nej. Bola to azda jej dôvera v Petra. A opanovala ju tuposť, tuposť mysle, vôle.</text:span></text:span></text:p>
        <text:p text:style-name="P20"><text:span text:style-name="CharStyle4"><text:span text:style-name="T35">Enu opanovala tuposť, opanovala ju navždy. Líca jej zbledly, biely čepec zamenila za čierny, nestávala ani na prahu, keď mal prísť Peter domov. Bola chorá. </text:span></text:span><text:soft-page-break/><text:span text:style-name="CharStyle4"><text:span text:style-name="T35">Bola zaiste chorá, veď nič ju nevyrušilo z jej letargie. Jedného večera, bolo to vlastne jednej noci, lebo hlásnik už bol odtrúbil dvanástu, prišiel Peter s hrmotom domov. „Katka, kde si?“ kričal v kuchyni. Potom bolo čuť, ako, tápajúc vo tme, narazil na posteľ. „Tu si, Katka?“ a svalil sa na postel. Potom bolo čuť bozky, odporné vzdychanie. Bolo to čuť dobre, veď z kuchyne viedly do izby len tenké dvere.</text:span></text:span></text:p>
        <text:p text:style-name="P20"><text:span text:style-name="CharStyle4"><text:span text:style-name="T35">Oh, Ena to počula dobre, ako je</text:span></text:span><text:span text:style-name="CharStyle4"><text:span text:style-name="T1">j </text:span></text:span><text:span text:style-name="CharStyle4"><text:span text:style-name="T35">muž</text:span></text:span><text:span text:style-name="CharStyle4"><text:span text:style-name="T1"> </text:span></text:span><text:span text:style-name="CharStyle4"><text:span text:style-name="T35">Peter Jurga m</text:span></text:span><text:span text:style-name="CharStyle4"><text:span text:style-name="T11">il</text:span></text:span><text:span text:style-name="CharStyle4"><text:span text:style-name="T35">oval v kuchyni slúžku. A chcela p</text:span></text:span><text:span text:style-name="CharStyle4"><text:span text:style-name="T1">l</text:span></text:span><text:span text:style-name="CharStyle4"><text:span text:style-name="T35">akať, na iné nemala už si</text:span></text:span><text:span text:style-name="CharStyle4"><text:span text:style-name="T1">l</text:span></text:span><text:span text:style-name="CharStyle4"><text:span text:style-name="T35">y. Možno, že i plakala, nevedela však o tom, ležala tupo, bez smyslov.</text:span></text:span></text:p>
        <text:p text:style-name="P26"><text:span text:style-name="CharStyle4"><text:span text:style-name="T35">Od toho dňa zmenil sa život v dome. Peter prišiel k obedu, bol opitý, zakričal na Enu: „</text:span></text:span><text:span text:style-name="CharStyle4"><text:span text:style-name="T1">I</text:span></text:span><text:span text:style-name="CharStyle4"><text:span text:style-name="T59"> </text:span></text:span><text:span text:style-name="CharStyle4"><text:span text:style-name="T60">Katka bude s nami </text:span></text:span><text:span text:style-name="CharStyle4"><text:span text:style-name="T1">j</text:span></text:span><text:span text:style-name="CharStyle4"><text:span text:style-name="T35">edávať </text:span></text:span><text:span text:style-name="CharStyle4"><text:span text:style-name="T44">v </text:span></text:span><text:span text:style-name="CharStyle4"><text:span text:style-name="T35">i</text:span></text:span><text:span text:style-name="CharStyle4"><text:span text:style-name="T1">z</text:span></text:span><text:span text:style-name="CharStyle4"><text:span text:style-name="T35">be.“ </text:span></text:span><text:span text:style-name="CharStyle4"><text:span text:style-name="T44">Katka si </text:span></text:span><text:span text:style-name="CharStyle4"><text:span text:style-name="T35">priniesla tanier, sadla si k stolu a usmievala sa vyzývavo.</text:span></text:span></text:p>
        <text:p text:style-name="P20"><text:span text:style-name="CharStyle4"><text:span text:style-name="T35">Alebo za niekoľko dní povedala Katka Ene: „</text:span></text:span><text:span text:style-name="CharStyle4"><text:span text:style-name="T11">Č</text:span></text:span><text:span text:style-name="CharStyle4"><text:span text:style-name="T35">o nepracuješ? Sedíš </text:span></text:span><text:span text:style-name="CharStyle4"><text:span text:style-name="T1">t</text:span></text:span><text:span text:style-name="CharStyle4"><text:span text:style-name="T35">u nečinná, len vyžiera</text:span></text:span><text:span text:style-name="CharStyle4"><text:span text:style-name="T44">š</text:span></text:span><text:span text:style-name="CharStyle4"><text:span text:style-name="T35"> muža. </text:span></text:span><text:span text:style-name="CharStyle4"><text:span text:style-name="T44">Takú ženu by som veru na jeho mieste </text:span></text:span><text:span text:style-name="CharStyle4"><text:span text:style-name="T35">vyhodila.</text:span></text:span><text:span text:style-name="CharStyle4"><text:span text:style-name="T1">“</text:span></text:span><text:span text:style-name="CharStyle4"><text:span text:style-name="T35"> Ena vyšla v</text:span></text:span><text:span text:style-name="CharStyle4"><text:span text:style-name="T1">on, </text:span></text:span><text:span text:style-name="CharStyle4"><text:span text:style-name="T11">počala pracovať. Bolo </text:span></text:span><text:span text:style-name="CharStyle4"><text:span text:style-name="T35">to prijemn</text:span></text:span><text:span text:style-name="CharStyle4"><text:span text:style-name="T44">é</text:span></text:span><text:span text:style-name="CharStyle4"><text:span text:style-name="T35">, práca up</text:span></text:span><text:span text:style-name="CharStyle4"><text:span text:style-name="T44">ú</text:span></text:span><text:span text:style-name="CharStyle4"><text:span text:style-name="T35">tala </text:span></text:span><text:span text:style-name="CharStyle4"><text:span text:style-name="T1">je</text:span></text:span><text:span text:style-name="CharStyle4"><text:span text:style-name="T35">j myseľ. </text:span></text:span><text:span text:style-name="CharStyle4"><text:span text:style-name="T1">E</text:span></text:span><text:span text:style-name="CharStyle4"><text:span text:style-name="T35">na po</text:span></text:span><text:span text:style-name="CharStyle4"><text:span text:style-name="T1">č</text:span></text:span><text:span text:style-name="CharStyle4"><text:span text:style-name="T35">ala pracovať, pracovala mnoho, jej bledé líca však nezružovely</text:span></text:span><text:span text:style-name="CharStyle4"><text:span text:style-name="T1">.</text:span></text:span><text:span text:style-name="CharStyle4"><text:span text:style-name="T35"> Ale spievať si navykla znova, spievala pri práci a kaš</text:span></text:span><text:span text:style-name="CharStyle4"><text:span text:style-name="T44">ľ</text:span></text:span><text:span text:style-name="CharStyle4"><text:span text:style-name="T35">ala.</text:span></text:span></text:p>
        <text:p text:style-name="P20"><text:span text:style-name="CharStyle4"><text:span text:style-name="T35">Bolo to v jednu sobotu, Ena pracovala, kde s</text:span></text:span><text:span text:style-name="CharStyle4"><text:span text:style-name="T1">i</text:span></text:span><text:span text:style-name="CharStyle4"><text:span text:style-name="T35"> našla prácu. Katka chodila po dome a búchala dvermi. Ena nevedela, prečo je Katka nahnevaná. Na obed, keď sedeli s Petrom u stola, počala zrazu Katka: „Má</text:span></text:span><text:span text:style-name="CharStyle4"><text:span text:style-name="T1">š</text:span></text:span><text:span text:style-name="CharStyle4"><text:span text:style-name="T35"> to veru za ženu. Ani drhnúť sa jej nechce. </text:span></text:span><text:span text:style-name="CharStyle4"><text:span text:style-name="T44">Tá samala vydať za ba</text:span></text:span><text:span text:style-name="CharStyle4"><text:span text:style-name="T1">ró</text:span></text:span><text:span text:style-name="CharStyle4"><text:span text:style-name="T35">na a nie za teba.“ A Peter opovržlivo zamrmlal: „Pani barónka.“</text:span></text:span></text:p>
        <text:p text:style-name="P27"><text:span text:style-name="CharStyle4"><text:span text:style-name="T35">Odtedy volali E</text:span></text:span><text:span text:style-name="CharStyle4"><text:span text:style-name="T1">nu</text:span></text:span><text:span text:style-name="CharStyle4"><text:span text:style-name="T35"> pani </text:span></text:span><text:span text:style-name="CharStyle4"><text:span text:style-name="T44">barónkou. „Ah, </text:span></text:span><text:span text:style-name="CharStyle4"><text:span text:style-name="T35">pani barónka, už ráčia byť hore?“ spýtala </text:span></text:span><text:soft-page-break/><text:span text:style-name="CharStyle4"><text:span text:style-name="T35">sa Katka, keď ráno o siedmej otvorila oči.</text:span></text:span></text:p>
        <text:p text:style-name="P20"><text:span text:style-name="CharStyle4"><text:span text:style-name="T35">Enu ovládala tuposť, nehovorila nič, len trpela. Niekedy, keď pracovala, mrm</text:span></text:span><text:span text:style-name="CharStyle4"><text:span text:style-name="T12">ľ</text:span></text:span><text:span text:style-name="CharStyle4"><text:span text:style-name="T35">ala si bezmyšlienkovite: „Pred oltárom som mu prisahala vernosť. Pred oltárom som mu prisahala vernosť.</text:span></text:span><text:span text:style-name="CharStyle4"><text:span text:style-name="T1">“</text:span></text:span><text:span text:style-name="CharStyle4"><text:span text:style-name="T35"> A ani nemyslela na to, čo hovorí. Chvíľkami sa však spamätala. To boly však tie najhoršie chvíle, vtedy ušla z domu, zalamovala rukami a plakala. A kričala: „I ja mám už červené ruky, prečo ma nemá opäť rád?“ A predsavzala si, že sa s ním raz porozpráva. </text:span></text:span><text:span text:style-name="CharStyle4"><text:span text:style-name="T1">Ž</text:span></text:span><text:span text:style-name="CharStyle4"><text:span text:style-name="T35">e sa raz porozpráva s Petrom Jurgom zas od srdca, povie mu, že nie je pekné, čo robí, veď sú pred oltárom oddaní. Bude hovoriť presvedčiv</text:span></text:span><text:span text:style-name="CharStyle4"><text:span text:style-name="T12">e</text:span></text:span><text:span text:style-name="CharStyle4"><text:span text:style-name="T35">, Petra to zaiste dojme a navrátia sa zpät zašlé časy, prvé dni ich manželstva.</text:span></text:span></text:p>
        <text:p text:style-name="P20"><text:span text:style-name="CharStyle4"><text:span text:style-name="T35">Prišiel večer, prišla noc a Peter Jurga v kuchyni miloval slúžku. Ena vo vedľajšej izbe držala si hlavu v rukách a tupo sa dívala vpred.</text:span></text:span></text:p>
        <text:p text:style-name="P20"><text:span text:style-name="CharStyle4"><text:span text:style-name="T35">Tak plynuly týždne, Ena pracovala, niekdy si spievala a nebola schopná myslieť.</text:span></text:span></text:p>
        <text:p text:style-name="P20"><text:span text:style-name="CharStyle4"><text:span text:style-name="T35">Jednotvárny bol život Enin, jednotvárny bol jej bôľ. „Na všetko sa dá navyknúť,“ myslela si niekedy a usmievala sa trpko. A oprela sa o stenu, lebo hlava sa jej točila. Potom sa vzchopila. „Musím ešte dreva doniesť.“ Áno, Ena musela ísť dreva doniesť, bolo ho treba v kuchyni.</text:span></text:span></text:p>
        <text:p text:style-name="P20"><text:span text:style-name="CharStyle4"><text:span text:style-name="T35">Hoci nebol tak úplne jednotvárny ten život Enin. Nie, raz mala i sviatok. Aspoň to hovoril jej muž Peter Jurga. Pri večeri pozrel úko</text:span></text:span><text:span text:style-name="CharStyle4"><text:span text:style-name="T1">s</text:span></text:span><text:span text:style-name="CharStyle4"><text:span text:style-name="T35">om na Enu a povedal: </text:span></text:span><text:span text:style-name="CharStyle4"><text:span text:style-name="T1">„</text:span></text:span><text:span text:style-name="CharStyle4"><text:span text:style-name="T35">Už</text:span></text:span><text:span text:style-name="CharStyle4"><text:span text:style-name="T1"> </text:span></text:span><text:span text:style-name="CharStyle4"><text:span text:style-name="T35">budem mať rodinu, Ena.“ Potom hľadel na Katku, tá sa odporne</text:span></text:span><text:span text:style-name="CharStyle27"><text:span text:style-name="T1"> </text:span></text:span><text:span text:style-name="CharStyle4"><text:span text:style-name="T35">chichotala. Vypili si po kal</text:span></text:span><text:span text:style-name="CharStyle4"><text:span text:style-name="T45">íš</text:span></text:span><text:span text:style-name="CharStyle4"><text:span text:style-name="T35">ku. Peter ostal hlučnejší. „Áno, </text:span></text:span><text:span text:style-name="CharStyle4"><text:span text:style-name="T1">E</text:span></text:span><text:span text:style-name="CharStyle4"><text:span text:style-name="T35">na,</text:span></text:span><text:span text:style-name="CharStyle4"><text:span text:style-name="T1"> </text:span></text:span><text:span text:style-name="CharStyle4"><text:span text:style-name="T12">teš sa, budem mať syna, </text:span></text:span><text:span text:style-name="CharStyle4"><text:span text:style-name="T35">zaiste</text:span></text:span><text:span text:style-name="CharStyle4"><text:span text:style-name="T1"> </text:span></text:span><text:span text:style-name="CharStyle4"><text:span text:style-name="T35">to bude syn. Teš </text:span></text:span><text:span text:style-name="CharStyle25"><text:span text:style-name="T28">sa</text:span></text:span><text:span text:style-name="CharStyle25"><text:span text:style-name="T29">, </text:span></text:span><text:span text:style-name="CharStyle25"><text:span text:style-name="T28">E</text:span></text:span><text:span text:style-name="CharStyle25"><text:span text:style-name="T29">na,</text:span></text:span><text:span text:style-name="CharStyle4"><text:span text:style-name="T28"> </text:span></text:span><text:span text:style-name="CharStyle4"><text:span text:style-name="T29">dn</text:span></text:span><text:span text:style-name="CharStyle4"><text:span text:style-name="T28">es </text:span></text:span><text:span text:style-name="CharStyle4"><text:span text:style-name="T35">je sviatok.“ Potom pil opäť, i slúžka Katka pila. </text:span></text:span><text:span text:style-name="CharStyle4"><text:span text:style-name="T45">a</text:span></text:span><text:span text:style-name="CharStyle4"><text:span text:style-name="T35"> počala spievať necudné piesne. „Á</text:span></text:span><text:span text:style-name="CharStyle4"><text:span text:style-name="T1">n</text:span></text:span><text:span text:style-name="CharStyle4"><text:span text:style-name="T35">o, ja ti porodím syna, Peter Jurga, </text:span></text:span><text:span text:style-name="CharStyle4"><text:span text:style-name="T45">j</text:span></text:span><text:span text:style-name="CharStyle4"><text:span text:style-name="T35">a a nie tvoja </text:span></text:span><text:soft-page-break/><text:span text:style-name="CharStyle4"><text:span text:style-name="T35">neplodná barónka.“ Bola hlučná, smiala sa a trhala šaty so seba. Chytila svoje dve prsia do rúk a dvíhala ich. „H</text:span></text:span><text:span text:style-name="CharStyle4"><text:span text:style-name="T12">ľ</text:span></text:span><text:span text:style-name="CharStyle4"><text:span text:style-name="T35">a, týmito prsiami ho budem živiť,“ kričala falošne spevavým hlasom.</text:span></text:span></text:p>
        <text:p text:style-name="P20"><text:span text:style-name="CharStyle4"><text:span text:style-name="T35">Ena vstala, išla von. Peter kričal za ňou: </text:span></text:span><text:span text:style-name="CharStyle4"><text:span text:style-name="T1">„</text:span></text:span><text:span text:style-name="CharStyle4"><text:span text:style-name="T35">Barónka</text:span></text:span><text:span text:style-name="CharStyle4"><text:span text:style-name="T1">,</text:span></text:span><text:span text:style-name="CharStyle4"><text:span text:style-name="T35"> sme ti snáď príliš sprostí, máme sprosté reči, pani barónka?“</text:span></text:span></text:p>
        <text:p text:style-name="P20"><text:span text:style-name="CharStyle4"><text:span text:style-name="T35">Nebol predsa tak príliš </text:span></text:span><text:span text:style-name="CharStyle4"><text:span text:style-name="T45">j</text:span></text:span><text:span text:style-name="CharStyle4"><text:span text:style-name="T35">ednotvárny ten život Enin. Veď mala aj novú úlohu, skvostnú, prazvláštnu. Bola slúžkou vo vlastnom dome.</text:span></text:span></text:p>
        <text:p text:style-name="P20"><text:span text:style-name="CharStyle4"><text:span text:style-name="T35">Katka prestala úplne</text:span></text:span><text:span text:style-name="CharStyle4"><text:span text:style-name="T1"> </text:span></text:span><text:span text:style-name="CharStyle4"><text:span text:style-name="T35">pracovať, len rozka</text:span></text:span><text:span text:style-name="CharStyle4"><text:span text:style-name="T45">zov</text:span></text:span><text:span text:style-name="CharStyle4"><text:span text:style-name="T35">ala </text:span></text:span><text:span text:style-name="CharStyle4"><text:span text:style-name="T12">E</text:span></text:span><text:span text:style-name="CharStyle4"><text:span text:style-name="T35">ne. „Mohla si veru aj lepšie </text:span></text:span><text:span text:style-name="CharStyle4"><text:span text:style-name="T1">v</text:span></text:span><text:span text:style-name="CharStyle4"><text:span text:style-name="T35">yčistiť</text:span></text:span><text:span text:style-name="CharStyle4"><text:span text:style-name="T1"> </text:span></text:span><text:span text:style-name="CharStyle4"><text:span text:style-name="T12">t</text:span></text:span><text:span text:style-name="CharStyle4"><text:span text:style-name="T35">ie topánky,“ osopila sa raz na ňu. Ena</text:span></text:span><text:span text:style-name="CharStyle4"><text:span text:style-name="T1"> </text:span></text:span><text:span text:style-name="CharStyle4"><text:span text:style-name="T35">sobrala topánky, išla ich e</text:span></text:span><text:span text:style-name="CharStyle4"><text:span text:style-name="T1">š</text:span></text:span><text:span text:style-name="CharStyle4"><text:span text:style-name="T35">t</text:span></text:span><text:span text:style-name="CharStyle4"><text:span text:style-name="T1">e</text:span></text:span><text:span text:style-name="CharStyle4"><text:span text:style-name="T35"> raz oči</text:span></text:span><text:span text:style-name="CharStyle4"><text:span text:style-name="T1">s</text:span></text:span><text:span text:style-name="CharStyle4"><text:span text:style-name="T12">t</text:span></text:span><text:span text:style-name="CharStyle4"><text:span text:style-name="T1">i</text:span></text:span><text:span text:style-name="CharStyle4"><text:span text:style-name="T35">ť. Prečo to urobila, nevedela ani sama. Mohla ich schytiť, áno, a praštiť ich do tváre Katke, te</text:span></text:span><text:span text:style-name="CharStyle4"><text:span text:style-name="T1">j</text:span></text:span><text:span text:style-name="CharStyle4"><text:span text:style-name="T35"> slúžke, ktorá hrala paniu. Ena však to nevládala spraviť. Ba naopak. Zdvihla zrak, zakalený slzami, prosebne ku Katke. Hľadela prosebne, akoby chcela povedať: „Nehnevaj sa, Katka.“</text:span></text:span></text:p>
        <text:p text:style-name="P20"><text:span text:style-name="CharStyle4"><text:span text:style-name="T35">Jedného dňa však zmenilo sa všetko. Peter</text:span></text:span><text:span text:style-name="CharStyle39"><text:span text:style-name="T35"> </text:span></text:span><text:span text:style-name="CharStyle4"><text:span text:style-name="T35">prišiel domov, bo</text:span></text:span><text:span text:style-name="CharStyle4"><text:span text:style-name="T12">l</text:span></text:span><text:span text:style-name="CharStyle4"><text:span text:style-name="T35"> opi</text:span></text:span><text:span text:style-name="CharStyle4"><text:span text:style-name="T45">t</text:span></text:span><text:span text:style-name="CharStyle4"><text:span text:style-name="T1">ý, </text:span></text:span><text:span text:style-name="CharStyle4"><text:span text:style-name="T35">klial hrozne. Ena sa triasla strachom, Katka však nie. Katka išla k nem</text:span></text:span><text:span text:style-name="CharStyle4"><text:span text:style-name="T12">u</text:span></text:span><text:span text:style-name="CharStyle4"><text:span text:style-name="T35"> a hovorila lichotivým hlasom: „</text:span></text:span><text:span text:style-name="CharStyle4"><text:span text:style-name="T45">Č</text:span></text:span><text:span text:style-name="CharStyle4"><text:span text:style-name="T35">o sa tak zas hneváš?“ A chcela pohladkať Petra. Bola to </text:span></text:span><text:span text:style-name="CharStyle4"><text:span text:style-name="T1">I</text:span></text:span><text:span text:style-name="CharStyle4"><text:span text:style-name="T35">s</text:span></text:span><text:span text:style-name="CharStyle4"><text:span text:style-name="T12">t</text:span></text:span><text:span text:style-name="CharStyle4"><text:span text:style-name="T35">ivá ženská, </text:span></text:span><text:span text:style-name="CharStyle4"><text:span text:style-name="T1">tá </text:span></text:span><text:span text:style-name="CharStyle4"><text:span text:style-name="T12">Katka</text:span></text:span><text:span text:style-name="CharStyle4"><text:span text:style-name="T1">.</text:span></text:span></text:p>
        <text:p text:style-name="P20"><text:span text:style-name="CharStyle25"><text:span text:style-name="T35">Peter ju však odsotil a počal </text:span></text:span><text:span text:style-name="CharStyle25"><text:span text:style-name="T45">j</text:span></text:span><text:span text:style-name="CharStyle25"><text:span text:style-name="T35">e</text:span></text:span><text:span text:style-name="CharStyle4"><text:span text:style-name="T1">j</text:span></text:span><text:span text:style-name="CharStyle4"><text:span text:style-name="T35"> nadávať. „Choď do pekla,“ </text:span></text:span><text:span text:style-name="CharStyle4"><text:span text:style-name="T1">k</text:span></text:span><text:span text:style-name="CharStyle4"><text:span text:style-name="T35">ri</text:span></text:span><text:span text:style-name="CharStyle4"><text:span text:style-name="T1">ča</text:span></text:span><text:span text:style-name="CharStyle4"><text:span text:style-name="T12">l a </text:span></text:span><text:span text:style-name="CharStyle4"><text:span text:style-name="T1">z</text:span></text:span><text:span text:style-name="CharStyle4"><text:span text:style-name="T35">dvi</text:span></text:span><text:span text:style-name="CharStyle4"><text:span text:style-name="T1">h</text:span></text:span><text:span text:style-name="CharStyle4"><text:span text:style-name="T35">o</text:span></text:span><text:span text:style-name="CharStyle4"><text:span text:style-name="T1">l</text:span></text:span><text:span text:style-name="CharStyle4"><text:span text:style-name="T35"> stoličku na ňu. Katka vzkypela tiež. „Ja mám ísť do pekla</text:span></text:span><text:span text:style-name="CharStyle4"><text:span text:style-name="T1">,</text:span></text:span><text:span text:style-name="CharStyle4"><text:span text:style-name="T35"> </text:span></text:span><text:span text:style-name="CharStyle4"><text:span text:style-name="T45">j</text:span></text:span><text:span text:style-name="CharStyle4"><text:span text:style-name="T35">a, ktorá tvoje dieťa nosím pod srdcom?“</text:span></text:span></text:p>
        <text:p text:style-name="P20"><text:span text:style-name="CharStyle4"><text:span text:style-name="T35">Ena ušla, nemohla sa dívať na to. A ani viac nepočula, čo si povedali tí tam dnu. Ena išla k studni, naťahala si vody a potierala si ňou spánky. Bola už celá mokrá, ona to však nespozorovala. Potom složila ruky, kľakla si na chladnú zem a modlila </text:span></text:span><text:soft-page-break/><text:span text:style-name="CharStyle4"><text:span text:style-name="T35">sa. „Bože dobrý, vidíš sám, že toto nemôže takto ďalej ísť. Bože dobrý, zmeň to, daj, aby Peter prišiel k rozumu.“</text:span></text:span></text:p>
        <text:p text:style-name="P20"><text:span text:style-name="CharStyle4"><text:span text:style-name="T35">A bolo to skutočne vtedy, že sa všetko zmenilo v dome. Peter, keď prišiel nasledujúceho dňa domov, nepozre</text:span></text:span><text:span text:style-name="CharStyle4"><text:span text:style-name="T1">l</text:span></text:span><text:span text:style-name="CharStyle4"><text:span text:style-name="T35"> sa</text:span></text:span><text:span text:style-name="CharStyle4"><text:span text:style-name="T1"> </text:span></text:span><text:span text:style-name="CharStyle4"><text:span text:style-name="T35">ani na Katku, ani na Enu. „Dajte obed,“ povedal len. Po obede vstal a odišiel hneď preč.</text:span></text:span></text:p>
        <text:p text:style-name="P20"><text:span text:style-name="CharStyle4"><text:span text:style-name="T35">Peter sa nerozprával už ani s Katkou. Ena to spozorovala až za pár dní, nevedela, prečo </text:span></text:span><text:span text:style-name="CharStyle4"><text:span text:style-name="T45">j</text:span></text:span><text:span text:style-name="CharStyle4"><text:span text:style-name="T35">e to, nevedela sa ani tomu tešiť, veď ona sa nevedela už vôbec tešiť.</text:span></text:span></text:p>
        <text:p text:style-name="P20"><text:span text:style-name="CharStyle4"><text:span text:style-name="T35">Peter</text:span></text:span><text:span text:style-name="CharStyle4"><text:span text:style-name="T1"> </text:span></text:span><text:span text:style-name="CharStyle4"><text:span text:style-name="T35">b</text:span></text:span><text:span text:style-name="CharStyle4"><text:span text:style-name="T45">o</text:span></text:span><text:span text:style-name="CharStyle4"><text:span text:style-name="T35">l nahnevaný na Katku, Ena to spozorovala, nehovorila však nič, konala ďalej prácu v domácnosti. </text:span></text:span><text:span text:style-name="CharStyle4"><text:span text:style-name="T1">A</text:span></text:span><text:span text:style-name="CharStyle4"><text:span text:style-name="T35"> keby to i nebola spozorovala, bola by sa to dozvedela. Ena išla na studňu pre vodu, keď sa vrátila, Katka sedela v kuchyni a čistila si nechty. A povedala Ene: „Máš to veru za muža,“ a hľadela nahnevane na ňu.</text:span></text:span></text:p>
        <text:p text:style-name="P20"><text:span text:style-name="CharStyle4"><text:span text:style-name="T35">„Naviedol ma, aby som prišla k nemu slúžiť, spravil mi dieťa a teraz je surový ku mne,“ hovorila Katka ďalej. Povedala to hlasom plným plaču, Ena sa zarazene dívala na ňu, nevedela, či ju má ľutovať.</text:span></text:span></text:p>
        <text:p text:style-name="P20"><text:span text:style-name="CharStyle4"><text:span text:style-name="T35">„A teraz ma nechá tak, čo si počnem, keď ma odoženie?“ plakala Katka a špinavou zásterou si utierala slzy. Potom sa sobrala a odišla preč.</text:span></text:span></text:p>
        <text:p text:style-name="P42"><text:span text:style-name="CharStyle4"><text:span text:style-name="T35">Peter, keď bol doma, hľadel uprene pred seba, nepozrel ani na Katku, ani na Enu. Nepozrel ani jednej do očú, mal zaisté zlé svedomie. A ponáhľal sa preč, niekdy neprišiel pá</text:span></text:span><text:span text:style-name="CharStyle4"><text:span text:style-name="T1">r </text:span></text:span><text:span text:style-name="CharStyle4"><text:span text:style-name="T35">dní domov, nespal doma. Katka často oprobovala zaviesť s ním rozhovor, ale nedarilo sa jej to.</text:span></text:span><text:span text:style-name="CharStyle4"><text:span text:style-name="T1"> </text:span></text:span><text:span text:style-name="CharStyle4"><text:span text:style-name="T35">Raz povedala: „Treba zakúpiť dreva na zimu.“</text:span></text:span></text:p>
        <text:p text:style-name="P51"><text:span text:style-name="CharStyle4"><text:span text:style-name="T32">— „Mlč, </text:span></text:span><text:span text:style-name="CharStyle4"><text:span text:style-name="T35">si mi odporná,“ bolo všetko, čo jej odpovedal Peter Jurga. </text:span></text:span><text:span text:style-name="CharStyle4"><text:span text:style-name="T13">A</text:span></text:span><text:span text:style-name="CharStyle4"><text:span text:style-name="T35"> vstal a odišiel preč.</text:span></text:span></text:p>
        <text:p text:style-name="P20"><text:soft-page-break/><text:span text:style-name="CharStyle4"><text:span text:style-name="T35">Katka plakala a odišla tiež. A nebolo ju vidieť celý deň. Odchádzala vôbec veľmi často teraz z domu a keď sa vrátila, chodila za En</text:span></text:span><text:span text:style-name="CharStyle4"><text:span text:style-name="T1">o</text:span></text:span><text:span text:style-name="CharStyle4"><text:span text:style-name="T13">u</text:span></text:span><text:span text:style-name="CharStyle4"><text:span text:style-name="T1"> </text:span></text:span><text:span text:style-name="CharStyle4"><text:span text:style-name="T35">a rozprávala jej raz zlostným, raz plačlivým hlasom: „Máš to veru pekného muža. Pije celý deň, príde domov a ani sa nepozrie na teba. A ani nespí s tebou,“ smiala sa zlostne.</text:span></text:span></text:p>
        <text:p text:style-name="P20"><text:span text:style-name="CharStyle4"><text:span text:style-name="T35">Raz, keď sa vrátila zo svojej potulky, sv</text:span></text:span><text:span text:style-name="CharStyle4"><text:span text:style-name="T13">i</text:span></text:span><text:span text:style-name="CharStyle4"><text:span text:style-name="T35">etily jej oči, obličaj mala ako zte</text:span></text:span><text:span text:style-name="CharStyle4"><text:span text:style-name="T1">l</text:span></text:span><text:span text:style-name="CharStyle4"><text:span text:style-name="T35">esnený hnev. Prišla Ena, tá videla hneď, že jej chce niečo povedať. Ena nechcela nič počuť, obrátila sa a ponáhľala sa do izby. Katka prišla za ňou do izby. A kričala za </text:span></text:span><text:span text:style-name="CharStyle4"><text:span text:style-name="T1">E</text:span></text:span><text:span text:style-name="CharStyle4"><text:span text:style-name="T35">nou: „Počkaj, chcem ti niečo povedať.“ Ena nemala kam sa schovať, nemala kam ujsť. Ostala stáť, tupý výraz na jej tvári zbráz</text:span></text:span><text:span text:style-name="CharStyle4"><text:span text:style-name="T1">d</text:span></text:span><text:span text:style-name="CharStyle4"><text:span text:style-name="T35">ily vrásky žiaľu.</text:span></text:span></text:p>
        <text:p text:style-name="P20"><text:span text:style-name="CharStyle4"><text:span text:style-name="T35">„Veľká novinka, pani barónka,“ začala Katka. Ruky sa jej triasly a tvár mala červenú. Už nás nechce tvoj muž, už má druhú.“ A hľadela dychtivo, čakajúc výraz pohnutia na tvári Eninej.</text:span></text:span></text:p>
        <text:p text:style-name="P20"><text:span text:style-name="CharStyle4"><text:span text:style-name="T35">Ena sklopila oči, nevedela čo povedať. Peter si zasa našiel inú. Ena nemala čo povedať k tomu.</text:span></text:span></text:p>
        <text:p text:style-name="P20"><text:span text:style-name="CharStyle4"><text:span text:style-name="T35">„Ty mlčíš!“ kričala Katka. „Ľahko ti, ale čo ja</text:span></text:span><text:span text:style-name="CharStyle4"><text:span text:style-name="T1">,</text:span></text:span><text:span text:style-name="CharStyle4"><text:span text:style-name="T35"> ja nosím jeho dieťa pod srdcom,“ a dala sa do kŕčovitého plaču. Bola poľutovaniahodná tá Katka, ako tam sedela a plakala. Konečne veď mala i prečo. Enu ovládal súcit, chcela ísť ku Katke a hladkať ju po vlasoch. A povedať jej: „Neplač, Katka, všetko sa zmení, všetko sa snáď zmení k dobrému.“</text:span></text:span></text:p>
        <text:p text:style-name="P20"><text:span text:style-name="CharStyle4"><text:span text:style-name="T35">Katka počala však nadávať. „Ten lump, ten pijan.“ Myslela to na Petra, muža Eninho. „Ten podvodník.“ Súcit zmizol z tváre Eninej. „Katka,</text:span></text:span><text:span text:style-name="CharStyle27"><text:span text:style-name="T35"> </text:span></text:span><text:span text:style-name="CharStyle4"><text:span text:style-name="T35">ty nesmieš na neho nadávať. Ty nesmieš na neh</text:span></text:span><text:span text:style-name="CharStyle4"><text:span text:style-name="T1">o </text:span></text:span><text:span text:style-name="CharStyle4"><text:span text:style-name="T35">nadávať, on je môj muž.</text:span></text:span><text:span text:style-name="CharStyle4"><text:span text:style-name="T1">“</text:span></text:span><text:span text:style-name="CharStyle4"><text:span text:style-name="T35"> Chudera Ena nemohla sniesť, aby niekto nadával na jej mu</text:span></text:span><text:span text:style-name="CharStyle4"><text:span text:style-name="T1">ž</text:span></text:span><text:span text:style-name="CharStyle4"><text:span text:style-name="T35">a.</text:span></text:span></text:p>
        <text:p text:style-name="P3"><text:soft-page-break/><text:span text:style-name="CharStyle4"><text:span text:style-name="T1">A</text:span></text:span><text:span text:style-name="CharStyle4"><text:span text:style-name="T35"> Katka</text:span></text:span><text:span text:style-name="CharStyle4"><text:span text:style-name="T1"> </text:span></text:span><text:span text:style-name="CharStyle4"><text:span text:style-name="T35">kričala</text:span></text:span><text:span text:style-name="CharStyle4"><text:span text:style-name="T1">:</text:span></text:span><text:span text:style-name="CharStyle4"><text:span text:style-name="T35"> „Chvála Bohu, je tvoj muž. Zastrelila by som sa, keby som mala takého</text:span></text:span><text:span text:style-name="CharStyle4"><text:span text:style-name="T1"> </text:span></text:span><text:span text:style-name="CharStyle4"><text:span text:style-name="T35">muža.“ A nadávala ďalej.</text:span></text:span></text:p>
        <text:p text:style-name="P20"><text:span text:style-name="CharStyle4"><text:span text:style-name="T35">V ten čas Peter Jurga nebol celý čas doma. Až v stredu</text:span></text:span><text:span text:style-name="CharStyle4"><text:span text:style-name="T1">,</text:span></text:span><text:span text:style-name="CharStyle4"><text:span text:style-name="T35"> áno, bolo to práve v stredu, sneh ležal na celom okolí a tlumil všetok krik, bolo počuť hurhaj pred domom a búchanie na bránu. Ena išla otvoriť, vonku stálo mnoho ľudí. A celá spoločnosť vtrhla dnu, boli tam mužskí i ženské, v predu šiel Peter Jurga, mal v ruke fľašu a</text:span></text:span><text:span text:style-name="CharStyle4"><text:span text:style-name="T1"> </text:span></text:span><text:span text:style-name="CharStyle4"><text:span text:style-name="T35">spieval. A ukázal na Enu a Katku: „Toto sú moje slúžky.“</text:span></text:span></text:p>
        <text:p text:style-name="P20"><text:span text:style-name="CharStyle4"><text:span text:style-name="T35">Všetci boli veselí, priniesli sebou mnoho fliaš a postavili ich na stôl. Peter </text:span></text:span><text:span text:style-name="CharStyle25"><text:span text:style-name="T1">J</text:span></text:span><text:span text:style-name="CharStyle25"><text:span text:style-name="T35">urga mal jedno dievča </text:span></text:span><text:span text:style-name="CharStyle4"><text:span text:style-name="T13">v</text:span></text:span><text:span text:style-name="CharStyle4"><text:span text:style-name="T35"> </text:span></text:span><text:span text:style-name="CharStyle4"><text:span text:style-name="T46">lo</text:span></text:span><text:span text:style-name="CharStyle4"><text:span text:style-name="T35">ne, hladkal ju a bozkával. Tá mala čierné kruhy pod očami, neprirodzene čierné, boly snáď namaľované.</text:span></text:span></text:p>
        <text:p text:style-name="P28"><text:span text:style-name="CharStyle4"><text:span text:style-name="T35">Ena vyšla pomaly z izby, vyšla von z domu. Katka však, tá ostala dnu, tá dívala sa mstivým zrakom po všetkých. Stála však ticho, nestaral sa nikto o ňu. Až zrazu ju spozoroval Peter Jurga a ukázal na ňu: „Poz</text:span></text:span><text:span text:style-name="CharStyle4"><text:span text:style-name="T1">r</text:span></text:span><text:span text:style-name="CharStyle4"><text:span text:style-name="T35">ite, toto je moja slúžka Katka.“ Musel byť už hodne opitý, keď hovoril o Katke.</text:span></text:span></text:p>
        <text:p text:style-name="P20"><text:span text:style-name="CharStyle4"><text:span text:style-name="T35">„Pozrite, toto je moja slúžka Katka. A bude</text:span></text:span><text:span text:style-name="CharStyle27"><text:span text:style-name="T35"> </text:span></text:span><text:span text:style-name="CharStyle4"><text:span text:style-name="T35">mať dieťa, mám to veru peknú slúžku. Všetci mládenci chodia po nociach za ňou,“ a smia</text:span></text:span><text:span text:style-name="CharStyle4"><text:span text:style-name="T1">l </text:span></text:span><text:span text:style-name="CharStyle4"><text:span text:style-name="T35">sa. Celá spoločnosť sa smiala.</text:span></text:span></text:p>
        <text:p text:style-name="P20"><text:span text:style-name="CharStyle4"><text:span text:style-name="T35">Potom začal zúriť Peter Jurga. „Ideš von, ty nehanebnica. Ideš preč z môjho domu.“</text:span></text:span></text:p>
        <text:p text:style-name="P20"><text:span text:style-name="CharStyle4"><text:span text:style-name="T35">Katke zažiari</text:span></text:span><text:span text:style-name="CharStyle4"><text:span text:style-name="T13">l</text:span></text:span><text:span text:style-name="CharStyle4"><text:span text:style-name="T35">y oči. </text:span></text:span><text:span text:style-name="CharStyle4"><text:span text:style-name="T46">A</text:span></text:span><text:span text:style-name="CharStyle4"><text:span text:style-name="T35"> išla von. Spozoroval</text:span></text:span><text:span text:style-name="CharStyle4"><text:span text:style-name="T46">a</text:span></text:span><text:span text:style-name="CharStyle4"><text:span text:style-name="T1"> </text:span></text:span><text:span text:style-name="CharStyle4"><text:span text:style-name="T35">Enu, ako tam stála opretá o stenu. „Zabijem ho,</text:span></text:span><text:span text:style-name="CharStyle4"><text:span text:style-name="T46">“</text:span></text:span><text:span text:style-name="CharStyle4"><text:span text:style-name="T35"> mrm</text:span></text:span><text:span text:style-name="CharStyle4"><text:span text:style-name="T13">ľ</text:span></text:span><text:span text:style-name="CharStyle4"><text:span text:style-name="T35">ala jej.</text:span></text:span></text:p>
        <text:p text:style-name="P20"><text:span text:style-name="CharStyle4"><text:span text:style-name="T35">Ena neodpovedala nič, stála ticho ďalej. Hľadela na sneh, na hviezdy, bola pekná jasná noc, bolo mnoho hviezd na nebi. Stály tam nehybne, hovorily asi medzi sebou: „Všetko, je stálé, je jeden život, niekdy zažiari silnejšie, niekdy slabšie.“ „Je jeden </text:span></text:span><text:soft-page-break/><text:span text:style-name="CharStyle4"><text:span text:style-name="T35">život,“ myslela si Ena, „i ten nie je nič hoden.“ </text:span></text:span><text:span text:style-name="CharStyle4"><text:span text:style-name="T47">A</text:span></text:span><text:span text:style-name="CharStyle4"><text:span text:style-name="T35"> stála nehybne pri</text:span></text:span><text:span text:style-name="CharStyle4"><text:span text:style-name="T1"> </text:span></text:span><text:span text:style-name="CharStyle4"><text:span text:style-name="T35">Katke, stály tam dlho spolu.</text:span></text:span></text:p>
        <text:p text:style-name="P20"><text:span text:style-name="CharStyle4"><text:span text:style-name="T35">Niekto otvoril kuchynské dvere. Peter Jurg</text:span></text:span><text:span text:style-name="CharStyle4"><text:span text:style-name="T1">a </text:span></text:span><text:span text:style-name="CharStyle4"><text:span text:style-name="T35">vyšiel von, potácal sa.</text:span></text:span></text:p>
        <text:p text:style-name="P20"><text:span text:style-name="CharStyle4"><text:span text:style-name="T35">Katka pritiahla sa k nemu. Bola už celkom blízko, potom odskočila. A Peter Jurga </text:span></text:span><text:span text:style-name="CharStyle4"><text:span text:style-name="T1">sv</text:span></text:span><text:span text:style-name="CharStyle4"><text:span text:style-name="T35">alil sa bezvládne na zem a fučal odporne.</text:span></text:span></text:p>
        <text:p text:style-name="P20"><text:span text:style-name="CharStyle4"><text:span text:style-name="T35">Katka sa smiala. „Tu máš svojho muža, pani barónka,“ kričala na Enu. „Tu ho máš, už ti nebude viac neverný!“</text:span></text:span></text:p>
        <text:p text:style-name="P20"><text:span text:style-name="CharStyle4"><text:span text:style-name="T35">Ena sa dívala zmätene, so zlomeným zrakom. „Čo si to spravila, Katka?“ Potom išla k agonizujúcemu telu, ležiacemu v snehu. „Nie, ty nemáš právo zabiť ho, on je môj muž,“ počala zrazu bolestne kričať. I vrhla sa na bezvládne už telo Petra Jurgu a útroby jej rozrýval suchý, neustávajúci kašeľ.</text:span></text:span></text:p>
        <text:p text:style-name="P11"><text:span text:style-name="CharStyle47"><text:span text:style-name="T1"/></text:span></text:p>
        <text:p text:style-name="P17"><text:span text:style-name="CharStyle47"><text:span text:style-name="T1"/></text:span></text:p>
        <text:p text:style-name="P18"><text:span text:style-name="CharStyle47"><text:span text:style-name="T14">Človek na ulici</text:span></text:span></text:p>
        <text:p text:style-name="P18"><text:span text:style-name="CharStyle47"><text:span text:style-name="T14"/></text:span></text:p>
        <text:p text:style-name="P20"><text:span text:style-name="CharStyle4"><text:span text:style-name="T35">Tomáš Jurga hovorieval: „Človek niekedy spí. Niekedy, keď sneh pokrýva polia, myslí si, že fialky začnú už kvitnúť a chce ísť natrhať rudé maky do daru neveste.“ </text:span></text:span><text:span text:style-name="CharStyle4"><text:span text:style-name="T47">A</text:span></text:span><text:span text:style-name="CharStyle4"><text:span text:style-name="T35"> mal pravdu, keď takto hovoril. Aspoň čo sa jeho týče, lebo on niekedy spal </text:span></text:span><text:span text:style-name="CharStyle4"><text:span text:style-name="T1">s</text:span></text:span><text:span text:style-name="CharStyle4"><text:span text:style-name="T35"> otvorenými očami, ľudia k nemu hovorili, on sa usmieval a nevedel, čo odpovedať. Nie však, že by bol zamilovaný a preto nezvedel o sebe. Ba práve, bolo to riadne vtedy, keď cítil, že atelier sa nedá vykúriť, že žiadna modelka nevie stáť v zaujímavej póze. Vtedy srdce zabúšilo mu silnejšie, keď zacítil par</text:span></text:span><text:span text:style-name="CharStyle4"><text:span text:style-name="T1">fu</text:span></text:span><text:span text:style-name="CharStyle4"><text:span text:style-name="T35">m Houbigant Fougére </text:span></text:span><text:span text:style-name="CharStyle4"><text:span text:style-name="T1">R</text:span></text:span><text:span text:style-name="CharStyle4"><text:span text:style-name="T35">oyale, ktorý užívala jeho dávna milá. Šiel na ulici, niektoré dievča malo </text:span></text:span><text:soft-page-break/><text:span text:style-name="CharStyle4"><text:span text:style-name="T35">krásnu šiju, on chcel ísť k nej, hladkať tú šiju a bozkať ju aspoň raz. V meste behalo tisíce: žien a dievčat, jedna z nich by ho zaiste bola mala rada</text:span></text:span><text:span text:style-name="CharStyle4"><text:span text:style-name="T1">,</text:span></text:span><text:span text:style-name="CharStyle4"><text:span text:style-name="T35"> ale on nevedel, ktorá. Tomáš Jurga cítil potrebu niekoho</text:span></text:span><text:span text:style-name="CharStyle4"><text:span text:style-name="T1">,</text:span></text:span><text:span text:style-name="CharStyle4"><text:span text:style-name="T35"> kto by zohrial atelier, koho hlavu by hladkal v leňoške pri krbe, tú krásnu hlavu s bledými vlasmi. Tomáš Jurga cítil potrebu lásky, milovania.</text:span></text:span></text:p>
        <text:p text:style-name="P20"><text:span text:style-name="CharStyle4"><text:span text:style-name="T35">Mesto bolo stále zakryté šedým závojom dážďa, nebo nedoprialo ani trocha vhodného svetla maliarom. V ateli</text:span></text:span><text:span text:style-name="CharStyle4"><text:span text:style-name="T14">e</text:span></text:span><text:span text:style-name="CharStyle4"><text:span text:style-name="T35">ri Tomáša Jurgu stál</text:span></text:span><text:span text:style-name="CharStyle27"><text:span text:style-name="T35"> </text:span></text:span><text:span text:style-name="CharStyle4"><text:span text:style-name="T35">upostred stôl, na ňom niečo, čomu hovoril zátišie, ale čo bolo veľmi odporné zátišie. Boly tam všetky ľúbostné listy, čo podostával, i kadere vlasov, i prsteň s venovaním od malej Inge. Bolo to však zároveň veľmi výmluvné zátišie</text:span></text:span><text:span text:style-name="CharStyle4"><text:span text:style-name="T1">,</text:span></text:span><text:span text:style-name="CharStyle4"><text:span text:style-name="T35"> hovorilo o minulosti. Minulosť je však odporná, </text:span></text:span><text:span text:style-name="CharStyle4"><text:span text:style-name="T1">I</text:span></text:span><text:span text:style-name="CharStyle4"><text:span text:style-name="T35">že, niekedy síce príjemne, ale i to bolelo teraz Tomáša Jurgu. Pravdu má len prítomnosť a budúcnosť. Tá budúcnosť je vlastne krásn</text:span></text:span><text:span text:style-name="CharStyle4"><text:span text:style-name="T47">a,</text:span></text:span><text:span text:style-name="CharStyle4"><text:span text:style-name="T35"> tá prináša dary a sľuby, tá dovoľuje snívať.</text:span></text:span></text:p>
        <text:p text:style-name="P20"><text:span text:style-name="CharStyle4"><text:span text:style-name="T35">Tomáš Jurga díval sa na toto zátišie a mal horúčku. Ah, bolo to protivné sedieť v ateli</text:span></text:span><text:span text:style-name="CharStyle4"><text:span text:style-name="T14">e</text:span></text:span><text:span text:style-name="CharStyle4"><text:span text:style-name="T35">ri a mať horúčku. Musel ísť medzi ľudí. Ano, a n</text:span></text:span><text:span text:style-name="CharStyle4"><text:span text:style-name="T14">a</text:span></text:span><text:span text:style-name="CharStyle4"><text:span text:style-name="T35">jsť ju, vedel presne, že ona, ktorá ho bude milovať</text:span></text:span><text:span text:style-name="CharStyle4"><text:span text:style-name="T1">,</text:span></text:span><text:span text:style-name="CharStyle4"><text:span text:style-name="T35"> je v meste a čaká na neho.</text:span></text:span></text:p>
        <text:p text:style-name="P20"><text:span text:style-name="CharStyle4"><text:span text:style-name="T35">Tomáš Jurga šiel sa prechádzať. Lampy na ulici podivne ostro žiarily v diaľke, keď prišiel však k nim bližšie, m</text:span></text:span><text:span text:style-name="CharStyle4"><text:span text:style-name="T47">a</text:span></text:span><text:span text:style-name="CharStyle4"><text:span text:style-name="T1">l</text:span></text:span><text:span text:style-name="CharStyle4"><text:span text:style-name="T35">y matné svetlo</text:span></text:span><text:span text:style-name="CharStyle4"><text:span text:style-name="T1">.</text:span></text:span><text:span text:style-name="CharStyle4"><text:span text:style-name="T35"> Ako keby sa chcely schovávať pred ním. Tomáš Jurga bol nešťastný. „Hľadám svetlo a ono sa schováva predo mnou.</text:span></text:span><text:span text:style-name="CharStyle4"><text:span text:style-name="T1">“</text:span></text:span></text:p>
        <text:p text:style-name="P20"><text:span text:style-name="CharStyle4"><text:span text:style-name="T35">Ľudia chodili okolo neho, mysleli na ženy, milé</text:span></text:span><text:span text:style-name="CharStyle4"><text:span text:style-name="T1">,</text:span></text:span><text:span text:style-name="CharStyle4"><text:span text:style-name="T35"> ktoré ich očakávajú doma, s ktorými sa budú laskať celú noc. Potom šiel okolo bankár, ten myslel na </text:span></text:span><text:span text:style-name="CharStyle4"><text:span text:style-name="T1">R</text:span></text:span><text:span text:style-name="CharStyle4"><text:span text:style-name="T35">eifeisenky a bol odporný.</text:span></text:span></text:p>
        <text:p text:style-name="P20"><text:soft-page-break/><text:span text:style-name="CharStyle4"><text:span text:style-name="T35">V diaľke žiarilo jedno svetlo intenzívnejšie než ostatné, ťahalo Tomáša Jurgu, vábilo ho. On šiel, svetlo nezmizlo, ba sa ešte zosilňovalo. A krúžilo pred jeho očami, opisovalo litery, najprv K, potom A. Kaviareň. A zmizlo.</text:span></text:span></text:p>
        <text:p text:style-name="P20"><text:span text:style-name="CharStyle4"><text:span text:style-name="T35">Tomáš vedel, že musí ísť dnu do kaviarne, že niečo ho tam čaká. Ako v spánku šiel medzi stolmi, preplietal sa, mieril k jednomu rohu.</text:span></text:span></text:p>
        <text:p text:style-name="P20"><text:span text:style-name="CharStyle4"><text:span text:style-name="T35">V tom rohu sedelo dievča, malo vlasy bledé a oči modré, bolo smutné, ubité, snáď životom, snáď palicou človeka. Modré oči mala zarosené slzami, myslela, že celý svet je zlý. Tomáš Jurga usadil sa k stolu, pohladil ju po ruke. A povedal: „Si krásna, milujem ťa. Vlasy máš, ako pavučiny babieho leta, ktoré prinášajú poslednú radosť.“</text:span></text:span></text:p>
        <text:p text:style-name="P20"><text:span text:style-name="CharStyle4"><text:span text:style-name="T35">Bolo to podivné, ako sa soznámil Tomáš Jurga s Vierou</text:span></text:span><text:span text:style-name="CharStyle4"><text:span text:style-name="T1">.</text:span></text:span><text:span text:style-name="CharStyle4"><text:span text:style-name="T35"> Keď to rozprával priateľom, nechceli tom</text:span></text:span><text:span text:style-name="CharStyle4"><text:span text:style-name="T1">u</text:span></text:span><text:span text:style-name="CharStyle4"><text:span text:style-name="T35"> </text:span></text:span><text:span text:style-name="CharStyle4"><text:span text:style-name="T1">a</text:span></text:span><text:span text:style-name="CharStyle4"><text:span text:style-name="T14">n</text:span></text:span><text:span text:style-name="CharStyle4"><text:span text:style-name="T35">i veriť. „Si divný človek, Tomáš,“ hovorili mu. „Niekedy máš horúčku, vtedy hovoríš zvláštne, robíš zvláštné veci. Ale nie je to možné, že by si tak bol našiel Vieru.“ Bolo to však predsa tak, ako to on rozprával. </text:span></text:span><text:span text:style-name="CharStyle4"><text:span text:style-name="T47">A</text:span></text:span><text:span text:style-name="CharStyle4"><text:span text:style-name="T35"> mal i horúčku vtedy, hovoril mnoho, Viera sa dívala na neho udivene. „Máš horúčku,“ hovorila mu, „poď, zavediem ťa domov.“ Vzala ho za ruku, viedla ho ako dieťa, bola nesmierne dobrá k nemu. Tomáš ani nevedel, kadiaľ ide, mrmľal svoju adresu a šiel, šiel. Viera mala bledé vlasy a bola nesmierne dobrá, uložila ho do postele a spievala mu, kým nezaspal.</text:span></text:span></text:p>
        <text:p text:style-name="P20"><text:span text:style-name="CharStyle4"><text:span text:style-name="T35">V tie dni čie</text:span></text:span><text:span text:style-name="CharStyle4"><text:span text:style-name="T47">rn</text:span></text:span><text:span text:style-name="CharStyle4"><text:span text:style-name="T35">é oblaky na nebi odplávaly na západ, zamenily ich biele, popretkávané slnečnými lúčami. Zbytky snehu na uliciach sa roztopily, ľudia sa pozdravovali „Dobrý deň,“ a dodali radostne „Jaro je tu“</text:span></text:span><text:span text:style-name="CharStyle4"><text:span text:style-name="T1">.</text:span></text:span><text:span text:style-name="CharStyle4"><text:span text:style-name="T35"> Maliari chodili bez klobúkov a nemohli maľovať, lebo bolo príliš krásné svetlo. Žiadon z nich však nešiel navštíviť </text:span></text:span><text:soft-page-break/><text:span text:style-name="CharStyle4"><text:span text:style-name="T35">Tomáša Jurgu a to bolo dobre. Lebo ten sedel doma a bol šťastný. Sedel niekedy u krbu, niekedy u okna, tvár mal zmorenú, žltú, oči mu však žiarily a nebol to v nich odraz lúčov zapadajúceho slnka.</text:span></text:span></text:p>
        <text:p text:style-name="P20"><text:span text:style-name="CharStyle4"><text:span text:style-name="T35">Hovoril: „Pred niekoľkými dňami som sníval. Predstavoval som sa, ako sedím v tejto leňoške, ako hladkám tvoju hlavu, Viera.“ </text:span></text:span><text:span text:style-name="CharStyle4"><text:span text:style-name="T47">A</text:span></text:span><text:span text:style-name="CharStyle4"><text:span text:style-name="T35"> dodal: „Neviem, či i teraz nesnívam?“</text:span></text:span></text:p>
        <text:p text:style-name="P20"><text:span text:style-name="CharStyle4"><text:span text:style-name="T35">Vedel však dobre, že nesníva, veď vlasy Vierine boly ako hodváb a cítil ich medzi prstami, i jej hlavu pod rukou.</text:span></text:span></text:p>
        <text:p text:style-name="P20"><text:span text:style-name="CharStyle4"><text:span text:style-name="T47">A </text:span></text:span><text:span text:style-name="CharStyle4"><text:span text:style-name="T35">tak uplynul</text:span></text:span><text:span text:style-name="CharStyle4"><text:span text:style-name="T14">y</text:span></text:span><text:span text:style-name="CharStyle4"><text:span text:style-name="T35"> dni, monotónne, jednotvárne, veď najväčšia krása je vždy jednotvárna. Tomáš sa oddal práci, maľoval, a bola to vždy Viera, ktorú zobrazoval v rozličných polohách. Raz v kaviarni u stola, smutnú a rozžalostnenú, inokedy šťastnú v pohovke u krbu. Bolo to príjemné maľovať Vieru, sedela tak pokojne, dívala sa oddane na Tomáša. On musel niekedy prerušiť prácu, ísť k nej, hladkať ju po vlas</text:span></text:span><text:span text:style-name="CharStyle4"><text:span text:style-name="T14">o</text:span></text:span><text:span text:style-name="CharStyle4"><text:span text:style-name="T35">ch a bozkať na rudé ústa, ktoré sa rady núkaly. Potom Viera vstala, počala sa točiť, tancovať i s Tomášom, spievali veselé pesničky. Naraz sa Tomáš zastavil. „Viera, nevieš, ako ide tá ária z Bohémy?“ Viera ju vedela, počala ju spievať, Tomáš bzučal s ňou. Potom šepkal: „Som šťastný, Viera. Najšťastnejší som vtedy, keď počujem smutnú pieseň a spomeniem si na krásnu prítomnosť.“</text:span></text:span></text:p>
        <text:p text:style-name="P20"><text:span text:style-name="CharStyle4"><text:span text:style-name="T35">To boly veselé dni, keď sa takto rozprávali, hrali. Tie dni i slnko svietilo vesele, niektoré dni však prešly oblohou mračná. Vtedy Tomáš odložil štetce. Keď ich zasa vzal do ruky, spravil to len preto, aby pracoval na žltom obraze. Bol to náramne žltý obraz, zobrazoval jeho, ako sedí v pohovke a okolo neho vír ulice. „Chorobná túha je vždy žltá,“ hovoril Tomáš. „</text:span></text:span><text:span text:style-name="CharStyle4"><text:span text:style-name="T47">A</text:span></text:span><text:span text:style-name="CharStyle4"><text:span text:style-name="T35"> ja som niekdy nešťastný, lebo túžim. Som postavený </text:span></text:span><text:soft-page-break/><text:span text:style-name="CharStyle4"><text:span text:style-name="T35">do ulice živ</text:span></text:span><text:span text:style-name="CharStyle4"><text:span text:style-name="T1">o</text:span></text:span><text:span text:style-name="CharStyle4"><text:span text:style-name="T35">ta, chcel by som </text:span></text:span><text:span text:style-name="CharStyle4"><text:span text:style-name="T47">n</text:span></text:span><text:span text:style-name="CharStyle4"><text:span text:style-name="T35">ie</text:span></text:span><text:span text:style-name="CharStyle4"><text:span text:style-name="T1">č</text:span></text:span><text:span text:style-name="CharStyle4"><text:span text:style-name="T14">o</text:span></text:span><text:span text:style-name="CharStyle4"><text:span text:style-name="T35"> veľké</text:span></text:span><text:span text:style-name="CharStyle4"><text:span text:style-name="T1">h</text:span></text:span><text:span text:style-name="CharStyle4"><text:span text:style-name="T35">o vykonať; zastav</text:span></text:span><text:span text:style-name="CharStyle4"><text:span text:style-name="T47">iť</text:span></text:span><text:span text:style-name="CharStyle4"><text:span text:style-name="T35"> slnce ako Jozua, zvaliť múry Jericha alebo mať moc Mojžišovu. Chcel by som vykonať niečo mimoriadne veľkého, ale nejde to. My terajší ľudia nemáme k tomu ani sily, ani dosť viery, mnoho rozmýšľame a čím viac rozmýšľame, tým sme nešťastnejší.“</text:span></text:span></text:p>
        <text:p text:style-name="P20"><text:span text:style-name="CharStyle4"><text:span text:style-name="T35">Tomáš sa odmlčal, Viera bola tiež ticho, dívala sa na Tomáša a myslela, že má horúčku.</text:span></text:span></text:p>
        <text:p text:style-name="P20"><text:span text:style-name="CharStyle4"><text:span text:style-name="T35">Tomáš povedal: „A svet sa točí ďalej.“ Povedal to tak smutne, že z </text:span></text:span><text:span text:style-name="CharStyle4"><text:span text:style-name="T1">h</text:span></text:span><text:span text:style-name="CharStyle4"><text:span text:style-name="T35">lasu mu bolo vycítiť celú jeho bezmocnosť.</text:span></text:span></text:p>
        <text:p text:style-name="P20"><text:span text:style-name="CharStyle4"><text:span text:style-name="T35">Oblaky však zasa zmizly s neba, jaro postupovalo ďalej na svojej víťaznej ceste, lebo nemohlo ináč. </text:span></text:span><text:span text:style-name="CharStyle4"><text:span text:style-name="T1">A</text:span></text:span><text:span text:style-name="CharStyle4"><text:span text:style-name="T35"> ľudia boli tomu radi, lebo vedeli, že po jar</text:span></text:span><text:span text:style-name="CharStyle4"><text:span text:style-name="T14">e</text:span></text:span><text:span text:style-name="CharStyle4"><text:span text:style-name="T35"> príde leto. A keďže nemysleli na to, že po lete príde zasa jeseň, potom zima, že to tak musí byť a že je to vlastne veľmi smutné. Lebo aké by to bolo rozkošné, keby po krásnej jeseni zasa prišlo leto, alebo keby jaro lásky trvalo večne.</text:span></text:span></text:p>
        <text:p text:style-name="P20"><text:span text:style-name="CharStyle4"><text:span text:style-name="T35">Bolo to dvadsiateho apríla, Tomáš sedel celý deň doma, díval sa von oknom a vedel, že sa necíti dobre v tom meste. Obloha bola modrá, volala, i domy mal</text:span></text:span><text:span text:style-name="CharStyle4"><text:span text:style-name="T14">y</text:span></text:span><text:span text:style-name="CharStyle4"><text:span text:style-name="T35"> nepokojný výzor, ako keby balily a ch</text:span></text:span><text:span text:style-name="CharStyle4"><text:span text:style-name="T1">ys</text:span></text:span><text:span text:style-name="CharStyle4"><text:span text:style-name="T35">taly sa na cestu. Viera počala hovoriť o Itálii, Tomášovi sa zdalo, že niekto hrá v diaľke na harfu.</text:span></text:span></text:p>
        <text:p text:style-name="P20"><text:span text:style-name="CharStyle4"><text:span text:style-name="T35">V tom klepal niekto na dvere, prišiel poštár, priniesol list, bolo to niečo neobvyklého. List bol od Jána, brata Tomášovho.</text:span></text:span></text:p>
        <text:p text:style-name="P20"><text:span text:style-name="CharStyle4"><text:span text:style-name="T1">„</text:span></text:span><text:span text:style-name="CharStyle4"><text:span text:style-name="T35">...</text:span></text:span><text:span text:style-name="CharStyle4"><text:span text:style-name="T1">v</text:span></text:span><text:span text:style-name="CharStyle4"><text:span text:style-name="T35">ieš, je to krásn</text:span></text:span><text:span text:style-name="CharStyle4"><text:span text:style-name="T1">e</text:span></text:span><text:span text:style-name="CharStyle4"><text:span text:style-name="T35">, že predsa si ju vezmem. Snáď sa pamätáš, ona to bola, ktorá prišla ku mne v tej samote, keď som bol tak príjemne chorý. Ona prišla, ja som sa zamiloval do ne</text:span></text:span><text:span text:style-name="CharStyle4"><text:span text:style-name="T1">j </text:span></text:span><text:span text:style-name="CharStyle4"><text:span text:style-name="T35">a vážne</text:span></text:span><text:span text:style-name="CharStyle4"><text:span text:style-name="T1">,</text:span></text:span><text:span text:style-name="CharStyle4"><text:span text:style-name="T35"> šiel som za ňou nazpät do mesta a bol som nešťastný. Teraz však sme už zasnúbení, svadbu budeme mať 21. mája. Pováž, v máji </text:span></text:span><text:soft-page-break/><text:span text:style-name="CharStyle4"><text:span text:style-name="T35">budeme mať svadbu a 21-ho je najkrajší možný deň v mesiaci. Očakávam ťa.“</text:span></text:span></text:p>
        <text:p text:style-name="P20"><text:span text:style-name="CharStyle4"><text:span text:style-name="T35">To bolo v liste od Jána. Tomáš bol príjemne prekvapený, keď ho prečítal. „Ideme k Jánovi, ideme navštíviť Arneho, mojich bratov, ako je to možné, že som tak dávno nemyslel na nich?“ A dal sa do balenia.</text:span></text:span></text:p>
        <text:p text:style-name="P20"><text:span text:style-name="CharStyle4"><text:span text:style-name="T35">Tak Tomáš odchádzal z mesta, kde sa soznámil s Vierou. Mesto zanechal, ale Vieru vzal so sebou. „Čo ostane v tomto meste, keď teba odveziem? Keď odnesiem, čo je najkrajšieho v tomto meste?“</text:span></text:span></text:p>
        <text:p text:style-name="P20"><text:span text:style-name="CharStyle4"><text:span text:style-name="T35">Zrazu si spomenul: „A nijaké muzeum som si neprezrel.“ Bolo to už cestou na nádražie, keď si na to spomenul a musel sa smiať. „Čo som to len všetko zameškal! Je to odpustiteľné, že som tu bol pol roka a ani jedno muzeum som si neprezrel? Ani predavačke novín u nášho domu som nepovedal, že je pekná a chcel som jej to povedať. Ani hrad som neodmaľoval a to spraví predsa každý poriadny maliar, ktorý sem príde.“</text:span></text:span></text:p>
        <text:p text:style-name="P20"><text:span text:style-name="CharStyle4"><text:span text:style-name="T35">„Veru, mnoho som zameškal,“ hovoril Tomáš a smial sa.</text:span></text:span></text:p>
        <text:p text:style-name="P11"><text:span text:style-name="CharStyle49"><text:span text:style-name="T1"/></text:span></text:p>
        <text:p text:style-name="P20"><text:span text:style-name="CharStyle4"><text:span text:style-name="T35">Po svadbe nastalo opäť ticho v starej kúrii, Oľga, že</text:span></text:span><text:span text:style-name="CharStyle4"><text:span text:style-name="T1">n</text:span></text:span><text:span text:style-name="CharStyle4"><text:span text:style-name="T35">a </text:span></text:span><text:span text:style-name="CharStyle4"><text:span text:style-name="T1">A</text:span></text:span><text:span text:style-name="CharStyle4"><text:span text:style-name="T35">rneh</text:span></text:span><text:span text:style-name="CharStyle4"><text:span text:style-name="T47">o</text:span></text:span><text:span text:style-name="CharStyle4"><text:span text:style-name="T35"> Jurgu, chodila po dome a mala mnoho práce. </text:span></text:span><text:span text:style-name="CharStyle4"><text:span text:style-name="T47">C</text:span></text:span><text:span text:style-name="CharStyle4"><text:span text:style-name="T35">h</text:span></text:span><text:span text:style-name="CharStyle4"><text:span text:style-name="T47">odila od </text:span></text:span><text:span text:style-name="CharStyle4"><text:span text:style-name="T35">č</text:span></text:span><text:span text:style-name="CharStyle4"><text:span text:style-name="T1">a</text:span></text:span><text:span text:style-name="CharStyle4"><text:span text:style-name="T35">sného rána</text:span></text:span><text:span text:style-name="CharStyle27"><text:span text:style-name="T59">, </text:span></text:span><text:span text:style-name="CharStyle4"><text:span text:style-name="T35">videla všetko, pre každého mala dobré slovo. A bola milá k Viere ako k vlastnej sestre.</text:span></text:span></text:p>
        <text:p text:style-name="P20"><text:span text:style-name="CharStyle4"><text:span text:style-name="T35">Ticho sa rozhostilo znova všade. Tomáš povyťahoval znova staré plátna, ktoré nedoma</text:span></text:span><text:span text:style-name="CharStyle4"><text:span text:style-name="T1">ľ</text:span></text:span><text:span text:style-name="CharStyle4"><text:span text:style-name="T35">oval a smial sa im. Potom vysvetľoval Viere: „Toto je môj život, všade načaté, nikde nedokončené.“ Nebolo to však ani trocha veselé, čo hovoril.</text:span></text:span></text:p>
        <text:p text:style-name="P20"><text:span text:style-name="CharStyle4"><text:span text:style-name="T35">Júnové dni toho roku boly krásné, tým krajšie, že sa približovalo leto smiechu a radostí. Slnečné lúče prešly stenami starého domu, všade nakládly plno zlata a jasu. </text:span></text:span><text:soft-page-break/><text:span text:style-name="CharStyle4"><text:span text:style-name="T35">Tomáš chodil okolo tej nádhery so založenými rukami a nevedel, čo má robiť. Žltý obraz, ktorý začal kedysi na jar, keď bol šťastný a chorý, stál v kúte obrátený k stene. Tomáš Jurga bol divný, chcel pracovať a nepracoval </text:span></text:span><text:span text:style-name="CharStyle4"><text:span text:style-name="T47">a</text:span></text:span><text:span text:style-name="CharStyle4"><text:span text:style-name="T35"> spomínal Jána: „Nie je mu dobre, Jánovi? Prišla za ním do lesa, odohnal ju a nakoniec predsa si ho vzala.“ Ale nebolo to zo závisti, čo takto hovoril.</text:span></text:span></text:p>
        <text:p text:style-name="P20"><text:span text:style-name="CharStyle4"><text:span text:style-name="T35">Arne chodil stále po hospodárstve, nemal mnoho času pre rodinu, ale predsa prišiel porozprávať sa s Tomášom. A dohováral mu: „Tomáš, nemal by si sa takto večne potĺkať. Mal by si sa oženiť, Tomáš, a usadiť sa.“ Bol veľmi dobrý brat a chcel dobre Tomášovi. Ten však len kýval hlavou. „Ty ma nechápeš, </text:span></text:span><text:span text:style-name="CharStyle4"><text:span text:style-name="T1">A</text:span></text:span><text:span text:style-name="CharStyle4"><text:span text:style-name="T14">r</text:span></text:span><text:span text:style-name="CharStyle4"><text:span text:style-name="T35">ne. Pozri, </text:span></text:span><text:span text:style-name="CharStyle4"><text:span text:style-name="T14">ja</text:span></text:span><text:span text:style-name="CharStyle4"><text:span text:style-name="T35"> </text:span></text:span><text:span text:style-name="CharStyle4"><text:span text:style-name="T1">som</text:span></text:span><text:span text:style-name="CharStyle4"><text:span text:style-name="T35"> ten človek, ktorý sa dostal na ulicu a nevie, prečo je tam. Chodím od výk</text:span></text:span><text:span text:style-name="CharStyle4"><text:span text:style-name="T1">l</text:span></text:span><text:span text:style-name="CharStyle4"><text:span text:style-name="T35">ad</text:span></text:span><text:span text:style-name="CharStyle4"><text:span text:style-name="T47">u </text:span></text:span><text:span text:style-name="CharStyle4"><text:span text:style-name="T35">k výkladu, chcel by som to i to a neviem, čo by som chcel. Neviem sa rozhodnúť. Ulicou idú prúdy ľudstva, tie ma tlačia, neviem kam a nestarám sa o to. Je to krásné blúdiť ulicou a nestarať sa </text:span></text:span><text:span text:style-name="CharStyle4"><text:span text:style-name="T1">o</text:span></text:span><text:span text:style-name="CharStyle4"><text:span text:style-name="T35"> n</text:span></text:span><text:span text:style-name="CharStyle4"><text:span text:style-name="T1">i</text:span></text:span><text:span text:style-name="CharStyle4"><text:span text:style-name="T35">č, než o nasledujúci krok a je to veľmi smutné. Že čo bude s</text:span></text:span><text:span text:style-name="CharStyle4"><text:span text:style-name="T1">o</text:span></text:span><text:span text:style-name="CharStyle4"><text:span text:style-name="T35"> mnou? Neviem, Arne. A nezaujíma m</text:span></text:span><text:span text:style-name="CharStyle25"><text:span text:style-name="T14">a to.“</text:span></text:span></text:p>
        <text:p text:style-name="P20"><text:span text:style-name="CharStyle4"><text:span text:style-name="T35">Arne mal </text:span></text:span><text:span text:style-name="CharStyle4"><text:span text:style-name="T47">oči </text:span></text:span><text:span text:style-name="CharStyle4"><text:span text:style-name="T35">p</text:span></text:span><text:span text:style-name="CharStyle4"><text:span text:style-name="T47">ln</text:span></text:span><text:span text:style-name="CharStyle4"><text:span text:style-name="T35">é výčitiek a nehovoril nič. Lebo Tomáš blúznil, nedalo sa to ináč vysvetliť.</text:span></text:span></text:p>
        <text:p text:style-name="P20"><text:span text:style-name="CharStyle4"><text:span text:style-name="T35">„Hovoríš, aby som sa usadil? Ale to je nemožné, je to skutočne nemožné. Život je ulica, chodia po nej ľudia, ktorí sa ponáhľajú do obchodov, do kancelárií, prejdú a zmiznú v domoch. A chodia po ne</text:span></text:span><text:span text:style-name="CharStyle4"><text:span text:style-name="T1">j</text:span></text:span><text:span text:style-name="CharStyle4"><text:span text:style-name="T35"> ľudia bez cieľa, potĺkajú sa hore dolu, lebo ináč nemôžu. Niekto ich vyviedol tam, zanechal a teraz nemajú sa kam vrhnúť, musia počkať, kým </text:span></text:span><text:span text:style-name="CharStyle4"><text:span text:style-name="T47">ci</text:span></text:span><text:span text:style-name="CharStyle4"><text:span text:style-name="T35">eľ príde k ním. Alebo nepríde.“</text:span></text:span></text:p>
        <text:p text:style-name="P20"><text:span text:style-name="CharStyle4"><text:span text:style-name="T35">Takto hovoril Tomáš, vstal a prechádzal sa po izbe. Zalamoval rukami.</text:span></text:span></text:p>
        <text:p text:style-name="P20"><text:span text:style-name="CharStyle4"><text:span text:style-name="T35">Plné klasy sa poslušne ukladaly na zem na rozkaz koscov, leto neprinášalo </text:span></text:span><text:soft-page-break/><text:span text:style-name="CharStyle4"><text:span text:style-name="T35">sklamania. Na jasnom nebi sa behom dňa rozhostily oblaky, ktoré mizly v diaľke bez nádeje na návrat Tomáš sedel doma, chcel odísť a neodišiel. Viera nevedela, čo si počať s ním, spytovala sa ho na všeličo a potajme plakala. Hovorila: „Už ma nemá rád, čo si počnem, kam mám ísť?“ Hovorila to len večer starým obrazom, zhasnutej lampe. Lebo nechcela Tomáša nahnevať.</text:span></text:span></text:p>
        <text:p text:style-name="P43"><text:span text:style-name="CharStyle4"><text:span text:style-name="T35">Tomáš Jurga bol zvláštny človek, bozkával Vieru na vlasy a keď povedala niečo, nahneval sa. Díval sa do diaľky a vysvetľoval: „Vidíš, tam je krásne, tam je mnoho krásy za tými horami.“</text:span></text:span></text:p>
        <text:p text:style-name="P52"><text:span text:style-name="CharStyle4"><text:span text:style-name="T35">Viera dodala: „Áno, tam za hranicami...“</text:span></text:span></text:p>
        <text:p text:style-name="P20"><text:span text:style-name="CharStyle4"><text:span text:style-name="T35">Tomáš sa však zasa nahneval. „Hranice, aké hranice? Nechápeš, že nie sú hranice? Že sú len čiary, ktorými ohraničili finanční desperadovia územia, v ktorých si osobujú právo vykorisťovania?“ Tomáš Jurga začal hovoriť príliš súvisle a nesmyselne.</text:span></text:span></text:p>
        <text:p text:style-name="P11"><text:span text:style-name="CharStyle49"><text:span text:style-name="T35"/></text:span></text:p>
        <text:p text:style-name="P20"><text:span text:style-name="CharStyle4"><text:span text:style-name="T35">Leto prinášalo mnoho spomienok na mladosť a Tomáš sa kochal v nich. Boly smutné i veselé. Tomáš sa vžil do nich, hádzal kamene po vtákoch a liezol na stromy. Bolo to divné, že v jeho veku sa choval ako chlapec, ale on sa tešil, že detský vek sa mu znova navrátil. A nepracoval nič.</text:span></text:span></text:p>
        <text:p text:style-name="P20"><text:span text:style-name="CharStyle4"><text:span text:style-name="T35">Viera nevedela, čo si počať, chodila za Tomášom, dohovárala mu a plakala. Potom si zabalila svoje veci, i s fotografiou Tomáša Jurgu a s ručníkom, ktorý dostala do daru od Oľgy a nedala sa viac zdržovať. Keď vlak s Vierou sa pohol zo stanice, Tomáš bol prekvapený, neveril, že skutočne odcestuje, nevedel ju pochopiť. Nevedel, že Viera vidí veľmi dobre, že spozorovala to, čo si on nechcel priznať a </text:span></text:span><text:soft-page-break/><text:span text:style-name="CharStyle4"><text:span text:style-name="T35">preto musela odísť.</text:span></text:span></text:p>
        <text:p text:style-name="P20"><text:span text:style-name="CharStyle4"><text:span text:style-name="T35">Lebo v spomienkach prechod od chlapca k mladému mužovi netrvá dlho, nie tak dlho, ako to trvalo v skutočnosti. V mysli sa zamení jaro v leto za okamženie. Tomáš Jurga si počal spomínať, že kedysi mal Oľgu rád, že Oľga ho mala rada </text:span></text:span><text:span text:style-name="CharStyle4"><text:span text:style-name="T1">a</text:span></text:span><text:span text:style-name="CharStyle4"><text:span text:style-name="T35"> on ju necha</text:span></text:span><text:span text:style-name="CharStyle4"><text:span text:style-name="T47">l.</text:span></text:span><text:span text:style-name="CharStyle4"><text:span text:style-name="T35"> Potom si lámal hlavu nad tým, prečo to spravil, veď nemalo to smyslu, keď i on ju mal rád. A nevedel na to prísť a hneval sa na Vieru.</text:span></text:span></text:p>
        <text:p text:style-name="P20"><text:span text:style-name="CharStyle4"><text:span text:style-name="T35">Raz prišiel k Oľge, pozrel na ňu a nevedel jej povedať ani slova. Potom bozkal jej ruku a odišiel. Bolo to veľmi smie</text:span></text:span><text:span text:style-name="CharStyle4"><text:span text:style-name="T1">š</text:span></text:span><text:span text:style-name="CharStyle4"><text:span text:style-name="T35">né chovanie. Tomáš Jurga sa divil sám sebe a nechcel si priznať, že miluje znova Oľgu, ženu Arneho.</text:span></text:span></text:p>
        <text:p text:style-name="P20"><text:span text:style-name="CharStyle4"><text:span text:style-name="T35">Leto popretkávalo domy slnkom, nevedelo však vniknúť do srdca Tomáša Jurgu. Ten chodil so svesenou hlavou, trápil sa a trápil Oľgu, ktorá mala občas oči zarosené a nepriznala sa ničím Arnemu. Spomienky sa st</text:span></text:span><text:span text:style-name="CharStyle4"><text:span text:style-name="T14">a</text:span></text:span><text:span text:style-name="CharStyle4"><text:span text:style-name="T35">ly veľmi nepríjemnými, Tomáš si kedysi povedal, že nesmie spomínať a predsa neodolal.</text:span></text:span></text:p>
        <text:p text:style-name="P20"><text:span text:style-name="CharStyle4"><text:span text:style-name="T35">Po starej kúrii chodili dvaja ľudia, ktorí sa veľmi podobali tieňom, kým na poliach ja</text:span></text:span><text:span text:style-name="CharStyle4"><text:span text:style-name="T1">s</text:span></text:span><text:span text:style-name="CharStyle4"><text:span text:style-name="T35">al</text:span></text:span><text:span text:style-name="CharStyle27"><text:span text:style-name="T35"> </text:span></text:span><text:span text:style-name="CharStyle4"><text:span text:style-name="T35">život. Kým </text:span></text:span><text:span text:style-name="CharStyle4"><text:span text:style-name="T47">A</text:span></text:span><text:span text:style-name="CharStyle4"><text:span text:style-name="T35">rne Jurga bol stále ustatý a veselý a nespozoroval nič.</text:span></text:span></text:p>
        <text:p text:style-name="P20"><text:span text:style-name="CharStyle4"><text:span text:style-name="T35">Koncom augusta prišla veľká búrka, trhala stromy, ktoré márne týčily ramená k nebu, zlomila i najväčší topoľ na protiľahlom vŕšku. Tomáš vedel, že to niečo znamená, rozkázal kočišovi, aby zapriahol a bez lúčenia dal sa vyviesť na stanicu. Neodcestoval však, za pol hodiny sa koč vrátil s ním, Oľga s kočišom ho niesli do domu.</text:span></text:span></text:p>
        <text:p text:style-name="P11"><text:span text:style-name="CharStyle49"><text:span text:style-name="T1"/></text:span></text:p>
        <text:p text:style-name="P20"><text:span text:style-name="CharStyle4"><text:span text:style-name="T35">Bolo to v jesenný deň, plný slnka a žiaľu, keď Tomáš Jurga napísal v postel</text:span></text:span><text:span text:style-name="CharStyle4"><text:span text:style-name="T1">i </text:span></text:span><text:span text:style-name="CharStyle4"><text:span text:style-name="T35">svo</text:span></text:span><text:span text:style-name="CharStyle4"><text:span text:style-name="T1">j</text:span></text:span></text:p>
        <text:p text:style-name="P48"><text:span text:style-name="CharStyle4"><text:span text:style-name="T1"/></text:span></text:p>
        <text:p text:style-name="P10"><text:soft-page-break/><text:span text:style-name="CharStyle32"><text:span text:style-name="T35">Pozdrav jeseni a trampom.</text:span></text:span></text:p>
        <text:p text:style-name="P20"><text:span text:style-name="CharStyle4"><text:span text:style-name="T35"/></text:span></text:p>
        <text:p text:style-name="P48"><text:span text:style-name="CharStyle4"><text:span text:style-name="T35">Krušno je sedieť doma, keď svet volá. Nová jeseň prináša nové vône, parfumy ďalekých zemí. Tak rád bych ísť za severným vetrom, dohoniť ho niekde v Itálii, na Malte, v Egypte a pokochať sa v ňom. Boly časy, že príchodom jesene nastalo u mňa zvláštné vzrušenie, chystal som zavazadlá, obstarával víza a bol šťastný. Teraz som však prikovaný k tomuto miestu, neuvidím zanedlho operu parížsku, ani moju poslednú lásku, s ktorou som sa rozvadil. Mala bledé vlasy, ako každá moja láska doteraz, bola náladová, bezohľadná až do krajnosti. Dýchala však pre mňa vôňou Paríža a ja som bol šťastný, že mám ju a Paríž.</text:span></text:span></text:p>
        <text:p text:style-name="P20"><text:span text:style-name="CharStyle4"><text:span text:style-name="T35">Keď vietor odtrháva žlté listy a ukladá ich na zem k večnému spánku, prichádza na mňa melancholická nálada. </text:span></text:span><text:span text:style-name="CharStyle4"><text:span text:style-name="T47">A</text:span></text:span><text:span text:style-name="CharStyle4"><text:span text:style-name="T35"> nevoľky, spontánne, ráno keď sa zobudím a otvoreným oknom dolieha ku mne jesenné šumenie prírody, spomeniem si na </text:span></text:span><text:span text:style-name="CharStyle4"><text:span text:style-name="T47">A</text:span></text:span><text:span text:style-name="CharStyle4"><text:span text:style-name="T35">dyho báseň: Som príbuzným smrti.</text:span></text:span></text:p>
        <text:p text:style-name="P20"><text:span text:style-name="CharStyle4"><text:span text:style-name="T35">Tá báseň príde s každou novou jeseňou, pustí sa v boj proti všetkému, čo dýcha ešte vo mne letom, zabíja to nemilosrdne. Tanie mi na mysli stále, dnes, celý deň. Ráno som mal otvorené okno, keď som sa zobudil a spozoroval som, že jeseň je už tu. </text:span></text:span><text:span text:style-name="CharStyle4"><text:span text:style-name="T47">A</text:span></text:span><text:span text:style-name="CharStyle4"><text:span text:style-name="T35"> tá báseň prišla. Teraz je už mojim pánom, neodoženiem ju, keby som čo robil. Vtisne svoju pečať každému môjmu počínaniu v jeseni, až do zimy, až kým ju nejaká svetlovlasá kráska nepozbaví trónu. Možno však, že svetlovlasá kráska bude slabá, že bude práve taká ako tá báseň, vtedy sa tie dve spoja a sladká bolesť v mojom srdci sa premení v trýzeň.</text:span></text:span></text:p>
        <text:p text:style-name="P20"><text:span text:style-name="CharStyle4"><text:span text:style-name="T35">Majáky na pobreží oceánu, darmo svietite. Teraz nechystám zavazadlá, </text:span></text:span><text:soft-page-break/><text:span text:style-name="CharStyle4"><text:span text:style-name="T35">neprídem k vám. Som prikovaný tu, musím ostať doma, dívať sa cez mreže starých okien na svet, ktorý mi uniká. Keby vaše svetelné ramená doliehaly až sem do mojej zeme noci, osvietily by ma v posteli. V posteli ležiaceho a v mysli s básňou Adyho a žravou túhou po ceste.</text:span></text:span></text:p>
        <text:p text:style-name="P20"><text:span text:style-name="CharStyle4"><text:span text:style-name="T35">Od dnes rána som plný bolesti a smútku, lebo som zasa zamilovaný do jesene. Chorobná láska ku všetkému, čo zaniká, ma opanovala znova a mieša sa s prenikavou túhou po ceste, po poznaní nového, mieša sa so zdravou láskou k životu. Keď je obloha šedá, tak jesenne šedá, milujem miznúcu lásku, lásku na cestách, trvajúcu večné okamženie, niečo a nič. Každý odchádzajúci nesie odo mňa pozdravenie všetkým kútom sveta, ktoré teraz ešte neuvidím. Môj bozk je vyznanie lásky ďalekým divom prírody, odkazujem im, aby ešte čakaly, že prídem raz ja, ich milenec.</text:span></text:span></text:p>
        <text:p text:style-name="P20"><text:span text:style-name="CharStyle4"><text:span text:style-name="T35">Na jeseň každá láska dostáva chuť blenu. Má horkú príchuť môj bozk odchádzajúcim, ako posledný list žien, ktoré vädnúc túžia. Jesenné slnko, keď posledný raz matne vysvitne, keď posledný raz prejde okenicami, záclonami do starých izieb kaštieľov, odpočinie si na nehybných telách mojich lások. Sú akoby vytesané z mramoru, umrely s bozkom jesene na ústach a mô</text:span></text:span><text:span text:style-name="CharStyle4"><text:span text:style-name="T1">j </text:span></text:span><text:span text:style-name="CharStyle4"><text:span text:style-name="T35">duch ich stráži v podobe netopiera. Ich pohreb je pre mňa výročitým sviatkom, olovo neba mení sa v dážď zo sympatie ku mne.</text:span></text:span></text:p>
        <text:p text:style-name="P20"><text:span text:style-name="CharStyle4"><text:span text:style-name="T35">Pozdravená buď, jeseň plná lúčov a smútku, plná chorobnej lásky a zdravej túhy, plná poh</text:span></text:span><text:span text:style-name="CharStyle4"><text:span text:style-name="T1">re</text:span></text:span><text:span text:style-name="CharStyle4"><text:span text:style-name="T35">b</text:span></text:span><text:span text:style-name="CharStyle4"><text:span text:style-name="T1">ov</text:span></text:span><text:span text:style-name="CharStyle4"><text:span text:style-name="T35"> a nových sľubov. Dnes sedím u okna a za dozoru tvojich vyplakaných očú píšem testament. Aby vedel každý, čo nemôže dediť odo mňa, aby vedeli všetci, že má</text:span></text:span><text:span text:style-name="CharStyle4"><text:span text:style-name="T47">rn</text:span></text:span><text:span text:style-name="CharStyle4"><text:span text:style-name="T35">e čakali. A na koniec testamentu pripíšem ešte svoju žalobu, ktorá bude mať </text:span></text:span><text:soft-page-break/><text:span text:style-name="CharStyle4"><text:span text:style-name="T35">hlas sirény z továr</text:span></text:span><text:span text:style-name="CharStyle4"><text:span text:style-name="T1">n</text:span></text:span><text:span text:style-name="CharStyle4"><text:span text:style-name="T35">e na guillotíny. Lebo žalujem na vás, na všetkých, že ste ma tu prikovali, že nemôžem ísť za svojou láskou a budú ju teraz </text:span></text:span><text:span text:style-name="CharStyle4"><text:span text:style-name="T47">A</text:span></text:span><text:span text:style-name="CharStyle4"><text:span text:style-name="T35">namiti milovať.</text:span></text:span></text:p>
        <text:p text:style-name="P20"><text:span text:style-name="CharStyle4"><text:span text:style-name="T35">Nedávno som dostal dopisnicu od vodopádu Niagara, píše mi, aby som ho navštívil. Ja som však prikovaný, nemôžem sa hnúť a dážď chladí moju túhu. Pôjdu iní k Niagare, odvedú mi ju, či nemám teda na vás žalovať?</text:span></text:span></text:p>
        <text:p text:style-name="P20"><text:span text:style-name="CharStyle4"><text:span text:style-name="T35">Oh, pozdravení buďte všetci trampi sveta, vy, ktorí sa nedáte prikovať a v jarkoch, pri cestách milujete svet. V očiach vám tkvie výsmech sveta, prach cesty na vaš</text:span></text:span><text:span text:style-name="CharStyle4"><text:span text:style-name="T14">í</text:span></text:span><text:span text:style-name="CharStyle4"><text:span text:style-name="T35">ch nohách sa mení v zlato. Princezny vás čakajú v zakliatych zámkoch a Kongo pre vás chystá svoje najväčšie prekvapenie.</text:span></text:span></text:p>
        <text:p text:style-name="P20"><text:span text:style-name="CharStyle4"><text:span text:style-name="T35">Priateľu v Alexandrii, darmo ma čakáš! I ty v </text:span></text:span><text:span text:style-name="CharStyle4"><text:span text:style-name="T1">Tr</text:span></text:span><text:span text:style-name="CharStyle4"><text:span text:style-name="T35">ond</text:span></text:span><text:span text:style-name="CharStyle4"><text:span text:style-name="T1">hje</text:span></text:span><text:span text:style-name="CharStyle4"><text:span text:style-name="T35">me, i ty z West-Brighton, darmo ma čakáte, neprídem vás navštíviť. Zradná jeseň ma opanovala, ako každý rok, zradná je však tá jeseň, </text:span></text:span><text:span text:style-name="CharStyle4"><text:span text:style-name="T1">le</text:span></text:span><text:span text:style-name="CharStyle4"><text:span text:style-name="T35">bo tento rok nepriniesla ani sľuby. Biele holubice sú moje túhy, rozlietajú sa na všetky strany, ostávam samotný so srdcom plným slastnej bolesti, dážď chladí moju hlavu a posielam pozdrav jeseni, </text:span></text:span><text:span text:style-name="CharStyle4"><text:span text:style-name="T1">kt</text:span></text:span><text:span text:style-name="CharStyle4"><text:span text:style-name="T35">e</text:span></text:span><text:span text:style-name="CharStyle4"><text:span text:style-name="T1">rá</text:span></text:span><text:span text:style-name="CharStyle4"><text:span text:style-name="T35"> ma sužuje a na ktorú predsa nechcem žalovať, i trampom, ktorí tento rok budú bezo mňa milovať svet.</text:span></text:span></text:p>
        <text:p text:style-name="P20"><text:span text:style-name="CharStyle4"><text:span text:style-name="T35"/></text:span></text:p>
        <text:p text:style-name="P48"><text:span text:style-name="CharStyle4"><text:span text:style-name="T35">Na juhu slnce žiarilo silnejšie. Bolo to síce ešte jarné slnce, ale Tomáš sa mu tešil. Žltá farba jeho obrazov sa mu rozhostila na lícach, niekdy lkal, niekdy spieval, keď ho sluha v kočiari viezol na pobreží. A ľudia sa viac divili, keď spieval.</text:span></text:span></text:p>
        <text:p text:style-name="P20"><text:span text:style-name="CharStyle4"><text:span text:style-name="T35">Potom prišly búrky, rozbičované more revalo bez útechy a bilo do bezmocných skál. Tomáš sedával u okna, sám so svojou túhou, ktorú nechápal a so žiaľom, ktorý nebolo možno vysvetliť. Pred jeho oknom v</text:span></text:span><text:span text:style-name="CharStyle4"><text:span text:style-name="T1">ys</text:span></text:span><text:span text:style-name="CharStyle4"><text:span text:style-name="T35">kak</text:span></text:span><text:span text:style-name="CharStyle4"><text:span text:style-name="T1">ov</text:span></text:span><text:span text:style-name="CharStyle4"><text:span text:style-name="T35">aly biele pavučiny vlnobitia, </text:span></text:span><text:soft-page-break/><text:span text:style-name="CharStyle4"><text:span text:style-name="T35">kochal sa v nich a nechcel umrieť. A nec</text:span></text:span><text:span text:style-name="CharStyle4"><text:span text:style-name="T1">hc</text:span></text:span><text:span text:style-name="CharStyle4"><text:span text:style-name="T35">el </text:span></text:span><text:span text:style-name="CharStyle4"><text:span text:style-name="T1">ži</text:span></text:span><text:span text:style-name="CharStyle4"><text:span text:style-name="T14">ť.</text:span></text:span><text:span text:style-name="CharStyle4"><text:span text:style-name="T35"> Život sa vliekol okolo neho zpo</text:span></text:span><text:span text:style-name="CharStyle4"><text:span text:style-name="T47">m</text:span></text:span><text:span text:style-name="CharStyle4"><text:span text:style-name="T35">a</text:span></text:span><text:span text:style-name="CharStyle4"><text:span text:style-name="T1">l</text:span></text:span><text:span text:style-name="CharStyle4"><text:span text:style-name="T35">eným tempom a nedotýkal sa ho. Tomáš Jurga bol</text:span></text:span><text:span text:style-name="CharStyle4"><text:span text:style-name="T1"> </text:span></text:span><text:span text:style-name="CharStyle4"><text:span text:style-name="T35">na ulici</text:span></text:span><text:span text:style-name="CharStyle4"><text:span text:style-name="T1">,</text:span></text:span><text:span text:style-name="CharStyle4"><text:span text:style-name="T35"> ale nevedel, prečo</text:span></text:span><text:span text:style-name="CharStyle4"><text:span text:style-name="T1"> j</text:span></text:span><text:span text:style-name="CharStyle4"><text:span text:style-name="T35">e tam, načo je tam. A ako často pre</text:span></text:span><text:span text:style-name="CharStyle4"><text:span text:style-name="T14">d</text:span></text:span><text:span text:style-name="CharStyle4"><text:span text:style-name="T35">t</text:span></text:span><text:span text:style-name="CharStyle4"><text:span text:style-name="T14">ý</text:span></text:span><text:span text:style-name="CharStyle4"><text:span text:style-name="T35">m, cítil, </text:span></text:span><text:span text:style-name="CharStyle4"><text:span text:style-name="T1">o</text:span></text:span><text:span text:style-name="CharStyle4"><text:span text:style-name="T35">čakával, </text:span></text:span><text:span text:style-name="CharStyle4"><text:span text:style-name="T47">ž</text:span></text:span><text:span text:style-name="CharStyle4"><text:span text:style-name="T35">e nie</text:span></text:span><text:span text:style-name="CharStyle4"><text:span text:style-name="T1">č</text:span></text:span><text:span text:style-name="CharStyle4"><text:span text:style-name="T35">o sa stane.</text:span></text:span></text:p>
        <text:p text:style-name="P20"><text:span text:style-name="CharStyle4"><text:span text:style-name="T35">Bolo to vtedy, keď mohol už sám chodiť, čo dostal druhý list od brata Arneho. List </text:span></text:span><text:span text:style-name="CharStyle4"><text:span text:style-name="T1">p</text:span></text:span><text:span text:style-name="CharStyle4"><text:span text:style-name="T35">lný mučeníctva a zakrytej bolesti. „Keď som všetko pochopil, vysvetlil som Oľge</text:span></text:span><text:span text:style-name="CharStyle4"><text:span text:style-name="T1">,</text:span></text:span><text:span text:style-name="CharStyle4"><text:span text:style-name="T35"> že musí ísť za </text:span></text:span><text:span text:style-name="CharStyle4"><text:span text:style-name="T14">t</text:span></text:span><text:span text:style-name="CharStyle4"><text:span text:style-name="T35">ebou. Miloval si ju predo mnou,</text:span></text:span><text:span text:style-name="CharStyle4"><text:span text:style-name="T1"> </text:span></text:span><text:span text:style-name="CharStyle4"><text:span text:style-name="T35">aj ona ťa milovala a ja som sa votrel medzi vás. Tomáš, viem, že ľudia ma nebudú vedieť pochopiť, že nútim Oľgu, aby ma nechala, ale ty ma pochopíš. Pochopíš</text:span></text:span><text:span text:style-name="CharStyle4"><text:span text:style-name="T1">,</text:span></text:span><text:span text:style-name="CharStyle4"><text:span text:style-name="T35"> že nemôž</text:span></text:span><text:span text:style-name="CharStyle4"><text:span text:style-name="T1">e</text:span></text:span><text:span text:style-name="CharStyle4"><text:span text:style-name="T35">m ďalej žiť </text:span></text:span><text:span text:style-name="CharStyle4"><text:span text:style-name="T1">s</text:span></text:span><text:span text:style-name="CharStyle4"><text:span text:style-name="T35"> </text:span></text:span><text:span text:style-name="CharStyle4"><text:span text:style-name="T1">ňo</text:span></text:span><text:span text:style-name="CharStyle4"><text:span text:style-name="T35">u, keď viem, že ťa miluje. A ty j</text:span></text:span><text:span text:style-name="CharStyle4"><text:span text:style-name="T14">u.</text:span></text:span></text:p>
        <text:p text:style-name="P20"><text:span text:style-name="CharStyle4"><text:span text:style-name="T35">Za niekoľko dní príde za tebou.“</text:span></text:span></text:p>
        <text:p text:style-name="P20"><text:span text:style-name="CharStyle4"><text:span text:style-name="T35">A bolo tam ešte post scriptum.</text:span></text:span></text:p>
        <text:p text:style-name="P20"><text:span text:style-name="CharStyle4"><text:span text:style-name="T35">„Ján sa vrátil domov z cesty, je šťastný. Teším sa skutočne ich šťastiu.“ A Arne bol vždy úprimný človek.</text:span></text:span></text:p>
        <text:p text:style-name="P20"><text:span text:style-name="CharStyle4"><text:span text:style-name="T35">Tomáš Jurga myslel, že je celkom zdravý. Vystrel sa, potom spadol, na to vstal znova. </text:span></text:span><text:span text:style-name="CharStyle4"><text:span text:style-name="T47">A</text:span></text:span><text:span text:style-name="CharStyle4"><text:span text:style-name="T35"> rozkázal, aby celú izbu zaplnili kvetami. Tomáš Jurga zabudol na budúcnosť, nemyslel na minulosť. Len sa tešil.</text:span></text:span></text:p>
        <text:p text:style-name="P20"><text:span text:style-name="CharStyle4"><text:span text:style-name="T35">Dva dni strávené v očakávaní preletely nepozorovane. Keď prichádzal tretí deň, Tomáš Jurga sa triasol rozč</text:span></text:span><text:span text:style-name="CharStyle4"><text:span text:style-name="T14">u</text:span></text:span><text:span text:style-name="CharStyle4"><text:span text:style-name="T35">lením a nevládal ísť. Vzpamätal sa len vtedy, keď chladná ruka odháňala horúčku s jeho čela a čul šepot: „Už som tu.“</text:span></text:span></text:p>
        <text:p text:style-name="P3"><text:span text:style-name="CharStyle4"><text:span text:style-name="T1"/></text:span></text:p>
        <text:p text:style-name="P20"><text:span text:style-name="CharStyle4"><text:span text:style-name="T35">Bolo to smiešné, že Tomáš Jurga si písal denník, sám nerozumel </text:span></text:span><text:span text:style-name="CharStyle4"><text:span text:style-name="T1">t</text:span></text:span><text:span text:style-name="CharStyle4"><text:span text:style-name="T35">omu</text:span></text:span><text:span text:style-name="CharStyle4"><text:span text:style-name="T1">, </text:span></text:span><text:span text:style-name="CharStyle4"><text:span text:style-name="T35">pr</text:span></text:span><text:span text:style-name="CharStyle4"><text:span text:style-name="T47">ečo</text:span></text:span><text:span text:style-name="CharStyle4"><text:span text:style-name="T14"> </text:span></text:span><text:span text:style-name="CharStyle4"><text:span text:style-name="T35">to robí a predsa ho písal. Začal 12-ho v noci, ležal v posteli. Oľga sa išla vyspať z cesty. Napísal len jednu vetu:</text:span></text:span></text:p>
        <text:p text:style-name="P20"><text:soft-page-break/><text:span text:style-name="CharStyle4"><text:span text:style-name="T35">„Bože, čo som to spravil?“</text:span></text:span></text:p>
        <text:p text:style-name="P20"><text:span text:style-name="CharStyle4"><text:span text:style-name="T47">A</text:span></text:span><text:span text:style-name="CharStyle4"><text:span text:style-name="T35"> 13-ho pokračoval.</text:span></text:span></text:p>
        <text:p text:style-name="P20"><text:span text:style-name="CharStyle4"><text:span text:style-name="T35">„Čo som to spravil? Veď je to hrozné. Zakázal som jej, aby sa ma dotkla, aby ma hladila. Je to tak krásné a nesmyselné.“</text:span></text:span></text:p>
        <text:p text:style-name="P20"><text:span text:style-name="CharStyle4"><text:span text:style-name="T35">Potom písával už dlhšie. Sedel nad papierom pol hodiny, písal, potom to všetko preškrtol a nechal len niekoľko viet</text:span></text:span></text:p>
        <text:p text:style-name="P20"><text:span text:style-name="CharStyle4"><text:span text:style-name="T35">„Vidím jej z o</text:span></text:span><text:span text:style-name="CharStyle4"><text:span text:style-name="T1">č</text:span></text:span><text:span text:style-name="CharStyle4"><text:span text:style-name="T35">ú, že ma ľutuje. Len ma ľutuje. Akí divní sú tí ľudia, myslia si, že ma spravia šťastným. A že mám právo na </text:span></text:span><text:span text:style-name="CharStyle4"><text:span text:style-name="T14">ň</text:span></text:span><text:span text:style-name="CharStyle4"><text:span text:style-name="T35">u, lebo som bol jej prvou láskou. Tí blázni, ktorí vedia obetovať všetko</text:span></text:span><text:span text:style-name="CharStyle4"><text:span text:style-name="T1">.“</text:span></text:span></text:p>
        <text:p text:style-name="P20"><text:span text:style-name="CharStyle4"><text:span text:style-name="T35">16-ho.</text:span></text:span></text:p>
        <text:p text:style-name="P20"><text:span text:style-name="CharStyle4"><text:span text:style-name="T35">„Vidím jej na očiach</text:span></text:span><text:span text:style-name="CharStyle4"><text:span text:style-name="T1">,</text:span></text:span><text:span text:style-name="CharStyle4"><text:span text:style-name="T35"> že túži za</text:span></text:span><text:span text:style-name="CharStyle4"><text:span text:style-name="T1"> </text:span></text:span><text:span text:style-name="CharStyle4"><text:span text:style-name="T35">Arne</text:span></text:span><text:span text:style-name="CharStyle4"><text:span text:style-name="T47">m</text:span></text:span><text:span text:style-name="CharStyle4"><text:span text:style-name="T35">. </text:span></text:span><text:span text:style-name="CharStyle20"><text:span text:style-name="T1">Ž</text:span></text:span><text:span text:style-name="CharStyle20"><text:span text:style-name="T35">e najhroznejšie okamženia </text:span></text:span><text:span text:style-name="CharStyle4"><text:span text:style-name="T1">sv</text:span></text:span><text:span text:style-name="CharStyle4"><text:span text:style-name="T14">o</text:span></text:span><text:span text:style-name="CharStyle4"><text:span text:style-name="T35">jho života prežíva teraz, so mnou.</text:span></text:span><text:span text:style-name="CharStyle4"><text:span text:style-name="T1"> </text:span></text:span><text:span text:style-name="CharStyle4"><text:span text:style-name="T35">Na</text:span></text:span><text:span text:style-name="CharStyle4"><text:span text:style-name="T1"> </text:span></text:span><text:span text:style-name="CharStyle4"><text:span text:style-name="T35">ústach má úsmev, ktorý bolí.“</text:span></text:span></text:p>
        <text:p text:style-name="P20"><text:span text:style-name="CharStyle4"><text:span text:style-name="T35">18</text:span></text:span><text:span text:style-name="CharStyle4"><text:span text:style-name="T1">-</text:span></text:span><text:span text:style-name="CharStyle4"><text:span text:style-name="T35">ho.</text:span></text:span></text:p>
        <text:p text:style-name="P20"><text:span text:style-name="CharStyle4"><text:span text:style-name="T35">„Zakázal som jej, aby hovorila ku mne. Posielam ju zp</text:span></text:span><text:span text:style-name="CharStyle4"><text:span text:style-name="T1">ä</text:span></text:span><text:span text:style-name="CharStyle4"><text:span text:style-name="T35">t, neodpovedá, usmieva sa. Pýtal som sa jej, prečo sa nechce vrátiť k Arnemu? Neodpovedela. Lebo ona sa chce vrátiť k nemu. A o mne si myslí, že hovorím z horúčky a nemôžem by</text:span></text:span><text:span text:style-name="CharStyle4"><text:span text:style-name="T1">t’</text:span></text:span><text:span text:style-name="CharStyle4"><text:span text:style-name="T35"> bez nej. Ako si môže namýšlať takú hlúposť?“</text:span></text:span></text:p>
        <text:p text:style-name="P20"><text:span text:style-name="CharStyle4"><text:span text:style-name="T35">20-ho.</text:span></text:span></text:p>
        <text:p text:style-name="P20"><text:span text:style-name="CharStyle4"><text:span text:style-name="T35">„A more stále buráca, vrhá mi peny v okná, výčitky v tvár. Zavolal som ju k sebe, vysvetlil jej, že je to nesmysel, že nemá právo obetovať </text:span></text:span><text:span text:style-name="CharStyle4"><text:span text:style-name="T47">s</text:span></text:span><text:span text:style-name="CharStyle4"><text:span text:style-name="T35">voje i Arneho šťastie k vôli chorému bláznovi. Povedala, že jej povinnosťou je ma opatrovať. A že ona aj chce ma opatrovať. A more stále buráca a mňa bolí hlava </text:span></text:span><text:span text:style-name="CharStyle4"><text:span text:style-name="T1">ne</text:span></text:span><text:span text:style-name="CharStyle4"><text:span text:style-name="T35">snesiteľne.“</text:span></text:span></text:p>
        <text:p text:style-name="P20"><text:span text:style-name="CharStyle4"><text:span text:style-name="T35">22-ho bol zasa krásny deň a Tomáš počal myslieť na Vieru. Predstavoval si jej </text:span></text:span><text:soft-page-break/><text:span text:style-name="CharStyle4"><text:span text:style-name="T35">tvár,“</text:span></text:span><text:span text:style-name="CharStyle4"><text:span text:style-name="T1"> </text:span></text:span><text:span text:style-name="CharStyle4"><text:span text:style-name="T35">j</text:span></text:span><text:span text:style-name="CharStyle4"><text:span text:style-name="T47">e</text:span></text:span><text:span text:style-name="CharStyle4"><text:span text:style-name="T35">j postavu, myšlienka na ňu tiahla a rozjímal nad tým, či ju skutočne mal rád. More, ako utíšený pes, olizovalo päty pobrežia, ľudia behali horedolu oblečení v svrchníkoch a pozdravovali sa. Tomáš Jurga sa opieral na palicu, kráčal medzi nimi, ako votrelec, ktorý prosí stále o odpustenie. Myslel na Vieru, lebo nechcel myslieť na Oľgu, </text:span></text:span><text:span text:style-name="CharStyle4"><text:span text:style-name="T1">b</text:span></text:span><text:span text:style-name="CharStyle4"><text:span text:style-name="T35">ol tak zahrúžený do seba</text:span></text:span><text:span text:style-name="CharStyle4"><text:span text:style-name="T1">,</text:span></text:span><text:span text:style-name="CharStyle4"><text:span text:style-name="T35"> že keď v</text:span></text:span><text:span text:style-name="CharStyle4"><text:span text:style-name="T1">i</text:span></text:span><text:span text:style-name="CharStyle4"><text:span text:style-name="T35">del známu postavu, známu tvár a ústa, ktoré kedysi s rozkošou trýznil, neveril, že je to skutočnosť.</text:span></text:span></text:p>
        <text:p text:style-name="P20"><text:span text:style-name="CharStyle4"><text:span text:style-name="T35">Vierin hlas bol ten istý, hoc v očiach jej sedel smútok. „Tomáš, už ma nepoznáš? Tomáš, to som ja, Viera, veď si písal, aby som prišla.“</text:span></text:span></text:p>
        <text:p text:style-name="P3"><text:span text:style-name="CharStyle4"><text:span text:style-name="T1"/></text:span></text:p>
        <text:p text:style-name="P20"><text:span text:style-name="CharStyle4"><text:span text:style-name="T35">„Posielam ti tento list, Arne, leteckou poštou, aby predstihol Oľgu, ktorá sa k tebe vracia.</text:span></text:span></text:p>
        <text:p text:style-name="P20"><text:span text:style-name="CharStyle4"><text:span text:style-name="T35">A hneď na začiatku ti musím povedať, že som sa Oľgy ani nedotkol a odchádza odtiaľto tá istá, čo prišla. S láskou k tebe a s ľútosťou ku mne.</text:span></text:span></text:p>
        <text:p text:style-name="P20"><text:span text:style-name="CharStyle4"><text:span text:style-name="T35">Bol to nesmyse</text:span></text:span><text:span text:style-name="CharStyle4"><text:span text:style-name="T14">l</text:span></text:span><text:span text:style-name="CharStyle4"><text:span text:style-name="T35">, čo si vykonal. Áno, to hovorím ja, lebo ani ja ťa neviem chápať práve tak, ako ostatní ľudia. Že Oľga ma miluje? Ľutu</text:span></text:span><text:span text:style-name="CharStyle4"><text:span text:style-name="T1">j</text:span></text:span><text:span text:style-name="CharStyle4"><text:span text:style-name="T35">e ma, Arne, ľutuje. Chápeš ten rozdiel? Arne môj, koho milujeme, toho nikdy nemôžeme ľutovať. Len milovať.</text:span></text:span></text:p>
        <text:p text:style-name="P20"><text:span text:style-name="CharStyle4"><text:span text:style-name="T35">Má</text:span></text:span><text:span text:style-name="CharStyle4"><text:span text:style-name="T1">š</text:span></text:span><text:span text:style-name="CharStyle4"><text:span text:style-name="T35"> srdce mučeníka, Arne, bežne sa to cení, ako najvyššia cnosť, ale ja nenávidím mučeníkov, lebo sú to ľudia, ktorí sami zahodili šťastie. Ostaň radšej človekom.</text:span></text:span></text:p>
        <text:p text:style-name="P20"><text:span text:style-name="CharStyle4"><text:span text:style-name="T35">A mňa nepoznáš, tak sa zdá, ešte stále. Veď vieš, aký som, príde jeseň, ja idem ďalej, zanechám všetko, čo som mal rád, lebo túžim za novými láskami.</text:span></text:span></text:p>
        <text:p text:style-name="P20"><text:span text:style-name="CharStyle4"><text:span text:style-name="T35">Arne, brat môj, spravil si hlúposť a mám ťa nesmieme rád. Dúfam, že budeš šťastný, ako predtým.“</text:span></text:span></text:p>
        <text:p text:style-name="P20"><text:soft-page-break/><text:span text:style-name="CharStyle4"><text:span text:style-name="T35">Keď Tomáš Jurga napísal tento list, vzal svoje zápisky a na koniec malými literami pripísal:</text:span></text:span></text:p>
        <text:p text:style-name="P20"><text:span text:style-name="CharStyle4"><text:span text:style-name="T35">„Ako som ju mal rád, ako ju mám rád.“</text:span></text:span></text:p>
        <text:p text:style-name="P20"><text:span text:style-name="CharStyle4"><text:span text:style-name="T35">Žltý obraz nedokončený sa smial na stene rezavým smiechom. A more žiarilo spokojnosťou, lebo v ten deň lúče slnka oslepovaly a mnohí plavci se vydali na cestu.</text:span></text:span></text:p>
        <text:p text:style-name="P11"><text:span text:style-name="CharStyle49"><text:span text:style-name="T35"/></text:span></text:p>
        <text:p text:style-name="P20"><text:span text:style-name="CharStyle4"><text:span text:style-name="T35">Na ceste k Sorrentu kráčal </text:span></text:span><text:span text:style-name="CharStyle4"><text:span text:style-name="T48">o</text:span></text:span><text:span text:style-name="CharStyle4"><text:span text:style-name="T35">samelý čl</text:span></text:span><text:span text:style-name="CharStyle4"><text:span text:style-name="T1">o</text:span></text:span><text:span text:style-name="CharStyle4"><text:span text:style-name="T35">vek. Šiel ťažkým krokom č</text:span></text:span><text:span text:style-name="CharStyle25"><text:span text:style-name="T1">l</text:span></text:span><text:span text:style-name="CharStyle25"><text:span text:style-name="T35">o</text:span></text:span><text:span text:style-name="CharStyle4"><text:span text:style-name="T15">veka, ktorý sa smieril so</text:span></text:span><text:span text:style-name="CharStyle4"><text:span text:style-name="T35"> svetom i so sebou. Na križovatkách tabule ukaz</text:span></text:span><text:span text:style-name="CharStyle4"><text:span text:style-name="T1">ov</text:span></text:span><text:span text:style-name="CharStyle4"><text:span text:style-name="T35">aly cestu, ak</text:span></text:span><text:span text:style-name="CharStyle4"><text:span text:style-name="T1">o</text:span></text:span><text:span text:style-name="CharStyle4"><text:span text:style-name="T35"> keby jemu nebolo jedno, kam ide.</text:span></text:span></text:p>
        <text:p text:style-name="P20"><text:span text:style-name="CharStyle4"><text:span text:style-name="T35">Potkol sa, potom sa narovnal. Šedinami preplietal sa mu vietor</text:span></text:span><text:span text:style-name="CharStyle4"><text:span text:style-name="T1">.</text:span></text:span><text:span text:style-name="CharStyle4"><text:span text:style-name="T35"> A človek sa počal smiať</text:span></text:span><text:span text:style-name="CharStyle4"><text:span text:style-name="T1">.</text:span></text:span></text:p>
        <text:p text:style-name="P9"><text:span text:style-name="CharStyle27"><text:span text:style-name="T35"/></text:span></text:p>
        <text:p text:style-name="P15"><text:span text:style-name="CharStyle27"><text:span text:style-name="T35"/></text:span></text:p>
        <text:p text:style-name="P44"><text:span text:style-name="CharStyle4"><text:span text:style-name="T35">LACO A BRATISLAVA</text:span></text:span></text:p>
        <text:p text:style-name="P53"><text:span text:style-name="CharStyle4"><text:span text:style-name="T35">(Na</text:span></text:span><text:span text:style-name="CharStyle4"><text:span text:style-name="T1">jj</text:span></text:span><text:span text:style-name="CharStyle4"><text:span text:style-name="T35">ednod</text:span></text:span><text:span text:style-name="CharStyle4"><text:span text:style-name="T1">u</text:span></text:span><text:span text:style-name="CharStyle4"><text:span text:style-name="T35">ch</text:span></text:span><text:span text:style-name="CharStyle4"><text:span text:style-name="T48">ej</text:span></text:span><text:span text:style-name="CharStyle4"><text:span text:style-name="T35">ší príbeh.)</text:span></text:span></text:p>
        <text:p text:style-name="P47"><text:span text:style-name="CharStyle50"><text:span text:style-name="T1"/></text:span></text:p>
        <text:p text:style-name="P56"><text:span text:style-name="CharStyle52"><text:span text:style-name="T1"/></text:span></text:p>
        <text:p text:style-name="P57"><text:span text:style-name="CharStyle52"><text:span text:style-name="T15">I.</text:span></text:span></text:p>
        <text:p text:style-name="P57"><text:span text:style-name="CharStyle52"><text:span text:style-name="T15"/></text:span></text:p>
        <text:p text:style-name="P29"><text:span text:style-name="CharStyle4"><text:span text:style-name="T35">Krajina bola ako obraz, vrchy sa roztiahly, dostaly ladné obrysy, snáď aby ich Benka mohol tak kresliť. Jeseň namaľovala hrubým štetcom </text:span></text:span><text:span text:style-name="CharStyle4"><text:span text:style-name="T49">ru</text:span></text:span><text:span text:style-name="CharStyle4"><text:span text:style-name="T35">d</text:span></text:span><text:span text:style-name="CharStyle4"><text:span text:style-name="T16">é</text:span></text:span><text:span text:style-name="CharStyle4"><text:span text:style-name="T35"> a tmavohnedé škvrny na úbočiach, zeleň hôr bola celkom čierna ako oči zlej víly. Ľudia skrčení </text:span></text:span><text:soft-page-break/><text:span text:style-name="CharStyle4"><text:span text:style-name="T35">vyberali niečo zo zeme, boli skrčení, lebo by nezapadli ináče dobre do rámca obrazu</text:span></text:span><text:span text:style-name="CharStyle4"><text:span text:style-name="T1">.</text:span></text:span></text:p>
        <text:p text:style-name="P20"><text:span text:style-name="CharStyle4"><text:span text:style-name="T1">A</text:span></text:span><text:span text:style-name="CharStyle4"><text:span text:style-name="T35"> potom tam bol i Váh, ten slovenský Váh, na ktorom sa niekdy plte vozia a ktorý sa niekedy rozvodní, vyleje, aby v lásku Slovákov k nemu sa zamiešalo i trocha bázne.</text:span></text:span></text:p>
        <text:p text:style-name="P20"><text:span text:style-name="CharStyle4"><text:span text:style-name="T35">Bol to obraz, ktorý vždy do</text:span></text:span><text:span text:style-name="CharStyle4"><text:span text:style-name="T1">ja</text:span></text:span><text:span text:style-name="CharStyle4"><text:span text:style-name="T35">l Laca. Stál na skale, tesne u rieky, v krvi sa mu ozýval hla</text:span></text:span><text:span text:style-name="CharStyle4"><text:span text:style-name="T49">s</text:span></text:span><text:span text:style-name="CharStyle4"><text:span text:style-name="T1"> </text:span></text:span><text:span text:style-name="CharStyle4"><text:span text:style-name="T35">predkov, ktorí za Rudolfa odsekávali hlavy Turkom, za čo dostali címer s hviezdou a polmesiacom. Jeho predkovia zemani strážili kedysi Váh, mali krivé meče a smelé srdcia. Laco nemal meč, ale mal srdce plné zrazu túhy po niečom neznámom, bol by tiež strážil Váh, ale nemal proti komu.</text:span></text:span></text:p>
        <text:p text:style-name="P20"><text:span text:style-name="CharStyle4"><text:span text:style-name="T35">Váhom sa vozia plte, na nich sú pltníci, slovenskí chlapci, tí spievajú krásné melancholické piesne, keď plavia slovenské jedle k Maďarom. Plavia sa dolu vodou tie plte i pltníci, ostali by radšej doma, ale nemôžu. Život má svoj zákonník, v tom je napísané, že pltníci musia zanechať ženy i milé, že musia ísť ďaleko z domu za skyvou chleba, práve tak, ako to robievali šafraníci a olejkári. A oni ani nereptajú, spievajú si melancholicky, sú ešte šťastnejší ako drotári, ktorí celú svoju túžbu, celý žiaľ, vložia v nemelodickú vetu: Dajte hrnce dro-ó-ótovať.</text:span></text:span></text:p>
        <text:p text:style-name="P20"><text:span text:style-name="CharStyle4"><text:span text:style-name="T35">Laco stál u Váhu, v krvi sa mu ozýval hlas, všetkých predkov, ktorí vykonali dlhé cesty </text:span></text:span><text:span text:style-name="CharStyle4"><text:span text:style-name="T1">a </text:span></text:span><text:span text:style-name="CharStyle4"><text:span text:style-name="T35">v rozličných končinách sveta klamali dievčatá. Hlas ten hovoril veľmi imperatívne, ukazoval mu na cestu, ktorá sa tiahla údolím ako biela niť, na vodu Váhu, ktorá ticho plynúc oddávala sa s rozkošou svojmu neznámemu osudu. Potom ukazoval oblaky, ktoré majú za milenca slnko a nikdy nezastanú. </text:span></text:span><text:span text:style-name="CharStyle4"><text:span text:style-name="T1">Vš</text:span></text:span><text:span text:style-name="CharStyle25"><text:span text:style-name="T35">etko to sa hýba</text:span></text:span><text:span text:style-name="CharStyle25"><text:span text:style-name="T49">lo,</text:span></text:span><text:span text:style-name="CharStyle4"><text:span text:style-name="T35"> vo vzduchu visel príkaz cest</text:span></text:span><text:span text:style-name="CharStyle4"><text:span text:style-name="T1">y </text:span></text:span><text:span text:style-name="CharStyle4"><text:span text:style-name="T35">a všetko ho poslúchal</text:span></text:span><text:span text:style-name="CharStyle4"><text:span text:style-name="T49">o. </text:span></text:span><text:span text:style-name="CharStyle4"><text:span text:style-name="T35">I v</text:span></text:span><text:span text:style-name="CharStyle4"><text:span text:style-name="T1"> </text:span></text:span><text:span text:style-name="CharStyle4"><text:span text:style-name="T35">Lacovi sa</text:span></text:span><text:span text:style-name="CharStyle4"><text:span text:style-name="T1"> </text:span></text:span><text:span text:style-name="CharStyle4"><text:span text:style-name="T35">ozýval </text:span></text:span><text:soft-page-break/><text:span text:style-name="CharStyle4"><text:span text:style-name="T35">tento</text:span></text:span><text:span text:style-name="CharStyle4"><text:span text:style-name="T1"> </text:span></text:span><text:span text:style-name="CharStyle4"><text:span text:style-name="T35">hlas cesty, ktorý je veľký pán. Cesta je pokrytá prachom, deti sa na nej hrajú, ale dospelý človek sa niekdy zahľadí do jej šedých očú, chce vidieť im až na</text:span></text:span><text:span text:style-name="CharStyle4"><text:span text:style-name="T1"> </text:span></text:span><text:span text:style-name="CharStyle4"><text:span text:style-name="T35">dno. Vtedy je už ztratený, ce</text:span></text:span><text:span text:style-name="CharStyle4"><text:span text:style-name="T16">s</text:span></text:span><text:span text:style-name="CharStyle4"><text:span text:style-name="T35">ta ho má v moci, volá ho a láka a on ide ako námesačný, ide; bojovať s veternými mlyny, hľadať pohádkové zámky alebo plakať na zrúcaninách hradov.</text:span></text:span></text:p>
        <text:p text:style-name="P20"><text:span text:style-name="CharStyle4"><text:span text:style-name="T35">Laco cítil, že je u</text:span></text:span><text:span text:style-name="CharStyle4"><text:span text:style-name="T1">ž</text:span></text:span><text:span text:style-name="CharStyle4"><text:span text:style-name="T35"> v moci cesty, že sa musí pohnúť s miesta, kde žil od nar</text:span></text:span><text:span text:style-name="CharStyle4"><text:span text:style-name="T1">o</text:span></text:span><text:span text:style-name="CharStyle4"><text:span text:style-name="T35">denia. Niekde v diaľke v niektorom meste je mnoho kominárov, tí práve vstávajú, idú do práce a majú cylindre na hlavách. Laco ich musí vidieť. V Kalifornii je krásny čas. Slováci sa sťahujú na Tahiti, všetko sa hýbe v mestách i na dedinách, ľudia, keď vstanú ráno, pomodlia sa otčenáš i za svojich spolublížnych a nevedia, či večer sa nevydajú na cestu do Prahy.</text:span></text:span></text:p>
        <text:p text:style-name="P20"><text:span text:style-name="CharStyle4"><text:span text:style-name="T35">Keď Lacov otec bol mladý, vzal si ranec na chrbá</text:span></text:span><text:span text:style-name="CharStyle4"><text:span text:style-name="T1">t</text:span></text:span><text:span text:style-name="CharStyle4"><text:span text:style-name="T35"> a šiel do Ruska. Mal dve zlatky vo vrecku a bojovného ducha, stal sa inženierom a postavil cárovi krásny palác a všetkým kniežaťom villy v C</text:span></text:span><text:span text:style-name="CharStyle4"><text:span text:style-name="T16">a</text:span></text:span><text:span text:style-name="CharStyle4"><text:span text:style-name="T35">rskom </text:span></text:span><text:span text:style-name="CharStyle4"><text:span text:style-name="T1">Se</text:span></text:span><text:span text:style-name="CharStyle4"><text:span text:style-name="T35">lu. V tých villách bývajú teraz tovariši Trocký a Stalin, ale peniaze, ktor</text:span></text:span><text:span text:style-name="CharStyle4"><text:span text:style-name="T49">é</text:span></text:span><text:span text:style-name="CharStyle4"><text:span text:style-name="T1"> </text:span></text:span><text:span text:style-name="CharStyle4"><text:span text:style-name="T35">si pri stavbe zarobil otec, sú doma, sú v tých roliach, ktoré si za ne kúpil a v kaštieli, v ktorom sa Laco narodil. Otec, ten mnoho pochodil, bol na ďalekých cestách, teraz už môže sedeť doma, starať sa o to, ako doja kravy, či bude dobrá úroda a rozprávať o starých, krásnych časoch s cigarou v ústach, ktorú mu poslal švagor z A</text:span></text:span><text:span text:style-name="CharStyle4"><text:span text:style-name="T49">m</text:span></text:span><text:span text:style-name="CharStyle4"><text:span text:style-name="T35">eriky. On vie, že dobre je prejsť i do súsednej dediny opýtať sa, čo si myslia tam o</text:span></text:span><text:span text:style-name="CharStyle4"><text:span text:style-name="T1"> </text:span></text:span><text:span text:style-name="CharStyle4"><text:span text:style-name="T35">počasí a že ženu si treba vziať aspoň zo záhoria. Hlavu má plnú životných múdrostí, chce, aby ich Laco vypočul.</text:span></text:span></text:p>
        <text:p text:style-name="P20"><text:span text:style-name="CharStyle4"><text:span text:style-name="T35">Ten však nedal doteraz mnoho na otcove reči. Jeho dvadsať prežitých rokov prešlo hladko, ako hodina náboženstva na gymnáziu. Do desiatich rokov sa v z</text:span></text:span><text:span text:style-name="CharStyle4"><text:span text:style-name="T1">i</text:span></text:span><text:span text:style-name="CharStyle4"><text:span text:style-name="T35">me </text:span></text:span><text:soft-page-break/><text:span text:style-name="CharStyle4"><text:span text:style-name="T35">s</text:span></text:span><text:span text:style-name="CharStyle4"><text:span text:style-name="T16">aň</text:span></text:span><text:span text:style-name="CharStyle4"><text:span text:style-name="T35">koval a mal učiť, v lete kúpal. Potom chodil do gymnázia, bolo to dosť nepríjemné, k</text:span></text:span><text:span text:style-name="CharStyle4"><text:span text:style-name="T49">e</text:span></text:span><text:span text:style-name="CharStyle4"><text:span text:style-name="T35">ď</text:span></text:span><text:span text:style-name="CharStyle4"><text:span text:style-name="T49">že </text:span></text:span><text:span text:style-name="CharStyle4"><text:span text:style-name="T1">k</text:span></text:span><text:span text:style-name="CharStyle4"><text:span text:style-name="T35">aždý d</text:span></text:span><text:span text:style-name="CharStyle4"><text:span text:style-name="T1">e</text:span></text:span><text:span text:style-name="CharStyle4"><text:span text:style-name="T35">ň m</text:span></text:span><text:span text:style-name="CharStyle4"><text:span text:style-name="T1">us</text:span></text:span><text:span text:style-name="CharStyle4"><text:span text:style-name="T35">el prekonať polhodinovú cestu do školy a profesori boli odporní. Ale tam, popri mnohých sprostotiach a vedomostiach, vbili mu do hlavy i to, že niektorí ľudia píšu romány, aby zabávali druhých a že je mnoho zemí na svete, ktoré s</text:span></text:span><text:span text:style-name="CharStyle4"><text:span text:style-name="T1">ú </text:span></text:span><text:span text:style-name="CharStyle4"><text:span text:style-name="T35">krásne. To ho zaujímalo a tak keď odpoludnia vrátil sa domov zo školy, dal si pod latinskú gramatiku dáky román</text:span></text:span><text:span text:style-name="CharStyle25"><text:span text:style-name="T1">,</text:span></text:span><text:span text:style-name="CharStyle25"><text:span text:style-name="T35"> alebo cestopis a pilne študoval. Tak prečítal i celého Vajanského a Kukučina, veril v to, že Slováci sú ešte zdravý národ a preto pri prevrate so zápalom spieval „Hej Slováci“ i „Nad T</text:span></text:span><text:span text:style-name="CharStyle4"><text:span text:style-name="T1">a</text:span></text:span><text:span text:style-name="CharStyle4"><text:span text:style-name="T35">trou sa blýska“ všetkým okolitým topoľom a Vá</text:span></text:span><text:span text:style-name="CharStyle4"><text:span text:style-name="T16">h</text:span></text:span><text:span text:style-name="CharStyle4"><text:span text:style-name="T35">u. Z tých kníh sa dozvedel však i mnoho iných vecí, na príklad že v Kalifornii lupiči zabíjajú zlatokopov, že nemecký cisár má jednu ruku kratšiu ako druhú a že láska je vec, s ktorou sa nesvobodno zahrávať. A keďže bol rozumný chlapec, uvedomil si, že </text:span></text:span><text:span text:style-name="CharStyle4"><text:span text:style-name="T1">k</text:span></text:span><text:span text:style-name="CharStyle4"><text:span text:style-name="T35"> šťastiu</text:span></text:span><text:span text:style-name="CharStyle4"><text:span text:style-name="T1">, </text:span></text:span><text:span text:style-name="CharStyle4"><text:span text:style-name="T35">a pokojnému životu nie je treba ani cestovania, ani milovania. Tieto dve zásady mu stačily k tomu, aby nedal nič na otcove rady a šťastne složil predsa len maturitu.</text:span></text:span></text:p>
        <text:p text:style-name="P20"><text:span text:style-name="CharStyle4"><text:span text:style-name="T35">Keď bol po maturite, oddýchnul si, šiel sa pozreť na svojho koňa a povedal mu: Až teraz budeme skutočne dobrí priatelia. A nemyslel na to, že niekde ďalej je univerzita plná ctibažných ľudí, nelákaly ho ani ťavy, ktoré ticho odpočívajú na Sahare v tieňach paliem oázy Fidžikdža. Preto neposlúchol ani otca, keď mu ten radil, aby išiel sa pozrieť do Piešťan na tennisové závody, alebo na nový div Slovenska, Demänovské jaskyne.</text:span></text:span></text:p>
        <text:p text:style-name="P20"><text:span text:style-name="CharStyle4"><text:span text:style-name="T35">Slovom Laco bol divný chlapec, celkom inakší ako jeho druhovia. Ale zrazu sa mnoho, ba všetko zmenilo v ňom. Šiel k Váhu a začul volanie cesty. Mala krásny hlas, spievala Barcarolu z Hoffmannových poviedok a Laco myslel, že musí ísť do </text:span></text:span><text:soft-page-break/><text:span text:style-name="CharStyle4"><text:span text:style-name="T35">Itálie. Potom zanôtila Marsaillaisu a Laco cítil, že by podmanil celú Franciu. Laco nevedel, </text:span></text:span><text:span text:style-name="CharStyle4"><text:span text:style-name="T49">čo</text:span></text:span><text:span text:style-name="CharStyle4"><text:span text:style-name="T35"> má robiť, kam má ísť, len toľko vedel, že niekde musí ísť.</text:span></text:span></text:p>
        <text:p text:style-name="P20"><text:span text:style-name="CharStyle4"><text:span text:style-name="T35">Sliezol so skaly a najkratšou cestou zamieril domov. Otec sedel pod lipou, mal v ruke „Národnie Noviny“, snáď ich čítal. Laco nevedel, čo mu povedať a ako mu to povedať.</text:span></text:span></text:p>
        <text:p text:style-name="P20"><text:span text:style-name="CharStyle4"><text:span text:style-name="T35">„Chcem ísť preč, otec, chcem odcestovať,</text:span></text:span><text:span text:style-name="CharStyle4"><text:span text:style-name="T1">“ </text:span></text:span><text:span text:style-name="CharStyle4"><text:span text:style-name="T35">hovoril a bál sa, že sa ho ten opýta, kam to chce ísť.</text:span></text:span></text:p>
        <text:p text:style-name="P20"><text:span text:style-name="CharStyle4"><text:span text:style-name="T35">Otec sa ho však na to nepýtal. Povedal mu: „Dobre je, choď do Bratislavy. Tam sa daj zapísať na univerzitu a choď naštíviť pravotára Kalného, to je môj dobrý známy, chodili sme spolu do gymnázia. Snáď ťa i príjme na byt, budeš tam ako doma.“</text:span></text:span></text:p>
        <text:p text:style-name="P20"><text:span text:style-name="CharStyle4"><text:span text:style-name="T35">„Áno, do Bratislavy pôjdem,“ odpovedal Laco. Prečo by aj nie. V Bratislave je minister, musí to byť zaujímavý človek. Potom je tam Dunaj, ten bude inakší asi ako Váh, je tam mnoho ľudí a vraj mnoho bánk, to všetko je hodno si obzrieť.</text:span></text:span></text:p>
        <text:p text:style-name="P20"><text:span text:style-name="CharStyle4"><text:span text:style-name="T35">„Je dobre, že si sa už konečne odhodlal ísť niekam,“ poznamenal otec. „Je to skutočne dobre,“ a začal sa usmievať. </text:span></text:span><text:span text:style-name="CharStyle4"><text:span text:style-name="T49">Á</text:span></text:span><text:span text:style-name="CharStyle4"><text:span text:style-name="T35">h, to musím ísť povedať mame, čo že sa stalo s tebou.“ A vyskočil vytešený, ako keby až teraz bol pochopil význam novinky.</text:span></text:span></text:p>
        <text:p text:style-name="P20"><text:span text:style-name="CharStyle4"><text:span text:style-name="T35">Potom sa obrátil.</text:span></text:span></text:p>
        <text:p text:style-name="P20"><text:span text:style-name="CharStyle4"><text:span text:style-name="T35">„Blízko Bratislavy je Viedeň, nezabudni i tam ísť pozrieť. A na jar je krásne pri mori.“</text:span></text:span></text:p>
        <text:p text:style-name="P11"><text:span text:style-name="CharStyle46"><text:span text:style-name="T1"/></text:span></text:p>
        <text:h text:style-name="P69" text:outline-level="2"><text:span text:style-name="CharStyle55"><text:span text:style-name="T16">II</text:span></text:span><text:bookmark-start text:name="bookmark2"/><text:span text:style-name="CharStyle55"><text:span text:style-name="T35">.</text:span></text:span><text:bookmark-end text:name="bookmark2"/></text:h>
        <text:p text:style-name="P20"><text:span text:style-name="CharStyle4"><text:span text:style-name="T35"/></text:span></text:p>
        <text:p text:style-name="P48"><text:soft-page-break/><text:span text:style-name="CharStyle4"><text:span text:style-name="T35">Ten deň menoval se utorok a bol krásny. Slnce sa poslednou svojou jesennou silou vysmievalo bratislavskému hradu. Ľudia na uliciach dýchali hlboko, snáď im to lekár tak rozkázal. Bratislava sa hýbala, od vlakov sa hrnuly tetky z dedín, s nošami na chrbte, plnými zeleniny.</text:span></text:span><text:span text:style-name="CharStyle4"><text:span text:style-name="T1"> </text:span></text:span><text:span text:style-name="CharStyle4"><text:span text:style-name="T35">Smrek výnimečne skoro ráno vstal, aby mohol napísať svoju najlepšiu báseň toho roku.</text:span></text:span></text:p>
        <text:p text:style-name="P20"><text:span text:style-name="CharStyle4"><text:span text:style-name="T35">Laco s vytržením vítal Bratislavu a nádražie vítalo jeho. Kýval rukou mestu, ako znovun</text:span></text:span><text:span text:style-name="CharStyle4"><text:span text:style-name="T1">aj</text:span></text:span><text:span text:style-name="CharStyle4"><text:span text:style-name="T35">denej milenke, ponoril sa v prúd ľudí, ktorý sa hrnul s ním nádražnou cestou a chcel každému okoloidúcemu stisnúť ruku. Štefánikova cesta bola dlhá a čistá, akoby sa bola vyzdobila. Na pravo stály veľké lešenia, murári stavali dáky dom, práca im išla v poriadku ticho. Električka išla okolo, škrípala, vŕzgala, Laco však nespozoroval, aké je to odporné. Laco bol vo vytržení, všetko sa mu páčilo, chcel objať Bratislavu a povedať jej: Som tu, tvoj nový milenec.</text:span></text:span></text:p>
        <text:p text:style-name="P20"><text:span text:style-name="CharStyle4"><text:span text:style-name="T35">Hlas cesty vyrval Laca z jeho starého prostredia, zaviedol ho do Bratislavy a zasnúbil ho s ňou.</text:span></text:span></text:p>
        <text:p text:style-name="P20"><text:span text:style-name="CharStyle4"><text:span text:style-name="T35">On otváral oči na široko, chcel všetko vidieť, všetko objať zrakom. Bolo to v utorok</text:span></text:span><text:span text:style-name="CharStyle4"><text:span text:style-name="T1">, </text:span></text:span><text:span text:style-name="CharStyle4"><text:span text:style-name="T35">čo prišiel do Bratislavy, ten deň chodil od rána do večera po uliciach a všetko sa mu páčilo. Možno, že i preto, že bolo krásne, že všetci ľudia mali v</text:span></text:span><text:span text:style-name="CharStyle4"><text:span text:style-name="T1">yt</text:span></text:span><text:span text:style-name="CharStyle4"><text:span text:style-name="T35">ešené tváre. Ten deň sekretár pána ministra, keď prišiel do úradu, bozkal slečnu od Underwoodky a nevedel, prečo to rob</text:span></text:span><text:span text:style-name="CharStyle4"><text:span text:style-name="T1">í. </text:span></text:span><text:span text:style-name="CharStyle4"><text:span text:style-name="T35">Slnce bozkávalo Bratislavu celý deň, Laco chcel byť slnečným lúčom. Pred divadlom stál celú hodinu, díval sa na pravo, na ľavo a potom dumal. Okolo Laca stálo viac ľudí, opierali sa o zábradlie malej záhradky a dívali sa do vzduchu. Laco myslel, že tiež obdivujú divadlo a preto ich mal rád.</text:span></text:span></text:p>
        <text:p text:style-name="P20"><text:soft-page-break/><text:span text:style-name="CharStyle4"><text:span text:style-name="T35">Veľké zvony kostolov mesta počaly zvoniť poludnie, a na krátky čas zavládol väčší ruch na námestí. Úradníci hrnuli sa z úradov, niekoľko študentov konalo hlučne svoju dennú obedňajšiu prechádzku po korze. Pán, s veľkým bruchom, židovským nosom a malou koženou taškou v ruke sosadnul s električky, zamieril k Lacovi a opýtal sa ho: „Hol van itt kérem a Savoy szálloda?</text:span></text:span><text:span text:style-name="CharStyle4"><text:span text:style-name="T1">“</text:span></text:span><text:span text:style-name="CharStyle4"><text:span text:style-name="T35"> Laco mu odpovedal rozpusten</text:span></text:span><text:span text:style-name="CharStyle4"><text:span text:style-name="T1">é</text:span></text:span><text:span text:style-name="CharStyle4"><text:span text:style-name="T35">: „Nem tudom maďárom,“ potom ho zamrzelo, že si robí zlé vtipy a kričal za tým pánom: „Nem tudom, nem tudom.“ Ten sa obracal udivene a mrmlal si niečo. Laco šiel za ním, potom videl nápis. Reštaurácia, vnišiel dnu a naobedoval sa.</text:span></text:span></text:p>
        <text:p text:style-name="P20"><text:span text:style-name="CharStyle4"><text:span text:style-name="T35">Ne</text:span></text:span><text:span text:style-name="CharStyle4"><text:span text:style-name="T1">s</text:span></text:span><text:span text:style-name="CharStyle4"><text:span text:style-name="T35">kôr, keď sa znova prechádzal po uliciach a slnce mu príjemne hrialo chrbát, počal rozmýšľať, že čo sa vlastne stalo s ním. Ale sám to nevedel poch</text:span></text:span><text:span text:style-name="CharStyle4"><text:span text:style-name="T16">o</text:span></text:span><text:span text:style-name="CharStyle4"><text:span text:style-name="T35">p</text:span></text:span><text:span text:style-name="CharStyle4"><text:span text:style-name="T1">i</text:span></text:span><text:span text:style-name="CharStyle4"><text:span text:style-name="T35">ť. </text:span></text:span><text:span text:style-name="CharStyle4"><text:span text:style-name="T49">J</text:span></text:span><text:span text:style-name="CharStyle4"><text:span text:style-name="T1">e</text:span></text:span><text:span text:style-name="CharStyle4"><text:span text:style-name="T35"> niečo</text:span></text:span><text:span text:style-name="CharStyle4"><text:span text:style-name="T1">, </text:span></text:span><text:span text:style-name="CharStyle4"><text:span text:style-name="T35">čo nás núti niekedy vyznávať lásku obsluhovačkám, bozkávať ruky starým babám, čo pôsobí, že pri konských závodoch vsadíme na n</text:span></text:span><text:span text:style-name="CharStyle4"><text:span text:style-name="T16">a</text:span></text:span><text:span text:style-name="CharStyle4"><text:span text:style-name="T35">jmizemejšieho koňa, len preto, že ho ľutujeme. </text:span></text:span><text:span text:style-name="CharStyle4"><text:span text:style-name="T16">A</text:span></text:span><text:span text:style-name="CharStyle4"><text:span text:style-name="T35"> stalo </text:span></text:span><text:span text:style-name="CharStyle4"><text:span text:style-name="T16">s</text:span></text:span><text:span text:style-name="CharStyle4"><text:span text:style-name="T35">a, ž</text:span></text:span><text:span text:style-name="CharStyle4"><text:span text:style-name="T16">e</text:span></text:span><text:span text:style-name="CharStyle4"><text:span text:style-name="T35"> Laco prišiel do Bratislavy, všetko sa mu páčilo, cítil ohromnú radosť zo života, ako keď sme videli v kine film s </text:span></text:span><text:span text:style-name="CharStyle4"><text:span text:style-name="T1">Do</text:span></text:span><text:span text:style-name="CharStyle4"><text:span text:style-name="T35">uglasom Fairbanksom. Vo svaloch cítil dvojnásobnú silu, oči mal otvorené dokorán a pískal stále pochody. Terassa kaviarne </text:span></text:span><text:span text:style-name="CharStyle4"><text:span text:style-name="T16">R</text:span></text:span><text:span text:style-name="CharStyle4"><text:span text:style-name="T35">edouty ho lákala a nemohol jej odolať. Sadol si a objednal čiernu kávu. Potom zazrel </text:span></text:span><text:span text:style-name="CharStyle4"><text:span text:style-name="T1">í</text:span></text:span><text:span text:style-name="CharStyle4"><text:span text:style-name="T35">s</text:span></text:span><text:span text:style-name="CharStyle4"><text:span text:style-name="T1">ť </text:span></text:span><text:span text:style-name="CharStyle4"><text:span text:style-name="T35">okolo dievča, mala krásné nohy a niesla raketu v ruke. Musel ísť za ňou.</text:span></text:span></text:p>
        <text:p text:style-name="P20"><text:span text:style-name="CharStyle4"><text:span text:style-name="T35">Prvé dni Lacove,</text:span></text:span><text:span text:style-name="CharStyle4"><text:span text:style-name="T1"> </text:span></text:span><text:span text:style-name="CharStyle4"><text:span text:style-name="T35">strávené v Bratislave, boly dňami objavov.</text:span></text:span><text:span text:style-name="CharStyle4"><text:span text:style-name="T1"> </text:span></text:span><text:span text:style-name="CharStyle4"><text:span text:style-name="T35">V tie dni Laco sa zapísal do knihy dejín. On objavil, že kedysi v Bratislave korunovali kráľov, že Napoleonovi sa tiež veľmi páčilo to mesto a že električka je drahá vec. Bolo toho až príliš mnoho na tých pár dn</text:span></text:span><text:span text:style-name="CharStyle4"><text:span text:style-name="T1">í</text:span></text:span><text:span text:style-name="CharStyle4"><text:span text:style-name="T35">, Laco mal z toho ťažkú hlav</text:span></text:span><text:span text:style-name="CharStyle4"><text:span text:style-name="T1">u</text:span></text:span><text:span text:style-name="CharStyle4"><text:span text:style-name="T35">, často po krátkej prechádzke mestom zašiel k Dunaju, díval sa na vodu</text:span></text:span><text:span text:style-name="CharStyle4"><text:span text:style-name="T1">,</text:span></text:span><text:span text:style-name="CharStyle4"><text:span text:style-name="T35"> tečúcu neprestajne </text:span></text:span><text:soft-page-break/><text:span text:style-name="CharStyle4"><text:span text:style-name="T35">vymedzeným korytom, a prestal rozmýšľať. Na chvíľku, kým sa trochu zotavil. Potom vrátil sa domov, otvoril okno a</text:span></text:span><text:span text:style-name="CharStyle27"><text:span text:style-name="T35"> </text:span></text:span><text:span text:style-name="CharStyle4"><text:span text:style-name="T35">bol spokojný. Cítil sa šťastným v Bratislave, vo svojej izbe.</text:span></text:span></text:p>
        <text:p text:style-name="P20"><text:span text:style-name="CharStyle4"><text:span text:style-name="T35">Lebo mal v skutku i šťastie, izba mu padla do lona</text:span></text:span><text:span text:style-name="CharStyle4"><text:span text:style-name="T1">,</text:span></text:span><text:span text:style-name="CharStyle4"><text:span text:style-name="T35"> ako na čarovanie dobrej víly. A on bo</text:span></text:span><text:span text:style-name="CharStyle4"><text:span text:style-name="T1">l </text:span></text:span><text:span text:style-name="CharStyle4"><text:span text:style-name="T35">spokojný s osudom, so sebou, s izbou na Kapitulskej ulici a s pozadím dómu</text:span></text:span><text:span text:style-name="CharStyle4"><text:span text:style-name="T1">,</text:span></text:span><text:span text:style-name="CharStyle4"><text:span text:style-name="T35"> ktorý mu majestátne zamedzoval výhľad zprava. Nič mu nechýbalo k šťastiu.</text:span></text:span></text:p>
        <text:p text:style-name="P20"><text:span text:style-name="CharStyle4"><text:span text:style-name="T35">Kúpil si gramof</text:span></text:span><text:span text:style-name="CharStyle4"><text:span text:style-name="T16">o</text:span></text:span><text:span text:style-name="CharStyle4"><text:span text:style-name="T35">n a dosky s prekrásnymi havajskými melódiami i jazzbandové, hrané Savoy orchestrom. Mal tam veru prekrásné piesne, ako Waters of Waikiki, </text:span></text:span><text:span text:style-name="CharStyle4"><text:span text:style-name="T1">Sw</text:span></text:span><text:span text:style-name="CharStyle4"><text:span text:style-name="T35">eet Hawaiian Girl of Min</text:span></text:span><text:span text:style-name="CharStyle4"><text:span text:style-name="T1">e</text:span></text:span><text:span text:style-name="CharStyle4"><text:span text:style-name="T35">, a Honolulu Paradis. Tango mal však obzvláštne v záľu</text:span></text:span><text:span text:style-name="CharStyle4"><text:span text:style-name="T1">b</text:span></text:span><text:span text:style-name="CharStyle4"><text:span text:style-name="T35">e, dosiek s tangom si kúpil málo, ale samé srdcerozrývajú</text:span></text:span><text:span text:style-name="CharStyle4"><text:span text:style-name="T16">c</text:span></text:span><text:span text:style-name="CharStyle4"><text:span text:style-name="T35">e melódie. </text:span></text:span><text:span text:style-name="CharStyle4"><text:span text:style-name="T49">A</text:span></text:span><text:span text:style-name="CharStyle4"><text:span text:style-name="T35"> mimo toho si kúpil ešte luxusné vydanie piesne </text:span></text:span><text:span text:style-name="CharStyle4"><text:span text:style-name="T1">„</text:span></text:span><text:span text:style-name="CharStyle4"><text:span text:style-name="T35">Sur la mer calmée“ z Madame Butterfly a pieseň o Lole z opery Cavaler</text:span></text:span><text:span text:style-name="CharStyle4"><text:span text:style-name="T1">i</text:span></text:span><text:span text:style-name="CharStyle4"><text:span text:style-name="T35">a </text:span></text:span><text:span text:style-name="CharStyle4"><text:span text:style-name="T1">R</text:span></text:span><text:span text:style-name="CharStyle4"><text:span text:style-name="T35">usticana. Všetko to sa chcel časom naučiť pískať.</text:span></text:span></text:p>
        <text:p text:style-name="P20"><text:span text:style-name="CharStyle4"><text:span text:style-name="T35">Na stenu si vyvesil reprodukcie, dobré r</text:span></text:span><text:span text:style-name="CharStyle4"><text:span text:style-name="T49">e</text:span></text:span><text:span text:style-name="CharStyle4"><text:span text:style-name="T1">p</text:span></text:span><text:span text:style-name="CharStyle4"><text:span text:style-name="T35">r</text:span></text:span><text:span text:style-name="CharStyle4"><text:span text:style-name="T1">o</text:span></text:span><text:span text:style-name="CharStyle4"><text:span text:style-name="T35">dukcie, </text:span></text:span><text:span text:style-name="CharStyle4"><text:span text:style-name="T1">n</text:span></text:span><text:span text:style-name="CharStyle4"><text:span text:style-name="T35">i</text:span></text:span><text:span text:style-name="CharStyle4"><text:span text:style-name="T16">e</text:span></text:span><text:span text:style-name="CharStyle4"><text:span text:style-name="T35"> z</text:span></text:span><text:span text:style-name="CharStyle4"><text:span text:style-name="T1">lé</text:span></text:span><text:span text:style-name="CharStyle4"><text:span text:style-name="T35"> </text:span></text:span><text:span text:style-name="CharStyle4"><text:span text:style-name="T49">ori</text:span></text:span><text:span text:style-name="CharStyle4"><text:span text:style-name="T1">g</text:span></text:span><text:span text:style-name="CharStyle4"><text:span text:style-name="T16">inály</text:span></text:span><text:span text:style-name="CharStyle4"><text:span text:style-name="T35">. Mal tam Manetovu Olympiu</text:span></text:span><text:span text:style-name="CharStyle4"><text:span text:style-name="T1">,</text:span></text:span><text:span text:style-name="CharStyle4"><text:span text:style-name="T35"> potom Monnu Lisu, tento obra</text:span></text:span><text:span text:style-name="CharStyle4"><text:span text:style-name="T49">z</text:span></text:span><text:span text:style-name="CharStyle4"><text:span text:style-name="T1"> </text:span></text:span><text:span text:style-name="CharStyle4"><text:span text:style-name="T35">nie preto</text:span></text:span><text:span text:style-name="CharStyle4"><text:span text:style-name="T1">,</text:span></text:span><text:span text:style-name="CharStyle4"><text:span text:style-name="T35"> že by sa mu bol páčil, ale že sa m</text:span></text:span><text:span text:style-name="CharStyle4"><text:span text:style-name="T49">u</text:span></text:span><text:span text:style-name="CharStyle4"><text:span text:style-name="T1"> </text:span></text:span><text:span text:style-name="CharStyle4"><text:span text:style-name="T35">páčil román Merežkovského. Vyvesil si </text:span></text:span><text:span text:style-name="CharStyle4"><text:span text:style-name="T1">„</text:span></text:span><text:span text:style-name="CharStyle4"><text:span text:style-name="T35">Chudobného rybára“ od Puvis de Chavannes</text:span></text:span><text:span text:style-name="CharStyle4"><text:span text:style-name="T1">-</text:span></text:span><text:span text:style-name="CharStyle4"><text:span text:style-name="T35">a, preto že sa mu zdaly jeho matné farby. Naproti nemu však Gauginov obraz. A nad posteľ si dal akúsi neznámu reprodukciu, možno že bezcennú, ale</text:span></text:span><text:span text:style-name="CharStyle27"><text:span text:style-name="T35"> </text:span></text:span><text:span text:style-name="CharStyle4"><text:span text:style-name="T35">dľa neho veľmi krásnu. Zobrazovala snáď zrodenie Venuše alebo Zuzannu v kúpeli alebo niečo podobného, ale bola krásna. </text:span></text:span><text:span text:style-name="CharStyle4"><text:span text:style-name="T16">Č</text:span></text:span><text:span text:style-name="CharStyle4"><text:span text:style-name="T35">ím dlhšie mal ten obraz vyvesený, tým viac sa mu páčil a nevedel povedať, prečo.</text:span></text:span></text:p>
        <text:p text:style-name="P20"><text:span text:style-name="CharStyle4"><text:span text:style-name="T1">A</text:span></text:span><text:span text:style-name="CharStyle4"><text:span text:style-name="T35"> mal ešte jedon obraz v izbe. Vlastne mal len ceduľu vyvesenú, na ktorej bolo napísané: Tu bude visieť Benkov obraz. </text:span></text:span><text:span text:style-name="CharStyle4"><text:span text:style-name="T1">I</text:span></text:span><text:span text:style-name="CharStyle4"><text:span text:style-name="T35"> ten sa mu veľmi páčil.</text:span></text:span></text:p>
        <text:p text:style-name="P20"><text:span text:style-name="CharStyle4"><text:span text:style-name="T35">Nezanedbal však ani literatúru a ihneď, na druhý deň zakúpil si celú malú </text:span></text:span><text:soft-page-break/><text:span text:style-name="CharStyle4"><text:span text:style-name="T35">knižnicu. Najväčšie miesto v nej za</text:span></text:span><text:span text:style-name="CharStyle4"><text:span text:style-name="T1">ují</text:span></text:span><text:span text:style-name="CharStyle4"><text:span text:style-name="T35">maly romány Jack Londona, ktoré už všetky dávno prečítal. </text:span></text:span><text:span text:style-name="CharStyle4"><text:span text:style-name="T1">Ž</text:span></text:span><text:span text:style-name="CharStyle4"><text:span text:style-name="T35"> tých si dal niektoré hneď zaviazať, najkrajšie však „Malú pani z veľkého domu“, „Martina Edena</text:span></text:span><text:span text:style-name="CharStyle4"><text:span text:style-name="T1">“ </text:span></text:span><text:span text:style-name="CharStyle4"><text:span text:style-name="T35">a sväzky poviedok z Južného mora. Mimo týchto mal snáď všetky sväzky Kn</text:span></text:span><text:span text:style-name="CharStyle4"><text:span text:style-name="T16">u</text:span></text:span><text:span text:style-name="CharStyle4"><text:span text:style-name="T35">t Hamsuna, Dostojevského a Elinor Glynovej. Diela tejto poslednej síce nečítal, ale chystal sa ich požičiavať, lebo v každej dobrej knižnici musia byť knihy na požičiavanie, ináč rečeno na ztratenie a roztrhanie. Slovom, postaral sa o dobrú a rozmanitú duševnú potravu, d</text:span></text:span><text:span text:style-name="CharStyle4"><text:span text:style-name="T1">ľ</text:span></text:span><text:span text:style-name="CharStyle4"><text:span text:style-name="T35">a zásad svojho otca, ktorý p</text:span></text:span><text:span text:style-name="CharStyle4"><text:span text:style-name="T16">o</text:span></text:span><text:span text:style-name="CharStyle4"><text:span text:style-name="T35"> čítaní slovenských denníkov vzal hneď do rúk Vajanského</text:span></text:span><text:span text:style-name="CharStyle4"><text:span text:style-name="T1">,</text:span></text:span><text:span text:style-name="CharStyle4"><text:span text:style-name="T35"> aby sa zotavil. I Laco uznával, že polievka a múčnik sú veľmi rozdielné jedlá a predsa sa na ten istý obed jedia, preto položil vedľa Bernarda Shawa Conan Doylea.</text:span></text:span></text:p>
        <text:p text:style-name="P20"><text:span text:style-name="CharStyle4"><text:span text:style-name="T35">Takto zariadená a naplnená izba zdala sa byť Lacovi rajom, v ktorom nieto zbytočných anjelov.</text:span></text:span></text:p>
        <text:p text:style-name="P20"><text:span text:style-name="CharStyle4"><text:span text:style-name="T35">Všetko bolo zariadené v izbe dľa metódy, ktorú si Laco sám vynašiel. „Nič zbytočného, ale predsa trochu nepotrebného, nemožno vedieť, kedy sa to stane potrebným.“ Následkom toho objednal si i noviny, kúpil listový papier, boxové rukavice a pýtal si od domácich päť stoličiek.</text:span></text:span></text:p>
        <text:p text:style-name="P20"><text:span text:style-name="CharStyle4"><text:span text:style-name="T35">S metódou dal sa i do prezerania Bratislavy. Šiel Dunajskou ulicou a pozrel sa do každej brány, na </text:span></text:span><text:span text:style-name="CharStyle4"><text:span text:style-name="T1">V</text:span></text:span><text:span text:style-name="CharStyle4"><text:span text:style-name="T35">alonskej ulici nazrel do každej vinárne pod viechou. V mestskom múzeu bol štyri hodiny, ostal tam i keď už nemal čo prezerať, lebo v múze</text:span></text:span><text:span text:style-name="CharStyle4"><text:span text:style-name="T16">a</text:span></text:span><text:span text:style-name="CharStyle4"><text:span text:style-name="T35">ch sa patrí dlho ostať. A niekedy, keď vide</text:span></text:span><text:span text:style-name="CharStyle4"><text:span text:style-name="T1">l </text:span></text:span><text:span text:style-name="CharStyle4"><text:span text:style-name="T35">niečo zvláštneho, na príklad husitský dom pri pošte, alebo novú budovu Tatry Banky, zastal a díval sa dlho na to. Vtedy nevidel budovu, ale zrak mal ponorený v ďalekú minulosť, alebo ďalekú budúcnosť a žil v nej. Bol on chápavý mladík, mal dušu mäkkú </text:span></text:span><text:span text:style-name="CharStyle4"><text:span text:style-name="T1">ja</text:span></text:span><text:span text:style-name="CharStyle4"><text:span text:style-name="T35">ko zem po dáždi a rozum ako anténu </text:span></text:span><text:soft-page-break/><text:span text:style-name="CharStyle4"><text:span text:style-name="T35">rádiotelegrafu.</text:span></text:span></text:p>
        <text:p text:style-name="P20"><text:span text:style-name="CharStyle4"><text:span text:style-name="T35">Keď myslel, že už pozná dosť Bratislavu, tú Bratislavu z kameňa, tehál a bet</text:span></text:span><text:span text:style-name="CharStyle4"><text:span text:style-name="T16">o</text:span></text:span><text:span text:style-name="CharStyle4"><text:span text:style-name="T35">nu, usiloval sa spoznať živé mesto. Najprv sa spoznal so študentami a študentkami, od tých sa dozvedel, že trestný zákonník je veľmi nezáživná vec a že bratislavská univerzita nebude nikdy vystavená</text:span></text:span><text:span text:style-name="CharStyle4"><text:span text:style-name="T1">.</text:span></text:span><text:span text:style-name="CharStyle4"><text:span text:style-name="T35"> Potom se dal predstaviť politikom. </text:span></text:span><text:span text:style-name="CharStyle4"><text:span text:style-name="T1">T</text:span></text:span><text:span text:style-name="CharStyle4"><text:span text:style-name="T35">í boli sko</text:span></text:span><text:span text:style-name="CharStyle4"><text:span text:style-name="T1">r</text:span></text:span><text:span text:style-name="CharStyle4"><text:span text:style-name="T35">o všetci </text:span></text:span><text:span text:style-name="CharStyle4"><text:span text:style-name="T1">je</text:span></text:span><text:span text:style-name="CharStyle4"><text:span text:style-name="T35">dnakí, potľapkali ho po pleci a povedali: „Servus braček, veď ja tvojho otca poznám.“ O politike sa s nimi nerozprával, tej sa nerozumel, ako i väčšina tých politikov. Keď už myslel, že ich pozná dosť, aby mal protekciu u každej politickej strany, keby sa mu niekedy zachcelo do niektorej vstúpiť, usiloval sa soznámiť s literátmi. Nebolo to ťažké, čoskoro ich poznal dosť, literátov, pseudoliterátov, novinárov </text:span></text:span><text:span text:style-name="CharStyle4"><text:span text:style-name="T16">i</text:span></text:span><text:span text:style-name="CharStyle4"><text:span text:style-name="T35"> takých, ktorí písali len kurzívy, títo však neboli menej namyslení, ako tí predošlí. Boli to však predsa len takí, ako ostatní, ti so známejším menom si mohli dovoliť podivínstvo, niektorí mali výzor dobrých remeselníkov a všetci si boli vedomí svojej dôležitosti.</text:span></text:span></text:p>
        <text:p text:style-name="P3"><text:span text:style-name="CharStyle4"><text:span text:style-name="T35">Tak stalo sa, že spoznal i Igora.</text:span></text:span></text:p>
        <text:p text:style-name="P20"><text:span text:style-name="CharStyle4"><text:span text:style-name="T35">Igor bol štíhly chlapec dvaadvadsiatich rokov, ktorý sa usiloval vypesovať si fúzy, hral tennis, poznal všetky slovenské dievčatá Bratislavy a stal sa mu dobrým priateľom. Igor sa</text:span></text:span><text:span text:style-name="CharStyle4"><text:span text:style-name="T1"> </text:span></text:span><text:span text:style-name="CharStyle4"><text:span text:style-name="T35">pamätal na Laca ešte z gymnázia, kde chodil o dve triedy vyššie. Keď si stisli prvý raz ruku, ihneď sa ho opýtal: „Odkiaľ vás ja poznám, pán</text:span></text:span><text:span text:style-name="CharStyle27"><text:span text:style-name="T1"> </text:span></text:span><text:span text:style-name="CharStyle4"><text:span text:style-name="T35">brat?</text:span></text:span><text:span text:style-name="CharStyle4"><text:span text:style-name="T1">“</text:span></text:span><text:span text:style-name="CharStyle4"><text:span text:style-name="T35"> Potom si však spomenul: „Aha, pred piatimi rokmi, pamätáte sa, tá Zuzanka, čo sme jej obaja dvorili, hahaha, pamätáš sa? veď si snáď len nebudeme vykať!“</text:span></text:span></text:p>
        <text:p text:style-name="P9"><text:span text:style-name="CharStyle27"><text:span text:style-name="T1"/></text:span></text:p>
        <text:p text:style-name="P3"><text:span text:style-name="CharStyle4"><text:span text:style-name="T35">III.</text:span></text:span></text:p>
        <text:p text:style-name="P20"><text:soft-page-break/><text:span text:style-name="CharStyle4"><text:span text:style-name="T35"/></text:span></text:p>
        <text:p text:style-name="P48"><text:span text:style-name="CharStyle4"><text:span text:style-name="T35">Laco dostal list z domu.</text:span></text:span></text:p>
        <text:p text:style-name="P20"><text:span text:style-name="CharStyle4"><text:span text:style-name="T35">„Drahý môj Laco,“ písala mu matka, „nie je veru pekné od Teba, že si nám nepísal ešte ani raz, ako si preč. Vysvetľujeme si to tým, že si ešte v moci prvých dojmov a preto nemyslíš na starých svojich rodičov. Len sa zabávaj, dávaj však dobre pozor na seba. Vieš, že vo svete je mnoho zlých ženských, preto dávaj si pozor hlavne pri vyberaní svojich známych a h</text:span></text:span><text:span text:style-name="CharStyle4"><text:span text:style-name="T1">ľ</text:span></text:span><text:span text:style-name="CharStyle4"><text:span text:style-name="T35">aď na svoje zdravie.</text:span></text:span></text:p>
        <text:p text:style-name="P20"><text:span text:style-name="CharStyle4"><text:span text:style-name="T1">U</text:span></text:span><text:span text:style-name="CharStyle4"><text:span text:style-name="T35"> nás doma niet nič nového, nič sa nezmenilo, najviac že sosmutnel celý dom. Otec je celé dni zamračený, chýbaš mu veľmi. Teraz sa hlásila znova jeho lámka, musí sedieť celé dni doma, chudák. Odkazuje ti, aby si nezabudnul ísť čím skôr navštíviť pána pravotára Kalného.</text:span></text:span></text:p>
        <text:p text:style-name="P20"><text:span text:style-name="CharStyle4"><text:span text:style-name="T35">Ja už len tak ako predtým chodím okolo domu — — —“ atd’.</text:span></text:span></text:p>
        <text:p text:style-name="P20"><text:span text:style-name="CharStyle4"><text:span text:style-name="T35">Bol to veľmi milý list a Laco sa mu tešil.</text:span></text:span><text:span text:style-name="CharStyle4"><text:span text:style-name="T1"> </text:span></text:span><text:span text:style-name="CharStyle4"><text:span text:style-name="T35">Rodičia, tí nariekajú vždy, možno síce, že im naozaj chýbal. Ale oni to znesú, oni doprajú radosti svojim deťom, lebo radosť detí je </text:span></text:span><text:span text:style-name="CharStyle4"><text:span text:style-name="T1">a</text:span></text:span><text:span text:style-name="CharStyle4"><text:span text:style-name="T35">j ich radosťou. Práve preto napísali list plný starosti a predsa tak milý. Laco sa mu </text:span></text:span><text:span text:style-name="CharStyle4"><text:span text:style-name="T49">t</text:span></text:span><text:span text:style-name="CharStyle4"><text:span text:style-name="T1">e</text:span></text:span><text:span text:style-name="CharStyle4"><text:span text:style-name="T35">šil a zabudol naň.</text:span></text:span></text:p>
        <text:p text:style-name="P20"><text:span text:style-name="CharStyle4"><text:span text:style-name="T35">Bratislava bola ako stará známa a predsa plná nových pôvabov. Šedé jesenné nebo nedoprialo oknám slnečných lúčov, ale Laco to nespozoroval. Jeho myseľ bola plná prítomnosti, objavov, dejín, takže nemal času pozdvihnúť oči nahore. Totiž pozdvihol ich on nahore, avšak len po hrad, tam sa zastavily. Zastrela ich akási clona, obrátily sa dnu, nechaly pracovať myseľ a nezdŕžaly ju svojim vnímaním.</text:span></text:span></text:p>
        <text:p text:style-name="P20"><text:span text:style-name="CharStyle4"><text:span text:style-name="T35">Hrad bol krásny, Laco ho mal veľmi rád. Vedel o ňom, že počiatky jeho siahajú až po prvé storočie </text:span></text:span><text:span text:style-name="CharStyle4"><text:span text:style-name="T1">a</text:span></text:span><text:span text:style-name="CharStyle4"><text:span text:style-name="T35"> bol vybudovaný vraj rímskymi l</text:span></text:span><text:span text:style-name="CharStyle4"><text:span text:style-name="T16">e</text:span></text:span><text:span text:style-name="CharStyle4"><text:span text:style-name="T35">giami. On, keď sa pohrúžil v </text:span></text:span><text:soft-page-break/><text:span text:style-name="CharStyle4"><text:span text:style-name="T35">snenie, cítil sa byť vojakom rímskych l</text:span></text:span><text:span text:style-name="CharStyle4"><text:span text:style-name="T16">e</text:span></text:span><text:span text:style-name="CharStyle4"><text:span text:style-name="T35">gií, spomínal si, ako niesol so súdruhmi ťažké kamenie a práca mu bola sladká, lebo vedel, že tento hrad bude kedysi ozdobou hlavného mesta Slovenska. Obraz sa pomaly menil, Laco videl, ako vyrastá nad štvorhrannú stavbu veža. Áno, to bolo už v XIII. storočí, pyšný pán hradu Cheug dozeral na stavbu, mal korbáč v ruke a tým poháňal otrokov. Laco chcel zadržať jeho ruku, keď sa napriahla k úderu, namáhal sa, vtedy spozoroval, že drží v ruke zástavu a dvíha ju vozvýš. Bolo to už v XIV. storočí, on bojoval s vojskom Jiskrovým, spieval zápalisté piesne, složené príležitostnými básnikmi proti Rozgonyimu. Kanóny hrmely, poľský Ladislav tam v diaľke vznášal sa nad h</text:span></text:span><text:span text:style-name="CharStyle4"><text:span text:style-name="T1">o</text:span></text:span><text:span text:style-name="CharStyle4"><text:span text:style-name="T35">rami, chcel s</text:span></text:span><text:span text:style-name="CharStyle4"><text:span text:style-name="T1">i</text:span></text:span><text:span text:style-name="CharStyle4"><text:span text:style-name="T35"> dať korunu na hlavu, dvíhal j</text:span></text:span><text:span text:style-name="CharStyle4"><text:span text:style-name="T1">u</text:span></text:span><text:span text:style-name="CharStyle4"><text:span text:style-name="T35">, bola ťažká, nemohol. Laco mu priskočil na pomoc, v tom prišla však kráľovná Alžbeta, mala prosebné oči a Laco sa dal nimi oklamať. Zrazu vidí, ako otvoria brány hradu a vychádza Gabriel Bethlen na bielom koni. Prichádza k nemu a hovorí mu, že </text:span></text:span><text:span text:style-name="CharStyle4"><text:span text:style-name="T16">j</text:span></text:span><text:span text:style-name="CharStyle4"><text:span text:style-name="T35">e už rok 1620 a poslušný generál cisára Dambie</text:span></text:span><text:span text:style-name="CharStyle4"><text:span text:style-name="T16">r</text:span></text:span><text:span text:style-name="CharStyle4"><text:span text:style-name="T35">e prišiel zaujať hrad. Radosť bola veľká, hostiny na hrade nemal</text:span></text:span><text:span text:style-name="CharStyle4"><text:span text:style-name="T16">y</text:span></text:span><text:span text:style-name="CharStyle4"><text:span text:style-name="T35"> konca-kraja. Laco bol oslavovaný ako hrdina. Vtedy prišiel Buqui a dobyl hrad, koniec bolo sláve. Laca prepichol neznámy vojak, krv mu tiekla z hrudi, ležal na zemi, chcel vstať, ale nemohol. Rytieri v hradnej sieni kričali: V</text:span></text:span><text:span text:style-name="CharStyle4"><text:span text:style-name="T16">i</text:span></text:span><text:span text:style-name="CharStyle4"><text:span text:style-name="T35">tam </text:span></text:span><text:span text:style-name="CharStyle4"><text:span text:style-name="T1">et</text:span></text:span><text:span text:style-name="CharStyle4"><text:span text:style-name="T35"> sanguinem pro rege nostro Maria Theresia</text:span></text:span><text:span text:style-name="CharStyle4"><text:span text:style-name="T1">!</text:span></text:span><text:span text:style-name="CharStyle4"><text:span text:style-name="T35"> — Laco díval sa na nich ako na bláznov, lebo nerozumel, čo chcú, niekto kričal: Sed avonam non, — bol to jedon klerik, áno, mnoho klerikov sa hemžilo v hrade, hrad sa stal seminárom. Potom sa otvorily brány hradu, klerici vytiahli v štvorstupoch, namiesto nich prišli vojaci, medzi nimi Napoleon, ten sostúpil s koňa, pravú ruku mal založenú v kabáte, ľavú za chrbtom, díval sa uprene v pred, akoby chcel pochopiť ducha dejín. Napoleon sa díval stále v pred, pomaly mizol. </text:span></text:span><text:soft-page-break/><text:span text:style-name="CharStyle4"><text:span text:style-name="T35">Laco videl hrad z diaľky, červené plamene vyšľahly, obklopovaly hrad, pálily Laca, on sa hádzal a zobudil.</text:span></text:span></text:p>
        <text:p text:style-name="P20"><text:span text:style-name="CharStyle4"><text:span text:style-name="T35">Pozrel sa na hodinky, bolo už deväť, musel</text:span></text:span><text:span text:style-name="CharStyle9"><text:span text:style-name="T1"> </text:span></text:span><text:span text:style-name="CharStyle4"><text:span text:style-name="T35">rýchle vstávať, lebo sľúbil Igorovi, že pôjde s</text:span></text:span><text:span text:style-name="CharStyle4"><text:span text:style-name="T1"> </text:span></text:span><text:span text:style-name="CharStyle4"><text:span text:style-name="T35">ním. Igora ešte zastihol, stál trpelive pri Michalskej bráne a práve rozmýšľal nad tým, či mu má ísť naproti. Laco sa tomu tešil, že ho zastihol, lebo mal Igora rád. Bol to dobrý chlapec, mal originálné nápady a bol dobrý priateľ.</text:span></text:span></text:p>
        <text:p text:style-name="P20"><text:span text:style-name="CharStyle4"><text:span text:style-name="T35">„Laco, ideme najprv na finančné riaditeľstvo, mám tam trochu práce.“</text:span></text:span></text:p>
        <text:p text:style-name="P20"><text:span text:style-name="CharStyle4"><text:span text:style-name="T35">A išli.</text:span></text:span></text:p>
        <text:p text:style-name="P20"><text:span text:style-name="CharStyle4"><text:span text:style-name="T35">Na finančnom riaditeľstve Igor šiel v pred, ako by sa tam už vyznal. Na prvé poschodie, na ľavo. Zaklopal na dvere. „Voľno.“ V kancelárii sedela slečna, sama, usmiala sa na nich. Igorovi podala ruku a dala si predstaviť Laca. Mala zuby ako z elefantovej kosti, vystupovaly nápadne vpred, keď sa smiala. A smiala sa stále.</text:span></text:span></text:p>
        <text:p text:style-name="P20"><text:span text:style-name="CharStyle4"><text:span text:style-name="T35">Igor jej dvoril chvíľku, tak pološeptom, tak sa zdá, že preto ta šiel. Keď sa odoberal, dohovorili si ešte randevu. Slečna sa smiala a obrátiac sa k Lacovi, povedala:</text:span></text:span></text:p>
        <text:p text:style-name="P20"><text:span text:style-name="CharStyle4"><text:span text:style-name="T35">„Pravda, i vy prídete, večer, prosím vás o to.“</text:span></text:span></text:p>
        <text:p text:style-name="P20"><text:span text:style-name="CharStyle4"><text:span text:style-name="T35">Laco sľúbil, a upodozrieval Igora, že len preto ta šli.</text:span></text:span></text:p>
        <text:p text:style-name="P20"><text:span text:style-name="CharStyle4"><text:span text:style-name="T35">Igor bol naozaj zaujímavý chlapec. Bol pevne presvedčený, že sa časom stane ministerským predsedom a neskôr prezidentom republiky. Neimponoval mu nikto, ani Mussol</text:span></text:span><text:span text:style-name="CharStyle4"><text:span text:style-name="T16">i</text:span></text:span><text:span text:style-name="CharStyle4"><text:span text:style-name="T35">ni, ani Maupassan</text:span></text:span><text:span text:style-name="CharStyle4"><text:span text:style-name="T16">t</text:span></text:span><text:span text:style-name="CharStyle4"><text:span text:style-name="T35">, ba ani J</text:span></text:span><text:span text:style-name="CharStyle4"><text:span text:style-name="T1">u</text:span></text:span><text:span text:style-name="CharStyle4"><text:span text:style-name="T35">riga. Poznal všetkých kominárov Bratislavy, pre cigaretle si chodil k peknej slečne na Hausbergl, i kvetinárov znal, vedel, že fialky sú modré a nezábudky nezabúdajú, vyznal sa v horoskope ako v boxe a ako v pikantnej literatúre. Keď ho istá rodina pozvala na francúzsky čaj, hneď prvý raz </text:span></text:span><text:soft-page-break/><text:span text:style-name="CharStyle4"><text:span text:style-name="T35">povedal tam skvostnú reč, ktorá znela asi takto: Mesdammes et Messieu</text:span></text:span><text:span text:style-name="CharStyle4"><text:span text:style-name="T1">rs</text:span></text:span><text:span text:style-name="CharStyle4"><text:span text:style-name="T35">, Pane ge</text:span></text:span><text:span text:style-name="CharStyle4"><text:span text:style-name="T1">ré</text:span></text:span><text:span text:style-name="CharStyle4"><text:span text:style-name="T35"> repou </text:span></text:span><text:span text:style-name="CharStyle4"><text:span text:style-name="T33">à</text:span></text:span><text:span text:style-name="CharStyle4"><text:span text:style-name="T35"> cogne travoux. Merci. Bolo z toho ohromné zdesenie, domáca slečna dostala úprimný záchvat a jemne ho upozornili, že vonku je krásné počasie. On povedal: „Oh, nič sa nestalo,“ a šiel preplávať Dunaj. A večer povedal ohromujúcu reč priateľom o užitočnosti znalosti reči francúzskej.</text:span></text:span></text:p>
        <text:p text:style-name="P20"><text:span text:style-name="CharStyle4"><text:span text:style-name="T17">L</text:span></text:span><text:span text:style-name="CharStyle4"><text:span text:style-name="T35">aco ho mal veľmi rád, pre všetky tieto jeho vlastnosti, cítil v blízkosti jeho tlkot Eur</text:span></text:span><text:span text:style-name="CharStyle4"><text:span text:style-name="T17">o</text:span></text:span><text:span text:style-name="CharStyle4"><text:span text:style-name="T35">py a jej bezstarostného povojenného ducha. Keď Igor žongloval odbornými výrazmi o dostihoch, Laco sa cítil v Auteuil, keď hovoril o regatách, Laco bol cambridgeským študentom. Igorovi bol široký svet ako otcovo vrecko, vždy vyňal z neho to, čo potreboval. A preto bolo samozrejmé, že sa musí časom stať prezidentom republiky, ba i Spojených Štátov Europských.</text:span></text:span></text:p>
        <text:p text:style-name="P20"><text:span text:style-name="CharStyle4"><text:span text:style-name="T35">Toho dňa však niečo pôsobilo na Igora, že bol obzvlášte živý. Snáď dostal list od známej z Viedne, alebo predal dobre staré šaty na </text:span></text:span><text:span text:style-name="CharStyle4"><text:span text:style-name="T1">ži</text:span></text:span><text:span text:style-name="CharStyle4"><text:span text:style-name="T35">dovni. Raňajšia návšteva u slečny na finančnom riaditeľstve bol len úvod.</text:span></text:span></text:p>
        <text:p text:style-name="P20"><text:span text:style-name="CharStyle4"><text:span text:style-name="T35">„Dnes sa akosi dobre cítim, Laco. Zaiste sa všetci študenti v Harwarde a Yale tiež dobre cítia.“</text:span></text:span></text:p>
        <text:p text:style-name="P20"><text:span text:style-name="CharStyle4"><text:span text:style-name="T35">„A dajú ťa pozdravovať.“</text:span></text:span></text:p>
        <text:p text:style-name="P20"><text:span text:style-name="CharStyle4"><text:span text:style-name="T35">„Ďakujem. Dnes všetky pekné dievčatá Bratislavy túžia za mnou. Lebo ja mám u dievčat šťastie: každá pekná sa mi páči.“</text:span></text:span></text:p>
        <text:p text:style-name="P20"><text:span text:style-name="CharStyle4"><text:span text:style-name="T35">Laco sa smial.</text:span></text:span></text:p>
        <text:p text:style-name="P20"><text:span text:style-name="CharStyle4"><text:span text:style-name="T35">„Smeješ sa a závidíš mi. No, konečne, snáď i pre teba ešte nejaká ostane. Naozaj. Už som ti to dávno chcel povedať, čo si ty za chlapa? Nemáš dievča, ani sa neusiluješ mať dievča. Si naozaj smiešny.“</text:span></text:span></text:p>
        <text:p text:style-name="P20"><text:soft-page-break/><text:span text:style-name="CharStyle4"><text:span text:style-name="T35">„Ja sa celkom dobre cítim i bez dievčaťa,“ namietal Laco, nehovoril však pravdu, ani zďaleka nie. Lebo cítil už predtým, že niečo mu chýba, nevedel prísť na to, čo, ale teraz mu to Igor povedal.</text:span></text:span></text:p>
        <text:p text:style-name="P20"><text:span text:style-name="CharStyle4"><text:span text:style-name="T35">„Netáraj, Laco, veď ja ťa lepšie poznám, ako ty sám seba. Už to mám. Pôjdeme dnes ku Kalným.“</text:span></text:span></text:p>
        <text:p text:style-name="P20"><text:span text:style-name="CharStyle4"><text:span text:style-name="T35">„Prav</text:span></text:span><text:span text:style-name="CharStyle4"><text:span text:style-name="T1">ot</text:span></text:span><text:span text:style-name="CharStyle4"><text:span text:style-name="T35">ár Kalný?“</text:span></text:span></text:p>
        <text:p text:style-name="P20"><text:span text:style-name="CharStyle4"><text:span text:style-name="T35">„Áno. Poznáš ho?“</text:span></text:span></text:p>
        <text:p text:style-name="P20"><text:span text:style-name="CharStyle4"><text:span text:style-name="T35">„Ešte nie, ale dostal som od rodičov pokyn, aby som ich šiel navštíviť.“</text:span></text:span></text:p>
        <text:p text:style-name="P20"><text:span text:style-name="CharStyle4"><text:span text:style-name="T35">„Tak sláva, choď sa zamilovať do </text:span></text:span><text:span text:style-name="CharStyle4"><text:span text:style-name="T1">Ž</text:span></text:span><text:span text:style-name="CharStyle4"><text:span text:style-name="T35">elky,</text:span></text:span><text:span text:style-name="CharStyle27"><text:span text:style-name="T35"> </text:span></text:span><text:span text:style-name="CharStyle4"><text:span text:style-name="T35">choď, je to krásné dievča, keby ma chcela, vedel by som sa blázniť za ňou. To je ohromné, ako posledný film Chaplinov. Budem svedkom zrodenia mnohosľubnej lásky. Ako Bismark hovorí: In silvis resonant...“</text:span></text:span></text:p>
        <text:p text:style-name="P20"><text:span text:style-name="CharStyle4"><text:span text:style-name="T35">I</text:span></text:span><text:span text:style-name="CharStyle4"><text:span text:style-name="T1">g</text:span></text:span><text:span text:style-name="CharStyle4"><text:span text:style-name="T35">or spieval na ulici a poskakoval. Laco nenamietal nič proti tomu, myslel</text:span></text:span><text:span text:style-name="CharStyle25"><text:span text:style-name="T1"> n</text:span></text:span><text:span text:style-name="CharStyle4"><text:span text:style-name="T35">a </text:span></text:span><text:span text:style-name="CharStyle4"><text:span text:style-name="T50">Ž</text:span></text:span><text:span text:style-name="CharStyle4"><text:span text:style-name="T1">el</text:span></text:span><text:span text:style-name="CharStyle4"><text:span text:style-name="T35">ku a dúfal, že sa do nej zamiluje. Musel sa do nej zamilovať, lebo to bol už taký deň, v ktorom sa nadväzovaly nové a staronové lásky, o čom on však nevedel. Ten deň aj monsieur Briand ľutoval, že je n</text:span></text:span><text:span text:style-name="CharStyle4"><text:span text:style-name="T1">i</text:span></text:span><text:span text:style-name="CharStyle4"><text:span text:style-name="T35">e mladý a dvoril bezúspešne dcére japonského veľvyslanca. Švédskeho kráľa pojala nevýslovná láska k jeho žene, Jack Dempsey prijal nový zápas pod vlivom modrých očí a mladý Rockefeller sa oženil s dcérou zametača ulic.</text:span></text:span></text:p>
        <text:p text:style-name="P20"><text:span text:style-name="CharStyle4"><text:span text:style-name="T35">Sneh, ktorý pokrýval ulice</text:span></text:span><text:span text:style-name="CharStyle4"><text:span text:style-name="T1">,</text:span></text:span><text:span text:style-name="CharStyle4"><text:span text:style-name="T35"> bol nesmierne biely a pekári plakali ľútosťou, že nemôžu práve tak b</text:span></text:span><text:span text:style-name="CharStyle4"><text:span text:style-name="T1">i</text:span></text:span><text:span text:style-name="CharStyle4"><text:span text:style-name="T35">ele pečivo upiecť. Laco</text:span></text:span><text:span text:style-name="CharStyle4"><text:span text:style-name="T1"> </text:span></text:span><text:span text:style-name="CharStyle4"><text:span text:style-name="T18">l</text:span></text:span><text:span text:style-name="CharStyle4"><text:span text:style-name="T35">ietal nad zasneženými ulicami, v ruke mal palmový lis</text:span></text:span><text:span text:style-name="CharStyle4"><text:span text:style-name="T50">t a</text:span></text:span><text:span text:style-name="CharStyle4"><text:span text:style-name="T1"> </text:span></text:span><text:span text:style-name="CharStyle4"><text:span text:style-name="T35">v srdci harfu.</text:span></text:span><text:span text:style-name="CharStyle4"><text:span text:style-name="T1"> </text:span></text:span><text:span text:style-name="CharStyle4"><text:span text:style-name="T35">Dom, u ktorého vrá</text:span></text:span><text:span text:style-name="CharStyle4"><text:span text:style-name="T1">t </text:span></text:span><text:span text:style-name="CharStyle4"><text:span text:style-name="T35">zazvonili, bol mu celkom známy, pamätal sa snáď v povedomí naň z časov, keď mu Veľký Pán ukazoval z </text:span></text:span><text:soft-page-break/><text:span text:style-name="CharStyle4"><text:span text:style-name="T35">hviezd budúcnosť. Domáci pán bol milý, ako priateľ, ktorý sa práve navrátil s výletu na severnú točňu.</text:span></text:span></text:p>
        <text:p text:style-name="P20"><text:span text:style-name="CharStyle4"><text:span text:style-name="T35">„Servus, Laco, už ťa očakávam celú večnosť. Dúfam, že budeme priatelia.“</text:span></text:span></text:p>
        <text:p text:style-name="P20"><text:span text:style-name="CharStyle4"><text:span text:style-name="T35">U Kalných celý dom dýchal srdečnosťou a</text:span></text:span><text:span text:style-name="CharStyle27"><text:span text:style-name="T35"> </text:span></text:span><text:span text:style-name="CharStyle4"><text:span text:style-name="T35">Co</text:span></text:span><text:span text:style-name="CharStyle4"><text:span text:style-name="T18">t</text:span></text:span><text:span text:style-name="CharStyle4"><text:span text:style-name="T35">tyho Chypreom. Na prvom mali zásluhu všetci domáci, na druhom zaiste Želka. Fotele vyzývavo natŕčaly náruč, obrazy naozaj patrily na stenu, vôbec celé zariadenie dosvedčovalo, že sú ľudia, ktorí vedia rozumne vydávať peniaze. </text:span></text:span><text:span text:style-name="CharStyle4"><text:span text:style-name="T18">Č</text:span></text:span><text:span text:style-name="CharStyle4"><text:span text:style-name="T35">o bolo strieborné, bolo skutočne strieborné, čo malo byť z mosadze, bolo skutočne z mosadze, tepichy mal</text:span></text:span><text:span text:style-name="CharStyle4"><text:span text:style-name="T18">y</text:span></text:span><text:span text:style-name="CharStyle4"><text:span text:style-name="T35"> smyrenské, porcelán z Meissenu a Sévres a dcéru pravé dievča. Laco chodil po izbách, ako v muzeu, bál sa niečeho dotknúť. Obdivoval Štúrov obraz, na ktorý ten vlastnoručne napísal: „My sme sa postavili do služby ducha.“ Musel však zanechať prezeranie, lebo Igor ho už ťahal za sebou, behali za Želkou po izbách, celkom nerozumne, ako keby tie izby boly na obývanie a nie salóny.</text:span></text:span></text:p>
        <text:p text:style-name="P20"><text:span text:style-name="CharStyle4"><text:span text:style-name="T35">„Poďte, Laco, zahráme si na gramof</text:span></text:span><text:span text:style-name="CharStyle4"><text:span text:style-name="T18">o</text:span></text:span><text:span text:style-name="CharStyle4"><text:span text:style-name="T35">n,“ volala Želka. A vtedy sa už celkom doma cítil.</text:span></text:span></text:p>
        <text:p text:style-name="P20"><text:span text:style-name="CharStyle4"><text:span text:style-name="T35">Gramof</text:span></text:span><text:span text:style-name="CharStyle4"><text:span text:style-name="T18">o</text:span></text:span><text:span text:style-name="CharStyle4"><text:span text:style-name="T35">n hral </text:span></text:span><text:span text:style-name="CharStyle4"><text:span text:style-name="T1">Ye</text:span></text:span><text:span text:style-name="CharStyle4"><text:span text:style-name="T35">s Sir, thats my baby, tepichy boly čoskoro odstránené a Igor už </text:span></text:span><text:span text:style-name="CharStyle4"><text:span text:style-name="T1">t</text:span></text:span><text:span text:style-name="CharStyle4"><text:span text:style-name="T35">ančil so Želkou. Tančili, ako dvaja Nemci, ktorí sa neznajú, snáď preto, že vedeli, že nie je im súdené zamilovať sa </text:span></text:span><text:span text:style-name="CharStyle4"><text:span text:style-name="T1">je</text:span></text:span><text:span text:style-name="CharStyle4"><text:span text:style-name="T35">don do druhého. Laco myslel na kamilkový čaj, keď ich videl, na Patag</text:span></text:span><text:span text:style-name="CharStyle4"><text:span text:style-name="T18">o</text:span></text:span><text:span text:style-name="CharStyle4"><text:span text:style-name="T35">niu, len nie na jazz b</text:span></text:span><text:span text:style-name="CharStyle4"><text:span text:style-name="T18">a</text:span></text:span><text:span text:style-name="CharStyle4"><text:span text:style-name="T35">nd</text:span></text:span><text:span text:style-name="CharStyle4"><text:span text:style-name="T1">.</text:span></text:span><text:span text:style-name="CharStyle4"><text:span text:style-name="T35"> Ale Želka bola predsa veľmi milá a mala úsmev, ako japonská princezn</text:span></text:span><text:span text:style-name="CharStyle4"><text:span text:style-name="T18">a</text:span></text:span><text:span text:style-name="CharStyle4"><text:span text:style-name="T35">.</text:span></text:span></text:p>
        <text:p text:style-name="P20"><text:span text:style-name="CharStyle4"><text:span text:style-name="T35">Gramof</text:span></text:span><text:span text:style-name="CharStyle4"><text:span text:style-name="T18">o</text:span></text:span><text:span text:style-name="CharStyle4"><text:span text:style-name="T35">n zastenal, kýchnul a zastal. Laco</text:span></text:span><text:span text:style-name="CharStyle27"><text:span text:style-name="T35"> </text:span></text:span><text:span text:style-name="CharStyle4"><text:span text:style-name="T35">ho natočil znovu, v tom prišla Želka pre neho a volala ho do tanca. Bol celý červený, nevedel, ako to má robiť, ale jeho prirodzená inteligencia ho spasila a vyvolal nadšenie u Igora svojím bezmenným </text:span></text:span><text:soft-page-break/><text:span text:style-name="CharStyle4"><text:span text:style-name="T35">tancom. Lebo nevedel, čo tanč</text:span></text:span><text:span text:style-name="CharStyle4"><text:span text:style-name="T50">i</text:span></text:span><text:span text:style-name="CharStyle4"><text:span text:style-name="T35">l, to však nebolo ani dôležité, na </text:span></text:span><text:span text:style-name="CharStyle4"><text:span text:style-name="T1">t</text:span></text:span><text:span text:style-name="CharStyle4"><text:span text:style-name="T35">o sa </text:span></text:span><text:span text:style-name="CharStyle4"><text:span text:style-name="T1">h</text:span></text:span><text:span text:style-name="CharStyle4"><text:span text:style-name="T35">o ni</text:span></text:span><text:span text:style-name="CharStyle4"><text:span text:style-name="T1">kt</text:span></text:span><text:span text:style-name="CharStyle4"><text:span text:style-name="T35">o ani nepýtal, ako na príklad nikoho nezaujímalo, aký obed mal ten de</text:span></text:span><text:span text:style-name="CharStyle4"><text:span text:style-name="T1">ň</text:span></text:span><text:span text:style-name="CharStyle4"><text:span text:style-name="T35"> prezident Col</text:span></text:span><text:span text:style-name="CharStyle4"><text:span text:style-name="T18">u</text:span></text:span><text:span text:style-name="CharStyle4"><text:span text:style-name="T35">mbie.</text:span></text:span></text:p>
        <text:p text:style-name="P20"><text:span text:style-name="CharStyle4"><text:span text:style-name="T35">Želka bola slnečným lúčom domu, ktorý sa nesch</text:span></text:span><text:span text:style-name="CharStyle4"><text:span text:style-name="T1">ov</text:span></text:span><text:span text:style-name="CharStyle4"><text:span text:style-name="T35">al ani v zime. Čiara jej obočia dosvedčovala, že je rozumná, krivka úst hovorila o pevnosti charakteru, úsmev o schopnostiach v láske. Bolo vidieť z jej zjavu, že preštudovala Emmersona a D</text:span></text:span><text:span text:style-name="CharStyle4"><text:span text:style-name="T62">’</text:span></text:span><text:span text:style-name="CharStyle4"><text:span text:style-name="T35">Annunzia, spôsoby mala lepšie než Guth-Jarkovský. Niet divu, že sa Laco do</text:span></text:span><text:span text:style-name="CharStyle4"><text:span text:style-name="T1"> </text:span></text:span><text:span text:style-name="CharStyle4"><text:span text:style-name="T35">nej zamiloval. </text:span></text:span><text:span text:style-name="CharStyle4"><text:span text:style-name="T50">A</text:span></text:span><text:span text:style-name="CharStyle4"><text:span text:style-name="T35"> keby jeho matka bola vedela, čo sa stane toho dňa s ním, nebola by mu napísala list s poznámkou o zlých ženských.</text:span></text:span></text:p>
        <text:p text:style-name="P11"><text:span text:style-name="CharStyle46"><text:span text:style-name="T1"/></text:span></text:p>
        <text:p text:style-name="P3"><text:span text:style-name="CharStyle44"><text:span text:style-name="T35">IV.</text:span></text:span></text:p>
        <text:p text:style-name="P20"><text:span text:style-name="CharStyle4"><text:span text:style-name="T35"/></text:span></text:p>
        <text:p text:style-name="P48"><text:span text:style-name="CharStyle4"><text:span text:style-name="T35">Ráno</text:span></text:span><text:span text:style-name="CharStyle4"><text:span text:style-name="T1">,</text:span></text:span><text:span text:style-name="CharStyle4"><text:span text:style-name="T35"> náhle sa zobudil, utekal otvoriť okno. Mrazivý, jesenný vzduch zatriasol ním, počal naťahovať ruky, nakláňal sa dľa pravidiel švédskeho telocviku. </text:span></text:span><text:span text:style-name="CharStyle4"><text:span text:style-name="T51">A</text:span></text:span><text:span text:style-name="CharStyle4"><text:span text:style-name="T35"> cítil sa byť náramne čerstvým</text:span></text:span><text:span text:style-name="CharStyle4"><text:span text:style-name="T1">.</text:span></text:span><text:span text:style-name="CharStyle4"><text:span text:style-name="T35"> Život je predsa len krásny. Život je hromada križovatiek, chodíme po nich ako v cudzom meste a je náhoda, koho stretneme. Laco prišiel do Bratislavy a stretnul Želku. Je to celkom normálna udalosť, avšak Laco cítil, že to mnoho znamená. Keby bol stretnul Zuzku, Oľgu, aleb</text:span></text:span><text:span text:style-name="CharStyle4"><text:span text:style-name="T1">o </text:span></text:span><text:span text:style-name="CharStyle4"><text:span text:style-name="T35">Ren</text:span></text:span><text:span text:style-name="CharStyle4"><text:span text:style-name="T19">a</text:span></text:span><text:span text:style-name="CharStyle4"><text:span text:style-name="T35">tu, to by neznamenalo nič, ale Želku...</text:span></text:span></text:p>
        <text:p text:style-name="P20"><text:span text:style-name="CharStyle4"><text:span text:style-name="T35">Utekal ku gramof</text:span></text:span><text:span text:style-name="CharStyle4"><text:span text:style-name="T19">o</text:span></text:span><text:span text:style-name="CharStyle4"><text:span text:style-name="T35">nu, natiahol ho a uvoľnil pero. V rannom vzduchu zavznela víťazne jeho obľúbená pieseň Sweet Hawaiin Girl of M</text:span></text:span><text:span text:style-name="CharStyle4"><text:span text:style-name="T19">i</text:span></text:span><text:span text:style-name="CharStyle4"><text:span text:style-name="T35">ne. Laco pískal s gramof</text:span></text:span><text:span text:style-name="CharStyle4"><text:span text:style-name="T19">o</text:span></text:span><text:span text:style-name="CharStyle4"><text:span text:style-name="T35">nom a napodobňoval ukelele. Potom si sadol pred Manetov obraz a obdivoval Olympiu. A napokon vzal do ruky Hamsunovu Vikt</text:span></text:span><text:span text:style-name="CharStyle4"><text:span text:style-name="T19">o</text:span></text:span><text:span text:style-name="CharStyle4"><text:span text:style-name="T35">riu a počal ju čítať. — </text:span></text:span><text:soft-page-break/><text:span text:style-name="CharStyle4"><text:span text:style-name="T35">Mlynárov</text:span></text:span><text:span text:style-name="CharStyle4"><text:span text:style-name="T1"> </text:span></text:span><text:span text:style-name="CharStyle4"><text:span text:style-name="T35">syn prechádzal sa sem i tam, rozmýšľajúc. Bol to silný, statný mladík...</text:span></text:span></text:p>
        <text:p text:style-name="P20"><text:span text:style-name="CharStyle4"><text:span text:style-name="T35">Laco bol šťastný. Bol natoľko šťastný, ž</text:span></text:span><text:span text:style-name="CharStyle4"><text:span text:style-name="T51">e</text:span></text:span><text:span text:style-name="CharStyle4"><text:span text:style-name="T35"> jeho otec doma složil okuliare, poškriabal sa za uchom a povedal žene:</text:span></text:span></text:p>
        <text:p text:style-name="P45"><text:span text:style-name="CharStyle4"><text:span text:style-name="T35">„Ten Laco sa musí dobre cítiť v Bratislave.“</text:span></text:span></text:p>
        <text:p text:style-name="P54"><text:span text:style-name="CharStyle4"><text:span text:style-name="T35">Povedal to práve vtedy, keď Laco odložil</text:span></text:span><text:span text:style-name="CharStyle27"><text:span text:style-name="T1"> </text:span></text:span><text:span text:style-name="CharStyle4"><text:span text:style-name="T35">knihu, zastavil gramof</text:span></text:span><text:span text:style-name="CharStyle4"><text:span text:style-name="T51">o</text:span></text:span><text:span text:style-name="CharStyle4"><text:span text:style-name="T35">n, počal sa kolísať na stoličke a myslel na Želku. Ani nevedel, ako mu prišla na um. Porovnával sa najprv s tým mlynárovým chlapcom. Ten mal mnoho divných myšlienok. </text:span></text:span><text:span text:style-name="CharStyle4"><text:span text:style-name="T1">I</text:span></text:span><text:span text:style-name="CharStyle4"><text:span text:style-name="T35"> on mal. Na príklad: Voda Dunaja je šedá, Želka má šedé oči, Želka má oči, ako Dunaj. A na lícach má dve jamky, oh, tie jamky, rád by ich bozkával deň a noc.</text:span></text:span></text:p>
        <text:p text:style-name="P20"><text:span text:style-name="CharStyle4"><text:span text:style-name="T35">Laco sa striasol, potom zasmial a vyskočil s pohovky. Nes</text:span></text:span><text:span text:style-name="CharStyle4"><text:span text:style-name="T51">l</text:span></text:span><text:span text:style-name="CharStyle4"><text:span text:style-name="T1">o</text:span></text:span><text:span text:style-name="CharStyle4"><text:span text:style-name="T35">bodno snívať, vracel si, živo</text:span></text:span><text:span text:style-name="CharStyle4"><text:span text:style-name="T1">t </text:span></text:span><text:span text:style-name="CharStyle25"><text:span text:style-name="T35">je kra</text:span></text:span><text:span text:style-name="CharStyle4"><text:span text:style-name="T1">jš</text:span></text:span><text:span text:style-name="CharStyle4"><text:span text:style-name="T19">í </text:span></text:span><text:span text:style-name="CharStyle4"><text:span text:style-name="T1">a</text:span></text:span><text:span text:style-name="CharStyle4"><text:span text:style-name="T35">ko sen</text:span></text:span><text:span text:style-name="CharStyle4"><text:span text:style-name="T1">.</text:span></text:span><text:span text:style-name="CharStyle4"><text:span text:style-name="T35"> V rozprávkach sú len princi šťastní, na svete je však mnoho robotníkov, klobučníkov a maliarov, i tí chcú byť </text:span></text:span><text:span text:style-name="CharStyle4"><text:span text:style-name="T51">š</text:span></text:span><text:span text:style-name="CharStyle4"><text:span text:style-name="T35">ťastní, chcú tiež večer hrať na gitare a hladkať pri mesiaci dievčaťom zamilovan</text:span></text:span><text:span text:style-name="CharStyle4"><text:span text:style-name="T19">e</text:span></text:span><text:span text:style-name="CharStyle4"><text:span text:style-name="T35"> ruky.</text:span></text:span></text:p>
        <text:p text:style-name="P20"><text:span text:style-name="CharStyle4"><text:span text:style-name="T35">To ráno zatelefonoval Igorovi, prial mu dobrý deň a zvestoval mu, že je pekne. Dopoludnia šiel ešte na univerzitu, sedel hodinu na prednáške, nezapamätal si však ani slova z toho, čo profesor povedal. Nebolo to konečne ani nič dôležitého, čo hovoril, Laco chcel ísť k nemu a povedať mu: To je všetko celkom pravdivé, čo vy tu hovoríte. Nebadáte však, že vy tu rečníte a pri tom domy ostaly stáť ako prv a jeseni ste nezabránili, aby trhala listy so stromov. Nevidíte to? — Nešiel však k profesorovi, nepovedal mu nič, myslel na Želku, až kým ten vyšiel zo siene.</text:span></text:span></text:p>
        <text:p text:style-name="P20"><text:span text:style-name="CharStyle4"><text:span text:style-name="T35">Keď odchádzal z univerzity, stretol pána rektora Rátha, pozdravil ho úctiv</text:span></text:span><text:span text:style-name="CharStyle4"><text:span text:style-name="T19">e</text:span></text:span><text:span text:style-name="CharStyle4"><text:span text:style-name="T35">, lebo si ho veľmi vážil. Potom nevedel, čo má robiť. Po Bratislave sa mu nechcelo prechádzať, doma sa mu nechcelo sedieť. S chlapcami sa mu nechcelo rozprávať, </text:span></text:span><text:soft-page-break/><text:span text:style-name="CharStyle4"><text:span text:style-name="T35">sám však tiež nechcel ostať. Nevedel, čo má robiť. Niečo sa mu zahniezdilo v mysli a to mu nedalo pokoja. Musím sa sísť dnes so Želkou, musím. Prečo však? Doteraz moh</text:span></text:span><text:span text:style-name="CharStyle4"><text:span text:style-name="T1">o</text:span></text:span><text:span text:style-name="CharStyle4"><text:span text:style-name="T19">l</text:span></text:span><text:span text:style-name="CharStyle4"><text:span text:style-name="T35"> by</text:span></text:span><text:span text:style-name="CharStyle4"><text:span text:style-name="T1">ť </text:span></text:span><text:span text:style-name="CharStyle4"><text:span text:style-name="T35">celkom dobre bez nej, prečo teraz zrazu nemôže?</text:span></text:span></text:p>
        <text:p text:style-name="P20"><text:span text:style-name="CharStyle4"><text:span text:style-name="T35">Prečo? Lebo bol asi zamilovaný do nej. Pravdepodobne, rozhodne bol do nej zamilovaný.</text:span></text:span></text:p>
        <text:p text:style-name="P20"><text:span text:style-name="CharStyle4"><text:span text:style-name="T35">Prišlo to poznanie na neho ako hrom z čistého neba. Veď kedysi bolo jeho zásadou, že k šťastnému životu netreba milovania. Nerozmýšľal však dlho nad tým, že ako je to možné, že Želka tak rýchle zvrátila jeho zásady. Oh, nie, načo by mal rozmýšľať nad tým. Šťastie sa neanalyzuje. Prijal to ako fakt, ako niečo nezmeniteľného, ako nemožno A</text:span></text:span><text:span text:style-name="CharStyle4"><text:span text:style-name="T51">m</text:span></text:span><text:span text:style-name="CharStyle4"><text:span text:style-name="T35">eriku sotrieť s mapy a nenadávať na vládu.</text:span></text:span></text:p>
        <text:p text:style-name="P20"><text:span text:style-name="CharStyle4"><text:span text:style-name="T35">Čo mal však robiť, aby sa stretol so Želkou? Nevedel. Najlepšie by bolo, keby sa šiel potulovať okolo ich vily. Do večera akiste len vyjde, potom pôjde za ňou, pripojí sa k nej a zvolá prekvapene: „Ah, to ste vy, Želka, aká náhoda!“ Nie, to by bolo smiešné. A mimo toho bolo chladno, nevydržal by to dlho prechádzať sa, </text:span></text:span><text:span text:style-name="CharStyle4"><text:span text:style-name="T19">š</text:span></text:span><text:span text:style-name="CharStyle4"><text:span text:style-name="T35">iel smerom </text:span></text:span><text:span text:style-name="CharStyle4"><text:span text:style-name="T1">k</text:span></text:span><text:span text:style-name="CharStyle4"><text:span text:style-name="T35"> vile Salaš. Lebo tak sa volala jej vila. Aké pekné meno, Salaš. Pocítil náhle lásku k pánu pravotárovi Kalnému, lebo tak pekne slovensky pokrstil svoju vilu.</text:span></text:span></text:p>
        <text:p text:style-name="P20"><text:span text:style-name="CharStyle4"><text:span text:style-name="T35">Kto vie, čo robí Igor? Mal by ho ísť pozrieť, veď ho veľmi volal na návštevu</text:span></text:span><text:span text:style-name="CharStyle4"><text:span text:style-name="T1">.</text:span></text:span><text:span text:style-name="CharStyle4"><text:span text:style-name="T35"> A Igor býva ved</text:span></text:span><text:span text:style-name="CharStyle4"><text:span text:style-name="T51">ľ</text:span></text:span><text:span text:style-name="CharStyle4"><text:span text:style-name="T35">a Želky. Sú zadobre spolu. Snáď...</text:span></text:span></text:p>
        <text:p text:style-name="P20"><text:span text:style-name="CharStyle4"><text:span text:style-name="T35">Šiel k Igorovi. Ponáhľal sa, niečo ho hnalo. Keď prešiel okolo vily Salaš, díval sa do okien. Tie boly nemé. U Igora zazvonil, sl</text:span></text:span><text:span text:style-name="CharStyle4"><text:span text:style-name="T19">u</text:span></text:span><text:span text:style-name="CharStyle4"><text:span text:style-name="T35">žka mu otvorila, povedala: „Mladý pán je doma.“ V predsieni začul hlasy. I Želkin.</text:span></text:span></text:p>
        <text:p text:style-name="P20"><text:span text:style-name="CharStyle4"><text:span text:style-name="T35">V izbe boli Igorovi rodičia, Igor i Želka. Laco hovoril málo, bol v rozpakoch a </text:span></text:span><text:soft-page-break/><text:span text:style-name="CharStyle4"><text:span text:style-name="T35">šťastný, díval sa stále len na Želku. Nevedel ani, ako prešla tá hodina, čo sedel u Igora. Vzpamätal sa až vtedy, keď sa Želka zdvihla.</text:span></text:span></text:p>
        <text:p text:style-name="P20"><text:span text:style-name="CharStyle4"><text:span text:style-name="T35">„Chcem ísť ešte do mesta, nikto nejde tadiaľ?“</text:span></text:span></text:p>
        <text:p text:style-name="P20"><text:span text:style-name="CharStyle4"><text:span text:style-name="T35">„Ja idem domov. Máme teda spoločnú cestu, ak dovolíte.“</text:span></text:span></text:p>
        <text:p text:style-name="P20"><text:span text:style-name="CharStyle4"><text:span text:style-name="T35">Dohovorili sa, že druhý deň pôjdu do kina. Oni dvaja a Igor. Prečo aj Igor? Pravda, musí tam byť aj tretí. Aby sa nerozprávalo. Škoda, že tam musí byť.</text:span></text:span></text:p>
        <text:p text:style-name="P20"><text:span text:style-name="CharStyle4"><text:span text:style-name="T35">V kine Igor vôbec nezavadzal, veď nemal ani v čom. Laco sa rozprával málo so Želkou, bolo treba sa dívať na plátno, na dej, ktorý ho vôbec nezaujímal. </text:span></text:span><text:span text:style-name="CharStyle4"><text:span text:style-name="T51">Č</text:span></text:span><text:span text:style-name="CharStyle4"><text:span text:style-name="T35">o hovoril, to bolo tiež slušné, náramne slušné. Ba ani len Želkinu ruku nemohol do svojej vziať a povedať jej: „Želka, mne sa všetko tak zdá, že som zami</text:span></text:span><text:span text:style-name="CharStyle4"><text:span text:style-name="T1">l</text:span></text:span><text:span text:style-name="CharStyle4"><text:span text:style-name="T35">ovaný, zatraten</text:span></text:span><text:span text:style-name="CharStyle4"><text:span text:style-name="T19">e</text:span></text:span><text:span text:style-name="CharStyle4"><text:span text:style-name="T35"> zamilovaný do vás.“ Nič takého nebolo však možno. Bolo treba slušne sa rozprávať.</text:span></text:span></text:p>
        <text:p text:style-name="P20"><text:span text:style-name="CharStyle4"><text:span text:style-name="T35">Na príklad:</text:span></text:span></text:p>
        <text:p text:style-name="P20"><text:span text:style-name="CharStyle4"><text:span text:style-name="T35">Želka: „Neviem prečo, ale z komikov mám najradšej Buster Keatona.</text:span></text:span><text:span text:style-name="CharStyle4"><text:span text:style-name="T1">“</text:span></text:span></text:p>
        <text:p text:style-name="P20"><text:span text:style-name="CharStyle4"><text:span text:style-name="T35">Laco: „Buster Keatona? Prečo?“</text:span></text:span></text:p>
        <text:p text:style-name="P20"><text:span text:style-name="CharStyle4"><text:span text:style-name="T35">Želka: „Snáď preto, že ten chodí po svete, ako keby sníval. Všimnite si len jeho tvár, môže sa hoc čo stať, on sa neusmeje, nezaplače. Neočakáva nič a predsa ho neprekvapí, čo príde.“</text:span></text:span></text:p>
        <text:p text:style-name="P20"><text:span text:style-name="CharStyle4"><text:span text:style-name="T35">Laco: „Na to som ani nemyslel. Je to vskutku veľmi zaujímavé. Pokračujte len.“</text:span></text:span></text:p>
        <text:p text:style-name="P20"><text:span text:style-name="CharStyle4"><text:span text:style-name="T35">Želka: „Možno, že nemám pravdu. Neviem. O čom som to hovorila?</text:span></text:span><text:span text:style-name="CharStyle4"><text:span text:style-name="T1">“</text:span></text:span></text:p>
        <text:p text:style-name="P20"><text:span text:style-name="CharStyle4"><text:span text:style-name="T35">Mlčanie.</text:span></text:span></text:p>
        <text:p text:style-name="P20"><text:span text:style-name="CharStyle4"><text:span text:style-name="T35">Zo začiatku to nešlo ináč. Mrzelo to dosť Laca, nemohol si však pomôcť. Predsa však mal rád i tie rozhovory, len keď mohol sa rozprávať so Želkou.</text:span></text:span></text:p>
        <text:p text:style-name="P20"><text:span text:style-name="CharStyle4"><text:span text:style-name="T35">Noci strávil tým, že rozmýšľal, ako to bolo toho dňa. Ako sa chovala Želka k </text:span></text:span><text:soft-page-break/><text:span text:style-name="CharStyle4"><text:span text:style-name="T35">nemu, či bola už milšia. Už bola, už jej bozkával ruku a ona ju </text:span></text:span><text:span text:style-name="CharStyle4"><text:span text:style-name="T1">ne</text:span></text:span><text:span text:style-name="CharStyle4"><text:span text:style-name="T35">odtiahla.</text:span></text:span></text:p>
        <text:p text:style-name="P20"><text:span text:style-name="CharStyle4"><text:span text:style-name="T35">Vo dne rozmýšľal, ako by sa mohol s ňou stretnúť, alebo sa chystal na návštevu k nej. Potom, keď už bolo po „udalosti“, bol náramne veselý, žiaril a rozprával nesmysly priateľom. Niekedy i pracoval. Niekedy chcel vykonať mnoho behom dňa, hnal sa hore-dolu, myslel, že obráti Bratislavu hore koncom.</text:span></text:span></text:p>
        <text:p text:style-name="P20"><text:span text:style-name="CharStyle4"><text:span text:style-name="T35">Po takom dni spravil si súvahu.</text:span></text:span></text:p>
        <text:p text:style-name="P20"><text:span text:style-name="CharStyle4"><text:span text:style-name="T35">Čo som urobil:</text:span></text:span></text:p>
        <text:p text:style-name="P20"><text:span text:style-name="CharStyle4"><text:span text:style-name="T35">Bol som sa dať ostrihať.</text:span></text:span></text:p>
        <text:p text:style-name="P20"><text:span text:style-name="CharStyle4"><text:span text:style-name="T35">Bol som na prednáškach.</text:span></text:span></text:p>
        <text:p text:style-name="P20"><text:span text:style-name="CharStyle4"><text:span text:style-name="T35">Bol pekný čas. (To som urobil, keďže som sa včera modlil.)</text:span></text:span></text:p>
        <text:p text:style-name="P20"><text:span text:style-name="CharStyle4"><text:span text:style-name="T35">Slečne, čo roznáša žemle v Redoutke, som vyznával lásku.</text:span></text:span></text:p>
        <text:p text:style-name="P20"><text:span text:style-name="CharStyle4"><text:span text:style-name="T35">Napísal som domov list.</text:span></text:span></text:p>
        <text:p text:style-name="P20"><text:span text:style-name="CharStyle4"><text:span text:style-name="T35">Okúpal som sa a sluhovi som dal 50 korún prepitného.</text:span></text:span></text:p>
        <text:p text:style-name="P20"><text:span text:style-name="CharStyle4"><text:span text:style-name="T35">Manetov obraz som prevesil na druhú stenu.</text:span></text:span></text:p>
        <text:p text:style-name="P20"><text:span text:style-name="CharStyle4"><text:span text:style-name="T35">Kúpil som si Lukáčovu knihu „Dunaj a Seina“.</text:span></text:span></text:p>
        <text:p text:style-name="P20"><text:span text:style-name="CharStyle4"><text:span text:style-name="T35">Čo sa mi stalo:</text:span></text:span></text:p>
        <text:p text:style-name="P20"><text:span text:style-name="CharStyle4"><text:span text:style-name="T35">Bol som so Želkou.</text:span></text:span></text:p>
        <text:p text:style-name="P20"><text:span text:style-name="CharStyle4"><text:span text:style-name="T35">Do lekárne som si šiel kúpiť goliere.</text:span></text:span></text:p>
        <text:p text:style-name="P20"><text:span text:style-name="CharStyle4"><text:span text:style-name="T35">Pískal som celý deň tú istú mel</text:span></text:span><text:span text:style-name="CharStyle4"><text:span text:style-name="T19">o</text:span></text:span><text:span text:style-name="CharStyle4"><text:span text:style-name="T35">diu.</text:span></text:span></text:p>
        <text:p text:style-name="P20"><text:span text:style-name="CharStyle4"><text:span text:style-name="T35">Prehral som 2 partie biliardu. (To znamená, že ma má rada.)</text:span></text:span></text:p>
        <text:p text:style-name="P20"><text:span text:style-name="CharStyle4"><text:span text:style-name="T35">Na kabáte sa mi odtrhnul gombík.</text:span></text:span></text:p>
        <text:p text:style-name="P20"><text:span text:style-name="CharStyle4"><text:span text:style-name="T35">Chcel som napísať báseň. (Také veci by sa nemal</text:span></text:span><text:span text:style-name="CharStyle4"><text:span text:style-name="T19">y</text:span></text:span><text:span text:style-name="CharStyle4"><text:span text:style-name="T35"> stávať.)</text:span></text:span></text:p>
        <text:p text:style-name="P20"><text:span text:style-name="CharStyle4"><text:span text:style-name="T35">Som zamilovaný, z-a-m-i-l-o-va-n-ý.</text:span></text:span></text:p>
        <text:p text:style-name="P20"><text:soft-page-break/><text:span text:style-name="CharStyle4"><text:span text:style-name="T35">Sedel nad tou súvahou, napísanou na kaviarenskom stole a rozmýšľal. Či bolo to vskutku tak mnoho, čo vykonal?</text:span></text:span></text:p>
        <text:p text:style-name="P20"><text:span text:style-name="CharStyle4"><text:span text:style-name="T35">Možno, že nie. Čo však na tom záleží. Prečiarkol celé a prepísal slovami: Milujem Želku. Hur</text:span></text:span><text:span text:style-name="CharStyle4"><text:span text:style-name="T1">rá!</text:span></text:span></text:p>
        <text:p text:style-name="P11"><text:span text:style-name="CharStyle27"><text:span text:style-name="T1"/></text:span></text:p>
        <text:p text:style-name="P19"><text:span text:style-name="CharStyle27"><text:span text:style-name="T19">V.</text:span></text:span></text:p>
        <text:p text:style-name="P19"><text:span text:style-name="CharStyle27"><text:span text:style-name="T19"/></text:span></text:p>
        <text:p text:style-name="P20"><text:span text:style-name="CharStyle4"><text:span text:style-name="T35">Laco si tak navyknul na Želku, že nemohol byť bez nej. Keď ju niekedy celý deň nevidel, bol nešťastný. Vtedy chodil po meste, nič sa mu nepáčilo, nič ho nezabávalo. Nevedel pochopiť, prečo sú ostatní ľudia veselí, keď on je smutný, prečo nie sú vyvesené na stromoch čiern</text:span></text:span><text:span text:style-name="CharStyle4"><text:span text:style-name="T1">e </text:span></text:span><text:span text:style-name="CharStyle4"><text:span text:style-name="T35">zástavy.</text:span></text:span></text:p>
        <text:p text:style-name="P20"><text:span text:style-name="CharStyle4"><text:span text:style-name="T35">To bolo však zriedka. Nádej je strom, ktorý nekvitne len na jar, ale </text:span></text:span><text:span text:style-name="CharStyle4"><text:span text:style-name="T19">v</text:span></text:span><text:span text:style-name="CharStyle4"><text:span text:style-name="T35"> hociktorý čas. A Laco p</text:span></text:span><text:span text:style-name="CharStyle4"><text:span text:style-name="T19">o</text:span></text:span><text:span text:style-name="CharStyle4"><text:span text:style-name="T35"> krátkom </text:span></text:span><text:span text:style-name="CharStyle4"><text:span text:style-name="T51">z</text:span></text:span><text:span text:style-name="CharStyle4"><text:span text:style-name="T1">úf</text:span></text:span><text:span text:style-name="CharStyle4"><text:span text:style-name="T19">aní</text:span></text:span><text:span text:style-name="CharStyle4"><text:span text:style-name="T35"> čoskoro</text:span></text:span><text:span text:style-name="CharStyle4"><text:span text:style-name="T1"> </text:span></text:span><text:span text:style-name="CharStyle4"><text:span text:style-name="T35">zasa </text:span></text:span><text:span text:style-name="CharStyle4"><text:span text:style-name="T1">d</text:span></text:span><text:span text:style-name="CharStyle4"><text:span text:style-name="T61">úf</text:span></text:span><text:span text:style-name="CharStyle4"><text:span text:style-name="T19">al.</text:span></text:span><text:span text:style-name="CharStyle4"><text:span text:style-name="T35"> </text:span></text:span><text:span text:style-name="CharStyle4"><text:span text:style-name="T1">Vš</text:span></text:span><text:span text:style-name="CharStyle4"><text:span text:style-name="T35">ak i Želka hľadela, aby sa mohla s ním stretnúť každý deň, čo len na chvíľku. Zo začiatku síce nie. Zdá sa, že nespozorovala hneď, čo chce Laco. </text:span></text:span><text:span text:style-name="CharStyle4"><text:span text:style-name="T1">U</text:span></text:span><text:span text:style-name="CharStyle4"><text:span text:style-name="T35"> dievčat prichádza láska neskôr, než u chlapcov. Ale raz to zbadala. Musela </text:span></text:span><text:span text:style-name="CharStyle4"><text:span text:style-name="T1">to</text:span></text:span><text:span text:style-name="CharStyle4"><text:span text:style-name="T35"> zbadať.</text:span></text:span></text:p>
        <text:p text:style-name="P20"><text:span text:style-name="CharStyle4"><text:span text:style-name="T35">Sedeli u Igora a rozprávali sa. Igor hovoril málo, usmieval sa a díval sa pokradme na Laca. Potom vyšiel von z izby, ostali sami. Želka hovorila ďalej nútene, potom vzala album s fotografiami do rúk a pozerala ho.</text:span></text:span></text:p>
        <text:p text:style-name="P20"><text:span text:style-name="CharStyle4"><text:span text:style-name="T35">„Pozrite, tuná je Igor, ešte celkom malý.“</text:span></text:span></text:p>
        <text:p text:style-name="P20"><text:span text:style-name="CharStyle4"><text:span text:style-name="T35">Laco sa šiel pozrieť na tú fotografiu, na Želku, nahol sa cez ňu, aby mohol vidieť. Krv mu vrazila do tváre v podobe purpuru, cítil</text:span></text:span><text:span text:style-name="CharStyle32"><text:span text:style-name="T1"> </text:span></text:span><text:span text:style-name="CharStyle4"><text:span text:style-name="T35">oheň v celom tele, niečo ho nútilo, aby sa zohol, bozkal Želku na vlasy.</text:span></text:span></text:p>
        <text:p text:style-name="P20"><text:soft-page-break/><text:span text:style-name="CharStyle4"><text:span text:style-name="T35">Tá sa obrátila s otázkou v očiach. Laco sa zohol znova, bozkal Želku na ústa, bozkával ju na ústa, líca, všade.</text:span></text:span></text:p>
        <text:p text:style-name="P20"><text:span text:style-name="CharStyle4"><text:span text:style-name="T35">Vtedy to asi spozorovala Želka.</text:span></text:span></text:p>
        <text:p text:style-name="P20"><text:span text:style-name="CharStyle4"><text:span text:style-name="T35">A od toho dňa začínal nový život, ako pre Adama po vyhnaní z raja. Laco musel vidieť Želku, nemohol byť bez nej ako bez jedla. Vedel od prvého okamženia, čo ju zazrel, že ju bude milovať. A miloval ju veľmi. Veď bola taká milá, krásna, najlepšie dievča na svete. Vedela tak prirodzene povedať: „drahý“, vedela hrať na klavír a citovať Vergilia. Keby bola bývala chladná k nemu, nebol by sa zamiloval. Ale ona nebola chladná, hoc ho aj hneď nemilovala.</text:span></text:span></text:p>
        <text:p text:style-name="P20"><text:span text:style-name="CharStyle4"><text:span text:style-name="T35">Neviditeľné pojítko sa utvorilo medzi nimi, pletené Arianou a Igorom. Predtým, keď sa rozprávali spolu, bolo to všetko konvenčné, čo hovorili, Laco vždy zúfal, že nepovedal to, čo myslel, že nehovoril jej o Danteho „Božskej kom</text:span></text:span><text:span text:style-name="CharStyle4"><text:span text:style-name="T19">e</text:span></text:span><text:span text:style-name="CharStyle4"><text:span text:style-name="T35">dii“, o najnovšej hre </text:span></text:span><text:span text:style-name="CharStyle4"><text:span text:style-name="T19">U</text:span></text:span><text:span text:style-name="CharStyle4"><text:span text:style-name="T35">rbanovičovej a o Montevideu. I neskôr predmet ich rozhovorov bol ten istý, predsa však úplne iný. Znelo to všetko aspoň úplne ináč. Mohli o hocčom hovoriť a všetko bolo zaujímavé, i mlčanie bolo slastné. A nikdy nebolo nič jednotvárné, lebo život sa</text:span></text:span><text:span text:style-name="CharStyle32"><text:span text:style-name="T1"> </text:span></text:span><text:span text:style-name="CharStyle4"><text:span text:style-name="T35">shrknul okolo nich so všetkými svojimi zaují</text:span></text:span><text:span text:style-name="CharStyle4"><text:span text:style-name="T51">m</text:span></text:span><text:span text:style-name="CharStyle4"><text:span text:style-name="T35">avosťami.</text:span></text:span></text:p>
        <text:p text:style-name="P20"><text:span text:style-name="CharStyle4"><text:span text:style-name="T35">Želka bola milá a odbojná, musel ju dobýjať každý raz znova, keď sa stretli</text:span></text:span><text:span text:style-name="CharStyle4"><text:span text:style-name="T1">.</text:span></text:span><text:span text:style-name="CharStyle4"><text:span text:style-name="T35"> Keď ju bol prvý raz bozkal, myslel si: Už je moja, Želka je už moja</text:span></text:span><text:span text:style-name="CharStyle4"><text:span text:style-name="T1">.</text:span></text:span><text:span text:style-name="CharStyle4"><text:span text:style-name="T35"> A najbližšie, keď sa stretli, nemohol sa dočkať, aby boli sami, aby ju mohol zasa </text:span></text:span><text:span text:style-name="CharStyle4"><text:span text:style-name="T1">b</text:span></text:span><text:span text:style-name="CharStyle4"><text:span text:style-name="T35">ozka</text:span></text:span><text:span text:style-name="CharStyle4"><text:span text:style-name="T1">ť.</text:span></text:span></text:p>
        <text:p text:style-name="P20"><text:span text:style-name="CharStyle4"><text:span text:style-name="T35">Želka sa však začervenala, odstrčila ho a ponorila ruky v kvety. Bol v rozpakoch a nevedel, prečo to robí. Neopovážil sa však opýtať. A bola to udalosť, keď ju mohol zasa bozkávať</text:span></text:span><text:span text:style-name="CharStyle4"><text:span text:style-name="T1">.</text:span></text:span></text:p>
        <text:p text:style-name="P20"><text:span text:style-name="CharStyle4"><text:span text:style-name="T35">Tento zápas vždy sa obnovujúci dodával jej stále viac a viac pôvabov a Laco túžil </text:span></text:span><text:soft-page-break/><text:span text:style-name="CharStyle4"><text:span text:style-name="T35">za ňou nesmierne. Nie že by ona bola bývala chladnou, i ona se veru rozohnila, behala bos</text:span></text:span><text:span text:style-name="CharStyle4"><text:span text:style-name="T1">á</text:span></text:span><text:span text:style-name="CharStyle4"><text:span text:style-name="T35"> po izbách, smiala sa na Štúrovu podobizeň, sadla si mu do lona a hladkala ho po vlasoch. Vtedy bol Laco ako bez smyslov, smial sa a ľúbal ju stále, mal ju radšej, ako všetky kraje, ktoré chcel ísť pozrieť, radšej, ako Kn</text:span></text:span><text:span text:style-name="CharStyle4"><text:span text:style-name="T19">u</text:span></text:span><text:span text:style-name="CharStyle4"><text:span text:style-name="T35">t Hamsuna. Hovoril sprostosti, kým jej nepovedal niečo nemilého. Na príklad, spomenul budúcnosť a tešil sa, že ju strávi spolu so Želkou. Vtedy sa zamračila, obula sa a odišla od neho. — Nehovor o takých veciach, vieš, že sme obidvaja mladí a skoro v jednom veku. Ako si to len predstavuješ, že by sme sa my dvaja sobrali? Ako si predstavuješ, aby</text:span></text:span><text:span text:style-name="CharStyle27"><text:span text:style-name="T35"> </text:span></text:span><text:span text:style-name="CharStyle4"><text:span text:style-name="T35">v zime kvitly hyacinty? — Bolo to Lacovi, ako keby dostal zaucho, ale musel mlčať. Prečo nemyslieť i na to? Je to taká nemožnosť, aby sa oni dvaja sobrali? Niet nemožnosti, aj robotník sa môže stať ministrom vyučovania, aj Afrika môže se stať kultúrnou zemou. Musel byť však ticho, aby ju nerozhneval.</text:span></text:span></text:p>
        <text:p text:style-name="P20"><text:span text:style-name="CharStyle4"><text:span text:style-name="T35">To stálé povoľovanie a odpieranie dráždilo jeho nervy až do extáze, on to vedel, kúpil si päť párov nových topánok a obdivoval Želku. Keď rozmýšľal pokojne a mal všetky smysly pohromade, i on jej dával za pravdu. Bol to nesmysel chcieť, aby sa sobrali, aby hyacinty v zime kvitly, bola to trpká pravda, ale o koľko by bola príjemnejšia bývala lož. A aké by to bolo sladké, keby i Želka bola hovorila tú lož, ako on. Želka však nie, ona chcela vždy pravdu, študovala Spencera a Spinozu a bola obdivuhodná svojou energiou. A Laco mal radšej Lomb</text:span></text:span><text:span text:style-name="CharStyle4"><text:span text:style-name="T1">ro</text:span></text:span><text:span text:style-name="CharStyle4"><text:span text:style-name="T35">sa.</text:span></text:span></text:p>
        <text:p text:style-name="P20"><text:span text:style-name="CharStyle4"><text:span text:style-name="T35">Vedel i to, že keby bola povolila, snívala o ňom počas mesačných nocí, nechala sa ľúbať, kedy on chcel a lhala s ním spolu, bol by ju síce miloval, ale snáď nie natoľko. Bola by časom zovšednela. Ale takto...</text:span></text:span></text:p>
        <text:p text:style-name="P20"><text:span text:style-name="CharStyle4"><text:span text:style-name="T35">Často sedeli spolu vo vile Salaš, vo vôni Chipre-u a s medom na ústach. Jej otec </text:span></text:span><text:soft-page-break/><text:span text:style-name="CharStyle4"><text:span text:style-name="T35">bol v kancelárii, matka, tá mala vždy mnoho práce, nuž</text:span></text:span><text:span text:style-name="CharStyle32"><text:span text:style-name="T1"> </text:span></text:span><text:span text:style-name="CharStyle4"><text:span text:style-name="T35">mohli byť sami. Boly to krásné hodiny a nebozkávali sa celý čas.</text:span></text:span></text:p>
        <text:p text:style-name="P20"><text:span text:style-name="CharStyle4"><text:span text:style-name="T35">Odpoludnie hodilo lasso na Bratislavu, vonku fučal mrazivý, chladný vietor, oni sedeli u krbu. Želka si dala na zem vankúš, posiaty tajnosťami a sadla si naň, blízko k ohňu, rudá žiara sa odrážala na jej vlasoch. A Laco hovoril.</text:span></text:span></text:p>
        <text:p text:style-name="P20"><text:span text:style-name="CharStyle4"><text:span text:style-name="T35">„Nemám rád tých našich mladých spisovateľov, sú skoro všetci namyslení, ako sovy, kričia „miesto mladým“ a nevedia nič poriadneho stvoriť, ani zemiaky sadiť, ani narábať so sextantom. Len nadávajú na starých, ako mačky na mesiac. Ja, keby som bol básnikom, napísal by som práve veľkú báseň, v ktorej by som zveleboval našich otcov a praotcov, lebo oni si to zaslúžia. Že urobili chyby, čo na tom, každý človek spraví chyby. Či nie je pravda, Želka?“</text:span></text:span></text:p>
        <text:p text:style-name="P20"><text:span text:style-name="CharStyle4"><text:span text:style-name="T35">Laco sa rozrečnil, bol ohnivý a hovoril niekdy celkom zaujímav</text:span></text:span><text:span text:style-name="CharStyle4"><text:span text:style-name="T19">e</text:span></text:span><text:span text:style-name="CharStyle4"><text:span text:style-name="T35"> a rozumne.</text:span></text:span></text:p>
        <text:p text:style-name="P20"><text:span text:style-name="CharStyle4"><text:span text:style-name="T35">„Veru napísal by som tú báseň a bola by skvostná. Už svojim obsahom. Aj Krčméry by mi ju pochválil. Raz ju však niekto napíše miesto mňa, bude to ešte dlho trvať. Vtedy budú chváliť i našich otcov, lebo budu patriť dejinám a dejiny bývajú </text:span></text:span><text:span text:style-name="CharStyle4"><text:span text:style-name="T19">u</text:span></text:span><text:span text:style-name="CharStyle4"><text:span text:style-name="T35">dajne sprav</text:span></text:span><text:span text:style-name="CharStyle4"><text:span text:style-name="T19">e</text:span></text:span><text:span text:style-name="CharStyle4"><text:span text:style-name="T35">dlivejšie. Nie som však básnikom. Škoda</text:span></text:span><text:span text:style-name="CharStyle4"><text:span text:style-name="T1">!</text:span></text:span><text:span text:style-name="CharStyle4"><text:span text:style-name="T35">“</text:span></text:span></text:p>
        <text:p text:style-name="P20"><text:span text:style-name="CharStyle4"><text:span text:style-name="T35">Smial ssa, Želka (mladé dievča so srdcom</text:span></text:span><text:span text:style-name="CharStyle32"><text:span text:style-name="T1"> </text:span></text:span><text:span text:style-name="CharStyle4"><text:span text:style-name="T35">J</text:span></text:span><text:span text:style-name="CharStyle4"><text:span text:style-name="T19">u</text:span></text:span><text:span text:style-name="CharStyle4"><text:span text:style-name="T35">lie) pozdvihla hlavu, akoby vyrušená zo snenia, a dívala sa s láskou na Laca.</text:span></text:span></text:p>
        <text:p text:style-name="P20"><text:span text:style-name="CharStyle4"><text:span text:style-name="T35">Takýmito rozhovormi strávili celé odpoludnie. Plameň zažiaril gestom toreadora, ukazujúceho na najlepšieho básnika sveta a pripomenul tamarišky. Laco sa však dozvedel od Želky tiež mnoho nových myšlienok. Niekdy mu ona pripomínala dní, keď plavci svätia zasnúbenie, Fénelona a Bismarka, ona mu prednášala básne. Bolo to naozaj smiešné, recitovala básne a jemu sa to páčilo. Želka mala rada Royovu </text:span></text:span><text:soft-page-break/><text:span text:style-name="CharStyle4"><text:span text:style-name="T35">báseň „Arlecchino“ a recitovala ju skoro každý deň.</text:span></text:span></text:p>
        <text:p text:style-name="P20"><text:span text:style-name="CharStyle4"><text:span text:style-name="T35">„Tá báseň je ako krásny obraz. Človek ju môže vziať v náručie. Ako rad obrazov.“ — Keď recitovala posledné verše, hovorila ich nežným, umierajúcim hlasom, ktorý sa ta veľmi hodil. A nebolo to nikdy nudné.</text:span></text:span></text:p>
        <text:p text:style-name="P30"><text:span text:style-name="CharStyle4"><text:span text:style-name="T35">Ich milovanie nebolo teda len sm</text:span></text:span><text:span text:style-name="CharStyle4"><text:span text:style-name="T1">y</text:span></text:span><text:span text:style-name="CharStyle4"><text:span text:style-name="T35">selné, dávali si mi</text:span></text:span><text:span text:style-name="CharStyle4"><text:span text:style-name="T1">m</text:span></text:span><text:span text:style-name="CharStyle4"><text:span text:style-name="T19">o úst i všetko to, čo skvostného </text:span></text:span><text:span text:style-name="CharStyle4"><text:span text:style-name="T35">v se</text:span></text:span><text:span text:style-name="CharStyle4"><text:span text:style-name="T1">b</text:span></text:span><text:span text:style-name="CharStyle4"><text:span text:style-name="T35">e </text:span></text:span><text:span text:style-name="CharStyle4"><text:span text:style-name="T1">mal</text:span></text:span><text:span text:style-name="CharStyle4"><text:span text:style-name="T35">i</text:span></text:span><text:span text:style-name="CharStyle4"><text:span text:style-name="T1">.</text:span></text:span><text:span text:style-name="CharStyle4"><text:span text:style-name="T35"> Obdivovali knihy, obrazy, seba navzájom a výhľad z balk</text:span></text:span><text:span text:style-name="CharStyle4"><text:span text:style-name="T19">o</text:span></text:span><text:span text:style-name="CharStyle4"><text:span text:style-name="T35">nu vily </text:span></text:span><text:span text:style-name="CharStyle4"><text:span text:style-name="T19">na</text:span></text:span><text:span text:style-name="CharStyle4"><text:span text:style-name="T35"> Bratislavu a hrad. Bol to krásny pohľad či odpoludnia, či večer a vysvetľoval Želke, že každé mesto má svoj osobitný pôvab, ktorý treba objaviť.</text:span></text:span></text:p>
        <text:p text:style-name="P20"><text:span text:style-name="CharStyle4"><text:span text:style-name="T35">„Hľaď, i nad Bratislavou tkvie niečo, čo by bolo možno nazvať duchom dejín a čo ju robí krásnou a špinavou. Keď sa pozreš na hrad, predstav si Rozgonyiho, hrdého obhájcu a Jiskru,</text:span></text:span><text:span text:style-name="CharStyle32"><text:span text:style-name="T35"> </text:span></text:span><text:span text:style-name="CharStyle4"><text:span text:style-name="T35">ako ho oblieha, ich dcéry a zemanov, ktorí boli do n</text:span></text:span><text:span text:style-name="CharStyle4"><text:span text:style-name="T19">í</text:span></text:span><text:span text:style-name="CharStyle4"><text:span text:style-name="T35">ch zamilovaní. Potom pozri tie domy, v ktorých sa vraj konaly alchimistické seance a pomysli na Štúra. Nie je to však vždy len minul</text:span></text:span><text:span text:style-name="CharStyle4"><text:span text:style-name="T1">o</text:span></text:span><text:span text:style-name="CharStyle4"><text:span text:style-name="T35">sť, ktorá láka, i prítomnosť má svoje divy. Predtým boli Kolumbus, Aristoteles, Bernolák, Heine, teraz máme Mussol</text:span></text:span><text:span text:style-name="CharStyle4"><text:span text:style-name="T1">i</text:span></text:span><text:span text:style-name="CharStyle4"><text:span text:style-name="T35">niho, Kukučina, Amundsena a iných. Pozri na ten ruch na uliciach, to je ruch hlavného mesta Slovenska, teda vraj náš slovenský ruch, d</text:span></text:span><text:span text:style-name="CharStyle4"><text:span text:style-name="T1">ľ</text:span></text:span><text:span text:style-name="CharStyle4"><text:span text:style-name="T35">a mena. Sláva ti bu</text:span></text:span><text:span text:style-name="CharStyle4"><text:span text:style-name="T51">ď</text:span></text:span><text:span text:style-name="CharStyle4"><text:span text:style-name="T35">, mesto naše, plné hmyzu, nádejí, bánk a svady. Možno ťa milovať a nemilovať, ja som však len úbohý študent, ktorý verí v budúcnosť a má rád fialový západ, z ktorého klíči zmŕtvych vsta</text:span></text:span><text:span text:style-name="CharStyle4"><text:span text:style-name="T51">n</text:span></text:span><text:span text:style-name="CharStyle4"><text:span text:style-name="T35">ie.</text:span></text:span><text:span text:style-name="CharStyle4"><text:span text:style-name="T1">“</text:span></text:span><text:span text:style-name="CharStyle4"><text:span text:style-name="T35"> </text:span></text:span><text:span text:style-name="CharStyle4"><text:span text:style-name="T1">—</text:span></text:span><text:span text:style-name="CharStyle4"><text:span text:style-name="T35"> Keď takto chválil Bratislavu, myslel </text:span></text:span><text:span text:style-name="CharStyle4"><text:span text:style-name="T51">n</text:span></text:span><text:span text:style-name="CharStyle4"><text:span text:style-name="T35">a Želku, v </text:span></text:span><text:span text:style-name="CharStyle4"><text:span text:style-name="T1">j</text:span></text:span><text:span text:style-name="CharStyle4"><text:span text:style-name="T35">eho m</text:span></text:span><text:span text:style-name="CharStyle4"><text:span text:style-name="T1">ys</text:span></text:span><text:span text:style-name="CharStyle4"><text:span text:style-name="T35">li sa plietly dva pojmy a slu</text:span></text:span><text:span text:style-name="CharStyle4"><text:span text:style-name="T51">č</text:span></text:span><text:span text:style-name="CharStyle4"><text:span text:style-name="T1">o</text:span></text:span><text:span text:style-name="CharStyle4"><text:span text:style-name="T35">valy. Oheň v krbe zažiaril silnejšie, vonku bola už celkom tma, oheň sa hral v Želkiných </text:span></text:span><text:span text:style-name="CharStyle4"><text:span text:style-name="T19">v</text:span></text:span><text:span text:style-name="CharStyle4"><text:span text:style-name="T35">lasoch.</text:span></text:span></text:p>
        <text:p text:style-name="P20"><text:span text:style-name="CharStyle4"><text:span text:style-name="T35">Boly to krásné večery, keď sa takto rozprávali a rozcitliveli. Boly to krásne večery, keď každý bozk znamenal pre Laca výdobytok, každé objatie nový sľub.</text:span></text:span></text:p>
        <text:p text:style-name="P20"><text:soft-page-break/><text:span text:style-name="CharStyle4"><text:span text:style-name="T35">Po takýchto večeroch vrátil sa domov úplne omámený. Hral si na gramof</text:span></text:span><text:span text:style-name="CharStyle4"><text:span text:style-name="T19">o</text:span></text:span><text:span text:style-name="CharStyle4"><text:span text:style-name="T35">ne, hral všetky prekrásné piesne, ako Waters of Waikiki alebo Aloha Oe. Nebol však úplne spokojný s nimi, keďže vedel, že existuje ešte niečo krajšieho.</text:span></text:span></text:p>
        <text:p text:style-name="P20"><text:span text:style-name="CharStyle4"><text:span text:style-name="T35">Sneh pokrýval už ulice mesta, niekoľko hodín bol biely, potom premenil sa v špinavú kašu pod nohami chodcov. Kaviarne boly plné hlučných hostí a nikto z nich nehovoril o láske. Všetci však pozerali na Laca, keď šiel okolo, zaiste mu závideli. V divadle hrali stále len „Sen letnej noci“ a obecenstvo bolo spokojné.</text:span></text:span></text:p>
        <text:p text:style-name="P20"><text:span text:style-name="CharStyle4"><text:span text:style-name="T35">Laco dostal z domu list, v ktorom mu rodičia pripomínajú, že prichádzajú Vianoce a volali ho domov. Bola to veľmi nepríjemná udalosť a v Lacovi nastal boj, myslel na všetko to, čo doma nechal, sny, koňa, mapu Austrálie a zbožné topole. Vedel, že má ísť domov, že sa to patrí a rodičia ho čakajú. Nechcel však zanechať Bratislavu a Želku, myslel, že nemôže byť bez n</text:span></text:span><text:span text:style-name="CharStyle4"><text:span text:style-name="T19">í</text:span></text:span><text:span text:style-name="CharStyle4"><text:span text:style-name="T35">ch, nemôže byť </text:span></text:span><text:span text:style-name="CharStyle4"><text:span text:style-name="T19">b</text:span></text:span><text:span text:style-name="CharStyle4"><text:span text:style-name="T35">e</text:span></text:span><text:span text:style-name="CharStyle4"><text:span text:style-name="T51">z</text:span></text:span><text:span text:style-name="CharStyle4"><text:span text:style-name="T35"> toho, aby nečul Želkino „milý Lacko“. Trápilo ho to veľmi, že zabudol na báseň, ktorú chcel Želke ukázať, na svoje meno i meniny, zima nemala pre neho viac pôvabov, než holý agát, ktorý plače, keď ho zot</text:span></text:span><text:span text:style-name="CharStyle4"><text:span text:style-name="T1">í</text:span></text:span><text:span text:style-name="CharStyle4"><text:span text:style-name="T35">najú a v peci príjemne spieva o kráskach z Hollywoodu, čo majú srdce ako rovník na mieste, kde sa stretlo päť dreagnouthov. Trápilo ho to natoľko, že to i ona zbadala a pýtala sa ho:</text:span></text:span></text:p>
        <text:p text:style-name="P20"><text:span text:style-name="CharStyle4"><text:span text:style-name="T35">„Čo ti je, Lacko?“ Pýtala sa ho tak nežne</text:span></text:span><text:span text:style-name="CharStyle4"><text:span text:style-name="T1">, </text:span></text:span><text:span text:style-name="CharStyle4"><text:span text:style-name="T35">že sa jej sveril a bol zúfalý. Ona sa však smiala.</text:span></text:span></text:p>
        <text:p text:style-name="P20"><text:span text:style-name="CharStyle4"><text:span text:style-name="T35">„Si blázon, Lacko, musíš ísť predsa pozrieť</text:span></text:span><text:span text:style-name="CharStyle27"><text:span text:style-name="T35"> </text:span></text:span><text:span text:style-name="CharStyle4"><text:span text:style-name="T35">rodičov a potom, budú to len tri týždne, čo sa nebudeme vidieť.“</text:span></text:span></text:p>
        <text:p text:style-name="P20"><text:span text:style-name="CharStyle4"><text:span text:style-name="T35">Áno, bol blázon, bol smiešny, ale nemohol za to. Lebo nevedel, ako možno na tri týždne povedať „len“, keď jemu budú dlhé, ako polárna no</text:span></text:span><text:span text:style-name="CharStyle4"><text:span text:style-name="T1">c</text:span></text:span><text:span text:style-name="CharStyle4"><text:span text:style-name="T35">.</text:span></text:span></text:p>
        <text:p text:style-name="P20"><text:soft-page-break/><text:span text:style-name="CharStyle4"><text:span text:style-name="T35">Ešte raz sa mu vysmiala Želka, keď spomínal Igora a hovoril jeho meno takým hlasom, že zbadala, že je žiarlivý.</text:span></text:span></text:p>
        <text:p text:style-name="P20"><text:span text:style-name="CharStyle4"><text:span text:style-name="T35">„Si smiešny, naozaj,“ povedala mu, „veď som ti hovorila, že sme sa mali radi, ale tomu je už dávno.“</text:span></text:span></text:p>
        <text:p text:style-name="P20"><text:span text:style-name="CharStyle4"><text:span text:style-name="T35">Lacovi to bolo veľmi nemilé, chcel ísť sotrieť srdce, ktoré vyryl na lavičku pri Dunaji.</text:span></text:span></text:p>
        <text:p text:style-name="P20"><text:span text:style-name="CharStyle4"><text:span text:style-name="T35">„A bozkávali ste sa?“</text:span></text:span></text:p>
        <text:p text:style-name="P20"><text:span text:style-name="CharStyle4"><text:span text:style-name="T35">„Pravdaže, Lacko, ale čo je na tom?“</text:span></text:span></text:p>
        <text:p text:style-name="P20"><text:span text:style-name="CharStyle4"><text:span text:style-name="T35">Laco bol nešťastný, žiarlil a trpel náramne pri myšlienke, že Želku bozkal </text:span></text:span><text:span text:style-name="CharStyle4"><text:span text:style-name="T1">i</text:span></text:span><text:span text:style-name="CharStyle4"><text:span text:style-name="T35"> iný mimo neho.</text:span></text:span></text:p>
        <text:p text:style-name="P20"><text:span text:style-name="CharStyle4"><text:span text:style-name="T35">„Viem, že je to smiešné, Želka, ale ja nemôžem sniesť tú myšlienku, že teba i iný bozkal. Nemôžem,“ a chcel plakať, hanbil sa však, lebo Štefánik nikdy neplakal.</text:span></text:span></text:p>
        <text:p text:style-name="P20"><text:span text:style-name="CharStyle4"><text:span text:style-name="T35">„A ty si nebozkal ešte žiadné dievča predo mnou?“ pýtala sa Želka.</text:span></text:span></text:p>
        <text:p text:style-name="P20"><text:span text:style-name="CharStyle4"><text:span text:style-name="T35">„Bozkal.“</text:span></text:span></text:p>
        <text:p text:style-name="P20"><text:span text:style-name="CharStyle4"><text:span text:style-name="T35">Želka nepovedala nič, ale dívala sa tázave na Laca, hovorilo z jej zraku srdce Madame Pompadour. Ten mlčal, so sklopenými ocami. Potom povedal poddajným hlasom:</text:span></text:span></text:p>
        <text:p text:style-name="P20"><text:span text:style-name="CharStyle4"><text:span text:style-name="T35">„Ale to je iné.“</text:span></text:span></text:p>
        <text:p text:style-name="P20"><text:span text:style-name="CharStyle4"><text:span text:style-name="T35">„Prečo?“ opýtala sa ho.</text:span></text:span></text:p>
        <text:p text:style-name="P20"><text:span text:style-name="CharStyle4"><text:span text:style-name="T35">„Neviem.“</text:span></text:span></text:p>
        <text:p text:style-name="P20"><text:span text:style-name="CharStyle4"><text:span text:style-name="T35">Do chvíľ radosti sa miešaly </text:span></text:span><text:span text:style-name="CharStyle4"><text:span text:style-name="T1">i</text:span></text:span><text:span text:style-name="CharStyle4"><text:span text:style-name="T35"> chvíle smútku, ale to muselo byť, tie patria spolu, ako patrí tango orchester k jazzbandu.</text:span></text:span></text:p>
        <text:h text:style-name="P69" text:outline-level="2"><text:bookmark text:name="bookmark4"/><text:span text:style-name="CharStyle55"><text:span text:style-name="T1"/></text:span></text:h>
        <text:p text:style-name="P9"><text:soft-page-break/><text:span text:style-name="CharStyle27"><text:span text:style-name="T35"/></text:span></text:p>
        <text:p text:style-name="P3"><text:span text:style-name="CharStyle4"><text:span text:style-name="T35">VI.</text:span></text:span></text:p>
        <text:p text:style-name="P20"><text:span text:style-name="CharStyle4"><text:span text:style-name="T35"/></text:span></text:p>
        <text:p text:style-name="P48"><text:span text:style-name="CharStyle4"><text:span text:style-name="T35">Keď prvé ruže kvitnú, natrháme si ich, ozdobíme nimi izbu a kocháme sa v ich vôni. Potom, keď je už zahrada plná ruží, chodíme okolo n</text:span></text:span><text:span text:style-name="CharStyle4"><text:span text:style-name="T20">í</text:span></text:span><text:span text:style-name="CharStyle4"><text:span text:style-name="T35">ch nevšímav</text:span></text:span><text:span text:style-name="CharStyle4"><text:span text:style-name="T20">e</text:span></text:span><text:span text:style-name="CharStyle4"><text:span text:style-name="T35"> a rozmýšľame, prečo majú tŕne. To je smutné.</text:span></text:span></text:p>
        <text:p text:style-name="P20"><text:span text:style-name="CharStyle4"><text:span text:style-name="T35">Keď je na nebi dúha, tešíme sa jej, vztiahneme k nej ruky a nemyslíme na to, že za chvíľku zmizne. Dúha však zmizne, druhý deň prídu zasa mračná, povieme si až vtedy: Aká krásna bola tá dúha. To je tiež smutné.</text:span></text:span></text:p>
        <text:p text:style-name="P20"><text:span text:style-name="CharStyle4"><text:span text:style-name="T35">Keď nám dievča povie: „Včera som sa dobre zabávala,“ máme zlú vôľu, keďže sa nebavilo s nami. Každý jej milý pohľad v prázdno, tanec v objatí druhého je dlh, ktorý nám nikdy nesplatí. A to je veľmi smutné.</text:span></text:span></text:p>
        <text:p text:style-name="P20"><text:span text:style-name="CharStyle4"><text:span text:style-name="T35">Laco žil tiež len prítomnosti a nemyslel na to, že by sa to všetko mohlo zmeniť, že by Bratislava mohla prestať byť hlavným mestom, že by ho Želka mohla prestať milovať. Tým via</text:span></text:span><text:span text:style-name="CharStyle4"><text:span text:style-name="T20">c</text:span></text:span><text:span text:style-name="CharStyle4"><text:span text:style-name="T35">, že jeho prirodzená túha už nenachádzala taký odpor u Želky, ako predtým.</text:span></text:span></text:p>
        <text:p text:style-name="P20"><text:span text:style-name="CharStyle4"><text:span text:style-name="T35">Vianočné prázdniny trval</text:span></text:span><text:span text:style-name="CharStyle4"><text:span text:style-name="T20">y</text:span></text:span><text:span text:style-name="CharStyle4"><text:span text:style-name="T35"> nekonečne dlho a on nemohol sa dočkať ich konca. I jeho otec zbadal, že ho niečo trápi, myslel však, že je to túha po cestovaní, za zmenou okolia, usmieval sa a fajčil ďalej. Po prvom januári Laco myslel, že </text:span></text:span><text:span text:style-name="CharStyle4"><text:span text:style-name="T1">s</text:span></text:span><text:span text:style-name="CharStyle4"><text:span text:style-name="T35">a musí zastreliť, keď má ešte ďalej doma ostať, preto radšej rýchle balil a vrátil sa do Bratislavy.</text:span></text:span></text:p>
        <text:p text:style-name="P20"><text:span text:style-name="CharStyle4"><text:span text:style-name="T35">Uvítanie so Želkou bolo milé, skoro plakala a bozkávala ho celú hodinu. Bola odená jarom, ktoré sa nedá prosiť, aby prišlo. Ruky mala v kvetoch a divila sa sama </text:span></text:span><text:soft-page-break/><text:span text:style-name="CharStyle4"><text:span text:style-name="T35">sebe.</text:span></text:span></text:p>
        <text:p text:style-name="P20"><text:span text:style-name="CharStyle4"><text:span text:style-name="T35">„Nie je to divné?“ hovorila, „keď si šiel z Bratislavy preč, necítila som nič, myslela som</text:span></text:span><text:span text:style-name="CharStyle4"><text:span text:style-name="T1">, </text:span></text:span><text:span text:style-name="CharStyle4"><text:span text:style-name="T35">veď sa i tak čoskoro zasa uvidíme. A dni mi prešly ako pútnici bez mena. Potom si mi chýbal čím ďalej tým viac, niekdy som myslela celé hodiny na tvoju kravatu, na to, prečo nemáš monokel, na teba, či ma máš ešte rád.“</text:span></text:span></text:p>
        <text:p text:style-name="P20"><text:span text:style-name="CharStyle4"><text:span text:style-name="T35">Laco bol šťastný, ako úradník odpoludnia o druhej. Lebo neočakával také niečo od ne</text:span></text:span><text:span text:style-name="CharStyle4"><text:span text:style-name="T1">j. </text:span></text:span><text:span text:style-name="CharStyle4"><text:span text:style-name="T35">Neočakával aspoň, že sa k tomu prizná.</text:span></text:span></text:p>
        <text:p text:style-name="P20"><text:span text:style-name="CharStyle4"><text:span text:style-name="T35">„Ale nesmieš byť namyslený“ dodala smejúc sa a Laco znenávidel všetky ostatné ženy.</text:span></text:span></text:p>
        <text:p text:style-name="P20"><text:span text:style-name="CharStyle4"><text:span text:style-name="T35">Sedeli dlho spolu a Laco sa stále dopytoval.</text:span></text:span></text:p>
        <text:p text:style-name="P20"><text:span text:style-name="CharStyle4"><text:span text:style-name="T35">„Poďme dnes do Viedne. Ale prečo si bola zprvu taká divná ku mne? Nerozumel som ťa.“</text:span></text:span></text:p>
        <text:p text:style-name="P20"><text:span text:style-name="CharStyle4"><text:span text:style-name="T35">„Prečo som bola divná? To sa dá ľahko vysvetliť. Zprvu si sa mi páčil, áno, ale nič via</text:span></text:span><text:span text:style-name="CharStyle4"><text:span text:style-name="T1">c </text:span></text:span><text:span text:style-name="CharStyle4"><text:span text:style-name="T35">a nebola som zamilovaná do teba.“</text:span></text:span></text:p>
        <text:p text:style-name="P20"><text:span text:style-name="CharStyle4"><text:span text:style-name="T35">„A teraz?“</text:span></text:span></text:p>
        <text:p text:style-name="P20"><text:span text:style-name="CharStyle4"><text:span text:style-name="T35">„Neviem“, odpovedala a bola vážna, ako všetci lekárnici sveta. „Mám ťa však rada. Predtým som si myslela, že mi je to jedno, či som s tebou, alebo nie, teraz mi to však už nie je všetko jedno. Mám ťa rada.“</text:span></text:span></text:p>
        <text:p text:style-name="P20"><text:span text:style-name="CharStyle4"><text:span text:style-name="T35">„Teda ma nemiluješ?“</text:span></text:span></text:p>
        <text:p text:style-name="P20"><text:span text:style-name="CharStyle4"><text:span text:style-name="T35">„Neviem, Laco, nepýtaj sa ma, sama neviem.“</text:span></text:span></text:p>
        <text:p text:style-name="P20"><text:span text:style-name="CharStyle4"><text:span text:style-name="T35">Laco sa nahneval. Chcel jej povedať nie</text:span></text:span><text:span text:style-name="CharStyle4"><text:span text:style-name="T1">čo, </text:span></text:span><text:span text:style-name="CharStyle4"><text:span text:style-name="T35">čo by mu nemohla nikdy odpustiť, zavolať na prechádzku na Saharu alebo zkúšať z násobilky. Nemal síce príčiny k hnevu, ale keď videl a</text:span></text:span><text:span text:style-name="CharStyle4"><text:span text:style-name="T1">k</text:span></text:span><text:span text:style-name="CharStyle4"><text:span text:style-name="T35">ý-</text:span></text:span><text:span text:style-name="CharStyle4"><text:span text:style-name="T1">t</text:span></text:span><text:span text:style-name="CharStyle4"><text:span text:style-name="T35">aký úspech, myslel si, že má všetko vyhr</text:span></text:span><text:span text:style-name="CharStyle4"><text:span text:style-name="T20">a</text:span></text:span><text:span text:style-name="CharStyle4"><text:span text:style-name="T35">t</text:span></text:span><text:span text:style-name="CharStyle4"><text:span text:style-name="T52">é</text:span></text:span><text:span text:style-name="CharStyle4"><text:span text:style-name="T35"> a chcel </text:span></text:span><text:soft-page-break/><text:span text:style-name="CharStyle4"><text:span text:style-name="T35">vyn</text:span></text:span><text:span text:style-name="CharStyle4"><text:span text:style-name="T20">a</text:span></text:span><text:span text:style-name="CharStyle4"><text:span text:style-name="T35">jsť logarithmy na spočítanie bozkov. Mrzelo ho preto, keď sa presvedčil o opačnom. Hnev mu však neprospel. Želka sa stala chladnou vo svojich šatoch farby ametistovej. </text:span></text:span><text:span text:style-name="CharStyle4"><text:span text:style-name="T1">A</text:span></text:span><text:span text:style-name="CharStyle4"><text:span text:style-name="T35"> to nemohol zniesť, počal sa smiať a prosil ju o odpustenie. Želka mu venovala úsmev, plný pokánia a tak smierili sa zasa následkom poníženia Lacovho.</text:span></text:span></text:p>
        <text:p text:style-name="P20"><text:span text:style-name="CharStyle4"><text:span text:style-name="T35">Poníženie bolo veru jediný prostriedok spraviť ju povoľnejšou. Bol to prostriedok bez chemického vzorca, ale dobrý, náhle sa stal on pokorný, ona sa stala prístupnejšou, obliekla si červené šaty, sadla si mu do lona, hladkala ho a hovorila o Benátkach. V stálom ich boji Laco objavil účinnú zbraň. Želka si privykla na to</text:span></text:span><text:span text:style-name="CharStyle32"><text:span text:style-name="T1"> </text:span></text:span><text:span text:style-name="CharStyle4"><text:span text:style-name="T35">i na ono, ako na šedý horizont a gymnazistov, ktorí stále len o profesoroch sa rozprávajú. Už to nebolo udalosťou, keď ju mohol bozkať alebo objať, už nemusel bojovať o všetko od začiatku.</text:span></text:span></text:p>
        <text:p text:style-name="P20"><text:span text:style-name="CharStyle4"><text:span text:style-name="T35">Bol však trochu i sklamaný. Predsa sa už netešil natoľko spoločným prechádzkam, nerozmýšľal nad tým, ktoré kvety sú najkrajšie. Bolo mu samozrejmé, že Želka ho musí mať rada a že v Anglii vypukol </text:span></text:span><text:span text:style-name="CharStyle4"><text:span text:style-name="T20">s</text:span></text:span><text:span text:style-name="CharStyle4"><text:span text:style-name="T35">trajk. Už sa neholil pozorne a často si zabudol vziať čistú vreckovku. Ani Igorove reči ho viac neza</text:span></text:span><text:span text:style-name="CharStyle4"><text:span text:style-name="T1">ují</text:span></text:span><text:span text:style-name="CharStyle4"><text:span text:style-name="T35">maly. Lebo s </text:span></text:span><text:span text:style-name="CharStyle4"><text:span text:style-name="T52">ú</text:span></text:span><text:span text:style-name="CharStyle4"><text:span text:style-name="T35">spechmi stúplo i jeho sebavedomie. Už nechcel čakať celé dopoludnia, aby </text:span></text:span><text:span text:style-name="CharStyle4"><text:span text:style-name="T20">s</text:span></text:span><text:span text:style-name="CharStyle4"><text:span text:style-name="T35">a mohol stretnúť s ňou. Mali dohovorené presne, kedy a kde sa stretnú a to sa nestalo, aby ona ta neprišla.</text:span></text:span><text:span text:style-name="CharStyle4"><text:span text:style-name="T1"> </text:span></text:span><text:span text:style-name="CharStyle4"><text:span text:style-name="T35">Prišla vždy presne a on jej vytýkal, že nemá dosť fantázie. Nikdy sa neusmiala na dôstojníka, nevedela pískať a nelákala ju ani trocha temná Afrika. Následkom dobrého rozdelenia dňa mal teraz mnoho voľného času</text:span></text:span><text:span text:style-name="CharStyle4"><text:span text:style-name="T1">,</text:span></text:span><text:span text:style-name="CharStyle4"><text:span text:style-name="T35"> potĺkal sa po Bratislave, ako v zoologickej zahrade, nezaujímala ho však už natoľko, lebo bola skoro celkom vertikálna. Najradšej chodil popri Dunaji, kde zima pritlačila niekdy bližšie dievčatá k nemu a videl mnohé veci prvý raz. Hrával mnoho i v karty v </text:span></text:span><text:soft-page-break/><text:span text:style-name="CharStyle4"><text:span text:style-name="T35">kaviarňach, vadil sa a chodil s Igorom po korze, hľadajúc dievča so žltým klobúkom. Predtým nemyslel na iné</text:span></text:span><text:span text:style-name="CharStyle32"><text:span text:style-name="T1"> </text:span></text:span><text:span text:style-name="CharStyle4"><text:span text:style-name="T35">dievčatá, len na Želku, teraz však, čo bol istý, mohol si to dovoliť</text:span></text:span><text:span text:style-name="CharStyle4"><text:span text:style-name="T1">.</text:span></text:span><text:span text:style-name="CharStyle4"><text:span text:style-name="T35"> Všímal si všetko lepšie a dozvedel sa mnoho zaujímavostí. Povedali mu, že v Bratislave slovenská aristokracia hovorí medzi sebou aspoň nemecky, keď nie francúzsky a </text:span></text:span><text:span text:style-name="CharStyle4"><text:span text:style-name="T52">on</text:span></text:span><text:span text:style-name="CharStyle4"><text:span text:style-name="T35"> sa tomu veľmi divil. Dozvedel sa, že grófsky t</text:span></text:span><text:span text:style-name="CharStyle4"><text:span text:style-name="T1">i</text:span></text:span><text:span text:style-name="CharStyle4"><text:span text:style-name="T35">tul predsa ešte veľmi imponuje a že kto je dobrým stranníkom, dostane za to zvyškový majetok. Laco sa tomu veľmi divil a v jeho lásku k Bratislave pristúpilo i trochu opovrženia.</text:span></text:span></text:p>
        <text:p text:style-name="P20"><text:span text:style-name="CharStyle4"><text:span text:style-name="T35">Slovom, bol veľmi zamestnaný, tak zamestnaný, že raz pre spoločnosť v Astórii zabudnul ísť na rendez-vous so Želkou, ako zabudnul pri zkú</text:span></text:span><text:span text:style-name="CharStyle4"><text:span text:style-name="T52">š</text:span></text:span><text:span text:style-name="CharStyle4"><text:span text:style-name="T35">ke na svetovú vojnu a všetky básne, ktoré sa bol kedysi nazpam</text:span></text:span><text:span text:style-name="CharStyle4"><text:span text:style-name="T1">ä</text:span></text:span><text:span text:style-name="CharStyle4"><text:span text:style-name="T35">ť naučil. Nasledujúceho dňa však prosil ju o odpustenie, tešil sa, keď videl smútok v jej očiach a hovoril si: Ako jej záleží na mne. Myslel si už, že je nenahraditeľný, začal študovať „Ars Amatoria“ a robiť drahotu. Jedného dňa povedal Želke: „Zajtra má Kukučín narodzeniny, nemôžem sa s tebou stretnúť.“ Bola to lož, on však myslel, že je potrebná a chcel sa stať vzácnejším. Želka bola smutná, nepýtala sa ho však, prečo hovorí také sprostosti.</text:span></text:span></text:p>
        <text:p text:style-name="P20"><text:span text:style-name="CharStyle4"><text:span text:style-name="T35">„Ale aspoň večer príď k nám. Oblečiem si červené šaty.“</text:span></text:span></text:p>
        <text:p text:style-name="P20"><text:span text:style-name="CharStyle4"><text:span text:style-name="T35">„Neviem, či budem môcť,“ povedal on.</text:span></text:span></text:p>
        <text:p text:style-name="P20"><text:span text:style-name="CharStyle4"><text:span text:style-name="T35">„Príď, prosím ťa, ak ti to bude možné, tešila by som sa veľmi.“</text:span></text:span></text:p>
        <text:p text:style-name="P20"><text:span text:style-name="CharStyle4"><text:span text:style-name="T35">A tak nasledujúceho dňa večer prišiel k ním, bol veselý a priniesol Želke do daru parfum Guerlain. Ona b</text:span></text:span><text:span text:style-name="CharStyle4"><text:span text:style-name="T20">o</text:span></text:span><text:span text:style-name="CharStyle4"><text:span text:style-name="T35">la však chladná, možno s</text:span></text:span><text:span text:style-name="CharStyle4"><text:span text:style-name="T20">a</text:span></text:span><text:span text:style-name="CharStyle4"><text:span text:style-name="T35"> d</text:span></text:span><text:span text:style-name="CharStyle4"><text:span text:style-name="T1">u</text:span></text:span><text:span text:style-name="CharStyle4"><text:span text:style-name="T35">rdila, snáď, že predošlú noc bol plný mesiac, alebo sa hanbila pred rodičmi. Neskôr však predsa oživla a bola milá, ako herečka k milencovi.</text:span></text:span></text:p>
        <text:p text:style-name="P20"><text:span text:style-name="CharStyle4"><text:span text:style-name="T35">Laco však cítil, že jeho met</text:span></text:span><text:span text:style-name="CharStyle4"><text:span text:style-name="T20">o</text:span></text:span><text:span text:style-name="CharStyle4"><text:span text:style-name="T35">da nie je celkom dobrá. Odkedy</text:span></text:span><text:span text:style-name="CharStyle4"><text:span text:style-name="T1"> </text:span></text:span><text:span text:style-name="CharStyle4"><text:span text:style-name="T35">sa stal namysleným, </text:span></text:span><text:soft-page-break/><text:span text:style-name="CharStyle4"><text:span text:style-name="T35">Želka sa od neho vzdiaľovala </text:span></text:span><text:span text:style-name="CharStyle4"><text:span text:style-name="T1">gu</text:span></text:span><text:span text:style-name="CharStyle4"><text:span text:style-name="T35">live</text:span></text:span><text:span text:style-name="CharStyle4"><text:span text:style-name="T1">rov</text:span></text:span><text:span text:style-name="CharStyle4"><text:span text:style-name="T35">skými krokmi. Mrzelo ho to veľmi, lebo jaro ešte neprichádzalo s novými láskami a nasledujúce dni bol zasa veľmi milý. Želka ho bozkala na čelo a stará harm</text:span></text:span><text:span text:style-name="CharStyle4"><text:span text:style-name="T20">o</text:span></text:span><text:span text:style-name="CharStyle4"><text:span text:style-name="T35">nia oživla znova. Však nie nadlho, lebo niečo zlého bolo v ňom a to vyvádzalo stále hlúposti. Keď neboli spolu, miloval ju, keď sa stretli, nevedel jej povedať tie pekné slová, ktoré hovorieval na príklad v zime. Sve</text:span></text:span><text:span text:style-name="CharStyle4"><text:span text:style-name="T20">t </text:span></text:span><text:span text:style-name="CharStyle4"><text:span text:style-name="T35">okolo neho bol plný novín, biliardov </text:span></text:span><text:span text:style-name="CharStyle4"><text:span text:style-name="T52">a</text:span></text:span><text:span text:style-name="CharStyle4"><text:span text:style-name="T35"> spevu a on k vôli tými veciam zanedbával Želku. Keď prišiel do kaviarne, zbadal, že dym stúpa majestátne hore a chlapci sú pri druhej fľaške vína, spozoroval, že mnoho zameškal a to ho bolelo.</text:span></text:span></text:p>
        <text:p text:style-name="P20"><text:span text:style-name="CharStyle4"><text:span text:style-name="T35">Zima vyštípala červené kvety na lícach a bola na to pyšná. Každú chvíľku dvaja bankoví úradníci zmýlili sa v účtoch a dôstojníci v mi</text:span></text:span><text:span text:style-name="CharStyle4"><text:span text:style-name="T52">l</text:span></text:span><text:span text:style-name="CharStyle4"><text:span text:style-name="T35">enkách. Na Michalskej veži baníci odbíjali hodiny a utierali si nos v tých zimných dňoch, vždy dlhších a dlhších. Laco bol sám so zimou, lebo nevedel bozkávať Želku. Život tiekol svojim nezadržiteľným tokom, ako Váh, ako šampanské na </text:span></text:span><text:span text:style-name="CharStyle4"><text:span text:style-name="T1">Mont</text:span></text:span><text:span text:style-name="CharStyle4"><text:span text:style-name="T35">mart</text:span></text:span><text:span text:style-name="CharStyle4"><text:span text:style-name="T1">re</text:span></text:span><text:span text:style-name="CharStyle4"><text:span text:style-name="T35">. Triasol sa a myslel na to, že sa povadí so Želkou. Vedel to celkom presne, lebo čakal na svetlá a tie se ešte nezažíhaly, veď boly ešte len dve hodiny a Dunaj mal farbu striebra z Uralu. Vedel aj to, že on bude vinný a bude ho to bolieť. Bolo to okamženie, keď duša Madame de Thébes sa uhostila v ňom a vyvádzala nesmysly. Z Prahy pr</text:span></text:span><text:span text:style-name="CharStyle4"><text:span text:style-name="T1">i</text:span></text:span><text:span text:style-name="CharStyle4"><text:span text:style-name="T35">chádzaly zvesti, že ministerstvo padne, podvečer prišiel Hlinka z Ružomberka, náhle, ako smrť pre Rudolfa Valent</text:span></text:span><text:span text:style-name="CharStyle4"><text:span text:style-name="T52">i</text:span></text:span><text:span text:style-name="CharStyle4"><text:span text:style-name="T35">na. Z každého obchodu doliehaly na ulicu zvuky detského plaču a akorde</text:span></text:span><text:span text:style-name="CharStyle4"><text:span text:style-name="T20">o</text:span></text:span><text:span text:style-name="CharStyle4"><text:span text:style-name="T35">nu, ulice boly nimi šmykľavé. Ulice boly smutné, ulice boly ako Toselliho serenáda, ulic</text:span></text:span><text:span text:style-name="CharStyle4"><text:span text:style-name="T1">e</text:span></text:span><text:span text:style-name="CharStyle4"><text:span text:style-name="T35"> boly plné ranených ľudí</text:span></text:span><text:span text:style-name="CharStyle4"><text:span text:style-name="T1"> </text:span></text:span><text:span text:style-name="CharStyle4"><text:span text:style-name="T35">a</text:span></text:span><text:span text:style-name="CharStyle4"><text:span text:style-name="T1"> </text:span></text:span><text:span text:style-name="CharStyle4"><text:span text:style-name="T20">L</text:span></text:span><text:span text:style-name="CharStyle4"><text:span text:style-name="T35">a</text:span></text:span><text:span text:style-name="CharStyle4"><text:span text:style-name="T52">c</text:span></text:span><text:span text:style-name="CharStyle4"><text:span text:style-name="T35">a. Le</text:span></text:span><text:span text:style-name="CharStyle4"><text:span text:style-name="T1">b</text:span></text:span><text:span text:style-name="CharStyle4"><text:span text:style-name="T35">o Slovensko ho sprevádzalo na jeho prechádzke snehom, politikou a koloniálnymi mravmi.</text:span></text:span></text:p>
        <text:p text:style-name="P20"><text:span text:style-name="CharStyle4"><text:span text:style-name="T35">Každý deň prinášal Lacovi nové poznatky. Štvrtok mu dal znať, že Želka sa </text:span></text:span><text:soft-page-break/><text:span text:style-name="CharStyle4"><text:span text:style-name="T35">podobá soche Diany, jeho zlý hlas mu pripomínal: „Povedz jej, že má falošné zuby.“ Piatok hovoril o jej nežnosti. Sobota pripomínala jej oči, ako diamant. Nedeľa bola najštedrejšia, uviedla mu ju v náručie, ale on si spomenul, že zabudol si kúpiť banjo a nechal ju spadnúť na zem.</text:span></text:span></text:p>
        <text:p text:style-name="P20"><text:span text:style-name="CharStyle4"><text:span text:style-name="T35">V celku nebol on sám vinný, že bol taký. Veď všetky predavačky večer o siedmej sa usmievaly na neho a dávaly mu preddavky. Nemohol za to, že ztratil všetky Želkine listy, i ten, v</text:span></text:span><text:span text:style-name="CharStyle4"><text:span text:style-name="T1"> </text:span></text:span><text:span text:style-name="CharStyle4"><text:span text:style-name="T20">k</text:span></text:span><text:span text:style-name="CharStyle4"><text:span text:style-name="T35">torom ho nazvala svojim nosorožcom. Zima bola taká, že nútila zabúdať a predstieral, že mnoho dáva. Laco chodil po uliciach, pýtal sa Laca Novomeského, ktorý náhodou išiel okolo, že kde býva, policajta u divadla na adresu nádražia a pána dr. Fábryho, najbohatšieho pravotára v Bratislave.</text:span></text:span></text:p>
        <text:p text:style-name="P20"><text:span text:style-name="CharStyle4"><text:span text:style-name="T35">Keď prišiel domov, nič ho nevítalo. A náhle si spomenul, že je 20. januára a že Želka má narodzeniny. Sadol si chytro k stolu a napísal jej list.</text:span></text:span></text:p>
        <text:p text:style-name="P20"><text:span text:style-name="CharStyle4"><text:span text:style-name="T35">Drahá</text:span></text:span><text:span text:style-name="CharStyle4"><text:span text:style-name="T1">!</text:span></text:span></text:p>
        <text:p text:style-name="P20"><text:span text:style-name="CharStyle4"><text:span text:style-name="T35">Mám Ti písať veselý list a som veľmi smutný. Prečo som smutný? Snáď preto, že Sparta prehrala včerajší zápas, alebo, že som nečítal včerajšie Národnie Noviny. Z okna vidím stromy, pokryté bielym snehom, sú ako pred piatimi rokmi v Trenčíne, keď som bol prvý raz v zlej vôli. Vtedy som dostal štvorku zo slovenčiny,</text:span></text:span><text:span text:style-name="CharStyle4"><text:span text:style-name="T1"> </text:span></text:span><text:span text:style-name="CharStyle4"><text:span text:style-name="T35">lebo som povedal, že Ivan Krasko je zlý básnik. Neviem, prečo som to povedal, snáď preto, že som ťa ešte nepoznal.</text:span></text:span></text:p>
        <text:p text:style-name="P20"><text:span text:style-name="CharStyle4"><text:span text:style-name="T35">Moja izba je chladná, ako Tvoj včerajší pozdrav, ktorý som si nezaslúžil. Rozmýšľal som práve nad tým, koľko pravopisných chýb si spravila v pozvánke a nespozoroval som ťa. Ja ti to však odpúšťam, i ten pozdrav, i tie chyby, lebo tebe neodpustiť by bolo hriechom. Všetci hrdinovia odpúšťajú a je to pekné.</text:span></text:span></text:p>
        <text:p text:style-name="P20"><text:soft-page-break/><text:span text:style-name="CharStyle4"><text:span text:style-name="T35">Dnes ráno som rozmýšľal, akým sviatkom sú narodzeniny, či smutným a či veselým. Neprišiel som však na to. Mne sú tvoje narodzeniny smutným sviatkom, lebo nemôžem byť sám s tebou. Všetky tetky sedia teraz zaiste u vás, i tvoje priateľky sú ako stredoškolskí profesori, viem, že sa mi smejú za chrbtom. </text:span></text:span><text:span text:style-name="CharStyle4"><text:span text:style-name="T52">A</text:span></text:span><text:span text:style-name="CharStyle4"><text:span text:style-name="T35"> ja by som tak rád byť s tebou a s jarom, ktoré príde. Cítim teplo stúpať vo mne a vrecká mám plné darov. Teraz by som Ti vedel mnoho rozprávať a pekne. Nebo je karmínové, doma otec práve číta Bibliu a zamilované dievčatá práve zažíhajú lampy. Oh, Želka, koľko by som ti mal toho povedať, aj gratulovať by som ti mal.</text:span></text:span></text:p>
        <text:p text:style-name="P20"><text:span text:style-name="CharStyle4"><text:span text:style-name="T35">Ah, áno, aj gratulovať by som ti mal, preto Ti vlastne píšem. Tak pekne, ako to vie Chesterto</text:span></text:span><text:span text:style-name="CharStyle4"><text:span text:style-name="T20">n</text:span></text:span><text:span text:style-name="CharStyle4"><text:span text:style-name="T35">. Ako to len píše? Neviem už, nečítal som ho už dávno. Nečítam už vôbec, od včera. Myslím radšej na fialky, které Ti budem čoskoro posielať. A potom na Tvoju fotografiu, ktorú som niekde ztratil. Tá fotografia, je mi jej naozaj ľúto. Snáď som ju nechal na prednáške v primaciálnom paláci, keď ten Ramses prednášal. Bol naozaj smiešny, musím Ti napísať, čo sa stalo, ba nie, radšej Ti to porozprávam, ústne. Prídem radšej po večeri k Vám, teším sa už na to, je to veľmi veselé</text:span></text:span><text:span text:style-name="CharStyle4"><text:span text:style-name="T1">.</text:span></text:span><text:span text:style-name="CharStyle4"><text:span text:style-name="T35"> Prečo som zrazu tak veselý? Neviem. Snáď zato, že po večeri budem s Tebou.</text:span></text:span></text:p>
        <text:p text:style-name="P11"><text:span text:style-name="CharStyle27"><text:span text:style-name="T59"/></text:span></text:p>
        <text:p text:style-name="P3"><text:span text:style-name="CharStyle4"><text:span text:style-name="T35">VI</text:span></text:span><text:span text:style-name="CharStyle4"><text:span text:style-name="T53">I.</text:span></text:span></text:p>
        <text:p text:style-name="P14"><text:span text:style-name="CharStyle4"><text:span text:style-name="T53"/></text:span></text:p>
        <text:p text:style-name="P20"><text:span text:style-name="CharStyle4"><text:span text:style-name="T35">Chvíľku bolo ticho, len chvíľku, lebo potom znova všetky továrne pískaly. V tú chvíľku Laco zachytil Poznanie</text:span></text:span><text:span text:style-name="CharStyle4"><text:span text:style-name="T1">.</text:span></text:span><text:span text:style-name="CharStyle4"><text:span text:style-name="T35"> S červenými lícami myslel na Tutanchamona, ktorého svet zase zabudnul. Hanbil sa za svet a preto si zapísal do notesa „Tutanchamon, náprava“, ako šiestoročný gymnazista meno Marienky. Niečo </text:span></text:span><text:soft-page-break/><text:span text:style-name="CharStyle4"><text:span text:style-name="T35">vstúpilo do izby a to ho učinilo nešťastným. Bola to snáď vôňa figovníkov, ktoré práve kvitly niekde v Afrike alebo niekoľko akkordov z H</text:span></text:span><text:span text:style-name="CharStyle4"><text:span text:style-name="T1">ä</text:span></text:span><text:span text:style-name="CharStyle4"><text:span text:style-name="T35">ndelovho Orat</text:span></text:span><text:span text:style-name="CharStyle4"><text:span text:style-name="T21">o</text:span></text:span><text:span text:style-name="CharStyle4"><text:span text:style-name="T35">ria. Bolo ešte ďaleko od jara, ale on už myslel naň, ako dievča na mladšieho frajera, za ktorého sa musí príjemne hanbiť.</text:span></text:span></text:p>
        <text:p text:style-name="P20"><text:span text:style-name="CharStyle4"><text:span text:style-name="T35">Desaťtisíc hviezd tej noci nesvietilo nadarmo. Laco sa rozhodnul učiniť koniec so sebou a </text:span></text:span><text:span text:style-name="CharStyle4"><text:span text:style-name="T1">sv</text:span></text:span><text:span text:style-name="CharStyle4"><text:span text:style-name="T35">o</text:span></text:span><text:span text:style-name="CharStyle4"><text:span text:style-name="T1">j</text:span></text:span><text:span text:style-name="CharStyle4"><text:span text:style-name="T35">ím </text:span></text:span><text:span text:style-name="CharStyle4"><text:span text:style-name="T53">z</text:span></text:span><text:span text:style-name="CharStyle4"><text:span text:style-name="T35">l</text:span></text:span><text:span text:style-name="CharStyle4"><text:span text:style-name="T1">ý</text:span></text:span><text:span text:style-name="CharStyle4"><text:span text:style-name="T35">m </text:span></text:span><text:span text:style-name="CharStyle4"><text:span text:style-name="T1">j</text:span></text:span><text:span text:style-name="CharStyle4"><text:span text:style-name="T21">a</text:span></text:span><text:span text:style-name="CharStyle4"><text:span text:style-name="T35">, ako Wi</text:span></text:span><text:span text:style-name="CharStyle4"><text:span text:style-name="T53">l</text:span></text:span><text:span text:style-name="CharStyle4"><text:span text:style-name="T35">son s</text:span></text:span><text:span text:style-name="CharStyle4"><text:span text:style-name="T1"> </text:span></text:span><text:span text:style-name="CharStyle4"><text:span text:style-name="T35">Nemeckom, keď videl, že </text:span></text:span><text:span text:style-name="CharStyle4"><text:span text:style-name="T1">h</text:span></text:span><text:span text:style-name="CharStyle4"><text:span text:style-name="T35">o neuposlúchne. Vedel, že krivdil a krivd</text:span></text:span><text:span text:style-name="CharStyle4"><text:span text:style-name="T53">í</text:span></text:span><text:span text:style-name="CharStyle4"><text:span text:style-name="T1"> </text:span></text:span><text:span text:style-name="CharStyle4"><text:span text:style-name="T35">Želke a vedel, že sa s ňou rozíde. Bol preto nešťastný. Trochu zlata, trochu plaču bolo vo vzduchu, básnici nezadržiteľne spali, dvorní blázni smútili. A na Dunaji nebolo lodi, ba ani len </text:span></text:span><text:span text:style-name="CharStyle4"><text:span text:style-name="T1">je</text:span></text:span><text:span text:style-name="CharStyle4"><text:span text:style-name="T35">dnej plachetnice s červenou plachtou.</text:span></text:span></text:p>
        <text:p text:style-name="P20"><text:span text:style-name="CharStyle4"><text:span text:style-name="T35">So srdcom prekypujúcim nehou vydal sa na prechádzku.</text:span></text:span></text:p>
        <text:p text:style-name="P20"><text:span text:style-name="CharStyle4"><text:span text:style-name="T35">Desaťtisíc hviezd tej noci nesvietilo nadarmo. </text:span></text:span><text:span text:style-name="CharStyle4"><text:span text:style-name="T1">Č</text:span></text:span><text:span text:style-name="CharStyle4"><text:span text:style-name="T35">ínski hvezdári prečítali si článok 131 versailleskej mierovej smluvy a radili sa o osude Lacovom. Tak boli zabratí do toho, že zabudli na Floridu, na M</text:span></text:span><text:span text:style-name="CharStyle4"><text:span text:style-name="T1">i</text:span></text:span><text:span text:style-name="CharStyle4"><text:span text:style-name="T21">a</text:span></text:span><text:span text:style-name="CharStyle4"><text:span text:style-name="T35">mi-</text:span></text:span><text:span text:style-name="CharStyle4"><text:span text:style-name="T53">Beach a </text:span></text:span><text:span text:style-name="CharStyle4"><text:span text:style-name="T35">všetky ti</text:span></text:span><text:span text:style-name="CharStyle4"><text:span text:style-name="T53">e </text:span></text:span><text:span text:style-name="CharStyle4"><text:span text:style-name="T35">krás</text:span></text:span><text:span text:style-name="CharStyle4"><text:span text:style-name="T21">n</text:span></text:span><text:span text:style-name="CharStyle4"><text:span text:style-name="T35">é mestá</text:span></text:span><text:span text:style-name="CharStyle4"><text:span text:style-name="T1">,</text:span></text:span><text:span text:style-name="CharStyle4"><text:span text:style-name="T35"> ktoré </text:span></text:span><text:span text:style-name="CharStyle4"><text:span text:style-name="T1">u</text:span></text:span><text:span text:style-name="CharStyle4"><text:span text:style-name="T35">ragán spust</text:span></text:span><text:span text:style-name="CharStyle4"><text:span text:style-name="T1">oš</text:span></text:span><text:span text:style-name="CharStyle4"><text:span text:style-name="T35">il </text:span></text:span><text:span text:style-name="CharStyle4"><text:span text:style-name="T1">a </text:span></text:span><text:span text:style-name="CharStyle4"><text:span text:style-name="T35">kt</text:span></text:span><text:span text:style-name="CharStyle4"><text:span text:style-name="T21">o</text:span></text:span><text:span text:style-name="CharStyle4"><text:span text:style-name="T35">r</text:span></text:span><text:span text:style-name="CharStyle4"><text:span text:style-name="T21">ý</text:span></text:span><text:span text:style-name="CharStyle4"><text:span text:style-name="T35">ch </text:span></text:span><text:span text:style-name="CharStyle4"><text:span text:style-name="T1">o</text:span></text:span><text:span text:style-name="CharStyle4"><text:span text:style-name="T35">s</text:span></text:span><text:span text:style-name="CharStyle4"><text:span text:style-name="T1">ud </text:span></text:span><text:span text:style-name="CharStyle4"><text:span text:style-name="T21">nel</text:span></text:span><text:span text:style-name="CharStyle4"><text:span text:style-name="T35"> </text:span></text:span><text:span text:style-name="CharStyle4"><text:span text:style-name="T1">a</text:span></text:span><text:span text:style-name="CharStyle4"><text:span text:style-name="T35">ko expresionistick</text:span></text:span><text:span text:style-name="CharStyle4"><text:span text:style-name="T1">á b</text:span></text:span><text:span text:style-name="CharStyle4"><text:span text:style-name="T35">áseň. 500</text:span></text:span><text:span text:style-name="CharStyle4"><text:span text:style-name="T1"> </text:span></text:span><text:span text:style-name="CharStyle4"><text:span text:style-name="T21">r</text:span></text:span><text:span text:style-name="CharStyle4"><text:span text:style-name="T1">a</text:span></text:span><text:span text:style-name="CharStyle4"><text:span text:style-name="T35">kv</text:span></text:span><text:span text:style-name="CharStyle4"><text:span text:style-name="T53">í</text:span></text:span><text:span text:style-name="CharStyle4"><text:span text:style-name="T1"> </text:span></text:span><text:span text:style-name="CharStyle4"><text:span text:style-name="T35">mimo spoločných hrobov, 200 mili</text:span></text:span><text:span text:style-name="CharStyle4"><text:span text:style-name="T21">o</text:span></text:span><text:span text:style-name="CharStyle4"><text:span text:style-name="T35">nov dolárov škody a lynchovanie ctihodného negra Williama Barkera, hyeny mŕtvol zaplňovaly noviny, plačúce dolárové slzy v osobitných vydaniach a zarmútily Laca. Všetko znelo plačom a nárekom, Laco bol prekvapený, že nebo je ešte stále tej istej farby a dievčatá sa prechádzajú v pároch na ulici.</text:span></text:span></text:p>
        <text:p text:style-name="P20"><text:span text:style-name="CharStyle4"><text:span text:style-name="T35">Náhle zazrel Želku. Išla sama, mala pokojnú tvár, sťa by bola na všetko prichystaná. Dohonil ju.</text:span></text:span></text:p>
        <text:p text:style-name="P20"><text:span text:style-name="CharStyle4"><text:span text:style-name="T35">„Želka.“</text:span></text:span></text:p>
        <text:p text:style-name="P20"><text:span text:style-name="CharStyle4"><text:span text:style-name="T35">Servus, Laco, čo robíš?“</text:span></text:span></text:p>
        <text:p text:style-name="P46"><text:soft-page-break/><text:span text:style-name="CharStyle4"><text:span text:style-name="T35">„Prechádzam sa. A ty kam ideš?“</text:span></text:span></text:p>
        <text:p text:style-name="P55"><text:span text:style-name="CharStyle4"><text:span text:style-name="T35">„Idem si niečo kúpiť.“</text:span></text:span></text:p>
        <text:p text:style-name="P20"><text:span text:style-name="CharStyle4"><text:span text:style-name="T35">Laco nevedel, </text:span></text:span><text:span text:style-name="CharStyle4"><text:span text:style-name="T21">o</text:span></text:span><text:span text:style-name="CharStyle4"><text:span text:style-name="T35"> čom sa má s ňou rozprávať. Dopoludnia sa mali stretnúť, on však nedostavil sa na ushovorené miesto. Bál sa byť s ňou. A teraz tak zrazu sa stretli, bolo to veľmi nejemn</text:span></text:span><text:span text:style-name="CharStyle4"><text:span text:style-name="T1">é</text:span></text:span><text:span text:style-name="CharStyle4"><text:span text:style-name="T35">, tým viac, že mu Želka nič nevytýkala.</text:span></text:span></text:p>
        <text:p text:style-name="P20"><text:span text:style-name="CharStyle4"><text:span text:style-name="T35">„Želka, ty sa ani nehneváš, že som dopoludnia neprišiel na </text:span></text:span><text:span text:style-name="CharStyle4"><text:span text:style-name="T1">re</text:span></text:span><text:span text:style-name="CharStyle4"><text:span text:style-name="T35">ndez-vous?“</text:span></text:span></text:p>
        <text:p text:style-name="P20"><text:span text:style-name="CharStyle4"><text:span text:style-name="T35">„Prečo by som sa mala hnevať? Si pánom svojej vôle, rob si, čo chceš,“ odpovedala,</text:span></text:span></text:p>
        <text:p text:style-name="P20"><text:span text:style-name="CharStyle4"><text:span text:style-name="T35">„To je veľmi divné. Tak hovoríš, ako keby ti nezáležalo na mne, sťa by si ma už vôbec nemilovala.“</text:span></text:span></text:p>
        <text:p text:style-name="P20"><text:span text:style-name="CharStyle4"><text:span text:style-name="T35">„Kedy som ti povedala, že ťa milujem?</text:span></text:span><text:span text:style-name="CharStyle4"><text:span text:style-name="T1">“</text:span></text:span><text:span text:style-name="CharStyle4"><text:span text:style-name="T35"> — smiala sa Želka.</text:span></text:span></text:p>
        <text:p text:style-name="P20"><text:span text:style-name="CharStyle4"><text:span text:style-name="T35">„Máš pravdu. A je to naozaj veľmi smutné. Behám za tebou, ako blázon, ako korteš za poslanectvom a ty sa mi vysmievaš.“</text:span></text:span></text:p>
        <text:p text:style-name="P20"><text:span text:style-name="CharStyle4"><text:span text:style-name="T35">„Dnes si veru dokázal, ako beháš,“ popudzov</text:span></text:span><text:span text:style-name="CharStyle4"><text:span text:style-name="T1">a</text:span></text:span><text:span text:style-name="CharStyle4"><text:span text:style-name="T35">l</text:span></text:span><text:span text:style-name="CharStyle4"><text:span text:style-name="T1">a</text:span></text:span><text:span text:style-name="CharStyle4"><text:span text:style-name="T35"> ho znova Želka.</text:span></text:span></text:p>
        <text:p text:style-name="P20"><text:span text:style-name="CharStyle4"><text:span text:style-name="T35">„Teda ma nemiluješ?“</text:span></text:span></text:p>
        <text:p text:style-name="P20"><text:span text:style-name="CharStyle4"><text:span text:style-name="T35">„Nie.“</text:span></text:span></text:p>
        <text:p text:style-name="P20"><text:span text:style-name="CharStyle4"><text:span text:style-name="T35">„Prečo?“</text:span></text:span></text:p>
        <text:p text:style-name="P20"><text:span text:style-name="CharStyle4"><text:span text:style-name="T35">„Lebo,“ znela večne tá istá ženská odpoveď. „Ale mám ťa zato rada ako priateľa. Dobre, že sme sa stretli, chystám sa ti to už niekoľko dní povedať.</text:span></text:span></text:p>
        <text:p text:style-name="P20"><text:span text:style-name="CharStyle4"><text:span text:style-name="T35">„Ja ti však nechcem byť len priateľom, takým dobrým, sprostým priateľom, ako je Igor.“</text:span></text:span></text:p>
        <text:p text:style-name="P20"><text:span text:style-name="CharStyle4"><text:span text:style-name="T35">„Tak ľutujem.“</text:span></text:span></text:p>
        <text:p text:style-name="P20"><text:span text:style-name="CharStyle4"><text:span text:style-name="T35">„To znamená?“</text:span></text:span></text:p>
        <text:p text:style-name="P20"><text:soft-page-break/><text:span text:style-name="CharStyle4"><text:span text:style-name="T35">Želka neodpovedala. Stiskla pery a dívala sa uprene pred seba</text:span></text:span><text:span text:style-name="CharStyle4"><text:span text:style-name="T1">.</text:span></text:span><text:span text:style-name="CharStyle4"><text:span text:style-name="T35"> Bolo ťažko uhádnuť, čo sa odohráva v nej. Laco šiel, ako omráčený, myslel na severnú žiaru, za ktorou zatúžil zrazu a nie na to, čo sa stalo</text:span></text:span><text:span text:style-name="CharStyle4"><text:span text:style-name="T1">.</text:span></text:span></text:p>
        <text:p text:style-name="P20"><text:span text:style-name="CharStyle4"><text:span text:style-name="T35">„Teda koniec?“</text:span></text:span></text:p>
        <text:p text:style-name="P20"><text:span text:style-name="CharStyle4"><text:span text:style-name="T35">Zasa neodpovedala. Laco sa pozrel na ňu pátrav</text:span></text:span><text:span text:style-name="CharStyle4"><text:span text:style-name="T21">e</text:span></text:span><text:span text:style-name="CharStyle4"><text:span text:style-name="T35">, ako kapitán ponorky na more, ale nezbadal nič, nerozumel ničomu. Obrátil sa a zanechal Želku bez pozdravu, snáď na niekoľko dní, snáď na večnosť.</text:span></text:span></text:p>
        <text:p text:style-name="P20"><text:span text:style-name="CharStyle4"><text:span text:style-name="T35">Piati exekútori sa v tej minúte zastrelili a nikto o tom nevedel. Lebo všetko išlo ďalej svojim riadnym behom, ako karavána po smrti poháňača ťavy, ako loď, ktorá prežila búrku, lebo bola prichystaná na ňu. Laco cítil vopred, že sa povadí so Želkou, preto ho to neprekvapilo. Svet zmenil farbu, Laco si kúpil novú voňavku, nové dosky na gramof</text:span></text:span><text:span text:style-name="CharStyle4"><text:span text:style-name="T21">o</text:span></text:span><text:span text:style-name="CharStyle4"><text:span text:style-name="T35">n a nevedel, čo sa stalo, ako ten, ktorý prežil zemetrasenie a nezbadal ešte jeho následky.</text:span></text:span></text:p>
        <text:p text:style-name="P5"><text:span text:style-name="CharStyle37"><text:span text:style-name="T1"/></text:span></text:p>
        <text:p text:style-name="P3"><text:span text:style-name="CharStyle4"><text:span text:style-name="T35">VIII.</text:span></text:span></text:p>
        <text:p text:style-name="P20"><text:span text:style-name="CharStyle4"><text:span text:style-name="T35"/></text:span></text:p>
        <text:p text:style-name="P48"><text:span text:style-name="CharStyle4"><text:span text:style-name="T35">Koniec bol už Aranjuezským krásnym dňom.</text:span></text:span></text:p>
        <text:p text:style-name="P20"><text:span text:style-name="CharStyle4"><text:span text:style-name="T35">Laco myslel, že otvorila sa</text:span></text:span><text:span text:style-name="CharStyle4"><text:span text:style-name="T1"> </text:span></text:span><text:span text:style-name="CharStyle4"><text:span text:style-name="T35">mu brána Svobody a bola to len brána Tvrdých Mesiacov. Šiel k Mikšíkovi kúpiť si klassikov. Pýtal si v koži viazané vydanie listov Cicerona, Plinia mladšieho, svätého Gregora z Nazianu, listov Gueza de Balzac, madame </text:span></text:span><text:span text:style-name="CharStyle4"><text:span text:style-name="T1">d</text:span></text:span><text:span text:style-name="CharStyle4"><text:span text:style-name="T35">e Sévigné, madame de Maintenon a perských. Nemali ich však. Mali len „Listy o slepých, pre potrebu tých, ktorí vidia“ od Diderota. A tie sa mu nepáčily. Kúpil si radšej romány Margueritteov.</text:span></text:span></text:p>
        <text:p text:style-name="P20"><text:soft-page-break/><text:span text:style-name="CharStyle4"><text:span text:style-name="T35">Začalo sa to, ako v utorok, čakal list z domu a myslel si, že je znova voľný. </text:span></text:span><text:span text:style-name="CharStyle4"><text:span text:style-name="T54">Č</text:span></text:span><text:span text:style-name="CharStyle4"><text:span text:style-name="T35">o všetko to znamená byť voľný! Môcť i iné dievčatá bozkávať, potulovať sa bez obmedzenia, smieť zavrieť oči pred obrazmi a hovoriť nenútene o krásach ženského tela. Koľko nových pôvabov mu priniesla svoboda. Myslel na dievča, ktoré päť minút šlo pred ním korzom a chcelo sa vydávať. Len ruku natiahnuť, dohoniť ju a už má príležitosť s kým sa rozprávať o krásach Finska. To všetko možno učiniť, keď je človek voľný. Laco si pískal fanfáry z Libuše, aby všetci ľudia videli, že mnoho sa zmenilo. A rozhodnu</text:span></text:span><text:span text:style-name="CharStyle4"><text:span text:style-name="T1">l</text:span></text:span><text:span text:style-name="CharStyle4"><text:span text:style-name="T35"> sa k mnohému, rozhodn</text:span></text:span><text:span text:style-name="CharStyle4"><text:span text:style-name="T22">ul</text:span></text:span><text:span text:style-name="CharStyle4"><text:span text:style-name="T35"> sa, </text:span></text:span><text:span text:style-name="CharStyle4"><text:span text:style-name="T22">ž</text:span></text:span><text:span text:style-name="CharStyle4"><text:span text:style-name="T35">e bude študovať Voltaira, prečíta všetkých filozofov a pôjde za námorníka.</text:span></text:span></text:p>
        <text:p text:style-name="P20"><text:span text:style-name="CharStyle4"><text:span text:style-name="T35">Na Descartesa myslel, keď išiel do plavárne, keď skočil do vody, spomenul si, že musí prečítať i Mark </text:span></text:span><text:span text:style-name="CharStyle4"><text:span text:style-name="T1">Tw</text:span></text:span><text:span text:style-name="CharStyle4"><text:span text:style-name="T35">aina i B</text:span></text:span><text:span text:style-name="CharStyle4"><text:span text:style-name="T1">re</text:span></text:span><text:span text:style-name="CharStyle4"><text:span text:style-name="T35">t Har</text:span></text:span><text:span text:style-name="CharStyle4"><text:span text:style-name="T1">te</text:span></text:span><text:span text:style-name="CharStyle4"><text:span text:style-name="T35">ho. Mená dávno zabudnutých priateľov si pripomínal znova a rozhodol sa, že im pošle navštívenky. Bol nadšený svojimi myšlienkami. Ochutnával nový pocit hltave, ako cudzinci zmrzlinu v Neapoli. Nie, v plavárni nemohol ostať, bola príliš banálna pre jeho city. Sluhovi dal päť korún a päť dní staré číslo „Slovenského Národa“, obliekol sa rýchle a vyšiel von.</text:span></text:span></text:p>
        <text:p text:style-name="P20"><text:span text:style-name="CharStyle4"><text:span text:style-name="T35">Jemný dážď sial vodu na ulice, vzduch bol plný myšlienok. Išiel do Alžb</text:span></text:span><text:span text:style-name="CharStyle4"><text:span text:style-name="T1">e</text:span></text:span><text:span text:style-name="CharStyle4"><text:span text:style-name="T35">tky, sadol si a chcel napísať p</text:span></text:span><text:span text:style-name="CharStyle4"><text:span text:style-name="T1">oje</text:span></text:span><text:span text:style-name="CharStyle4"><text:span text:style-name="T35">dnanie o starožitnostiach v Bratislave. Nútil sa však do toho márne. Predstavil si, že už päť redaktorov čaká na jeho článok, ale ani to nepomohlo. Papier však musel počmárať, aspoň svoje meno chcel naň napísať. Tedy písa</text:span></text:span><text:span text:style-name="CharStyle4"><text:span text:style-name="T1">l</text:span></text:span><text:span text:style-name="CharStyle4"><text:span text:style-name="T35">:</text:span></text:span><text:span text:style-name="CharStyle4"><text:span text:style-name="T1"> „</text:span></text:span><text:span text:style-name="CharStyle4"><text:span text:style-name="T22">Č</text:span></text:span><text:span text:style-name="CharStyle4"><text:span text:style-name="T35">lovek vidí v svojom dievča</text:span></text:span><text:span text:style-name="CharStyle4"><text:span text:style-name="T1">ti</text:span></text:span><text:span text:style-name="CharStyle4"><text:span text:style-name="T35"> celý ženský rod a k</text:span></text:span><text:span text:style-name="CharStyle4"><text:span text:style-name="T54">e</text:span></text:span><text:span text:style-name="CharStyle4"><text:span text:style-name="T35">ď nemiluje, myslí si, že ho nemilujú ženy. To je </text:span></text:span><text:span text:style-name="CharStyle4"><text:span text:style-name="T54">v</text:span></text:span><text:span text:style-name="CharStyle4"><text:span text:style-name="T35">šak mýln</text:span></text:span><text:span text:style-name="CharStyle4"><text:span text:style-name="T1">é</text:span></text:span><text:span text:style-name="CharStyle4"><text:span text:style-name="T35">. Lebo ž</text:span></text:span><text:span text:style-name="CharStyle4"><text:span text:style-name="T1">i</text:span></text:span><text:span text:style-name="CharStyle4"><text:span text:style-name="T35">en je na svete skoro toľko, ako mužov a každá žena je schopná milovať i viac mužov, t</text:span></text:span><text:span text:style-name="CharStyle4"><text:span text:style-name="T54">e</text:span></text:span><text:span text:style-name="CharStyle4"><text:span text:style-name="T35">da lásky je na svete dos</text:span></text:span><text:span text:style-name="CharStyle4"><text:span text:style-name="T22">ť </text:span></text:span><text:span text:style-name="CharStyle4"><text:span text:style-name="T35">pre každého</text:span></text:span><text:span text:style-name="CharStyle4"><text:span text:style-name="T1">.</text:span></text:span><text:span text:style-name="CharStyle4"><text:span text:style-name="T35"> Každý</text:span></text:span><text:span text:style-name="CharStyle60"><text:span text:style-name="T1"> </text:span></text:span><text:span text:style-name="CharStyle4"><text:span text:style-name="T35">m</text:span></text:span><text:span text:style-name="CharStyle25"><text:span text:style-name="T1">už</text:span></text:span><text:span text:style-name="CharStyle25"><text:span text:style-name="T35"> nájde ženu, o ktorej si mysl</text:span></text:span><text:span text:style-name="CharStyle4"><text:span text:style-name="T1">í,</text:span></text:span><text:span text:style-name="CharStyle4"><text:span text:style-name="T35"> že ho miluje</text:span></text:span><text:span text:style-name="CharStyle4"><text:span text:style-name="T1">, </text:span></text:span><text:span text:style-name="CharStyle4"><text:span text:style-name="T35">i keď by bol </text:span></text:span><text:soft-page-break/><text:span text:style-name="CharStyle4"><text:span text:style-name="T35">hrbatý. Žena mu povie, že hrb </text:span></text:span><text:span text:style-name="CharStyle4"><text:span text:style-name="T22">h</text:span></text:span><text:span text:style-name="CharStyle4"><text:span text:style-name="T35">o robí zaujímavým a je </text:span></text:span><text:span text:style-name="CharStyle4"><text:span text:style-name="T1">d</text:span></text:span><text:span text:style-name="CharStyle4"><text:span text:style-name="T35">obre, keď je i s</text:span></text:span><text:span text:style-name="CharStyle4"><text:span text:style-name="T1">ám o</text:span></text:span><text:span text:style-name="CharStyle4"><text:span text:style-name="T35"> tom presvedčený.“</text:span></text:span></text:p>
        <text:p text:style-name="P20"><text:span text:style-name="CharStyle4"><text:span text:style-name="T35">Naproti oknu každú chvíľku prešla električka, kurzíva nového veku. Niekedy závodila s autom, v ktorom sedelo p</text:span></text:span><text:span text:style-name="CharStyle4"><text:span text:style-name="T54">äť</text:span></text:span><text:span text:style-name="CharStyle4"><text:span text:style-name="T35"> dievčat, všetky mladé a krásné. Laco miloval ich všetky, aby </text:span></text:span><text:span text:style-name="CharStyle4"><text:span text:style-name="T22">í</text:span></text:span><text:span text:style-name="CharStyle4"><text:span text:style-name="T35">ch však nepovadil medzi sebou, prestal na ne myslieť. Pozrel sa na biliardy, na ktorých bolo päť gúľ a piati ľudia stáli okolo. Jedon z nich hral dobre, to bol zaiste prokurista zo Živnostenskej banky. Tí ostatní nevedeli nič, lebo boli to študenti, ktorí milovali. Laco zavrel oči. </text:span></text:span><text:span text:style-name="CharStyle4"><text:span text:style-name="T1">A</text:span></text:span><text:span text:style-name="CharStyle4"><text:span text:style-name="T35"> očakával dievča, ktoré príde predávať hodvábne punčochy. Prišlo však k nemu iné dievča v nových šatoch a starom klobúku, pýtala sa ho, či dovolí, aby si k nemu sadla. Laco vedel</text:span></text:span><text:span text:style-name="CharStyle4"><text:span text:style-name="T1">, </text:span></text:span><text:span text:style-name="CharStyle4"><text:span text:style-name="T35">že Príležitosť si sadala k nemu.</text:span></text:span></text:p>
        <text:p text:style-name="P31"><text:span text:style-name="CharStyle4"><text:span text:style-name="T35">„Slečna,“ oslovil ju, „viete vy, že ženy sú ako Gordiusov uzol, treba ich rozlúštiť rýchle a r</text:span></text:span><text:span text:style-name="CharStyle4"><text:span text:style-name="T1">á</text:span></text:span><text:span text:style-name="CharStyle4"><text:span text:style-name="T22">zn</text:span></text:span><text:span text:style-name="CharStyle4"><text:span text:style-name="T35">e</text:span></text:span><text:span text:style-name="CharStyle4"><text:span text:style-name="T1">?“</text:span></text:span></text:p>
        <text:p text:style-name="P20"><text:span text:style-name="CharStyle4"><text:span text:style-name="T35">Slečna sa smiala a odpovedala: „Volám sa Bella a nechodím na univerzitu. Nerozumiem ešte všetkému.“</text:span></text:span></text:p>
        <text:p text:style-name="P20"><text:span text:style-name="CharStyle4"><text:span text:style-name="T35">„Ale Bella, drahá Bella, ešte ste si neujasnili Vás pomer k všetkému, </text:span></text:span><text:span text:style-name="CharStyle4"><text:span text:style-name="T54">č</text:span></text:span><text:span text:style-name="CharStyle4"><text:span text:style-name="T35">o je okolo nás? Ako je to možné?“</text:span></text:span></text:p>
        <text:p text:style-name="P20"><text:span text:style-name="CharStyle4"><text:span text:style-name="T35">„Nie, nerozumiem Vás dobre,“ odpovedala Bella. „Ste snáď moderný slovenský básnik?“</text:span></text:span></text:p>
        <text:p text:style-name="P20"><text:span text:style-name="CharStyle4"><text:span text:style-name="T35">„Bella, vy stelesňujete starú Bratislavu.“</text:span></text:span></text:p>
        <text:p text:style-name="P20"><text:span text:style-name="CharStyle4"><text:span text:style-name="T35">Vrhla na neho krátky pohľad, stiahla si sukne nižšie a usmiala sa úsmevom, ktorý spriateľuje rozvadených.</text:span></text:span></text:p>
        <text:p text:style-name="P20"><text:span text:style-name="CharStyle4"><text:span text:style-name="T35">„Bella, nemyslíte si, že budete raz kráľovnou Siamu?“</text:span></text:span></text:p>
        <text:p text:style-name="P20"><text:soft-page-break/><text:span text:style-name="CharStyle4"><text:span text:style-name="T35">Usmiala sa zasa </text:span></text:span><text:span text:style-name="CharStyle4"><text:span text:style-name="T1">n</text:span></text:span><text:span text:style-name="CharStyle4"><text:span text:style-name="T35">ovým úsmevom. Mala škálu tridsa</text:span></text:span><text:span text:style-name="CharStyle4"><text:span text:style-name="T1">ť</text:span></text:span><text:span text:style-name="CharStyle4"><text:span text:style-name="T35"> </text:span></text:span><text:span text:style-name="CharStyle4"><text:span text:style-name="T22">ú</text:span></text:span><text:span text:style-name="CharStyle4"><text:span text:style-name="T35">smevov, Laco to už vedel. „Prečo? Nemyslíte si, že je to trocha absurdné?“ </text:span></text:span><text:span text:style-name="CharStyle4"><text:span text:style-name="T1">od</text:span></text:span><text:span text:style-name="CharStyle4"><text:span text:style-name="T35">pov</text:span></text:span><text:span text:style-name="CharStyle4"><text:span text:style-name="T1">ed</text:span></text:span><text:span text:style-name="CharStyle4"><text:span text:style-name="T35">ala. A usmiala sa štvrtým</text:span></text:span><text:span text:style-name="CharStyle4"><text:span text:style-name="T1"> </text:span></text:span><text:span text:style-name="CharStyle4"><text:span text:style-name="T35">úsmevom, ktorý bol ako ráno v H</text:span></text:span><text:span text:style-name="CharStyle4"><text:span text:style-name="T22">a</text:span></text:span><text:span text:style-name="CharStyle4"><text:span text:style-name="T35">wai. Aké môžu b</text:span></text:span><text:span text:style-name="CharStyle4"><text:span text:style-name="T54">y</text:span></text:span><text:span text:style-name="CharStyle4"><text:span text:style-name="T22">ť </text:span></text:span><text:span text:style-name="CharStyle4"><text:span text:style-name="T35">t</text:span></text:span><text:span text:style-name="CharStyle4"><text:span text:style-name="T1">i</text:span></text:span><text:span text:style-name="CharStyle4"><text:span text:style-name="T22">e</text:span></text:span><text:span text:style-name="CharStyle4"><text:span text:style-name="T1"> </text:span></text:span><text:span text:style-name="CharStyle4"><text:span text:style-name="T35">ostatné?</text:span></text:span></text:p>
        <text:p text:style-name="P20"><text:span text:style-name="CharStyle4"><text:span text:style-name="T35">„Bývam v Kapitulskej ulici“ povedal Laco, vzal si zimník a utiekol, aby nevyčerpal behom jedného odpoludnia celú jej zásobu.</text:span></text:span></text:p>
        <text:p text:style-name="P20"><text:span text:style-name="CharStyle4"><text:span text:style-name="T35">Dážď neprestal ešte. Laco šiel domo</text:span></text:span><text:span text:style-name="CharStyle4"><text:span text:style-name="T1">v </text:span></text:span><text:span text:style-name="CharStyle4"><text:span text:style-name="T35">a myslel na Želku, ktorú už ani mak nemal rád. Tri mesiace ju poznal, tri mesiace nemyslel na osud farmerov v Argentíne. Tak dlhý čas neočakával nič, mimo Želky. Aká chudobná časť jeho života</text:span></text:span><text:span text:style-name="CharStyle4"><text:span text:style-name="T1">!</text:span></text:span><text:span text:style-name="CharStyle4"><text:span text:style-name="T35"> Hanbil by sa za ňu aj najposlednejší kuli zo Šanghaju.</text:span></text:span></text:p>
        <text:p text:style-name="P20"><text:span text:style-name="CharStyle4"><text:span text:style-name="T35">Laco bol príliš rozpustený. Bol ako politik, ktorého vylúčili zo strany a myslí si, že musí</text:span></text:span><text:span text:style-name="CharStyle27"><text:span text:style-name="T1"> </text:span></text:span><text:span text:style-name="CharStyle4"><text:span text:style-name="T1">n</text:span></text:span><text:span text:style-name="CharStyle4"><text:span text:style-name="T35">a ňu nadávať</text:span></text:span><text:span text:style-name="CharStyle4"><text:span text:style-name="T1">.</text:span></text:span><text:span text:style-name="CharStyle4"><text:span text:style-name="T35"> Vonku bola ešte z</text:span></text:span><text:span text:style-name="CharStyle4"><text:span text:style-name="T1">i</text:span></text:span><text:span text:style-name="CharStyle4"><text:span text:style-name="T35">ma, </text:span></text:span><text:span text:style-name="CharStyle4"><text:span text:style-name="T54">o</text:span></text:span><text:span text:style-name="CharStyle4"><text:span text:style-name="T35">n myslel však, že má v srdci jaro. </text:span></text:span><text:span text:style-name="CharStyle4"><text:span text:style-name="T54">A</text:span></text:span><text:span text:style-name="CharStyle4"><text:span text:style-name="T35"> to aj hrobári vedia, že to nie je možné. Číňanovi je predsa nemožné uraziť Mars, Slovákovi pochopiť Buddhu. A Laco toto chcel dokázať. Vyhľadal si v náučnom slovníku stať o Sidharta Sakya-Munim a rozpísal sa o Nirváne.</text:span></text:span></text:p>
        <text:p text:style-name="P20"><text:span text:style-name="CharStyle4"><text:span text:style-name="T35">„Nirvána je súhrn všetkej dokonalej krásy. V živote tomto ťažko ju však dosiahnuť</text:span></text:span><text:span text:style-name="CharStyle4"><text:span text:style-name="T1">.“</text:span></text:span></text:p>
        <text:p text:style-name="P20"><text:span text:style-name="CharStyle4"><text:span text:style-name="T35">„Hľadám ztratený čas, ako Proust.“</text:span></text:span></text:p>
        <text:p text:style-name="P20"><text:span text:style-name="CharStyle4"><text:span text:style-name="T35">„Hľadal som krásu na celkom falošných stopách, treba dohoniť, čo som zameškal.</text:span></text:span><text:span text:style-name="CharStyle4"><text:span text:style-name="T1">“</text:span></text:span></text:p>
        <text:p text:style-name="P32"><text:span text:style-name="CharStyle4"><text:span text:style-name="T35">Vo </text:span></text:span><text:span text:style-name="CharStyle4"><text:span text:style-name="T1">vš</text:span></text:span><text:span text:style-name="CharStyle4"><text:span text:style-name="T22">etk</text:span></text:span><text:span text:style-name="CharStyle4"><text:span text:style-name="T1">om </text:span></text:span><text:span text:style-name="CharStyle4"><text:span text:style-name="T22">jestvuje </text:span></text:span><text:span text:style-name="CharStyle4"><text:span text:style-name="T35">dokonalosť a dokonalosť je krása.</text:span></text:span><text:span text:style-name="CharStyle4"><text:span text:style-name="T1">“</text:span></text:span></text:p>
        <text:p text:style-name="P20"><text:span text:style-name="CharStyle4"><text:span text:style-name="T35">„Dokonalá harm</text:span></text:span><text:span text:style-name="CharStyle4"><text:span text:style-name="T22">o</text:span></text:span><text:span text:style-name="CharStyle4"><text:span text:style-name="T35">nia </text:span></text:span><text:span text:style-name="CharStyle4"><text:span text:style-name="T22">v</text:span></text:span><text:span text:style-name="CharStyle4"><text:span text:style-name="T35"> láske je jedna z najväčších rozkoší, krás. (Rozkoš a krása je tiež jedno</text:span></text:span><text:span text:style-name="CharStyle4"><text:span text:style-name="T1">.</text:span></text:span><text:span text:style-name="CharStyle4"><text:span text:style-name="T35">)“</text:span></text:span></text:p>
        <text:p text:style-name="P20"><text:span text:style-name="CharStyle4"><text:span text:style-name="T1">„I</text:span></text:span><text:span text:style-name="CharStyle4"><text:span text:style-name="T35"> dokonalosť ťažko dosiahnuť. Ale možno sa jej aspoň priblížiť.“</text:span></text:span></text:p>
        <text:p text:style-name="P20"><text:soft-page-break/><text:span text:style-name="CharStyle53"><text:span text:style-name="T1">„</text:span></text:span><text:span text:style-name="CharStyle53"><text:span text:style-name="T22">I </text:span></text:span><text:span text:style-name="CharStyle4"><text:span text:style-name="T1">v</text:span></text:span><text:span text:style-name="CharStyle4"><text:span text:style-name="T35"> mrzkost</text:span></text:span><text:span text:style-name="CharStyle4"><text:span text:style-name="T22">i</text:span></text:span><text:span text:style-name="CharStyle4"><text:span text:style-name="T35"> je krása. Vo všetkom je krása, len nie každý ju vidí.“</text:span></text:span></text:p>
        <text:p text:style-name="P20"><text:span text:style-name="CharStyle4"><text:span text:style-name="T35">„Čím viac krás a rozkoší vidíme, dosiahneme a cítime, tým viac sa priblížime už v živote tomto k stav</text:span></text:span><text:span text:style-name="CharStyle4"><text:span text:style-name="T1">u</text:span></text:span><text:span text:style-name="CharStyle4"><text:span text:style-name="T35">, ktorý sa nazýva Nirvána.“</text:span></text:span></text:p>
        <text:p text:style-name="P20"><text:span text:style-name="CharStyle4"><text:span text:style-name="T35">„Om mani padme hum.“</text:span></text:span></text:p>
        <text:p text:style-name="P20"><text:span text:style-name="CharStyle4"><text:span text:style-name="T35">Keď toto napísal, myslel si, že formuloval pevné stanovisko voči všetkým zjavom sveta.</text:span></text:span></text:p>
        <text:p text:style-name="P20"><text:span text:style-name="CharStyle4"><text:span text:style-name="T35">Tisíc dievčat v meste zažalo lampu. Chystaly sa písať maďarské listy a nemyslely na Laca. On však predsa očakával niečo. </text:span></text:span><text:span text:style-name="CharStyle4"><text:span text:style-name="T54">Ó</text:span></text:span><text:span text:style-name="CharStyle4"><text:span text:style-name="T35"> mesiac, ktorý postriebr</text:span></text:span><text:span text:style-name="CharStyle4"><text:span text:style-name="T1">uje</text:span></text:span><text:span text:style-name="CharStyle4"><text:span text:style-name="T35">š Dunaj a klameš ho, vietor, ktorý nehovoríš o vlhkom temne baní, lebo ich neznáš, vy svetlá, utešujúce sa vlastnou žiarou a kaviarne, sťa bruchá Molochov, príďte všetci a vysvetlite Lacovi, </text:span></text:span><text:span text:style-name="CharStyle4"><text:span text:style-name="T1">čo je ži</text:span></text:span><text:span text:style-name="CharStyle4"><text:span text:style-name="T35">vot</text:span></text:span><text:span text:style-name="CharStyle4"><text:span text:style-name="T1">.</text:span></text:span><text:span text:style-name="CharStyle4"><text:span text:style-name="T35"> Lebo on očakáva niečo, snáď, že dom začne horieť a zachráni krásné dievča, že neznámy A</text:span></text:span><text:span text:style-name="CharStyle4"><text:span text:style-name="T54">m</text:span></text:span><text:span text:style-name="CharStyle4"><text:span text:style-name="T35">erikán príde a daruje mu 100 mili</text:span></text:span><text:span text:style-name="CharStyle4"><text:span text:style-name="T22">o</text:span></text:span><text:span text:style-name="CharStyle4"><text:span text:style-name="T35">nov dolárov, že zrazu bude vedieť hrať najkrajšie na svete na husliach. Očakával niečo a zabudol, že v dvadsiatom storočí sa divy dejú len v kine. On však nemyslel teraz na to, myslel, že všetko je možné, teraz, čo sa v</text:span></text:span><text:span text:style-name="CharStyle4"><text:span text:style-name="T1">š</text:span></text:span><text:span text:style-name="CharStyle4"><text:span text:style-name="T35">etko zmenilo v jeho živote. Lebo aj piesne na gramof</text:span></text:span><text:span text:style-name="CharStyle4"><text:span text:style-name="T54">o</text:span></text:span><text:span text:style-name="CharStyle4"><text:span text:style-name="T35">ne znel</text:span></text:span><text:span text:style-name="CharStyle4"><text:span text:style-name="T22">y</text:span></text:span><text:span text:style-name="CharStyle4"><text:span text:style-name="T35"> ináč, domovník ho od niekoľkých dní ináč pozdravoval a cigaretle mal</text:span></text:span><text:span text:style-name="CharStyle4"><text:span text:style-name="T22">y</text:span></text:span><text:span text:style-name="CharStyle4"><text:span text:style-name="T35"> novú chuť. Pirandello celkom iné kusy písal, než predtým, Miguel Unamuno a Ramon Gomez de la Serna dali sa na detektívne romány. Všetko sa muselo zmeniť, Laco nečakal ďalej, ale išiel sa presvedčiť, či vskutku sa tak stalo. Utekal ulicami a chcel vedieť, či filozofi ešte filozofujú, či v Slovenskom Národnom Divadle hrajú Nemci, či na Korunovačnom námestí nestojí ešte nový pomník.</text:span></text:span></text:p>
        <text:p text:style-name="P20"><text:span text:style-name="CharStyle4"><text:span text:style-name="T35">Vo svete je mnoho mužov a žien a mnoho</text:span></text:span><text:span text:style-name="CharStyle27"><text:span text:style-name="T35"> </text:span></text:span><text:span text:style-name="CharStyle4"><text:span text:style-name="T35">p</text:span></text:span><text:span text:style-name="CharStyle4"><text:span text:style-name="T1">e</text:span></text:span><text:span text:style-name="CharStyle4"><text:span text:style-name="T35">rmu</text:span></text:span><text:span text:style-name="CharStyle4"><text:span text:style-name="T22">t</text:span></text:span><text:span text:style-name="CharStyle4"><text:span text:style-name="T35">ačných možností </text:span></text:span><text:span text:style-name="CharStyle4"><text:span text:style-name="T1">v</text:span></text:span><text:span text:style-name="CharStyle4"><text:span text:style-name="T35"> láske</text:span></text:span><text:span text:style-name="CharStyle4"><text:span text:style-name="T1">.</text:span></text:span><text:span text:style-name="CharStyle4"><text:span text:style-name="T35"> </text:span></text:span><text:span text:style-name="CharStyle4"><text:span text:style-name="T1">Každá</text:span></text:span><text:span text:style-name="CharStyle4"><text:span text:style-name="T35"> p</text:span></text:span><text:span text:style-name="CharStyle4"><text:span text:style-name="T1">ermu</text:span></text:span><text:span text:style-name="CharStyle4"><text:span text:style-name="T35">tácia však</text:span></text:span><text:span text:style-name="CharStyle4"><text:span text:style-name="T54"> </text:span></text:span><text:span text:style-name="CharStyle4"><text:span text:style-name="T35">neznej</text:span></text:span><text:span text:style-name="CharStyle4"><text:span text:style-name="T1">e j</text:span></text:span><text:span text:style-name="CharStyle4"><text:span text:style-name="T35">ednako dobre, na príkl</text:span></text:span><text:span text:style-name="CharStyle4"><text:span text:style-name="T1">a</text:span></text:span><text:span text:style-name="CharStyle4"><text:span text:style-name="T35">d a, </text:span></text:span><text:span text:style-name="CharStyle4"><text:span text:style-name="T22">b</text:span></text:span><text:span text:style-name="CharStyle4"><text:span text:style-name="T35"> zneje krajšie, </text:span></text:span><text:span text:style-name="CharStyle4"><text:span text:style-name="T1">ne</text:span></text:span><text:span text:style-name="CharStyle4"><text:span text:style-name="T35">ž b, </text:span></text:span><text:soft-page-break/><text:span text:style-name="CharStyle4"><text:span text:style-name="T35">a</text:span></text:span><text:span text:style-name="CharStyle4"><text:span text:style-name="T1">.</text:span></text:span><text:span text:style-name="CharStyle4"><text:span text:style-name="T35"> To však Laco ne</text:span></text:span><text:span text:style-name="CharStyle4"><text:span text:style-name="T22">v</text:span></text:span><text:span text:style-name="CharStyle4"><text:span text:style-name="T35">edel.</text:span></text:span></text:p>
        <text:p text:style-name="P3"><text:span text:style-name="CharStyle4"><text:span text:style-name="T35"/></text:span></text:p>
        <text:p text:style-name="P14"><text:span text:style-name="CharStyle4"><text:span text:style-name="T35">IX.</text:span></text:span></text:p>
        <text:p text:style-name="P20"><text:span text:style-name="CharStyle4"><text:span text:style-name="T35"/></text:span></text:p>
        <text:p text:style-name="P48"><text:span text:style-name="CharStyle4"><text:span text:style-name="T35">Bratislava bola zahalená závojom dáž</text:span></text:span><text:span text:style-name="CharStyle4"><text:span text:style-name="T54">ď</text:span></text:span><text:span text:style-name="CharStyle4"><text:span text:style-name="T35">a. Ulice boly mokré, odzrkadl</text:span></text:span><text:span text:style-name="CharStyle4"><text:span text:style-name="T1">o</text:span></text:span><text:span text:style-name="CharStyle4"><text:span text:style-name="T35">valy radostné svetlá lámp a výkladov</text:span></text:span><text:span text:style-name="CharStyle4"><text:span text:style-name="T1">.</text:span></text:span><text:span text:style-name="CharStyle4"><text:span text:style-name="T35"> Laco si mechanicky obliekol zimník a šiel sa prechádzať. Jemné kvapky </text:span></text:span><text:span text:style-name="CharStyle4"><text:span text:style-name="T1">dá</text:span></text:span><text:span text:style-name="CharStyle4"><text:span text:style-name="T35">žďa usadaly pomaly na jeho klobúk, kabát, na jeho myseľ. Laco sa prechádzal v dáždi a bol len </text:span></text:span><text:span text:style-name="CharStyle4"><text:span text:style-name="T1">je</text:span></text:span><text:span text:style-name="CharStyle4"><text:span text:style-name="T35">don z tých mnohých, ktorí toho večera nadstavovali rozpálené čelá mokrému počasiu.</text:span></text:span></text:p>
        <text:p text:style-name="P20"><text:span text:style-name="CharStyle4"><text:span text:style-name="T35">Prešiel raz hore-dolu korzom, chodil však príliš zamyslene, než aby mohol pozorovať okoloidúcich a tí vrážali do neho. Pomaly zabočil do Ventúrskej ulice, potom šiel Dlhou ulicou popri Dóme. Pri židovskej synagóge zasa bolo viac ľudí, ruchu a zlého zápachu. Na Rybnom námestí sa zastavil, nevedel, v ktorú stranu ísť. Obrátil sa vpravo a nevedel prečo. Pred ním sa o</text:span></text:span><text:span text:style-name="CharStyle4"><text:span text:style-name="T1">tv</text:span></text:span><text:span text:style-name="CharStyle4"><text:span text:style-name="T35">áraly malé uličky ghetta, židia s p</text:span></text:span><text:span text:style-name="CharStyle4"><text:span text:style-name="T1">aj</text:span></text:span><text:span text:style-name="CharStyle4"><text:span text:style-name="T35">chesami a v dlhých kaftanoch chodili okolo, dívali sa na neho podozriv</text:span></text:span><text:span text:style-name="CharStyle4"><text:span text:style-name="T22">e</text:span></text:span><text:span text:style-name="CharStyle4"><text:span text:style-name="T35"> a vyhýbali mu. Laco šiel popri úzkom rožnom domčeku, ktorý kreslia tak často maliari bratislavskí a nemyslel na to, že je to zaujímavý dom.</text:span></text:span></text:p>
        <text:p text:style-name="P20"><text:span text:style-name="CharStyle4"><text:span text:style-name="T35">T</text:span></text:span><text:span text:style-name="CharStyle4"><text:span text:style-name="T1">e</text:span></text:span><text:span text:style-name="CharStyle4"><text:span text:style-name="T35">n večer bol smutný, ten večer mnohí chlapci d</text:span></text:span><text:span text:style-name="CharStyle4"><text:span text:style-name="T22">a</text:span></text:span><text:span text:style-name="CharStyle4"><text:span text:style-name="T35">l</text:span></text:span><text:span text:style-name="CharStyle4"><text:span text:style-name="T22">i </text:span></text:span><text:span text:style-name="CharStyle4"><text:span text:style-name="T35">sv</text:span></text:span><text:span text:style-name="CharStyle4"><text:span text:style-name="T22">o</text:span></text:span><text:span text:style-name="CharStyle4"><text:span text:style-name="T35">jim dievčatám výpoveď. Všetci pravo</text:span></text:span><text:span text:style-name="CharStyle4"><text:span text:style-name="T1">tá</text:span></text:span><text:span text:style-name="CharStyle4"><text:span text:style-name="T35">ri mesta</text:span></text:span><text:span text:style-name="CharStyle4"><text:span text:style-name="T1"> si</text:span></text:span><text:span text:style-name="CharStyle4"><text:span text:style-name="T35"> lámali hlavu nad složitými</text:span></text:span><text:span text:style-name="CharStyle27"><text:span text:style-name="T59"> </text:span></text:span><text:span text:style-name="CharStyle4"><text:span text:style-name="T35">kauzami a nevedeli prísť k východisku. V Redute nádejní slovenskí básnici si zúfale priznávali, že nie sú schopní niečo poriadneho napísať a objednali si cocktail za posledné peniaze.</text:span></text:span></text:p>
        <text:p text:style-name="P20"><text:span text:style-name="CharStyle4"><text:span text:style-name="T35">Laco tiež nevedel poriadne rozmýšlať, v hlave mal chaos, myšlienky sa vynorovaly a ihneď sa ztratily, ako vôňa, ako gáfor, prv, než ich mohol zachytiť. </text:span></text:span><text:soft-page-break/><text:span text:style-name="CharStyle4"><text:span text:style-name="T35">Tmavé ulice </text:span></text:span><text:span text:style-name="CharStyle4"><text:span text:style-name="T1">pôso</text:span></text:span><text:span text:style-name="CharStyle4"><text:span text:style-name="T35">bily na jeho myseľ svojou tajuplnosťou. Cez špinavé okenné tabule obchodov presvitaly matné svetlá petrolejových lámp. Dnu pomedzi starými hábmi, predvojennými pohľadnicami, zamiakmi a nádejami na bohatstvo sedeli starí židia a čítali Talm</text:span></text:span><text:span text:style-name="CharStyle4"><text:span text:style-name="T1">ud</text:span></text:span><text:span text:style-name="CharStyle4"><text:span text:style-name="T35">. V jednom obchode svietila elektrická žiarovka, tam bolo viac ľudí, ktorí žive gestikulovali, </text:span></text:span><text:span text:style-name="CharStyle4"><text:span text:style-name="T1">je</text:span></text:span><text:span text:style-name="CharStyle4"><text:span text:style-name="T35">don z nich nemal kaftan, ale zimník s kožušinovým golierom. </text:span></text:span><text:span text:style-name="CharStyle4"><text:span text:style-name="T1">A</text:span></text:span><text:span text:style-name="CharStyle4"><text:span text:style-name="T35"> auto stálo pred vchodom domu.</text:span></text:span></text:p>
        <text:p text:style-name="P20"><text:span text:style-name="CharStyle4"><text:span text:style-name="T35">Laco šiel ďalej, myslel na čie</text:span></text:span><text:span text:style-name="CharStyle4"><text:span text:style-name="T54">rn</text:span></text:span><text:span text:style-name="CharStyle4"><text:span text:style-name="T35">ooké židovské dievčatá, ktoré v tých domoch bývajú, podvečer sa dívajú na šedú vodu Dunaja, v piatok sa modlia pri sedmiramennom svietniku a nedajú sa kresťanom milovať. Myslel na mystiku, ktorá obostiera tento svet a ktorá pôsobí, že i pouličné lampy sa zdajú byť inakšími, než inde a zápach, ktorý vychádza z domov, je zaujímavý. Potom zastenal, prišlo mu na um, že so </text:span></text:span><text:span text:style-name="CharStyle4"><text:span text:style-name="T1">Ž</text:span></text:span><text:span text:style-name="CharStyle4"><text:span text:style-name="T35">elkou je už koniec, celkom koniec, že už nepôjde cukríky kupovať a odprevádzať ju večer Kozou ulicou. Cítil skoro telesnú bolesť v návale zúfalstva.</text:span></text:span></text:p>
        <text:p text:style-name="P20"><text:span text:style-name="CharStyle4"><text:span text:style-name="T35">Dážď padal stále, jeho bolesť ho ukolísala</text:span></text:span><text:span text:style-name="CharStyle4"><text:span text:style-name="T1">, </text:span></text:span><text:span text:style-name="CharStyle4"><text:span text:style-name="T35">pred ním sa vynoril kostol svätej Trojice. Svetlá</text:span></text:span><text:span text:style-name="CharStyle4"><text:span text:style-name="T1">,</text:span></text:span><text:span text:style-name="CharStyle4"><text:span text:style-name="T35"> v</text:span></text:span><text:span text:style-name="CharStyle4"><text:span text:style-name="T1">rá</text:span></text:span><text:span text:style-name="CharStyle4"><text:span text:style-name="T35">žaly znova do jeho očí a niekoľko automobilov prešlo okolo, plných dievčat, ktoré sa chys</text:span></text:span><text:span text:style-name="CharStyle4"><text:span text:style-name="T22">t</text:span></text:span><text:span text:style-name="CharStyle4"><text:span text:style-name="T35">aly kvitnúť.</text:span></text:span></text:p>
        <text:p text:style-name="P20"><text:span text:style-name="CharStyle4"><text:span text:style-name="T35">Pár krokov pred ním šlo dievča, malo punčochy telovej farby, zaiste hodvábne, a postriekané blatom. Šla neisto, ako by nevedela kam a Laco vedel, že sa volá Bella a že si sadla raz k jeho stolu v Alž</text:span></text:span><text:span text:style-name="CharStyle4"><text:span text:style-name="T1">bet</text:span></text:span><text:span text:style-name="CharStyle4"><text:span text:style-name="T35">ke. Zavolal na ňu. „Oh, Bella.“ Tá sa obrátila gestom Lady Hamiltonovej.</text:span></text:span></text:p>
        <text:p text:style-name="P20"><text:span text:style-name="CharStyle4"><text:span text:style-name="T35">„Odkiaľ vás poznám? Aha, z Alžbetky. Ale vtedy ste mali inú kravatu.“</text:span></text:span></text:p>
        <text:p text:style-name="P20"><text:span text:style-name="CharStyle4"><text:span text:style-name="T35">„Bella drahá, tykaj mi a poď so mnou do divadla.“</text:span></text:span></text:p>
        <text:p text:style-name="P20"><text:span text:style-name="CharStyle4"><text:span text:style-name="T35">„Do divadla? Už je neskoro. Poďme radšej niekde na čiernu.“</text:span></text:span></text:p>
        <text:p text:style-name="P20"><text:soft-page-break/><text:span text:style-name="CharStyle4"><text:span text:style-name="T35">Bella zaiste cítila, že sa stretne s Lacom a preto mala času ísť s ním. A mimo toho práve včera ju zanechal milenec, odišiel aj so zlatými hodinkami a sľúbeným opossumovým mantlom. Bol to však celkom priemerný človek, dedinský advokát a preto neplakala za ním.</text:span></text:span></text:p>
        <text:p text:style-name="P20"><text:span text:style-name="CharStyle4"><text:span text:style-name="T35">Laco myslel si, že má niekoho, komu sa môže vyponosovať. „Pozri, B</text:span></text:span><text:span text:style-name="CharStyle4"><text:span text:style-name="T1">el</text:span></text:span><text:span text:style-name="CharStyle4"><text:span text:style-name="T35">la, súď sama, aký som </text:span></text:span><text:span text:style-name="CharStyle4"><text:span text:style-name="T54">j</text:span></text:span><text:span text:style-name="CharStyle4"><text:span text:style-name="T35">a mizerný človek. Povadil som sa s mojim dievčaťom, </text:span></text:span><text:span text:style-name="CharStyle4"><text:span text:style-name="T1">—</text:span></text:span><text:span text:style-name="CharStyle4"><text:span text:style-name="T35"> oh, to sa stáva, </text:span></text:span><text:span text:style-name="CharStyle4"><text:span text:style-name="T1">— </text:span></text:span><text:span text:style-name="CharStyle4"><text:span text:style-name="T22">a</text:span></text:span><text:span text:style-name="CharStyle4"><text:span text:style-name="T35">le ja som sa celkom povadil. A neposlal som jej ani vitriol na rozlúčku.“</text:span></text:span></text:p>
        <text:p text:style-name="P20"><text:span text:style-name="CharStyle4"><text:span text:style-name="T35">Bella upotrebila svoj sedemnásty úsmev z oddelenia </text:span></text:span><text:span text:style-name="CharStyle4"><text:span text:style-name="T1">„</text:span></text:span><text:span text:style-name="CharStyle4"><text:span text:style-name="T35">prekvapená radosť“. „To je dobre, že ste neposlali. Moje priateľky sa raz obli</text:span></text:span><text:span text:style-name="CharStyle4"><text:span text:style-name="T1">ev</text:span></text:span><text:span text:style-name="CharStyle4"><text:span text:style-name="T35">aly vitriolom, ale to nebolo vkusné. Potom vy ste mužský a vitriol je predsa len doménou žien.“</text:span></text:span></text:p>
        <text:p text:style-name="P20"><text:span text:style-name="CharStyle4"><text:span text:style-name="T35">„Bella, prečo mi vykáš?“</text:span></text:span></text:p>
        <text:p text:style-name="P20"><text:span text:style-name="CharStyle4"><text:span text:style-name="T35">„Oh, však vám už tykám.“</text:span></text:span></text:p>
        <text:p text:style-name="P20"><text:span text:style-name="CharStyle4"><text:span text:style-name="T35">„Teda dobre. A počúvaj ďalej. V novembri som si zabudol svrchn</text:span></text:span><text:span text:style-name="CharStyle4"><text:span text:style-name="T1">í</text:span></text:span><text:span text:style-name="CharStyle4"><text:span text:style-name="T35">k na Devíne, teraz zasa blahopriať otcovi k meninám. Ani index nemám v poriadku a v piatok som sa narodil. No, čo povieš k tomu?“</text:span></text:span></text:p>
        <text:p text:style-name="P20"><text:span text:style-name="CharStyle4"><text:span text:style-name="T35">Bella neodpovedala nič, ale usmiala sa úsmevom číslo štrnásť. Nie čistých štrnásť, tak asi štrnásť a pol. „Poďme radšej niekde. Také </text:span></text:span><text:span text:style-name="CharStyle4"><text:span text:style-name="T1">s</text:span></text:span><text:span text:style-name="CharStyle4"><text:span text:style-name="T35">mutné veci ma nezaujímajú.“ Podivne dobrá filozofka bola.</text:span></text:span></text:p>
        <text:p text:style-name="P20"><text:span text:style-name="CharStyle4"><text:span text:style-name="T35">Laco ju zaviedol domov a postavil samovar. Keď nalieval vodu, spýtal sa j</text:span></text:span><text:span text:style-name="CharStyle4"><text:span text:style-name="T54">e</text:span></text:span><text:span text:style-name="CharStyle4"><text:span text:style-name="T35">j: „Prečo ťa to nezaujíma?“</text:span></text:span></text:p>
        <text:p text:style-name="P20"><text:span text:style-name="CharStyle4"><text:span text:style-name="T35">„Že prečo? Veď sama mám dosť trápenia, nechce sa mi vypočuť i iných</text:span></text:span><text:span text:style-name="CharStyle4"><text:span text:style-name="T1">,</text:span></text:span><text:span text:style-name="CharStyle4"><text:span text:style-name="T35">“</text:span></text:span></text:p>
        <text:p text:style-name="P20"><text:span text:style-name="CharStyle4"><text:span text:style-name="T35">„Veľmi dobre, ty si zlaté dievča, objavila si A</text:span></text:span><text:span text:style-name="CharStyle4"><text:span text:style-name="T54">m</text:span></text:span><text:span text:style-name="CharStyle4"><text:span text:style-name="T35">eriku.“</text:span></text:span></text:p>
        <text:p text:style-name="P20"><text:span text:style-name="CharStyle4"><text:span text:style-name="T35">Bella sa skoro urazila. „Nič som neobjavila. A keď budete drzý, pôjdem hneď </text:span></text:span><text:soft-page-break/><text:span text:style-name="CharStyle4"><text:span text:style-name="T35">preč.“</text:span></text:span></text:p>
        <text:p text:style-name="P20"><text:span text:style-name="CharStyle4"><text:span text:style-name="T35">„Nechoď, drahá Bella, spustím radšej gramof</text:span></text:span><text:span text:style-name="CharStyle4"><text:span text:style-name="T54">o</text:span></text:span><text:span text:style-name="CharStyle4"><text:span text:style-name="T35">n a budem ti pískať. Čo máš rada?“</text:span></text:span></text:p>
        <text:p text:style-name="P20"><text:span text:style-name="CharStyle4"><text:span text:style-name="T35">„Čo? Dobrú cigaretlu najprv.“</text:span></text:span></text:p>
        <text:p text:style-name="P20"><text:span text:style-name="CharStyle4"><text:span text:style-name="T35">„Dobr</text:span></text:span><text:span text:style-name="CharStyle4"><text:span text:style-name="T1">ú</text:span></text:span><text:span text:style-name="CharStyle4"><text:span text:style-name="T35"> cigaretlu ? Ktorá unáša do hárem</text:span></text:span><text:span text:style-name="CharStyle4"><text:span text:style-name="T22">ov</text:span></text:span><text:span text:style-name="CharStyle4"><text:span text:style-name="T35">, peje o zakázaných slastiach? Cigaretla, k</text:span></text:span><text:span text:style-name="CharStyle4"><text:span text:style-name="T54">t</text:span></text:span><text:span text:style-name="CharStyle4"><text:span text:style-name="T1">o</text:span></text:span><text:span text:style-name="CharStyle4"><text:span text:style-name="T35">r</text:span></text:span><text:span text:style-name="CharStyle4"><text:span text:style-name="T22">e</text:span></text:span><text:span text:style-name="CharStyle4"><text:span text:style-name="T35">j dym kreslí paláce z Monte </text:span></text:span><text:span text:style-name="CharStyle4"><text:span text:style-name="T22">C</text:span></text:span><text:span text:style-name="CharStyle4"><text:span text:style-name="T35">ar</text:span></text:span><text:span text:style-name="CharStyle4"><text:span text:style-name="T22">l</text:span></text:span><text:span text:style-name="CharStyle4"><text:span text:style-name="T35">a? Nech sa ti páči</text:span></text:span><text:span text:style-name="CharStyle4"><text:span text:style-name="T1">“</text:span></text:span><text:span text:style-name="CharStyle4"><text:span text:style-name="T35"> a ponúknul ju Laurenskou. „A čo ešte?“</text:span></text:span></text:p>
        <text:p text:style-name="P20"><text:span text:style-name="CharStyle4"><text:span text:style-name="T35">„Dobrú pesničku.“</text:span></text:span></text:p>
        <text:p text:style-name="P20"><text:span text:style-name="CharStyle4"><text:span text:style-name="T35">„Hawajskú pesničku myslíš, pravda? Ktorá by bola taká, ako tvoj úsmev číslo štyri?“ Natiahol gramof</text:span></text:span><text:span text:style-name="CharStyle4"><text:span text:style-name="T22">o</text:span></text:span><text:span text:style-name="CharStyle4"><text:span text:style-name="T35">n a spustil Waters of Waikiki.</text:span></text:span></text:p>
        <text:p text:style-name="P20"><text:span text:style-name="CharStyle4"><text:span text:style-name="T35">„To je všetko?“</text:span></text:span></text:p>
        <text:p text:style-name="P20"><text:span text:style-name="CharStyle4"><text:span text:style-name="T35">„Asi všetko. Víno nechajme na zajtra.“</text:span></text:span></text:p>
        <text:p text:style-name="P20"><text:span text:style-name="CharStyle4"><text:span text:style-name="T35">„Bella, spomeň si. Je to skutočne všetko?“</text:span></text:span></text:p>
        <text:p text:style-name="P20"><text:span text:style-name="CharStyle4"><text:span text:style-name="T35">„Aha, máš pravdu. Tretie je: dobrý chlapec. Taký, ako si ty.“</text:span></text:span></text:p>
        <text:p text:style-name="P20"><text:span text:style-name="CharStyle4"><text:span text:style-name="T35">Pristúpila k nemu, privinula sa a nadstrčila ústa. Laco </text:span></text:span><text:span text:style-name="CharStyle4"><text:span text:style-name="T22">u</text:span></text:span><text:span text:style-name="CharStyle4"><text:span text:style-name="T35">sadil si ju do lona a položil hlavu na jej prsia. To bolo nádherné. Zažmúril si oči, cítil, že jaro má skutočne v srdci, v rukách, chcel vedieť, čo si myslí ona, to však sa nedozvedel, ako žiadon chlapec doteraz. Neznám</text:span></text:span><text:span text:style-name="CharStyle4"><text:span text:style-name="T1">e </text:span></text:span><text:span text:style-name="CharStyle4"><text:span text:style-name="T35">teplo sa kúpalo v neznámom svetle. Laco zabudol na Diderotove listy, na ples vo vládnej budov</text:span></text:span><text:span text:style-name="CharStyle4"><text:span text:style-name="T54">e</text:span></text:span><text:span text:style-name="CharStyle4"><text:span text:style-name="T35"> </text:span></text:span><text:span text:style-name="CharStyle4"><text:span text:style-name="T1">i</text:span></text:span><text:span text:style-name="CharStyle4"><text:span text:style-name="T35"> na matkinu starosť. Príroda zabudla volať k poslušnosti svoje deti, darmo písal Plat</text:span></text:span><text:span text:style-name="CharStyle4"><text:span text:style-name="T22">o</text:span></text:span><text:span text:style-name="CharStyle4"><text:span text:style-name="T35">n svoje spisy. Vlny tepla zaplňovaly izbu, množiac sa aritmetickým radom, samovar prí</text:span></text:span><text:span text:style-name="CharStyle4"><text:span text:style-name="T1">je</text:span></text:span><text:span text:style-name="CharStyle4"><text:span text:style-name="T35">mne mumlal, ako orientálny sen. Drevo v kachliach zapráskalo sťa vzpružujúci bič. Laco počúval prvý raz tlkot dievčenského srdca z tak blízka, znel divo a celkom poddajn</text:span></text:span><text:span text:style-name="CharStyle4"><text:span text:style-name="T22">e</text:span></text:span><text:span text:style-name="CharStyle4"><text:span text:style-name="T35">. Vtedy porozumel mnohým veciam, nad ktorými si často lámal márne hlavu predtým. Ve</text:span></text:span><text:span text:style-name="CharStyle4"><text:span text:style-name="T22">d</text:span></text:span><text:span text:style-name="CharStyle4"><text:span text:style-name="T35">el zrazu i to, </text:span></text:span><text:soft-page-break/><text:span text:style-name="CharStyle4"><text:span text:style-name="T35">že život by ne</text:span></text:span><text:span text:style-name="CharStyle4"><text:span text:style-name="T22">b</text:span></text:span><text:span text:style-name="CharStyle4"><text:span text:style-name="T35">ol životom bez horúcich ob</text:span></text:span><text:span text:style-name="CharStyle4"><text:span text:style-name="T54">jatí žien. Jemná</text:span></text:span><text:span text:style-name="CharStyle4"><text:span text:style-name="T1"> </text:span></text:span><text:span text:style-name="CharStyle4"><text:span text:style-name="T35">vôňa vystupovala </text:span></text:span><text:span text:style-name="CharStyle4"><text:span text:style-name="T1">z</text:span></text:span><text:span text:style-name="CharStyle4"><text:span text:style-name="T35"> jej vlasov, z j</text:span></text:span><text:span text:style-name="CharStyle4"><text:span text:style-name="T54">e</text:span></text:span><text:span text:style-name="CharStyle4"><text:span text:style-name="T35">j tela, on zavrel oči, aby lepšie mohol čuť jej srdce, a divil sa tomu, že srdce dievčat tak silne tlčie. Smädnými prstami hladkal jej hodvábom odeté ramená, cítil hore jej hlavu tesne u svojej a dole mnoho nôh, nevedel však, ktoré sú jeho. Cítil, že vonku tiahnu nebom ohromné mračná, ktorých tieň je príliš ťažká pre zem. Všetky jeho pocity, radosť, opojenie stávaly sa zrazu veľmi veľkými, že sa ich skoro zľakol. Spomenul si na to, čo povedal v Alžbetke Bel</text:span></text:span><text:span text:style-name="CharStyle4"><text:span text:style-name="T54">l</text:span></text:span><text:span text:style-name="CharStyle4"><text:span text:style-name="T35">e. — Ženy sú ako Gordiuso</text:span></text:span><text:span text:style-name="CharStyle4"><text:span text:style-name="T54">v</text:span></text:span><text:span text:style-name="CharStyle4"><text:span text:style-name="T35"> uzol, treba ich rozlúštiť rýchle a rázne. A on meškal</text:span></text:span><text:span text:style-name="CharStyle4"><text:span text:style-name="T1"> </text:span></text:span><text:span text:style-name="CharStyle4"><text:span text:style-name="T22">u</text:span></text:span><text:span text:style-name="CharStyle4"><text:span text:style-name="T35">ž tak dlho,</text:span></text:span><text:span text:style-name="CharStyle4"><text:span text:style-name="T1"> </text:span></text:span><text:span text:style-name="CharStyle4"><text:span text:style-name="T35">počúval</text:span></text:span><text:span text:style-name="CharStyle4"><text:span text:style-name="T1"> </text:span></text:span><text:span text:style-name="CharStyle4"><text:span text:style-name="T35">tlkot jej srdca, kochal sa v teple jej pŕs a chytal vôňu jej tela. </text:span></text:span><text:span text:style-name="CharStyle4"><text:span text:style-name="T1">Ľ</text:span></text:span><text:span text:style-name="CharStyle4"><text:span text:style-name="T35">akol sa, aby mu neunikla a pritlačil k sebe Bellu lepšie, tú Bellu, ktorá sa zasmiala úsmevom číslo tridsať a povedala ticho: „Ah, to bolí. Myslite trochu i na mňa.“</text:span></text:span></text:p>
        <text:p text:style-name="P20"><text:span text:style-name="CharStyle4"><text:span text:style-name="T35">Laco nerozumel, čo povedala. Či ho snáď hreší? Ale čoby. Bella sa smiala, bolo jej to všetko celkom prirodzené, cítila sa celkom dobre u Laca, objala ho okolo krku a nechcela ho čuť hovoriť. Privrela oči a nastal boj medzi ňou a Lacom, boj, v ktorom nebojuje poriadne ani jedon, v ktorom niet nepriateľov.</text:span></text:span></text:p>
        <text:p text:style-name="P20"><text:span text:style-name="CharStyle4"><text:span text:style-name="T35">Vo Viedni v ktoromsi divadle práve hrali Schitzlerov „Reigen“. Čiastka obecenstva sa dívala na javište so smädnou zvedavosťou, čiastka s od</text:span></text:span><text:span text:style-name="CharStyle4"><text:span text:style-name="T1">pore</text:span></text:span><text:span text:style-name="CharStyle4"><text:span text:style-name="T35">m a boli niektorí, ktorí povedali: „Čo chcete, i to je život.“ — Na javište sa spustila tma, opona spadla.</text:span></text:span></text:p>
        <text:p text:style-name="P10"><text:span text:style-name="CharStyle32"><text:span text:style-name="T1"/></text:span></text:p>
        <text:p text:style-name="P3"><text:span text:style-name="CharStyle44"><text:span text:style-name="T22">X</text:span></text:span><text:span text:style-name="CharStyle44"><text:span text:style-name="T1">.</text:span></text:span></text:p>
        <text:p text:style-name="P20"><text:span text:style-name="CharStyle4"><text:span text:style-name="T35"/></text:span></text:p>
        <text:p text:style-name="P48"><text:span text:style-name="CharStyle4"><text:span text:style-name="T35">Piatok je nešťastný deň. Piatok je deň, keď profesori zabudnú doma dáždnik, slečny od </text:span></text:span><text:span text:style-name="CharStyle4"><text:span text:style-name="T1">U</text:span></text:span><text:span text:style-name="CharStyle4"><text:span text:style-name="T35">nderwoodu pudrenku, keď bankári chcú špekulovať na akciach Tatry </text:span></text:span><text:soft-page-break/><text:span text:style-name="CharStyle4"><text:span text:style-name="T35">banky. V piatok ráno, keď sa Laco zobudil, roztrhal všetky svoje filozofické čmáraniny a objavil vetu: „Málo je spomienok.“ — Tie dni, mesiace v Bratislave preletely ako vietor nad Žitným Ostrovom, nemal na ne skoro žiadnych spomienok, do kt</text:span></text:span><text:span text:style-name="CharStyle4"><text:span text:style-name="T1">o</text:span></text:span><text:span text:style-name="CharStyle4"><text:span text:style-name="T35">rých </text:span></text:span><text:span text:style-name="CharStyle4"><text:span text:style-name="T1">b</text:span></text:span><text:span text:style-name="CharStyle4"><text:span text:style-name="T35">y sa mohol zachytiť, </text:span></text:span><text:span text:style-name="CharStyle4"><text:span text:style-name="T1">je</text:span></text:span><text:span text:style-name="CharStyle4"><text:span text:style-name="T35">stli len nie te</text:span></text:span><text:span text:style-name="CharStyle4"><text:span text:style-name="T1">n </text:span></text:span><text:span text:style-name="CharStyle4"><text:span text:style-name="T22">bôľ</text:span></text:span><text:span text:style-name="CharStyle4"><text:span text:style-name="T35">, ktorý počal hlodať v ňom, a ktorý sa usiloval zahlušiť. Tri mesiace strávené </text:span></text:span><text:span text:style-name="CharStyle4"><text:span text:style-name="T1">s</text:span></text:span><text:span text:style-name="CharStyle4"><text:span text:style-name="T35"> dievčaťom</text:span></text:span><text:span text:style-name="CharStyle4"><text:span text:style-name="T1">,</text:span></text:span><text:span text:style-name="CharStyle4"><text:span text:style-name="T35"> aký je to krátky č</text:span></text:span><text:span text:style-name="CharStyle4"><text:span text:style-name="T1">a</text:span></text:span><text:span text:style-name="CharStyle4"><text:span text:style-name="T35">s a plochý, ako horizont bez vrchov, ako reč pohľadov a stisknutí rúk, ostáva na ne len spomienka bozkov, ktoré nemožno dodatočne precítiť a ktoré nesbližujú, ba ani nevedia prikúzliť jej predstavu bez pomoci fotografie, malého daru a zapamätanej vety. Tie slová, ktoré kedysi povedala, celkom nevinne, nemysliac na to</text:span></text:span><text:span text:style-name="CharStyle4"><text:span text:style-name="T1">,</text:span></text:span><text:span text:style-name="CharStyle4"><text:span text:style-name="T35"> že jedine tie prežijú chladný súmrak, sa vracaly stále Lacovi v myseľ s pesničkou, tiež o</text:span></text:span><text:span text:style-name="CharStyle4"><text:span text:style-name="T54">d </text:span></text:span><text:span text:style-name="CharStyle4"><text:span text:style-name="T35">nej čutou. Lebo stane sa niekdy, že začujeme pesničku a zapamätáme si ju. Potom odpoludnia sme veselí, pískame si, samozrejme, že tú pesničku. Raz, dva, tri rázy. Potom chceme si zapískať „Pásol Jano tri voly“ a spozorujeme, že sa veľmi podobá na tú predošlú. A pískame stále tú istú, nechceme ju už a prichádza stále zpät, čujeme ju v šelestení krovia, v bzučaní automobilov, sme väzňami tej pesničky. Jedna pieseň, jedno meno, jeden malý dar ostal Lacovi z troch mesiacov, bolo toho tak málo, že nechcel radšej nič.</text:span></text:span></text:p>
        <text:p text:style-name="P33"><text:span text:style-name="CharStyle4"><text:span text:style-name="T35">Igor prichádzal každý deň k Lacovi, lebo bolo m</text:span></text:span><text:span text:style-name="CharStyle4"><text:span text:style-name="T22">u</text:span></text:span><text:span text:style-name="CharStyle4"><text:span text:style-name="T35"> ho ľúto.</text:span></text:span><text:span text:style-name="CharStyle4"><text:span text:style-name="T54">Tri mesiace lásky, to nie je </text:span></text:span><text:span text:style-name="CharStyle4"><text:span text:style-name="T35">nič, ale tri mesiace priateľstva znamená mnoho. Igor bol presvedčený o tom, že jeho povinnosťou </text:span></text:span><text:span text:style-name="CharStyle4"><text:span text:style-name="T1">je,</text:span></text:span><text:span text:style-name="CharStyle4"><text:span text:style-name="T35"> zachrániť Laca životu. Preto keď </text:span></text:span><text:span text:style-name="CharStyle4"><text:span text:style-name="T54">ši</text:span></text:span><text:span text:style-name="CharStyle4"><text:span text:style-name="T1">e</text:span></text:span><text:span text:style-name="CharStyle4"><text:span text:style-name="T22">l n</text:span></text:span><text:span text:style-name="CharStyle4"><text:span text:style-name="T35">i</text:span></text:span><text:span text:style-name="CharStyle4"><text:span text:style-name="T22">e</text:span></text:span><text:span text:style-name="CharStyle4"><text:span text:style-name="T35">kde, vždy sa stavil pre Laca a vytiahnul ho von z domu, keď nemohol byť s ním, posielal mu listy, za ktoré by sa nebol hanbil ani Poincaré. Listy plné životných právd a najvyššej filozofie, vždy preplnené novými nápadmi. Na príklad, radil Lacovi, aby si nechal fúzy rásť, to vraj </text:span></text:span><text:soft-page-break/><text:span text:style-name="CharStyle4"><text:span text:style-name="T35">hnevá terajšie dievčatá a nech si Želka myslí, že m</text:span></text:span><text:span text:style-name="CharStyle4"><text:span text:style-name="T54">u</text:span></text:span><text:span text:style-name="CharStyle4"><text:span text:style-name="T1"> </text:span></text:span><text:span text:style-name="CharStyle4"><text:span text:style-name="T35">na nej nezáleží viac. Keď ten nepristúpil na to, chcel ho zasa naviesť, aby si kúpil psa. Možno, že jeho nápady mal</text:span></text:span><text:span text:style-name="CharStyle4"><text:span text:style-name="T22">y</text:span></text:span><text:span text:style-name="CharStyle4"><text:span text:style-name="T35"> istú cenu, Laco však sa spieral ich splniť, chodil ďalej so sveseným nosom, ako predtým </text:span></text:span><text:span text:style-name="CharStyle4"><text:span text:style-name="T54">a čítal Zolove romány. Igor</text:span></text:span><text:span text:style-name="CharStyle4"><text:span text:style-name="T1"> </text:span></text:span><text:span text:style-name="CharStyle4"><text:span text:style-name="T35">sa rozhodnul teda k najkrajnejšiemu prostriedku, ktorý on nazýval „Labuťou piesňou lásky“. Zlákal Laca, ako na úvod, do Redoute baru a</text:span></text:span><text:span text:style-name="CharStyle27"><text:span text:style-name="T35"> </text:span></text:span><text:span text:style-name="CharStyle4"><text:span text:style-name="T35">usadil ho k dievčaťu, ktorej Laco nebol ochotný vyznávať lásku</text:span></text:span><text:span text:style-name="CharStyle4"><text:span text:style-name="T1">.</text:span></text:span><text:span text:style-name="CharStyle4"><text:span text:style-name="T35"> Aspoň zprvu. Neskôr pôsobily likéry, Laco se stal profesorom, vyložil dôkladne vznik zeme a užitočnosť </text:span></text:span><text:span text:style-name="CharStyle4"><text:span text:style-name="T1">Ve</text:span></text:span><text:span text:style-name="CharStyle4"><text:span text:style-name="T35">rneových románov pre mládež. Postupne sa premenil na poslanca a držal reč k voličom, nadávajúc na dane. </text:span></text:span><text:span text:style-name="CharStyle4"><text:span text:style-name="T54">Č</text:span></text:span><text:span text:style-name="CharStyle4"><text:span text:style-name="T35">o mu však neprekáželo v tom, aby sa vydával za profesionálneho tanečníka a predviedol budúce moderné tance. A keď mu Igor zaspieval: „Hej, Bože môj, ako je to, strávili sme spol</text:span></text:span><text:span text:style-name="CharStyle4"><text:span text:style-name="T1">u </text:span></text:span><text:span text:style-name="CharStyle4"><text:span text:style-name="T35">leto,“ sa rozplakal a vadil sa s ním, že zima, plná horúcej lásky, je najpôvabnejšou ročnou dobou.</text:span></text:span></text:p>
        <text:p text:style-name="P20"><text:span text:style-name="CharStyle4"><text:span text:style-name="T35">Igor zvíťazil. Nebolo</text:span></text:span><text:span text:style-name="CharStyle4"><text:span text:style-name="T1"> </text:span></text:span><text:span text:style-name="CharStyle4"><text:span text:style-name="T35">večera, aby</text:span></text:span><text:span text:style-name="CharStyle4"><text:span text:style-name="T1"> </text:span></text:span><text:span text:style-name="CharStyle4"><text:span text:style-name="T35">polnoc nezastihla Laca vo veselej spoločnosti. Vy bary, kaviarne, krčmy, vy mi to dosvedčíte. Lebo všade zanechal pamiatku, vspomienku na seba. V T</text:span></text:span><text:span text:style-name="CharStyle4"><text:span text:style-name="T1">os</text:span></text:span><text:span text:style-name="CharStyle4"><text:span text:style-name="T35">ca bare sa povadil s hlavným, keď mu dokazoval, že mal ísť radšej za ministra financií a toho to nezaujímalo, do Moderny si priniesol balalajku a chcel zabávať obecenstvo svojimi kompozíciami, vo Fedore, ach vo Fedore, to nemožno ani povedať, čo spravil. Bolo to skvostné, spieval árie z opier tak srdcervúcim hlasom, že dámy počaly plakať, k</text:span></text:span><text:span text:style-name="CharStyle4"><text:span text:style-name="T1">ľ</text:span></text:span><text:span text:style-name="CharStyle4"><text:span text:style-name="T35">akly si pred neho a prosily ho, aby len ich miloval. </text:span></text:span><text:span text:style-name="CharStyle4"><text:span text:style-name="T54">Č</text:span></text:span><text:span text:style-name="CharStyle4"><text:span text:style-name="T35">o mu pravdaže vynieslo revoltu pánov a nešetrné ukázanie dv</text:span></text:span><text:span text:style-name="CharStyle4"><text:span text:style-name="T1">i</text:span></text:span><text:span text:style-name="CharStyle4"><text:span text:style-name="T35">er, ale čiašnici, veľkí milovníci Pucciniho a Ve</text:span></text:span><text:span text:style-name="CharStyle4"><text:span text:style-name="T1">rd</text:span></text:span><text:span text:style-name="CharStyle4"><text:span text:style-name="T35">iho, ho prosili, aby sa len vrátil, keď bude inteligentnejšie obecenstvo. Večer všade, kde hrala cigánska kapela, bolo možno n</text:span></text:span><text:span text:style-name="CharStyle4"><text:span text:style-name="T22">a</text:span></text:span><text:span text:style-name="CharStyle4"><text:span text:style-name="T35">jsť Laca, aspoň na chvíľku, pozdravil sa s kamarátmi z predošlých </text:span></text:span><text:soft-page-break/><text:span text:style-name="CharStyle4"><text:span text:style-name="T35">večerov, povedal im kurs našej koruny v Curychu, výsledky fotbalových matchov, poradil im, kde možno najkrajšie hodvábne košele kúpiť. Laco s klobúkom stiahnutým do tváre, s pelerínou básnika, stal sa zaujímavým, denne dostal päť listov, zvúcich ho na randevú, všetky bratislavské obchody mu posielaly cenníky a reklamy a policajti ho pozdravovali významným stiahnutím obočí.</text:span></text:span></text:p>
        <text:p text:style-name="P20"><text:span text:style-name="CharStyle4"><text:span text:style-name="T35">Niekedy sa zamyslel, túžil za Želkou, chcel ju aspoň vidieť. Stal si na korzo, čakal ju, že snáď prejde, díval sa drz</text:span></text:span><text:span text:style-name="CharStyle4"><text:span text:style-name="T22">e</text:span></text:span><text:span text:style-name="CharStyle4"><text:span text:style-name="T35"> každej dáme do tváre, aby sa nezmýlil. Želka však nešla okolo. Potom začal chodiť usilovne do divadla, na koncerty, prednášky, však márne, nevidel ju nikde. Laco nechápal, ako je to možné, nestretnúť dievča, na ktoré tak pevne myslel. Predtým ju stretol cez deň nesčíselnekrá</text:span></text:span><text:span text:style-name="CharStyle4"><text:span text:style-name="T54">ť</text:span></text:span><text:span text:style-name="CharStyle4"><text:span text:style-name="T35">, vždy vtedy, keď ani nerátal na to a teraz ako keby ju bola zem zhltla. Snáď odcestovala? Kde ju má hľadať? V Oslo, Moskve, alebo v Barcelone? Ako ju n</text:span></text:span><text:span text:style-name="CharStyle4"><text:span text:style-name="T22">a</text:span></text:span><text:span text:style-name="CharStyle4"><text:span text:style-name="T35">jde medzi mili</text:span></text:span><text:span text:style-name="CharStyle4"><text:span text:style-name="T22">o</text:span></text:span><text:span text:style-name="CharStyle4"><text:span text:style-name="T35">nom dievčat? Bolo to strašné, išiel zabudnúť na ňu radšej do Secessionky, kde hrala dámska kapela pre hudobne netalentovaných.</text:span></text:span></text:p>
        <text:p text:style-name="P20"><text:span text:style-name="CharStyle4"><text:span text:style-name="T35">V</text:span></text:span><text:span text:style-name="CharStyle4"><text:span text:style-name="T1">í</text:span></text:span><text:span text:style-name="CharStyle4"><text:span text:style-name="T35">na bratislavských viech </text:span></text:span><text:span text:style-name="CharStyle4"><text:span text:style-name="T54">m</text:span></text:span><text:span text:style-name="CharStyle4"><text:span text:style-name="T35">aly pre Laca chuť mydla a destilovanej citrónovej šťavy, on ich však predsa pil vo väčších dávkach. Najradšej však chodil k peknej Lotti, kde našiel vždy spoločnosť na zapíjanie bôľu. </text:span></text:span><text:span text:style-name="CharStyle4"><text:span text:style-name="T1">V</text:span></text:span><text:span text:style-name="CharStyle4"><text:span text:style-name="T35">íno</text:span></text:span><text:span text:style-name="CharStyle25"><text:span text:style-name="T1"> </text:span></text:span><text:span text:style-name="CharStyle25"><text:span text:style-name="T35">pôs</text:span></text:span><text:span text:style-name="CharStyle25"><text:span text:style-name="T1">o</text:span></text:span><text:span text:style-name="CharStyle4"><text:span text:style-name="T35">bilo na neho rôzne, zprvu ho obveselilo, napodobň</text:span></text:span><text:span text:style-name="CharStyle4"><text:span text:style-name="T54">o</text:span></text:span><text:span text:style-name="CharStyle4"><text:span text:style-name="T35">val Chaplina, potom skormútilo, sedel ani vytesaný Praxitelom, vedľa neho jeho strážca, Igor, ktorý ho zabával citátmi z Wildea a ľudovými porekadlami. Boli nerozlučiteľnou dvojicou (čo všetko je schopný spraviť priateľ pre priateľa!), zatvárali všetky kaviarne, Dunaj, Terezia, Olšovského a keď prišlo ráno, so severným vetrom a spomienkou na Rusko uberali sa do Mignonky.</text:span></text:span></text:p>
        <text:p text:style-name="P20"><text:span text:style-name="CharStyle4"><text:span text:style-name="T35">Koľko poezie je v tých zastrčených kútoch, poezie neocenených vnád, drsného </text:span></text:span><text:soft-page-break/><text:span text:style-name="CharStyle4"><text:span text:style-name="T35">života a moci alkoholu. Každá miestnosť má istú zvláštnosť, ako ju má každé veľmesto a každý blázon. Jedna je ako Zuzanna v kúpeli, druhá ako vidiny </text:span></text:span><text:span text:style-name="CharStyle4"><text:span text:style-name="T1">D</text:span></text:span><text:span text:style-name="CharStyle4"><text:span text:style-name="T35">anteho, iná má zasa chuť Roller Ginu, v jednej dievčatá dobre milujú len v utorok a piatok, v inej zasa len dva dni v roku a o tých sa treba dozvedieť. Keď Laco vstúpil do miestnosti, plnej dymu a námorníckych čapíc, zvanej „U mesta Kolína,“ zanechal na každom schode niečo, trochu hanblivosti, trochu studu a trochu kolínskej vody. Toho dňa sa mu snívalo o námornej bitke u Skagerraku, spieval s priateľmi „...je to vietor, je to morský vietor, ktorý nás znepokojuje“ tak melancholicky a ťahavo, ako by bol vedel, že toho dňa sa zabáva posledný raz. Metamorfóza človeka premoženého bôľom lásky a sebou samým postupovala, po radosti vlka zo svobody, po kúpení objatí a divých lumpačiek až do rána upadol Laco v moc otupelosti a rezignácie, ktorá núti čítať Arcybaševa, vyhýbať sa ľuďom a svetlu, plakať nad Madame Buterfly v divadle, a ktorá končí bezmocným zúfalstvom, šedým ako voda Dunaja, ako Želkine oči.</text:span></text:span></text:p>
        <text:p text:style-name="P11"><text:span text:style-name="CharStyle27"><text:span text:style-name="T59"/></text:span></text:p>
        <text:p text:style-name="P3"><text:span text:style-name="CharStyle4"><text:span text:style-name="T35">XI.</text:span></text:span></text:p>
        <text:p text:style-name="P20"><text:span text:style-name="CharStyle4"><text:span text:style-name="T35"/></text:span></text:p>
        <text:p text:style-name="P48"><text:span text:style-name="CharStyle4"><text:span text:style-name="T35">Laco stál u okna, díval sa na Kapitulskú ulicu a na svoje srdce. Oboje bolo opustené, ľuďmi a</text:span></text:span><text:span text:style-name="CharStyle4"><text:span text:style-name="T1"> </text:span></text:span><text:span text:style-name="CharStyle4"><text:span text:style-name="T35">láskou, ulicou dýchal chladný vietor, ten mrazil nádeje, ktoré chcely zkvitnúť.</text:span></text:span></text:p>
        <text:p text:style-name="P20"><text:span text:style-name="CharStyle4"><text:span text:style-name="T35">Laco mal oči tmavé, vpadnu</text:span></text:span><text:span text:style-name="CharStyle4"><text:span text:style-name="T22">t</text:span></text:span><text:span text:style-name="CharStyle4"><text:span text:style-name="T35">é, bolo to snáď následkom prelumpovaných nocí, alebo niečoho, čo hlodalo v ňom, čo podrývalo jeho vieru v seba, v krásu mora a snesiteľnosť bytia. Žil a nevedel, že žije, díval sa bezmyšlienkovite von oknom a </text:span></text:span><text:soft-page-break/><text:span text:style-name="CharStyle4"><text:span text:style-name="T35">nechcel jestvovať.</text:span></text:span></text:p>
        <text:p text:style-name="P20"><text:span text:style-name="CharStyle4"><text:span text:style-name="T35">Niekedy chodil ulicami mesta a hľadal v nich to, čo sa mu kedysi páčilo, čo ho niekedy uviedlo vo vytrženie,</text:span></text:span><text:span text:style-name="CharStyle4"><text:span text:style-name="T1"> </text:span></text:span><text:span text:style-name="CharStyle4"><text:span text:style-name="T35">Bratislava však, ako keby sa bola vymenila, bola celkom iná ako predtým. Na uliciach bolo plno blata, špiny, všetky denníky prináša</text:span></text:span><text:span text:style-name="CharStyle4"><text:span text:style-name="T22">l</text:span></text:span><text:span text:style-name="CharStyle4"><text:span text:style-name="T35">y sprosté zp</text:span></text:span><text:span text:style-name="CharStyle4"><text:span text:style-name="T1">ra</text:span></text:span><text:span text:style-name="CharStyle4"><text:span text:style-name="T35">v</text:span></text:span><text:span text:style-name="CharStyle4"><text:span text:style-name="T22">y</text:span></text:span><text:span text:style-name="CharStyle4"><text:span text:style-name="T35"> a dievčatá bratislavské dostaly všetky škaredé tváre. Michalská brána, na ktorú sa niekdy tak rád díval, bola zrazu starobyl</text:span></text:span><text:span text:style-name="CharStyle4"><text:span text:style-name="T22">e</text:span></text:span><text:span text:style-name="CharStyle4"><text:span text:style-name="T35"> nemotorná a zavadzala mu. — Prečo len nesrúcajú všetky tieto staré brány? — myslel si. Potom šiel popri nových domoch, tie boly zasa odporne nevkusné. N</text:span></text:span><text:span text:style-name="CharStyle4"><text:span text:style-name="T1">i</text:span></text:span><text:span text:style-name="CharStyle4"><text:span text:style-name="T35">e, Bratislava bola vskutku len malé, špinavé pr</text:span></text:span><text:span text:style-name="CharStyle4"><text:span text:style-name="T22">o</text:span></text:span><text:span text:style-name="CharStyle4"><text:span text:style-name="T35">v</text:span></text:span><text:span text:style-name="CharStyle4"><text:span text:style-name="T1">i</text:span></text:span><text:span text:style-name="CharStyle4"><text:span text:style-name="T22">n</text:span></text:span><text:span text:style-name="CharStyle4"><text:span text:style-name="T35">ciálné mestečko, ktoré si namýšľalo, že titul „hlavné mesto Slovenska“ stačí na to, aby sa stala krásnou.</text:span></text:span></text:p>
        <text:p text:style-name="P20"><text:span text:style-name="CharStyle4"><text:span text:style-name="T35">Občas myslel Laco i na to, </text:span></text:span><text:span text:style-name="CharStyle4"><text:span text:style-name="T54">č</text:span></text:span><text:span text:style-name="CharStyle4"><text:span text:style-name="T35">i sa nezmenil skôr on. Lebo všetko má dvojaký vzhľad. I ženy sú ako Jánusova hlava, ktorá sa na toho istého smeje, ale aj mračí, d</text:span></text:span><text:span text:style-name="CharStyle4"><text:span text:style-name="T1">ľ</text:span></text:span><text:span text:style-name="CharStyle4"><text:span text:style-name="T35">a toho, z ktorého boku sa </text:span></text:span><text:span text:style-name="CharStyle4"><text:span text:style-name="T1">n</text:span></text:span><text:span text:style-name="CharStyle4"><text:span text:style-name="T35">a ňu díva. A Laco si vybral tú druhú stránku.</text:span></text:span></text:p>
        <text:p text:style-name="P34"><text:span text:style-name="CharStyle4"><text:span text:style-name="T35">„Možno, že ja som sa zmenil,“ myslel si. „Ale </text:span></text:span><text:span text:style-name="CharStyle4"><text:span text:style-name="T54">keď ma Ž</text:span></text:span><text:span text:style-name="CharStyle4"><text:span text:style-name="T35">elk</text:span></text:span><text:span text:style-name="CharStyle4"><text:span text:style-name="T54">a </text:span></text:span><text:span text:style-name="CharStyle4"><text:span text:style-name="T1">n</text:span></text:span><text:span text:style-name="CharStyle4"><text:span text:style-name="T35">e</text:span></text:span><text:span text:style-name="CharStyle4"><text:span text:style-name="T1">m</text:span></text:span><text:span text:style-name="CharStyle4"><text:span text:style-name="T22">á rada, prečo sa </text:span></text:span><text:span text:style-name="CharStyle4"><text:span text:style-name="T35">mi Bratislava zhnusila tak zrazu?“ A hneď si dal sám odpoveď. Bolo skutočne ľahko dať odpoveď na túto otázku. Laco si zamiloval</text:span></text:span><text:span text:style-name="CharStyle4"><text:span text:style-name="T1">,</text:span></text:span><text:span text:style-name="CharStyle4"><text:span text:style-name="T35"> Bratislavu a v Bratislave Želku. Tie </text:span></text:span><text:span text:style-name="CharStyle4"><text:span text:style-name="T1">d</text:span></text:span><text:span text:style-name="CharStyle4"><text:span text:style-name="T35">va pojmy boly u neho nerozlučiteľné, ako Hlinka a ľudová strana. Predtým, keď ráno vstával, hovorieval si: „Ah, aké príjemné mesto je táto Bratislava. A Želka kto vie, čo robí teraz?“</text:span></text:span></text:p>
        <text:p text:style-name="P20"><text:span text:style-name="CharStyle4"><text:span text:style-name="T35">Tie dni nebo bolo zamračené, hoci dľa kalendára sa blížilo jaro. Niekedy pršal drobný dážď, niekedy fúkal teplý vietor, lampy v obchodoch zažíhali včas odpoludnia. Na univerzite všetci profesori mali zlú vôlu a nechali prepadnúť každého na rigorózu. Herci v tie dni hrali zle, úradníci spali na písacích stoloch. Chodci sa </text:span></text:span><text:soft-page-break/><text:span text:style-name="CharStyle4"><text:span text:style-name="T35">vliekli ulicami ako v polosne. Laco bol zúfalej nálady, </text:span></text:span><text:span text:style-name="CharStyle4"><text:span text:style-name="T54">Ž</text:span></text:span><text:span text:style-name="CharStyle4"><text:span text:style-name="T1">e</text:span></text:span><text:span text:style-name="CharStyle25"><text:span text:style-name="T35">lka ho nemilovala, a Bratislava bola mu odporná. Obraz Manetov svesil, aby ho nevidel,</text:span></text:span><text:span text:style-name="CharStyle4"><text:span text:style-name="T35"> H</text:span></text:span><text:span text:style-name="CharStyle4"><text:span text:style-name="T22">a</text:span></text:span><text:span text:style-name="CharStyle4"><text:span text:style-name="T35">m</text:span></text:span><text:span text:style-name="CharStyle4"><text:span text:style-name="T54">s</text:span></text:span><text:span text:style-name="CharStyle4"><text:span text:style-name="T35">ú</text:span></text:span><text:span text:style-name="CharStyle4"><text:span text:style-name="T54">n</text:span></text:span><text:span text:style-name="CharStyle4"><text:span text:style-name="T35">ovu „Vikt</text:span></text:span><text:span text:style-name="CharStyle4"><text:span text:style-name="T22">o</text:span></text:span><text:span text:style-name="CharStyle4"><text:span text:style-name="T35">riu“ požičal jednému</text:span></text:span><text:span text:style-name="CharStyle27"><text:span text:style-name="T1"> </text:span></text:span><text:span text:style-name="CharStyle4"><text:span text:style-name="T35">priateľovi a gramof</text:span></text:span><text:span text:style-name="CharStyle4"><text:span text:style-name="T54">o</text:span></text:span><text:span text:style-name="CharStyle4"><text:span text:style-name="T35">n dal do bedny pod knižky. Potom začal baliť, chcel odcestovať. Chcel </text:span></text:span><text:span text:style-name="CharStyle4"><text:span text:style-name="T54">í</text:span></text:span><text:span text:style-name="CharStyle4"><text:span text:style-name="T35">sť i</text:span></text:span><text:span text:style-name="CharStyle4"><text:span text:style-name="T22">nd</text:span></text:span><text:span text:style-name="CharStyle4"><text:span text:style-name="T35">e, veď aj ďalej sú veľké mestá, </text:span></text:span><text:span text:style-name="CharStyle4"><text:span text:style-name="T1">ľ</text:span></text:span><text:span text:style-name="CharStyle4"><text:span text:style-name="T35">udia</text:span></text:span><text:span text:style-name="CharStyle4"><text:span text:style-name="T1">,</text:span></text:span><text:span text:style-name="CharStyle4"><text:span text:style-name="T35"> stromy, krajšie, o mnoho krajšie než</text:span></text:span><text:span text:style-name="CharStyle4"><text:span text:style-name="T1"> </text:span></text:span><text:span text:style-name="CharStyle4"><text:span text:style-name="T35">t</text:span></text:span><text:span text:style-name="CharStyle4"><text:span text:style-name="T22">u</text:span></text:span><text:span text:style-name="CharStyle4"><text:span text:style-name="T35">ná.</text:span></text:span><text:span text:style-name="CharStyle4"><text:span text:style-name="T1"> </text:span></text:span><text:span text:style-name="CharStyle4"><text:span text:style-name="T22">A</text:span></text:span><text:span text:style-name="CharStyle4"><text:span text:style-name="T35">le predsa nešiel. Nemohol predsa od</text:span></text:span><text:span text:style-name="CharStyle4"><text:span text:style-name="T1">í</text:span></text:span><text:span text:style-name="CharStyle4"><text:span text:style-name="T35">sť</text:span></text:span><text:span text:style-name="CharStyle4"><text:span text:style-name="T1"> </text:span></text:span><text:span text:style-name="CharStyle4"><text:span text:style-name="T35">z Bratislavy</text:span></text:span><text:span text:style-name="CharStyle4"><text:span text:style-name="T1">,</text:span></text:span><text:span text:style-name="CharStyle4"><text:span text:style-name="T35"> sklamaný v láske a s nenávisťou v srdci. „Keď ma nemá rada“ hovoril si, „ale v Bratislave bude zasa svietiť slnce, stromy budú zas</text:span></text:span><text:span text:style-name="CharStyle4"><text:span text:style-name="T54">a</text:span></text:span><text:span text:style-name="CharStyle4"><text:span text:style-name="T35"> zelen</text:span></text:span><text:span text:style-name="CharStyle4"><text:span text:style-name="T1">é </text:span></text:span><text:span text:style-name="CharStyle4"><text:span text:style-name="T35">a bude krásne.“ Druhého dňa skutočne svietilo dopoludňajšie slnce celkom sebe nepodobné, on však sa mu nevedel tešiť. Nemohol sa mu tešiť, keď bolo isté, že večer nep</text:span></text:span><text:span text:style-name="CharStyle4"><text:span text:style-name="T22">o</text:span></text:span><text:span text:style-name="CharStyle4"><text:span text:style-name="T35">jde odprevádzať Želku, že ju už nikdy nebozká, a nebude jej vytýkať neznalosť pravopisu.</text:span></text:span></text:p>
        <text:p text:style-name="P20"><text:span text:style-name="CharStyle4"><text:span text:style-name="T35">V Lacovom srdci sa rozhostil tichý smútok.</text:span></text:span><text:span text:style-name="CharStyle4"><text:span text:style-name="T1"> </text:span></text:span><text:span text:style-name="CharStyle4"><text:span text:style-name="T35">Nedal si čiernu stužku na kabát, ani za klobúk, ale sedel doma a díval sa do povetria. I keď Igor prišiel k nemu, mlčal a nežal</text:span></text:span><text:span text:style-name="CharStyle4"><text:span text:style-name="T1">ov</text:span></text:span><text:span text:style-name="CharStyle4"><text:span text:style-name="T35">al sa mu. Ten robil niekdy narážky, hovoril mu o Uptonovi Sinclairovi, rozprával o nových ložiskách zlata v Sibíri, chcel ho potešovať. „Veď ona si to rozmyslí, to je len náladovosť, to prejde</text:span></text:span><text:span text:style-name="CharStyle4"><text:span text:style-name="T1">.</text:span></text:span><text:span text:style-name="CharStyle4"><text:span text:style-name="T35">“</text:span></text:span><text:span text:style-name="CharStyle4"><text:span text:style-name="T1"> </text:span></text:span><text:span text:style-name="CharStyle4"><text:span text:style-name="T35">Alebo inokedy spomenul: „Dnes som videl Želku, mala tie šaty oranžovej farby, ale akosi zle vyzerá. Možno, že ju niečo trápi.“ Laco neodpovedal, kývnul rukou, dajúc na javo, že jemu je to už všetko jedno, či bude Igor prezidentom, či Ivan Horváth napísal novelu o ňom, či ho má rada. Bolo mu to už všetko jedno a predsa nemohol zabudnúť na Želku.</text:span></text:span></text:p>
        <text:p text:style-name="P20"><text:span text:style-name="CharStyle4"><text:span text:style-name="T35"/></text:span></text:p>
        <text:p text:style-name="P48"><text:span text:style-name="CharStyle4"><text:span text:style-name="T35">Občas rozmýšľal, ako to vlastne bolo. Prišiel, zapáčila sa mu, chodil za ňou, nedal jej pokoja, kým mu aj ona nepovedala, že ho má rada. Potom, keď to už vedel, </text:span></text:span><text:soft-page-break/><text:span text:style-name="CharStyle4"><text:span text:style-name="T35">stal sa protivným. Keď ona mala dobrú vôľu, začal jej hovoriť o smrti, keď ona chcela snívať, vtedy on pískal. Cez deň povedal jej desať razy istý zlý vtip a hneval sa, keď sa nesmiala. Nadával na všetkých jej priateľov, že sú leňo</text:span></text:span><text:span text:style-name="CharStyle4"><text:span text:style-name="T23">š</text:span></text:span><text:span text:style-name="CharStyle4"><text:span text:style-name="T35">i a on nerobil celé dni nič iného, len hral sa biliard a potĺkal sa po meste. Na husliach nevedel hrať, falošne spieval a vychvaľoval jej svojho koňa, čo nechal doma. A bozkával ju vždy vtedy, keď ona si toho nepriala a tak samozrejmé, že musela ho zunovať.</text:span></text:span></text:p>
        <text:p text:style-name="P20"><text:span text:style-name="CharStyle4"><text:span text:style-name="T35">Ale bolelo to.</text:span></text:span></text:p>
        <text:p text:style-name="P20"><text:span text:style-name="CharStyle4"><text:span text:style-name="T35">Niečo ho bolelo, myslel, že to hla</text:span></text:span><text:span text:style-name="CharStyle4"><text:span text:style-name="T55">v</text:span></text:span><text:span text:style-name="CharStyle4"><text:span text:style-name="T35">a, vzal aspir</text:span></text:span><text:span text:style-name="CharStyle4"><text:span text:style-name="T55">i</text:span></text:span><text:span text:style-name="CharStyle4"><text:span text:style-name="T35">n, ten však nepomohol nič. Laco chcel plakať, vrhn</text:span></text:span><text:span text:style-name="CharStyle4"><text:span text:style-name="T1">ú</text:span></text:span><text:span text:style-name="CharStyle4"><text:span text:style-name="T35">ť sa na zem, a plakať. Niekedy predstavil si Želku. Stála pri ňom, on sedel na d</text:span></text:span><text:span text:style-name="CharStyle4"><text:span text:style-name="T1">i</text:span></text:span><text:span text:style-name="CharStyle4"><text:span text:style-name="T35">váni, objímal ju okolo drieku a hlavu tiskol na jej telo, že ju to až bolelo. Ona sa však usmievala, hladkala ho po vlasoch, pozrela sa do zrkadla, potom sa sohla, aby ho mohla bozkať. Náhle sa však vzbudil, poc</text:span></text:span><text:span text:style-name="CharStyle4"><text:span text:style-name="T23">i</text:span></text:span><text:span text:style-name="CharStyle4"><text:span text:style-name="T35">til ostrú bolesť</text:span></text:span><text:span text:style-name="CharStyle27"><text:span text:style-name="T35"> </text:span></text:span><text:span text:style-name="CharStyle4"><text:span text:style-name="T35">v hlave, niečo sa trhalo v ňom a on zatínal zuby.</text:span></text:span></text:p>
        <text:p text:style-name="P35"><text:span text:style-name="CharStyle4"><text:span text:style-name="T35">Niekedy mu predsa dobre padlo, ke</text:span></text:span><text:span text:style-name="CharStyle4"><text:span text:style-name="T1">ď</text:span></text:span><text:span text:style-name="CharStyle4"><text:span text:style-name="T35"> sa mohol s Igorom rozprávať. Chodili spolu hore dolu v priestore a hovorili málo. Laco sa stal úprimným.</text:span></text:span></text:p>
        <text:p text:style-name="P20"><text:span text:style-name="CharStyle4"><text:span text:style-name="T35">„Pozri, Igor, ja viem dobre, že na veky ju nebudem milovať. Som dvadsať razy tak starý, ako táto zima a viem, že ona má pravdu, že som príliš mladý, aby som sa mohol s ňou oženiť</text:span></text:span><text:span text:style-name="CharStyle4"><text:span text:style-name="T1">.</text:span></text:span><text:span text:style-name="CharStyle4"><text:span text:style-name="T35">“</text:span></text:span></text:p>
        <text:p text:style-name="P20"><text:span text:style-name="CharStyle4"><text:span text:style-name="T35">„Prečo?</text:span></text:span><text:span text:style-name="CharStyle4"><text:span text:style-name="T1">“</text:span></text:span><text:span text:style-name="CharStyle4"><text:span text:style-name="T35"> namietal ten, „veď máš majetok, si jediný syn, môžeš sa ženiť kedy chceš.“</text:span></text:span></text:p>
        <text:p text:style-name="P20"><text:span text:style-name="CharStyle4"><text:span text:style-name="T35">Laco sa smial smiechom B</text:span></text:span><text:span text:style-name="CharStyle4"><text:span text:style-name="T1">aja</text:span></text:span><text:span text:style-name="CharStyle4"><text:span text:style-name="T35">zza. Znelo to trochu trpko, ale smial sa. „Nie, ten majetok potrebujú moji rodičia, aby mali z čoho žiť do smrti. Z toho mi málo ostane.“</text:span></text:span></text:p>
        <text:p text:style-name="P20"><text:span text:style-name="CharStyle4"><text:span text:style-name="T35">„Igor, povedz mi, prečo je to tak sprost</text:span></text:span><text:span text:style-name="CharStyle4"><text:span text:style-name="T55">e</text:span></text:span><text:span text:style-name="CharStyle4"><text:span text:style-name="T1"> </text:span></text:span><text:span text:style-name="CharStyle4"><text:span text:style-name="T35">zariadené u nás? Prečo sa môžu ženiť </text:span></text:span><text:soft-page-break/><text:span text:style-name="CharStyle4"><text:span text:style-name="T35">len tí 35—40 roční, tí, ktorí majú už majetok, ale žiadne</text:span></text:span><text:span text:style-name="CharStyle4"><text:span text:style-name="T1">h</text:span></text:span><text:span text:style-name="CharStyle4"><text:span text:style-name="T35">o ohňa v sebe, nevedia už, čo je to láska, ale myseľ majú plnú vypočítavosti. Prečo musí sa človek cez svoje najkrajšie roky trápiť, pracovať ako kôň, aby mohol potom na starosť chodiť s lámkou do Piešťan?“</text:span></text:span></text:p>
        <text:p text:style-name="P20"><text:span text:style-name="CharStyle4"><text:span text:style-name="T35">Igor neodpovedal, myslel na auto, ktoré ešte nemal, na dievčatá, ktoré už zanechal, bol smutný, jeho síce netrápila láska nikdy, ale cítil s Lacom. Veď mal ten veru v mnohom pravdu.</text:span></text:span></text:p>
        <text:p text:style-name="P20"><text:span text:style-name="CharStyle4"><text:span text:style-name="T35">„Jediná chyba je, že rozmýšľame, Igor. </text:span></text:span><text:span text:style-name="CharStyle4"><text:span text:style-name="T23">A</text:span></text:span><text:span text:style-name="CharStyle4"><text:span text:style-name="T35">no. nemali by sme rozmýšľať. Pozri, u nás sedliaci majú tiež trápenia, ale nenariekajú toľko čo my. Povedia — Veď Pán Boh pomôže — a potom idú za svojou prácou. My však, my takzvaní inteligenti, musíme do všetkého strčiť nos. Potom hútame celé dni, že prečo nemáme poriadnu slovenskú literatúru, veď je svoboda, prečo pečené holuby nepadajú s neba, alebo prečo nedostal ten Slovák to miesto, o ktoré žiadal. Pri tom žiadon z nás nepohne ani prstom, aby tomu odpomohol a kto je len trochu šikovnejší, ten nás ošudí.“</text:span></text:span></text:p>
        <text:p text:style-name="P20"><text:span text:style-name="CharStyle4"><text:span text:style-name="T35">Laco sa rozrečnil, bol červený, ako od horúčky, ktorú nevítajú, keď príde.</text:span></text:span></text:p>
        <text:p text:style-name="P20"><text:span text:style-name="CharStyle4"><text:span text:style-name="T35">„Veru, len rozmýšľame stále a čítame ruské romány, ktoré otravujú dušu, robia i anjelov ťažkomyseľnými.“</text:span></text:span></text:p>
        <text:p text:style-name="P20"><text:span text:style-name="CharStyle4"><text:span text:style-name="T35">Igor síce nečítal ruské romány, ani nebol ťažkomyse</text:span></text:span><text:span text:style-name="CharStyle4"><text:span text:style-name="T23">ľ</text:span></text:span><text:span text:style-name="CharStyle4"><text:span text:style-name="T35">ný, cítil sa byť však veľmi skrúšeným.</text:span></text:span></text:p>
        <text:p text:style-name="P20"><text:span text:style-name="CharStyle4"><text:span text:style-name="T35">„Nemali by sme toľko rozmýšľať. Nemal by som toľko rozmýšľať, snáď by ma nebolela hla</text:span></text:span><text:span text:style-name="CharStyle4"><text:span text:style-name="T55">v</text:span></text:span><text:span text:style-name="CharStyle4"><text:span text:style-name="T35">a,“ povedal Laco, chytil sa za čelo a skoro spadol.</text:span></text:span></text:p>
        <text:p text:style-name="P20"><text:span text:style-name="CharStyle4"><text:span text:style-name="T35">Igor ho zachytil, kým sa Laco nenarovna</text:span></text:span><text:span text:style-name="CharStyle4"><text:span text:style-name="T55">l.</text:span></text:span><text:span text:style-name="CharStyle27"><text:span text:style-name="T55"> </text:span></text:span><text:span text:style-name="CharStyle4"><text:span text:style-name="T35">Potom ho vzal domov, použijúc všetky malé fígle, ktoré znal. Cestou hovoril ďalej, Igor ho počúval, potom povedal: „Vidíš, </text:span></text:span><text:soft-page-break/><text:span text:style-name="CharStyle4"><text:span text:style-name="T35">Laco, ty jsi smiešny. Ty si vytýkaš, že mnoho rozmýšľaš a málo robíš. Choď teda k Želke a porozprávaj sa s ňou. Ty sa hneváš na ňu a ona sa hnevá, lebo sa ty hneváš. Veď odtedy, čo si bol posledný raz s ňou, sa veľmi zmenila, ja to viem. I nedávno mi hovorila: Ja už nerozmýšľam, už mi je jedno, nechám všetko ísť svojou cestou.</text:span></text:span><text:span text:style-name="CharStyle4"><text:span text:style-name="T1">“</text:span></text:span></text:p>
        <text:p text:style-name="P20"><text:span text:style-name="CharStyle4"><text:span text:style-name="T35">„No, a to čo má znamenať?</text:span></text:span><text:span text:style-name="CharStyle4"><text:span text:style-name="T1">“</text:span></text:span></text:p>
        <text:p text:style-name="P20"><text:span text:style-name="CharStyle4"><text:span text:style-name="T35">„To má znamenať, že ani ťa nebude volať zpät, ale ani nebude sa hnevať, keď sa zpät vrátiš.“</text:span></text:span></text:p>
        <text:p text:style-name="P20"><text:span text:style-name="CharStyle4"><text:span text:style-name="T35">Laco sa zasa smial, ako Polichinelle.</text:span></text:span></text:p>
        <text:p text:style-name="P20"><text:span text:style-name="CharStyle4"><text:span text:style-name="T35">„Zle si to vykladáš, Igor. Márne, všetko</text:span></text:span><text:span text:style-name="CharStyle4"><text:span text:style-name="T1"> </text:span></text:span><text:span text:style-name="CharStyle4"><text:span text:style-name="T35">má</text:span></text:span><text:span text:style-name="CharStyle4"><text:span text:style-name="T55">rn</text:span></text:span><text:span text:style-name="CharStyle4"><text:span text:style-name="T35">e.“</text:span></text:span></text:p>
        <text:p text:style-name="P20"><text:span text:style-name="CharStyle4"><text:span text:style-name="T35">Došli domov, sadli si a dívali sa nehybne von oblokom, ako spisovatelia na Večnosť.</text:span></text:span></text:p>
        <text:p text:style-name="P20"><text:span text:style-name="CharStyle4"><text:span text:style-name="T1">,</text:span></text:span><text:span text:style-name="CharStyle4"><text:span text:style-name="T35">„A ja som žiarlil na teba, Igor. Žiarlil som na každého, kto bol so Želkou, na jej otca, na jej matku, najviac však na teba.“</text:span></text:span></text:p>
        <text:p text:style-name="P20"><text:span text:style-name="CharStyle4"><text:span text:style-name="T35">Igor sa usmial. „Viem o tom.“</text:span></text:span></text:p>
        <text:p text:style-name="P20"><text:span text:style-name="CharStyle4"><text:span text:style-name="T35">„Ale bol si, pravda, niekedy zamilovaný do nej. Mal si ju rád!?“</text:span></text:span></text:p>
        <text:p text:style-name="P20"><text:span text:style-name="CharStyle4"><text:span text:style-name="T35">„Ano, ale tomu je už niekoľko rokov, Laco,</text:span></text:span><text:span text:style-name="CharStyle27"><text:span text:style-name="T35"> </text:span></text:span><text:span text:style-name="CharStyle4"><text:span text:style-name="T35">stará láska. Veď vieš konečne, že ja sa zamilujem do každého dievčaťa.“</text:span></text:span></text:p>
        <text:p text:style-name="P20"><text:span text:style-name="CharStyle4"><text:span text:style-name="T35">Bolo to dosť nešikovne povedané, však bez všetkej ir</text:span></text:span><text:span text:style-name="CharStyle4"><text:span text:style-name="T23">o</text:span></text:span><text:span text:style-name="CharStyle4"><text:span text:style-name="T35">nie. Laco vedel, že Igorovi Želka ešte ani teraz nie je „každé dievča“, ale chcel ho len uspokojiť.</text:span></text:span></text:p>
        <text:p text:style-name="P20"><text:span text:style-name="CharStyle4"><text:span text:style-name="T35">„Igor, pravda, je pekná? </text:span></text:span><text:span text:style-name="CharStyle4"><text:span text:style-name="T55">A</text:span></text:span><text:span text:style-name="CharStyle4"><text:span text:style-name="T35"> oči má ako Dunaj, šedé a neprehľadné.“ Horúčka počala hovoriť z neho. „Ja som sa v nej nikdy nevyznal, keď bola veselá, nevedel som prečo je veselá, keď bola smutná, nevedel som prečo je smutná. Aký som </text:span></text:span><text:soft-page-break/><text:span text:style-name="CharStyle4"><text:span text:style-name="T35">sprostý, náramne sprostý.“</text:span></text:span></text:p>
        <text:p text:style-name="P20"><text:span text:style-name="CharStyle4"><text:span text:style-name="T35">„Nie, ale ona je divná. Nemožno sa v nej vyznať.“</text:span></text:span></text:p>
        <text:p text:style-name="P20"><text:span text:style-name="CharStyle4"><text:span text:style-name="T35">Vonku už bola tma, ľudia zavolali si na pomoc žlté svetlá elektrických lámp. Bratislava sa premenila v čiernu pannu, ktorá smúti za milencom, ktorého sama odpudila. Po korze behalo mnoho ľudí, všetci si vytiahli svrchníky a triasli sa v nich zimou. Do Slovenského Klubu prišlo mnoho pánov z dedín a všetci chceli hrať šach. Na hrade sa zastrelil mladý poručík, lebo nedostal list od milej. Všetko bolo utrápené, chcelo sa striasť smútku, ten však tým viac zaľahol na mesto.</text:span></text:span></text:p>
        <text:p text:style-name="P20"><text:span text:style-name="CharStyle4"><text:span text:style-name="T35">Laco stál u okna a díval sa na Kapitulskú a na svoje srdce. Oboje bolo op</text:span></text:span><text:span text:style-name="CharStyle4"><text:span text:style-name="T1">u</text:span></text:span><text:span text:style-name="CharStyle4"><text:span text:style-name="T35">s</text:span></text:span><text:span text:style-name="CharStyle4"><text:span text:style-name="T56">t</text:span></text:span><text:span text:style-name="CharStyle4"><text:span text:style-name="T1">e</text:span></text:span><text:span text:style-name="CharStyle4"><text:span text:style-name="T35">n</text:span></text:span><text:span text:style-name="CharStyle4"><text:span text:style-name="T56">é </text:span></text:span><text:span text:style-name="CharStyle4"><text:span text:style-name="T24">ľ</text:span></text:span><text:span text:style-name="CharStyle4"><text:span text:style-name="T35">u</text:span></text:span><text:span text:style-name="CharStyle4"><text:span text:style-name="T1">ď</text:span></text:span><text:span text:style-name="CharStyle4"><text:span text:style-name="T35">m</text:span></text:span><text:span text:style-name="CharStyle4"><text:span text:style-name="T24">i</text:span></text:span><text:span text:style-name="CharStyle4"><text:span text:style-name="T35"> a</text:span></text:span><text:span text:style-name="CharStyle32"><text:span text:style-name="T35"> </text:span></text:span><text:span text:style-name="CharStyle4"><text:span text:style-name="T35">láskou, ulicou dýchal chladný vietor,</text:span></text:span><text:span text:style-name="CharStyle4"><text:span text:style-name="T1"> </text:span></text:span><text:span text:style-name="CharStyle4"><text:span text:style-name="T35">ten mrazil nádeje, ktoré chcely zkvitnúť.</text:span></text:span></text:p>
        <text:p text:style-name="P20"><text:span text:style-name="CharStyle4"><text:span text:style-name="T35">Laco mal oči tmavé, vpadnuté, bolo to snáď následkom prelumpovaných nocí, alebo niečoho, čo hlodalo v ňom, čo podrývalo jeho vieru v seba, v krásu mora a snesite</text:span></text:span><text:span text:style-name="CharStyle4"><text:span text:style-name="T1">ľ</text:span></text:span><text:span text:style-name="CharStyle4"><text:span text:style-name="T35">nosť bytia. Žil a nevedel, že žije, díval sa bezmyšlienkovite von oknom a chcel sa modliť.</text:span></text:span></text:p>
        <text:p text:style-name="P3"><text:span text:style-name="CharStyle4"><text:span text:style-name="T35"/></text:span></text:p>
        <text:p text:style-name="P14"><text:span text:style-name="CharStyle4"><text:span text:style-name="T35">XII.</text:span></text:span></text:p>
        <text:p text:style-name="P20"><text:span text:style-name="CharStyle4"><text:span text:style-name="T35"/></text:span></text:p>
        <text:p text:style-name="P48"><text:span text:style-name="CharStyle4"><text:span text:style-name="T35">V Bratislave</text:span></text:span><text:span text:style-name="CharStyle4"><text:span text:style-name="T1"> </text:span></text:span><text:span text:style-name="CharStyle4"><text:span text:style-name="T35">vládlo jaro. </text:span></text:span><text:span text:style-name="CharStyle4"><text:span text:style-name="T1">B</text:span></text:span><text:span text:style-name="CharStyle4"><text:span text:style-name="T35">rati</text:span></text:span><text:span text:style-name="CharStyle4"><text:span text:style-name="T24">s</text:span></text:span><text:span text:style-name="CharStyle4"><text:span text:style-name="T35">lava bola ako panna, ktorá </text:span></text:span><text:span text:style-name="CharStyle4"><text:span text:style-name="T56">č</text:span></text:span><text:span text:style-name="CharStyle4"><text:span text:style-name="T35">aká svojho snúbenca. Ráno, keď zahlaholily zvony, bolo to, ak</text:span></text:span><text:span text:style-name="CharStyle4"><text:span text:style-name="T1">o</text:span></text:span><text:span text:style-name="CharStyle4"><text:span text:style-name="T35"> keby neznáma ruka kvety rozsievala. Domy chytaly nenasýtne lúče slnca a zdobily sa pyšne nimi, najšťastnejšie boly nové budovy bánk, tým sa ušlo najviac. Blumenthál, inokedy tak neverný svojmu menu, zdá sa, že tiež pocítil závan </text:span></text:span><text:span text:style-name="CharStyle4"><text:span text:style-name="T1">ja</text:span></text:span><text:span text:style-name="CharStyle4"><text:span text:style-name="T35">ra. Na radnici kanonové gule, ktorými Napoleon za dávnych časov zdobil mesto, odrážaly sa ešte viac od steny svojou čie</text:span></text:span><text:span text:style-name="CharStyle4"><text:span text:style-name="T56">rn</text:span></text:span><text:span text:style-name="CharStyle4"><text:span text:style-name="T35">osťou. </text:span></text:span><text:soft-page-break/><text:span text:style-name="CharStyle4"><text:span text:style-name="T35">Pred nimi v zahrade sa hralo mnoho detí, tie mal</text:span></text:span><text:span text:style-name="CharStyle4"><text:span text:style-name="T24">y</text:span></text:span><text:span text:style-name="CharStyle4"><text:span text:style-name="T35"> nežné rúčky a nevinné srdcia, ako ráno toho dňa. I Podhradie sa zmenilo, mnohí Židia sa aspoň čiastočne oholili a všetcia obrátili kaftan na druhú stranu. Pred divadlom a pri Dunaji smejúce sa slúžky vozily v kočiarkoch nádej budúcnosti, nádejných ministrov, mešťanostov a dobré matky. Propeller toho dňa mal plné ruky práce, v Petržalke na tenisových dvorcoch mladí i starí hrali tak ohnive, ako keby išlo o pohár mesta Newyorku.</text:span></text:span></text:p>
        <text:p text:style-name="P20"><text:span text:style-name="CharStyle4"><text:span text:style-name="T35">Voda sa však valila Dunajom ako inokedy. Bolo to odpoludnia, keď Laco stál zasa u nábrežia; bol ako tá rieka, nevedel pochopiť, prečo všetko jasá. Za Dunajom je hranica, je tam </text:span></text:span><text:span text:style-name="CharStyle4"><text:span text:style-name="T56">iný</text:span></text:span><text:span text:style-name="CharStyle4"><text:span text:style-name="T35"> štát, za tým je mnoho iných štátov, ah, ako krásne môže byť tam všade. V Benátkach na Riva degli Schiavoni niet ani jediného Slovana, ale prechádza sa tam </text:span></text:span><text:span text:style-name="CharStyle4"><text:span text:style-name="T1">je</text:span></text:span><text:span text:style-name="CharStyle4"><text:span text:style-name="T35">don mladík tmavovlasý, má kvet v gombíkovej dierke, a chystá sa na návštevu. Zavolá na gondoliera, sadne si v gondolu tak pohádkovej silhuetty a ticho zamrmle adresu. Gondola sa šinie vodou, voda sa ticho vlní, vlnky spievajú jasným nežným hlasom o zavraždených princeznách v palácoch dóžov. Mladíkovo srdce plesá, lebo jeho princezn</text:span></text:span><text:span text:style-name="CharStyle4"><text:span text:style-name="T24">a</text:span></text:span><text:span text:style-name="CharStyle4"><text:span text:style-name="T35"> žije, hľa, tam mu kýva, stojí na balk</text:span></text:span><text:span text:style-name="CharStyle4"><text:span text:style-name="T24">o</text:span></text:span><text:span text:style-name="CharStyle4"><text:span text:style-name="T35">ne a tak túžobne, radostne kýva, veru, bude </text:span></text:span><text:span text:style-name="CharStyle4"><text:span text:style-name="T1">t</text:span></text:span><text:span text:style-name="CharStyle4"><text:span text:style-name="T35">o krásn</text:span></text:span><text:span text:style-name="CharStyle4"><text:span text:style-name="T24">é</text:span></text:span><text:span text:style-name="CharStyle4"><text:span text:style-name="T35"> odpoludnie dneská...</text:span></text:span></text:p>
        <text:p text:style-name="P20"><text:span text:style-name="CharStyle4"><text:span text:style-name="T35">Laco bol v Bratislave a nie v Benátkach, jeho princezn</text:span></text:span><text:span text:style-name="CharStyle4"><text:span text:style-name="T24">a</text:span></text:span><text:span text:style-name="CharStyle4"><text:span text:style-name="T35"> žila tiež, bola v dobrej vôli, smiala sa snáď práve a on nemohol ju ísť navštíviť. Preto bol smutný, preto necítil, že jaro skutočne prišlo a nevedel sa tešiť ničomu. Dunaj, jeho dávny priateľ, tiež nevedel mu dať rady, Laco zanevrel naň a šiel ďalej. V Petržalke bolo mnoho mladých ľudí, niektorí sa dívali na seba zamilovan</text:span></text:span><text:span text:style-name="CharStyle4"><text:span text:style-name="T24">e</text:span></text:span><text:span text:style-name="CharStyle4"><text:span text:style-name="T35">, iní sa smiali. Laco utekal pred nimi ďalej, popri fotbalových hr</text:span></text:span><text:span text:style-name="CharStyle4"><text:span text:style-name="T1">i</text:span></text:span><text:span text:style-name="CharStyle4"><text:span text:style-name="T35">šťach do lesa, šiel dlho, možno, že už bol blízko maďarskej hranice</text:span></text:span><text:span text:style-name="CharStyle4"><text:span text:style-name="T1">.</text:span></text:span><text:span text:style-name="CharStyle4"><text:span text:style-name="T35"> Tam ľahol si na trávu, díval sa na veľmi modré ne</text:span></text:span><text:span text:style-name="CharStyle4"><text:span text:style-name="T24">b</text:span></text:span><text:span text:style-name="CharStyle4"><text:span text:style-name="T35">e a biele </text:span></text:span><text:soft-page-break/><text:span text:style-name="CharStyle4"><text:span text:style-name="T35">krásne oblaky.</text:span></text:span><text:span text:style-name="CharStyle27"><text:span text:style-name="T1"> </text:span></text:span><text:span text:style-name="CharStyle4"><text:span text:style-name="T35">Tie oblaky miloval kedysi. Bolo to ešte, keď bol decko, čo celé hodiny preležal takto a díval sa na svoju budúcnosť a na nekonečne krásn</text:span></text:span><text:span text:style-name="CharStyle4"><text:span text:style-name="T56">é</text:span></text:span><text:span text:style-name="CharStyle4"><text:span text:style-name="T1"> </text:span></text:span><text:span text:style-name="CharStyle4"><text:span text:style-name="T35">oblaky, pri tom niekdy nemyslel na nič, niekd</text:span></text:span><text:span text:style-name="CharStyle4"><text:span text:style-name="T1">y </text:span></text:span><text:span text:style-name="CharStyle4"><text:span text:style-name="T35">túžil za diaľkami, ktoré tie oblaky pochodia a bol </text:span></text:span><text:span text:style-name="CharStyle4"><text:span text:style-name="T1">št</text:span></text:span><text:span text:style-name="CharStyle4"><text:span text:style-name="T35">ast</text:span></text:span><text:span text:style-name="CharStyle4"><text:span text:style-name="T1">ný. </text:span></text:span><text:span text:style-name="CharStyle4"><text:span text:style-name="T24">A</text:span></text:span><text:span text:style-name="CharStyle4"><text:span text:style-name="T35"> bolo to raž na jar, snáď nedávno, bolo ešte dosť chladno, on prišiel do Petržalky, nebo bolo silne modré a oblaky tiahly ním. Vtedy spomenul si na B</text:span></text:span><text:span text:style-name="CharStyle4"><text:span text:style-name="T24">a</text:span></text:span><text:span text:style-name="CharStyle4"><text:span text:style-name="T35">udelaireovu báseň, v ktorej istý záhadný cudzinec vyznáva, že miluje jedine tie čarovné krásné oblaky. Jemu sa páčila veľmi tá báseň, myslel dlho na ňu a opravil ju. — Milujem tie čarovné krásné oblaky, ktoré sa tiahnu tam a sú nevinne biele a ktoré videly moju milú.</text:span></text:span></text:p>
        <text:p text:style-name="P20"><text:span text:style-name="CharStyle4"><text:span text:style-name="T35">Zasa Želka. Prichádzala mu stále zp</text:span></text:span><text:span text:style-name="CharStyle4"><text:span text:style-name="T1">ä</text:span></text:span><text:span text:style-name="CharStyle4"><text:span text:style-name="T35">t v myšlienkach s rukami v kvetoch a nevinnou tvárou Mary Pick</text:span></text:span><text:span text:style-name="CharStyle4"><text:span text:style-name="T1">f</text:span></text:span><text:span text:style-name="CharStyle4"><text:span text:style-name="T35">ordovej. Nie, nesmie na ňu myslieť. Vstal a šiel zpät. U</text:span></text:span><text:span text:style-name="CharStyle4"><text:span text:style-name="T24">t</text:span></text:span><text:span text:style-name="CharStyle4"><text:span text:style-name="T35">ekal z</text:span></text:span><text:span text:style-name="CharStyle4"><text:span text:style-name="T56">a</text:span></text:span><text:span text:style-name="CharStyle4"><text:span text:style-name="T35">sa, n</text:span></text:span><text:span text:style-name="CharStyle4"><text:span text:style-name="T56">i</text:span></text:span><text:span text:style-name="CharStyle4"><text:span text:style-name="T24">e </text:span></text:span><text:span text:style-name="CharStyle4"><text:span text:style-name="T35">pr</text:span></text:span><text:span text:style-name="CharStyle4"><text:span text:style-name="T56">ed</text:span></text:span><text:span text:style-name="CharStyle4"><text:span text:style-name="T24"> ľ</text:span></text:span><text:span text:style-name="CharStyle4"><text:span text:style-name="T35">u</text:span></text:span><text:span text:style-name="CharStyle4"><text:span text:style-name="T1">ď</text:span></text:span><text:span text:style-name="CharStyle4"><text:span text:style-name="T35">mi, </text:span></text:span><text:span text:style-name="CharStyle4"><text:span text:style-name="T1">al</text:span></text:span><text:span text:style-name="CharStyle4"><text:span text:style-name="T35">e pred samotou, pred sebou. Chcel ísť do Reduty, hrať biliard, byť so známymi. Prešiel však okolo nej a nevstúpil do kaviarne. Mal by Igora n</text:span></text:span><text:span text:style-name="CharStyle4"><text:span text:style-name="T24">a</text:span></text:span><text:span text:style-name="CharStyle4"><text:span text:style-name="T35">jsť. Ale čo Igor. Ten hrá zaiste tenis so Želkou.</text:span></text:span></text:p>
        <text:p text:style-name="P20"><text:span text:style-name="CharStyle4"><text:span text:style-name="T35">Že</text:span></text:span><text:span text:style-name="CharStyle4"><text:span text:style-name="T1">l</text:span></text:span><text:span text:style-name="CharStyle4"><text:span text:style-name="T35">ka</text:span></text:span><text:span text:style-name="CharStyle4"><text:span text:style-name="T1">!</text:span></text:span></text:p>
        <text:p text:style-name="P20"><text:span text:style-name="CharStyle4"><text:span text:style-name="T35">Musí ísť domov, musí plakať, a kliať, snáď tak mu odľahne. Mal by písať básne, keby sa</text:span></text:span><text:span text:style-name="CharStyle27"><text:span text:style-name="T35"> </text:span></text:span><text:span text:style-name="CharStyle4"><text:span text:style-name="T35">tomu rozumel</text:span></text:span><text:span text:style-name="CharStyle4"><text:span text:style-name="T1">.</text:span></text:span><text:span text:style-name="CharStyle4"><text:span text:style-name="T35"> Alebo ísť boxovať, keby nebol tak veľmi slabý.</text:span></text:span></text:p>
        <text:p text:style-name="P20"><text:span text:style-name="CharStyle4"><text:span text:style-name="T35">Bolo už podvečer, celý svet očakával jarný eguinox a Gl</text:span></text:span><text:span text:style-name="CharStyle4"><text:span text:style-name="T56">o</text:span></text:span><text:span text:style-name="CharStyle4"><text:span text:style-name="T35">ria Swansonová chystala nový film o „Modrých úsmevoch“. Šiel domov. Rýchle zavrel za sebou dvere izby a vrhol sa na posteľ. Myslel, že</text:span></text:span><text:span text:style-name="CharStyle4"><text:span text:style-name="T1"> </text:span></text:span><text:span text:style-name="CharStyle4"><text:span text:style-name="T35">bu</text:span></text:span><text:span text:style-name="CharStyle4"><text:span text:style-name="T1">de</text:span></text:span><text:span text:style-name="CharStyle4"><text:span text:style-name="T35"> plakať.</text:span></text:span></text:p>
        <text:p text:style-name="P20"><text:span text:style-name="CharStyle4"><text:span text:style-name="T35">Neplakal však. Prečo? </text:span></text:span><text:span text:style-name="CharStyle4"><text:span text:style-name="T1">S</text:span></text:span><text:span text:style-name="CharStyle4"><text:span text:style-name="T35">náď prestal rozmýšľať a tak nemal príčiny k tomu. Alebo cítil, že sa nevyplatí plakať. Obrátil sa na chrbát, obzeral podlahu, mapu Poľska, potom izbu. A zazrel list na stole.</text:span></text:span></text:p>
        <text:p text:style-name="P20"><text:soft-page-break/><text:span text:style-name="CharStyle4"><text:span text:style-name="T35">Aký list je to? Kto ho písal? Zaiste z domu. Ma</text:span></text:span><text:span text:style-name="CharStyle25"><text:span text:style-name="T1">l</text:span></text:span><text:span text:style-name="CharStyle4"><text:span text:style-name="T35"> by vstať a ísť ho prečítať. Ale načo? Nič ho nezaujímalo teraz.</text:span></text:span></text:p>
        <text:p text:style-name="P20"><text:span text:style-name="CharStyle4"><text:span text:style-name="T35">Mal by si predsa prečítať, snáď je v ňom niečo o tajomstve likavského zámku, snáď niečo o Ž</text:span></text:span><text:span text:style-name="CharStyle4"><text:span text:style-name="T1">e</text:span></text:span><text:span text:style-name="CharStyle4"><text:span text:style-name="T35">lke. A potom, patrí sa to.</text:span></text:span></text:p>
        <text:p text:style-name="P20"><text:span text:style-name="CharStyle4"><text:span text:style-name="T35">Vstal a šiel k stolu. Nebol to z domu list. Na pečiatke stálo „Bratislava“. Od koho? Snáď od Želky. Nesmysel, ako si len môže mysleť také niečo. Otvoril ho. Bol od pravotára Kalného.</text:span></text:span></text:p>
        <text:p text:style-name="P20"><text:span text:style-name="CharStyle4"><text:span text:style-name="T35">„Priateľ môj milý,“ písal jej otec, „priateľ môj milý, mal by som príčinu hnevať sa na Vás, to však neučiním. Ale dovoľte mi predsa, aby som ako starší, povedal pár slov od srdca. Je to veľmi divné od Vás, že ste nás taký dlhý čas </text:span></text:span><text:span text:style-name="CharStyle4"><text:span text:style-name="T1">n</text:span></text:span><text:span text:style-name="CharStyle4"><text:span text:style-name="T35">eboli navštíviť, ba ani l</text:span></text:span><text:span text:style-name="CharStyle4"><text:span text:style-name="T56">e</text:span></text:span><text:span text:style-name="CharStyle4"><text:span text:style-name="T35">n nedali vedieť</text:span></text:span><text:span text:style-name="CharStyle4"><text:span text:style-name="T1"> </text:span></text:span><text:span text:style-name="CharStyle4"><text:span text:style-name="T24">o</text:span></text:span><text:span text:style-name="CharStyle4"><text:span text:style-name="T35"> sebe a mohol by som sa pretvarovať, </text:span></text:span><text:span text:style-name="CharStyle4"><text:span text:style-name="T1">ž</text:span></text:span><text:span text:style-name="CharStyle4"><text:span text:style-name="T35">e neviem prečo. Mohol by som si i to myslieť, že ste nevychovaný, keby som nevedel, aká múdra osoba je Vaša matka.</text:span></text:span></text:p>
        <text:p text:style-name="P20"><text:span text:style-name="CharStyle4"><text:span text:style-name="T35">Ale k veci. Dúfam, že som blízko pravdy, keď myslím, že je to Želka, ktorej s takou odhodlanosťou vyhýbate. Teda urobím Vám návrh. Napíšte, kedy prídete nás navštíviť (totiž nás starých) a ja pošlem Želku hrať sa tennis, alebo s Igorom na schovávanku. Na každý pád však sľubujem, že Vás nebudem nútiť, aby ste sa s ňou smier</text:span></text:span><text:span text:style-name="CharStyle4"><text:span text:style-name="T1">i</text:span></text:span><text:span text:style-name="CharStyle4"><text:span text:style-name="T35">li, tým menej, aby ste sa s ňou zasnúbili, ba ani o situácii v Maroku mi nemusíte držať prednášku.</text:span></text:span></text:p>
        <text:p text:style-name="P20"><text:span text:style-name="CharStyle4"><text:span text:style-name="T35">Je to, dúfam, celkom prijateľná propozícia a preto Vás očakávam čo najskôr. Váš otcovský priateľ.“</text:span></text:span></text:p>
        <text:p text:style-name="P20"><text:span text:style-name="CharStyle4"><text:span text:style-name="T35">A pod podpisom bolo pripísaných niekoľko slov. Pár slov, ale vedely zakrútiť Lacovi hlavou, že chcel sa smiať a plakal, že mu slzy tiekly dolu tvárou a on utieral si </text:span></text:span><text:soft-page-break/><text:span text:style-name="CharStyle4"><text:span text:style-name="T35">nos. Že utekal k fotografii svojho </text:span></text:span><text:span text:style-name="CharStyle4"><text:span text:style-name="T56">o</text:span></text:span><text:span text:style-name="CharStyle4"><text:span text:style-name="T35">tca a dlho ju bozkával.</text:span></text:span></text:p>
        <text:p text:style-name="P20"><text:span text:style-name="CharStyle4"><text:span text:style-name="T35">„Mala by </text:span></text:span><text:span text:style-name="CharStyle4"><text:span text:style-name="T56">s</text:span></text:span><text:span text:style-name="CharStyle4"><text:span text:style-name="T35">om tiež príčinu hnevať sa na Teba, neviem sa však.</text:span></text:span></text:p>
        <text:p text:style-name="P20"><text:span text:style-name="CharStyle4"><text:span text:style-name="T35">Či bude Ti to nepríjemné, keď počas Tvojej návštevy nep</text:span></text:span><text:span text:style-name="CharStyle4"><text:span text:style-name="T24">o</text:span></text:span><text:span text:style-name="CharStyle4"><text:span text:style-name="T35">jdem sa hrať s Igorom na schovávanku? Želka.“</text:span></text:span></text:p>
        <text:p text:style-name="P20"><text:span text:style-name="CharStyle4"><text:span text:style-name="T35">Laco sa pozrel von oknom. Zapadajúce slnce tak nádherne svietilo, že ho až oslepilo. Koruny stromov </text:span></text:span><text:span text:style-name="CharStyle4"><text:span text:style-name="T1">b</text:span></text:span><text:span text:style-name="CharStyle4"><text:span text:style-name="T35">oly už celko</text:span></text:span><text:span text:style-name="CharStyle4"><text:span text:style-name="T1">m</text:span></text:span><text:span text:style-name="CharStyle4"><text:span text:style-name="T35"> zelené, </text:span></text:span><text:span text:style-name="CharStyle4"><text:span text:style-name="T24">n</text:span></text:span><text:span text:style-name="CharStyle4"><text:span text:style-name="T35">a ulici niekto spieval: „Hej, totú, totú, mojej milej nôtu.“</text:span></text:span></text:p>
        <text:p text:style-name="P20"><text:span text:style-name="CharStyle4"><text:span text:style-name="T35">Vtedy pochopil, prečo sa ľudia tešia jar</text:span></text:span><text:span text:style-name="CharStyle4"><text:span text:style-name="T24">u</text:span></text:span><text:span text:style-name="CharStyle4"><text:span text:style-name="T35">.</text:span></text:span></text:p>
        <text:p text:style-name="P20"><text:span text:style-name="CharStyle4"><text:span text:style-name="T35">Pochopil, prečo sa zem znova chystá rodiť a dať slávnostný dar ľuďom. Pochopil, prečo parníky po Dunaji v jarnom opojení nevedia n</text:span></text:span><text:span text:style-name="CharStyle4"><text:span text:style-name="T24">a</text:span></text:span><text:span text:style-name="CharStyle4"><text:span text:style-name="T35">jsť prístav a prečo je zrazu toľko sobášov. Dych jara vnútil mu kŕčovitý smiech, ten roztrhal všetky mračná, ktoré ho tak dlho dusily.</text:span></text:span></text:p>
        <text:p text:style-name="P20"><text:span text:style-name="CharStyle4"><text:span text:style-name="T35">Jaro bolo plné sľubov, ako politické strany pred voľbami a on sa rozhodol, že sa naučí hrať na mandolínu.</text:span></text:span></text:p>
        <text:p text:style-name="P3"><text:span text:style-name="CharStyle44"><text:span text:style-name="T35"/></text:span></text:p>
        <text:p text:style-name="P14"><text:span text:style-name="CharStyle44"><text:span text:style-name="T56">XIII</text:span></text:span><text:span text:style-name="CharStyle44"><text:span text:style-name="T35">.</text:span></text:span></text:p>
        <text:p text:style-name="P20"><text:span text:style-name="CharStyle4"><text:span text:style-name="T35"/></text:span></text:p>
        <text:p text:style-name="P48"><text:span text:style-name="CharStyle4"><text:span text:style-name="T35">Laco zazvonil. Slúžka prišla otvoriť. „Ah, mladý pán,“ zvolala udivene. „Už ste dávno neboli u nás.“</text:span></text:span></text:p>
        <text:p text:style-name="P20"><text:span text:style-name="CharStyle4"><text:span text:style-name="T35">Práve tak ho vítali i starí. „Čože, Laco, tak predsa si sa odhodlal k nám?“ Laco nevedel, čo má odpovedať.</text:span></text:span></text:p>
        <text:p text:style-name="P20"><text:span text:style-name="CharStyle4"><text:span text:style-name="T35">Starý sa smial. „No a nemusím ani Želku preč posielať. Išla na tennis</text:span></text:span><text:span text:style-name="CharStyle4"><text:span text:style-name="T1">.</text:span></text:span><text:span text:style-name="CharStyle4"><text:span text:style-name="T35">“ Laco cítil, že sa chystá začervenať. — Ale ujec...</text:span></text:span></text:p>
        <text:p text:style-name="P20"><text:soft-page-break/><text:span text:style-name="CharStyle4"><text:span text:style-name="T35">Želkina matka nevedela o ničom. Pýtala sa: „A prečo si vlastne neprišiel tak dlho k nám?!</text:span></text:span><text:span text:style-name="CharStyle4"><text:span text:style-name="T1"> </text:span></text:span><text:span text:style-name="CharStyle4"><text:span text:style-name="T35">Bol si preč? Alebo si snáď bol chorý? Nože si sadni a slož sa. Prečo si nenechal svrchník vonku? Anka, Anka, vynes mladému pánovi svrchník. A ostaneš u nás na večeru.“</text:span></text:span></text:p>
        <text:p text:style-name="P20"><text:span text:style-name="CharStyle4"><text:span text:style-name="T35">Laco nevedel čo hovoriť, bol dojatý. Ešte dobre, že tam nebolo Želky, lebo by sa bol iste začerveňa</text:span></text:span><text:span text:style-name="CharStyle4"><text:span text:style-name="T25">l.</text:span></text:span><text:span text:style-name="CharStyle4"><text:span text:style-name="T35"> Posadil sa na stoličku, ktorú vtisl</text:span></text:span><text:span text:style-name="CharStyle4"><text:span text:style-name="T1">i </text:span></text:span><text:span text:style-name="CharStyle4"><text:span text:style-name="T35">pod neho a počúval starého, vlastne nepočúval. Díval sa na známu izbu, bolo mu ako keby už veľmi dávno nebol býval v nej. Či nie je tomu tak dávno, čo bol tam posledný raz? Pozrel sa na diván, myslel si: „</text:span></text:span><text:span text:style-name="CharStyle4"><text:span text:style-name="T1">I</text:span></text:span><text:span text:style-name="CharStyle4"><text:span text:style-name="T35"> tam som ju bozkával</text:span></text:span><text:span text:style-name="CharStyle4"><text:span text:style-name="T1">?“ </text:span></text:span><text:span text:style-name="CharStyle4"><text:span text:style-name="T35">Potom sa pozrel cez dvere na balkón a myslel: „Tam som ju bozkal prvý raz.“ Pocítil náhle</text:span></text:span><text:span text:style-name="CharStyle27"><text:span text:style-name="T59"> </text:span></text:span><text:span text:style-name="CharStyle4"><text:span text:style-name="T35">žiaľ, že Želka nie </text:span></text:span><text:span text:style-name="CharStyle4"><text:span text:style-name="T1">j</text:span></text:span><text:span text:style-name="CharStyle4"><text:span text:style-name="T35">e tam, že nepočuje jej hlas</text:span></text:span><text:span text:style-name="CharStyle4"><text:span text:style-name="T1">. </text:span></text:span><text:span text:style-name="CharStyle4"><text:span text:style-name="T35">Potom si spomenul, že veď čoskoro príde na večeru, bude doma a to ho potešilo. Usmial sa a odpovedal pravo</text:span></text:span><text:span text:style-name="CharStyle4"><text:span text:style-name="T25">t</text:span></text:span><text:span text:style-name="CharStyle4"><text:span text:style-name="T35">árovi: „Áno, áno.“ </text:span></text:span><text:span text:style-name="CharStyle4"><text:span text:style-name="T57">A</text:span></text:span><text:span text:style-name="CharStyle4"><text:span text:style-name="T35"> dal sa s ním do rozhovoru. Hovoril mnoho, plynn</text:span></text:span><text:span text:style-name="CharStyle4"><text:span text:style-name="T57">e</text:span></text:span><text:span text:style-name="CharStyle4"><text:span text:style-name="T1"> </text:span></text:span><text:span text:style-name="CharStyle4"><text:span text:style-name="T35">a pod chvíľou sa díval na hodiny, ktoré visely naproti na stene. Ako sa pomaly míňal ten čas</text:span></text:span><text:span text:style-name="CharStyle4"><text:span text:style-name="T1">! </text:span></text:span><text:span text:style-name="CharStyle4"><text:span text:style-name="T35">Prešla polhodina, tri štvrte. Laco sa pozrel znova na hodiny, zarazil sa a nevedel, </text:span></text:span><text:span text:style-name="CharStyle4"><text:span text:style-name="T1">o</text:span></text:span><text:span text:style-name="CharStyle4"><text:span text:style-name="T35"> čom hovoril. Nevedel čo ďalej, spomenul si na Igora, aký bol ten smiešny raz v podobnej situácii a počal sa smiať. Smial sa a sám vedel, že sa to nepatrí. Stal sa živým a ďalej hovoril o niečom inom. „Ale ste dnes veselý,“ hovoril Želkin otec. „Ste v dobrej vôli. Taká má byť mládež, plná ohňa. Vo vašom veku veru som i ja mnohým dievčaťom hlavu pokrútil.“ A počal hovoriť o svo</text:span></text:span><text:span text:style-name="CharStyle4"><text:span text:style-name="T1">je</text:span></text:span><text:span text:style-name="CharStyle4"><text:span text:style-name="T35">j mladosti, ako to robievajú všetci otcovia.</text:span></text:span></text:p>
        <text:p text:style-name="P20"><text:span text:style-name="CharStyle4"><text:span text:style-name="T35">Vonku bolo už temnejšie, otvorenými dverami balk</text:span></text:span><text:span text:style-name="CharStyle4"><text:span text:style-name="T57">ó</text:span></text:span><text:span text:style-name="CharStyle4"><text:span text:style-name="T35">nu prúdil chladnejší vzduch. Prinášal vôňu jarného večera, ktorá je na</text:span></text:span><text:span text:style-name="CharStyle4"><text:span text:style-name="T1">jo</text:span></text:span><text:span text:style-name="CharStyle4"><text:span text:style-name="T35">po</text:span></text:span><text:span text:style-name="CharStyle4"><text:span text:style-name="T1">jn</text:span></text:span><text:span text:style-name="CharStyle4"><text:span text:style-name="T35">e</text:span></text:span><text:span text:style-name="CharStyle4"><text:span text:style-name="T1">jš</text:span></text:span><text:span text:style-name="CharStyle4"><text:span text:style-name="T35">ou voňavkou pre mladých ľudí. Laco ju hltal, už bol omámený ňou úplne. A vedel, že sa toho dňa niečo musí s</text:span></text:span><text:span text:style-name="CharStyle4"><text:span text:style-name="T1">t</text:span></text:span><text:span text:style-name="CharStyle4"><text:span text:style-name="T35">ať, </text:span></text:span><text:soft-page-break/><text:span text:style-name="CharStyle4"><text:span text:style-name="T35">niečo dôležitého a prí</text:span></text:span><text:span text:style-name="CharStyle4"><text:span text:style-name="T1">j</text:span></text:span><text:span text:style-name="CharStyle4"><text:span text:style-name="T35">emného, vedel to tak iste ako to, že každý deň poštár prinesie noviny, alebo to, že keď má mesiac dvor, druhý deň bude vietor.</text:span></text:span></text:p>
        <text:p text:style-name="P20"><text:span text:style-name="CharStyle4"><text:span text:style-name="T35">V predsieni zavznel Želkin hlas a smiech. Laco trhol sebou, zasmial sa tiež hlasne. A pocítil ž</text:span></text:span><text:span text:style-name="CharStyle4"><text:span text:style-name="T1">iv</text:span></text:span><text:span text:style-name="CharStyle4"><text:span text:style-name="T35">očišnú radosť z jestvovania, radosť, ktorú cítili jeho predkovia, keď vrazili meč v srdce protivníkovo, keď šťastne uniesli vyvolenú alebo keď dobre predali pár koní. Dvere sa otvorily, vnišla Želka. „Ah</text:span></text:span><text:span text:style-name="CharStyle4"><text:span text:style-name="T1">!</text:span></text:span><text:span text:style-name="CharStyle4"><text:span text:style-name="T35">“ zvolala prekvapene. „Laco, ty si tu? Pekne od teba, že si nás prišiel navštíviť. Vlastne mrzko, že si nás tak dlho nebol navštíviť.“ Bola skutočne veselá, smiala sa úprimne a jej hlas prezradzoval, že sa mnoho zmenilo v nej.</text:span></text:span></text:p>
        <text:p text:style-name="P20"><text:span text:style-name="CharStyle4"><text:span text:style-name="T35">Starý sa smial. „No, mal iste dôležitejšiu prácu.“ Laco sa začerveňal.</text:span></text:span></text:p>
        <text:p text:style-name="P20"><text:span text:style-name="CharStyle4"><text:span text:style-name="T35">Želka bola veselá a milá. Laco sa tešil jej smiechu, hltal ho a očima bozkával jej líca. Potom zrazu zosmutnel </text:span></text:span><text:span text:style-name="CharStyle4"><text:span text:style-name="T1">a </text:span></text:span><text:span text:style-name="CharStyle4"><text:span text:style-name="T35">v</text:span></text:span><text:span text:style-name="CharStyle4"><text:span text:style-name="T57">š</text:span></text:span><text:span text:style-name="CharStyle4"><text:span text:style-name="T35">e</text:span></text:span><text:span text:style-name="CharStyle4"><text:span text:style-name="T57">t</text:span></text:span><text:span text:style-name="CharStyle4"><text:span text:style-name="T1">k</text:span></text:span><text:span text:style-name="CharStyle4"><text:span text:style-name="T25">y</text:span></text:span><text:span text:style-name="CharStyle4"><text:span text:style-name="T35"> </text:span></text:span><text:span text:style-name="CharStyle4"><text:span text:style-name="T1">je</text:span></text:span><text:span text:style-name="CharStyle4"><text:span text:style-name="T35">ho pychobnosti, všetky boje, ktoré na čas udusil, oživly znova v jeho mysli.</text:span></text:span></text:p>
        <text:p text:style-name="P20"><text:span text:style-name="CharStyle4"><text:span text:style-name="T35">Najprv myslel: „Hľa, Želka je milá, azda si rozmyslela, snáď ho predsa len miluje. Bolo treba len času k tomu, aby si to pevne uvedomila.“</text:span></text:span></text:p>
        <text:p text:style-name="P20"><text:span text:style-name="CharStyle4"><text:span text:style-name="T35">Niečo však hovorilo v ňom: „Či si ona nemyslí, že práve teba vyliečil čas </text:span></text:span><text:span text:style-name="CharStyle4"><text:span text:style-name="T57">z </text:span></text:span><text:span text:style-name="CharStyle4"><text:span text:style-name="T35">tvojej smiešnej lásky a teraz už budeš taký dobrý a sprostý kamarát ako Igor?“</text:span></text:span></text:p>
        <text:p text:style-name="P20"><text:span text:style-name="CharStyle4"><text:span text:style-name="T35">Laco zosmutnel, prestal hovoriť</text:span></text:span><text:span text:style-name="CharStyle4"><text:span text:style-name="T1">.</text:span></text:span><text:span text:style-name="CharStyle4"><text:span text:style-name="T35"> Chcel si zapískať nejaké melancholické tango, ale to nesmel v spoločnosti. Preto mlčal úporne, díval sa na nechty, ktoré si zabudnul očistiť a myslel na to, či má kravatku dobre uviazanú.</text:span></text:span></text:p>
        <text:p text:style-name="P20"><text:span text:style-name="CharStyle4"><text:span text:style-name="T35">Starý pozoroval tú náhlu zmenu v Lacovi, zasmial sa a vyšiel z izby. I Želka to možno spozorovala, nedala však nič znať na sebe, smiala sa, mnoho hovorila a usilovala sa vtiahnuť i Laca do rozhovoru. Potom išla vraj mame pomáhať do </text:span></text:span><text:soft-page-break/><text:span text:style-name="CharStyle4"><text:span text:style-name="T35">kuchyne a vrátila sa prestierať.</text:span></text:span></text:p>
        <text:p text:style-name="P20"><text:span text:style-name="CharStyle4"><text:span text:style-name="T35">I pri večeri Laco málo hovoril, hoci vedel, že je to neslušnosť. Chcel sa premáhať, nešlo to však. A trvalo to nekonečnosť, kým starý vytiahol cigaretu a si zapálil, čo znamenalo koniec večere.</text:span></text:span></text:p>
        <text:p text:style-name="P20"><text:span text:style-name="CharStyle4"><text:span text:style-name="T35">Želkina matka vyšla von, všetci vstali a prešli do súsednej izby. Laco bol v slávnostnej nálade, zrakom hladkal Želkine líca, na ktorých nebolo snáď kúsok miesta, ktorý by niekdy nebol pokryl bozkami. Tie bozky zrazu všetky pocítil na perách a príjemne ho pálily. Či zbadal to starý? Lebo sa usmieval podozriv</text:span></text:span><text:span text:style-name="CharStyle4"><text:span text:style-name="T25">e</text:span></text:span><text:span text:style-name="CharStyle4"><text:span text:style-name="T35">, cigaretu krútil medzi prstami a dvíhal ju príliš často k ústam. „Je dnes príjemný večer, čerstvý vzduch. Idem sa trochu prejsť. Nie, ty len ostaň tuná, Laco, snáď sa prejdem po</text:span></text:span><text:span text:style-name="CharStyle4"><text:span text:style-name="T25">z</text:span></text:span><text:span text:style-name="CharStyle4"><text:span text:style-name="T35">r</text:span></text:span><text:span text:style-name="CharStyle4"><text:span text:style-name="T25">e</text:span></text:span><text:span text:style-name="CharStyle4"><text:span text:style-name="T35">ť k súsedom,“ povedal a odišiel.</text:span></text:span></text:p>
        <text:p text:style-name="P20"><text:span text:style-name="CharStyle4"><text:span text:style-name="T35">So starým odišla však i veselosť Želkina. Ako zavrel za sebou dvere, zvážnela, sadla si do pohovky a dívala sa neiste hore-dolu. Len nie na Laca. Nevedela, čo povedať. Ani La</text:span></text:span><text:span text:style-name="CharStyle4"><text:span text:style-name="T57">c</text:span></text:span><text:span text:style-name="CharStyle4"><text:span text:style-name="T35">o.</text:span></text:span></text:p>
        <text:p text:style-name="P20"><text:span text:style-name="CharStyle4"><text:span text:style-name="T35">„Je skutočne krásny večer.“</text:span></text:span></text:p>
        <text:p text:style-name="P20"><text:span text:style-name="CharStyle4"><text:span text:style-name="T57">A</text:span></text:span><text:span text:style-name="CharStyle4"><text:span text:style-name="T35">no.“</text:span></text:span></text:p>
        <text:p text:style-name="P20"><text:span text:style-name="CharStyle4"><text:span text:style-name="T35">A mlčali zasa. Potom sa ozvala Želka. „Je to pekné od teba, že si nás prišiel zasa pozrieť.“ Laco ju nerozumel.</text:span></text:span></text:p>
        <text:p text:style-name="P20"><text:span text:style-name="CharStyle4"><text:span text:style-name="T35">„Veď si ma ty volala, musel som.“</text:span></text:span></text:p>
        <text:p text:style-name="P20"><text:span text:style-name="CharStyle4"><text:span text:style-name="T35">„Áno, áno.“</text:span></text:span></text:p>
        <text:p text:style-name="P36"><text:span text:style-name="CharStyle4"><text:span text:style-name="T35">„Nemohol som predsa odoprieť tak milé pozvanie,“ hovoril Laco, chcel byť ironickým a oľutoval to. Želka sa pozrela na neho. V očiach mala výčitky. </text:span></text:span><text:span text:style-name="CharStyle4"><text:span text:style-name="T25">I</text:span></text:span><text:span text:style-name="CharStyle4"><text:span text:style-name="T35"> </text:span></text:span><text:span text:style-name="CharStyle4"><text:span text:style-name="T1">b</text:span></text:span><text:span text:style-name="CharStyle4"><text:span text:style-name="T35">olesť.</text:span></text:span></text:p>
        <text:p text:style-name="P20"><text:span text:style-name="CharStyle4"><text:span text:style-name="T35">Vietor, ten, k</text:span></text:span><text:span text:style-name="CharStyle4"><text:span text:style-name="T1">t</text:span></text:span><text:span text:style-name="CharStyle4"><text:span text:style-name="T35">o</text:span></text:span><text:span text:style-name="CharStyle4"><text:span text:style-name="T1">r</text:span></text:span><text:span text:style-name="CharStyle4"><text:span text:style-name="T35">ý hladkal toho večera toľko rozpálených líc, pohol záclonami a </text:span></text:span><text:soft-page-break/><text:span text:style-name="CharStyle4"><text:span text:style-name="T35">Lacom. „Nešli by sme si sadnúť na balkón?“ opýtal sa.</text:span></text:span></text:p>
        <text:p text:style-name="P20"><text:span text:style-name="CharStyle4"><text:span text:style-name="T35">„Nie, načo?“</text:span></text:span></text:p>
        <text:p text:style-name="P20"><text:span text:style-name="CharStyle4"><text:span text:style-name="T35">„Snáď máš strach, že by som bol dotieravý? Že b</text:span></text:span><text:span text:style-name="CharStyle4"><text:span text:style-name="T1">y</text:span></text:span><text:span text:style-name="CharStyle4"><text:span text:style-name="T35"> ma snáď príliš rozčulily staré spomienky?“</text:span></text:span></text:p>
        <text:p text:style-name="P20"><text:span text:style-name="CharStyle4"><text:span text:style-name="T35">Želkin nútený smiech v odpoveď znel príliš bolestne. „Teda poďme si sadnúť von, keď chceš,“ a vyšla von na balkón.</text:span></text:span></text:p>
        <text:p text:style-name="P20"><text:span text:style-name="CharStyle4"><text:span text:style-name="T35">Večer bol skutočne krásny. Striebo</text:span></text:span><text:span text:style-name="CharStyle4"><text:span text:style-name="T57">rn</text:span></text:span><text:span text:style-name="CharStyle4"><text:span text:style-name="T35">ežlté svetlo mesiaca pokrývalo celé nebo, v diaľke sa ľúbalo s čiernym milencom, so zemou. To</text:span></text:span><text:span text:style-name="CharStyle27"><text:span text:style-name="T35"> </text:span></text:span><text:span text:style-name="CharStyle4"><text:span text:style-name="T35">svetlo pokrývalo pol zemegule, oblievalo žltou glazúrou dvojice príliš tesne sv</text:span></text:span><text:span text:style-name="CharStyle4"><text:span text:style-name="T1">i</text:span></text:span><text:span text:style-name="CharStyle4"><text:span text:style-name="T35">nuté pod pyramídami Cheopsovými a mnohým očiam zmenilo zem v ra.</text:span></text:span><text:span text:style-name="CharStyle4"><text:span text:style-name="T1">,</text:span></text:span></text:p>
        <text:p text:style-name="P20"><text:span text:style-name="CharStyle4"><text:span text:style-name="T35">V Perzii bolo práve dvanásť hodín nočných, rozkošná Peržanka v šírazských ružových sadoch recitovala zo Saadiho Gulis</text:span></text:span><text:span text:style-name="CharStyle4"><text:span text:style-name="T26">t</text:span></text:span><text:span text:style-name="CharStyle4"><text:span text:style-name="T35">anu svojmu milému.</text:span></text:span></text:p>
        <text:p text:style-name="P20"><text:span text:style-name="CharStyle4"><text:span text:style-name="T35">Na Jave boly tri hodiny nočné, javanské tanečnice tak tančily pri svite mesiaca, ako ešte nikdy.</text:span></text:span></text:p>
        <text:p text:style-name="P20"><text:span text:style-name="CharStyle4"><text:span text:style-name="T35">V Odesse bolo desať hodín, snivé Rusky, vymýšľajúc atentát na </text:span></text:span><text:span text:style-name="CharStyle4"><text:span text:style-name="T1">Č</text:span></text:span><text:span text:style-name="CharStyle4"><text:span text:style-name="T35">i</text:span></text:span><text:span text:style-name="CharStyle4"><text:span text:style-name="T26">č</text:span></text:span><text:span text:style-name="CharStyle4"><text:span text:style-name="T35">erina, išly sa dať milovať.</text:span></text:span></text:p>
        <text:p text:style-name="P20"><text:span text:style-name="CharStyle4"><text:span text:style-name="T35">V Indii bola jedna hodina, indorský maharadža núkal všetky svoje skvosty bledej Angličanke za jedno objatie.</text:span></text:span></text:p>
        <text:p text:style-name="P20"><text:span text:style-name="CharStyle4"><text:span text:style-name="T35">V Gruzínsku bolo jedenásť, ženy gruzínske dostaly nadzemskú krásu, od ktorej mnohých mužských rozbolely oč</text:span></text:span><text:span text:style-name="CharStyle4"><text:span text:style-name="T26">i.</text:span></text:span></text:p>
        <text:p text:style-name="P20"><text:span text:style-name="CharStyle4"><text:span text:style-name="T35">V Tokiu bolo asi päť hodín nad ránom a malá gejša už prestala učiť bledého Eur</text:span></text:span><text:span text:style-name="CharStyle4"><text:span text:style-name="T26">o</text:span></text:span><text:span text:style-name="CharStyle4"><text:span text:style-name="T35">pana tajnostiam japonských bozkov.</text:span></text:span></text:p>
        <text:p text:style-name="P20"><text:span text:style-name="CharStyle4"><text:span text:style-name="T35">V Bratislave hodiny dómu odbíjaly pol deviatej. Laco sedel v trstenej pohovke na </text:span></text:span><text:soft-page-break/><text:span text:style-name="CharStyle4"><text:span text:style-name="T35">balkóne vily Salaš. Želka sedela naproti, on sa díval na ňu, chcel jej mnoho povedať a mlčal.</text:span></text:span></text:p>
        <text:p text:style-name="P20"><text:span text:style-name="CharStyle4"><text:span text:style-name="T35">Vietor, ktorý fúkal od juhovýchodu, prinášal mikr</text:span></text:span><text:span text:style-name="CharStyle4"><text:span text:style-name="T27">o</text:span></text:span><text:span text:style-name="CharStyle4"><text:span text:style-name="T35">by vášne a večne mladej lásky v svojo</text:span></text:span><text:span text:style-name="CharStyle4"><text:span text:style-name="T1">m </text:span></text:span><text:span text:style-name="CharStyle4"><text:span text:style-name="T35">dychu, tie zaplavily celé okolie hradu i balkón. Laco rozmýšľal, čo má povedať Želke, ako prerušiť ticho </text:span></text:span><text:span text:style-name="CharStyle4"><text:span text:style-name="T27">a</text:span></text:span><text:span text:style-name="CharStyle4"><text:span text:style-name="T35"> nebyť banálnym. Rozmýšľal dlho, mal už pripravenú veľkú reč, zabudol vždy jej začiatok, keď myslel na koniec.</text:span></text:span></text:p>
        <text:p text:style-name="P20"><text:span text:style-name="CharStyle4"><text:span text:style-name="T35">Želka sa pohla, niečo bieleho jej spadlo, vreckovka. Úbohá, zhúžvaná vreckovka. Laco sa sohol pre ňu. I Želka sa sohla a ruky sa im </text:span></text:span><text:span text:style-name="CharStyle4"><text:span text:style-name="T1">s</text:span></text:span><text:span text:style-name="CharStyle4"><text:span text:style-name="T35">tretly.</text:span></text:span></text:p>
        <text:p text:style-name="P20"><text:span text:style-name="CharStyle4"><text:span text:style-name="T35">„Odpusť,“ zamrmlal. A pritiahol jej ruku k sebe, k ústam, vpil sa v ňu.</text:span></text:span></text:p>
        <text:p text:style-name="P20"><text:span text:style-name="CharStyle4"><text:span text:style-name="T35">Cítil, že ruka hladká jeho vlasy. „Lac</text:span></text:span><text:span text:style-name="CharStyle4"><text:span text:style-name="T1">o!</text:span></text:span><text:span text:style-name="CharStyle4"><text:span text:style-name="T35">“ — Že ruka hladká jeho tvár a Želka je príliš blízko. — „Laco, odpusť mi.“ — Cítil teplé</text:span></text:span><text:span text:style-name="CharStyle4"><text:span text:style-name="T1"> </text:span></text:span><text:span text:style-name="CharStyle4"><text:span text:style-name="T35">známe ústa na svojich a tesné objatie dvoch rúk. A zabudol na celú reč, ktorú pol hodiny, ba celý deň, ba dva mesiace pripravoval. „Želka, veď ja ti nemám čo odpustiť,“ mrmlal hlasom trasľavým od rozč</text:span></text:span><text:span text:style-name="CharStyle4"><text:span text:style-name="T27">u</text:span></text:span><text:span text:style-name="CharStyle4"><text:span text:style-name="T35">lenia, „ty mi odpusť, Želka.“ A prestal hovoriť, aby nemusel odtrhnúť svoje ústa od jej.</text:span></text:span></text:p>
        <text:p text:style-name="P20"><text:span text:style-name="CharStyle4"><text:span text:style-name="T35">Ori</text:span></text:span><text:span text:style-name="CharStyle4"><text:span text:style-name="T27">o</text:span></text:span><text:span text:style-name="CharStyle4"><text:span text:style-name="T35">n sa zohol nižšie od udivenia. Pri hrade bolo vidieť svetlá, ktoré sa pohybovaly a počaly tancovať divné kankány. Vo vzduchu visely rozličné zvuky, vône a farby, tie tvoril</text:span></text:span><text:span text:style-name="CharStyle4"><text:span text:style-name="T27">y</text:span></text:span><text:span text:style-name="CharStyle4"><text:span text:style-name="T35"> čudnú melódiu, symfóniu sm</text:span></text:span><text:span text:style-name="CharStyle25"><text:span text:style-name="T27">i</text:span></text:span><text:span text:style-name="CharStyle25"><text:span text:style-name="T35">erenia</text:span></text:span><text:span text:style-name="CharStyle4"><text:span text:style-name="T1">.</text:span></text:span><text:span text:style-name="CharStyle4"><text:span text:style-name="T35"> Zprava zav</text:span></text:span><text:span text:style-name="CharStyle4"><text:span text:style-name="T1">zn</text:span></text:span><text:span text:style-name="CharStyle4"><text:span text:style-name="T35">e</text:span></text:span><text:span text:style-name="CharStyle4"><text:span text:style-name="T27">l </text:span></text:span><text:span text:style-name="CharStyle4"><text:span text:style-name="T35">hlas</text:span></text:span><text:span text:style-name="CharStyle27"><text:span text:style-name="T1"> </text:span></text:span><text:span text:style-name="CharStyle4"><text:span text:style-name="T35">mandolíny, bol tiež veľmi príjemný. Niekto spieval:</text:span></text:span></text:p>
        <text:p text:style-name="P20"><text:span text:style-name="CharStyle4"><text:span text:style-name="T35"/></text:span></text:p>
        <text:p text:style-name="P48"><text:span text:style-name="CharStyle4"><text:span text:style-name="T35">Ona a ja, ona a ja,</text:span></text:span></text:p>
        <text:p text:style-name="P64"><text:span text:style-name="CharStyle4"><text:span text:style-name="T35">Na hradskej sme sa stretli obaja,</text:span></text:span></text:p>
        <text:p text:style-name="P66"><text:span text:style-name="CharStyle4"><text:span text:style-name="T35">Tam dostal som od nej bozk ružovo krásny,</text:span></text:span></text:p>
        <text:p text:style-name="P66"><text:soft-page-break/><text:span text:style-name="CharStyle4"><text:span text:style-name="T35">Vyspovedal sa zo všetkých žiaľov, vášní,</text:span></text:span></text:p>
        <text:p text:style-name="P66"><text:span text:style-name="CharStyle4"><text:span text:style-name="T35">Chlieb svoj chcel deliť s ňou z nesmiernej</text:span></text:span></text:p>
        <text:p text:style-name="P66"><text:span text:style-name="CharStyle4"><text:span text:style-name="T35">lásky,</text:span></text:span></text:p>
        <text:p text:style-name="P20"><text:span text:style-name="CharStyle4"><text:span text:style-name="T35">Však odvetila: </text:span></text:span><text:span text:style-name="CharStyle4"><text:span text:style-name="T27">A</text:span></text:span><text:span text:style-name="CharStyle4"><text:span text:style-name="T35">ž za chvíľu.</text:span></text:span></text:p>
        <text:p text:style-name="P20"><text:span text:style-name="CharStyle4"><text:span text:style-name="T35">Kto to spieval? No, pravda, že Igor. „Kde si Igor, ty darebák,“ smiali sa Želka a Laco.</text:span></text:span></text:p>
        <text:p text:style-name="P3"><text:span text:style-name="CharStyle4"><text:span text:style-name="T35"/></text:span></text:p>
        <text:p text:style-name="P14"><text:span text:style-name="CharStyle4"><text:span text:style-name="T35">XIV.</text:span></text:span></text:p>
        <text:p text:style-name="P20"><text:span text:style-name="CharStyle4"><text:span text:style-name="T35"/></text:span></text:p>
        <text:p text:style-name="P48"><text:span text:style-name="CharStyle4"><text:span text:style-name="T35">Kráčal Hlbokou cestou. Zo zeme vystupovalo jemné sparno, ktoré pripomína Oceán. Okolo neho leto svojím stromovím, plným lístia a slnca, pripomínalo obrazy niekoľko storočí staré. Občas prešiel okolo vily, plnej smiechu. Kráčal namáhav</text:span></text:span><text:span text:style-name="CharStyle4"><text:span text:style-name="T27">e</text:span></text:span><text:span text:style-name="CharStyle4"><text:span text:style-name="T35"> hore, neustal však, lebo myslel na Slovensko,</text:span></text:span><text:span text:style-name="CharStyle4"><text:span text:style-name="T1"> </text:span></text:span><text:span text:style-name="CharStyle4"><text:span text:style-name="T35">ktoré </text:span></text:span><text:span text:style-name="CharStyle4"><text:span text:style-name="T1">s</text:span></text:span><text:span text:style-name="CharStyle4"><text:span text:style-name="T35">a časom preslávi, na úryvky z</text:span></text:span><text:span text:style-name="CharStyle4"><text:span text:style-name="T1"> </text:span></text:span><text:span text:style-name="CharStyle4"><text:span text:style-name="T35">básn</text:span></text:span><text:span text:style-name="CharStyle4"><text:span text:style-name="T1">í</text:span></text:span><text:span text:style-name="CharStyle4"><text:span text:style-name="T35"> Hviezdoslava a Želku. Bol na ňu teraz nesmieme pyšný, lebo ju mal znova rád, lebo ho vedela tak dobre porozumieť, ako len poeti porozumia Dávidovým žalmom. Robotníci šli okolo neho a spievali si árie z „Figar</text:span></text:span><text:span text:style-name="CharStyle4"><text:span text:style-name="T1">ovej</text:span></text:span><text:span text:style-name="CharStyle4"><text:span text:style-name="T35"> svadb</text:span></text:span><text:span text:style-name="CharStyle4"><text:span text:style-name="T1">y“.</text:span></text:span><text:span text:style-name="CharStyle4"><text:span text:style-name="T35"> Díval </text:span></text:span><text:span text:style-name="CharStyle4"><text:span text:style-name="T58">s</text:span></text:span><text:span text:style-name="CharStyle4"><text:span text:style-name="T1">a</text:span></text:span><text:span text:style-name="CharStyle4"><text:span text:style-name="T35"> na n</text:span></text:span><text:span text:style-name="CharStyle4"><text:span text:style-name="T27">í</text:span></text:span><text:span text:style-name="CharStyle4"><text:span text:style-name="T35">ch s úsmevom ako chlieb, chcel im ho darovať mnoho. A ako častejšie, počal robiť súvahu toho, čo urobil a čo zameškal za uplynulý rok. Bolo toho mnoho a málo. Vybral sa na cestu do Libérie, lebo musel, lebo mu niečo tak rozkázalo</text:span></text:span><text:span text:style-name="CharStyle4"><text:span text:style-name="T1">.</text:span></text:span><text:span text:style-name="CharStyle4"><text:span text:style-name="T35"> Dostal sa až do Bratislavy, videl hrad a pána ministra pre správu Slovenska, mal chodiť na univerzitu, kúpil si gramof</text:span></text:span><text:span text:style-name="CharStyle4"><text:span text:style-name="T27">o</text:span></text:span><text:span text:style-name="CharStyle4"><text:span text:style-name="T35">n a pokúsil sa písať básne. To nie je mnoho. To je veľmi málo. Hradov je na svete mnoho i ministrov, gramof</text:span></text:span><text:span text:style-name="CharStyle4"><text:span text:style-name="T58">o</text:span></text:span><text:span text:style-name="CharStyle4"><text:span text:style-name="T35">nové dosky nemožno všetky kúpiť a básne napísal miesto neho Borin. Zo všetkého videl veľmi</text:span></text:span><text:span text:style-name="CharStyle60"><text:span text:style-name="T1"> </text:span></text:span><text:span text:style-name="CharStyle4"><text:span text:style-name="T1">m</text:span></text:span><text:span text:style-name="CharStyle4"><text:span text:style-name="T35">álo</text:span></text:span><text:span text:style-name="CharStyle4"><text:span text:style-name="T1">,</text:span></text:span><text:span text:style-name="CharStyle4"><text:span text:style-name="T35"> nevykonal </text:span></text:span><text:soft-page-break/><text:span text:style-name="CharStyle4"><text:span text:style-name="T35">celkom nič, čo </text:span></text:span><text:span text:style-name="CharStyle4"><text:span text:style-name="T1">j</text:span></text:span><text:span text:style-name="CharStyle4"><text:span text:style-name="T35">e to proti túhe, ktorá sa ho kedysi zmocnila? Veď on chcel vidieť aj more, to more, v ktorom sa kúpajú všetky nebeské telesá, ktoré je niekedy modré, niekedy špinavo-zelené a v lone ktorého panny prvý raz sa nehanbia za svoju ženskosť</text:span></text:span><text:span text:style-name="CharStyle4"><text:span text:style-name="T1">.</text:span></text:span></text:p>
        <text:p text:style-name="P20"><text:span text:style-name="CharStyle4"><text:span text:style-name="T35">P</text:span></text:span><text:span text:style-name="CharStyle4"><text:span text:style-name="T1">r</text:span></text:span><text:span text:style-name="CharStyle4"><text:span text:style-name="T35">edsa sa však niečo stalo. To, čo bolo už tisícročia napred</text:span></text:span><text:span text:style-name="CharStyle4"><text:span text:style-name="T1">u</text:span></text:span><text:span text:style-name="CharStyle4"><text:span text:style-name="T35">rčené a predsa nepredvídateľné pre človeka. Spoznal Želku a zima zrodila jeho lásku k nej. Minúta, v ktorej sa s ňou spoznal, mala pre neho väčšiu dôležitosť, než objavenie A</text:span></text:span><text:span text:style-name="CharStyle4"><text:span text:style-name="T58">m</text:span></text:span><text:span text:style-name="CharStyle4"><text:span text:style-name="T35">eriky, než podpísanie </text:span></text:span><text:span text:style-name="CharStyle4"><text:span text:style-name="T1">Ve</text:span></text:span><text:span text:style-name="CharStyle4"><text:span text:style-name="T35">rsailleskej smluvy. Niečo sa ozvalo v ňom, bol to pocit </text:span></text:span><text:span text:style-name="CharStyle4"><text:span text:style-name="T58">š</text:span></text:span><text:span text:style-name="CharStyle4"><text:span text:style-name="T35">ťastia. Deň bol príjemný, nikto sa nehodil do Dunaja so samovražedným úmyslom, nikto nechcel nôž vziať do ruky. Kníhkupci písali romány a rodobranci čítali Bibliu. Baťove reklamy boly celkom zbytočné na zemi, lebo toho dňa ľudia nemysleli na peniaze. A kati plakali, že sú nepotrební.</text:span></text:span></text:p>
        <text:p text:style-name="P20"><text:span text:style-name="CharStyle4"><text:span text:style-name="T35">Vtedy zazrel Želku. Ma</text:span></text:span><text:span text:style-name="CharStyle4"><text:span text:style-name="T1">la </text:span></text:span><text:span text:style-name="CharStyle4"><text:span text:style-name="T27">tie</text:span></text:span><text:span text:style-name="CharStyle4"><text:span text:style-name="T35"> </text:span></text:span><text:span text:style-name="CharStyle4"><text:span text:style-name="T1">š</text:span></text:span><text:span text:style-name="CharStyle4"><text:span text:style-name="T35">aty</text:span></text:span><text:span text:style-name="CharStyle4"><text:span text:style-name="T1"> </text:span></text:span><text:span text:style-name="CharStyle4"><text:span text:style-name="T35">oranžovej farby, ktoré nú</text:span></text:span><text:span text:style-name="CharStyle4"><text:span text:style-name="T27">t</text:span></text:span><text:span text:style-name="CharStyle4"><text:span text:style-name="T35">i</text:span></text:span><text:span text:style-name="CharStyle4"><text:span text:style-name="T1">l</text:span></text:span><text:span text:style-name="CharStyle4"><text:span text:style-name="T35">y</text:span></text:span><text:span text:style-name="CharStyle4"><text:span text:style-name="T1"> </text:span></text:span><text:span text:style-name="CharStyle4"><text:span text:style-name="T35">astronómov plakať. Utekal k nej a bozkal jej ruku.</text:span></text:span></text:p>
        <text:p text:style-name="P20"><text:span text:style-name="CharStyle4"><text:span text:style-name="T35">„Želka, ja sa chcem dnes rozlúčiť s tebou.“</text:span></text:span></text:p>
        <text:p text:style-name="P20"><text:span text:style-name="CharStyle4"><text:span text:style-name="T35">„Ah,“ bolo všetko, čo odpovedala.</text:span></text:span></text:p>
        <text:p text:style-name="P20"><text:span text:style-name="CharStyle4"><text:span text:style-name="T35">„Želka, ja musím odísť. Nevykonal som nič užitočného, nevedel som byť mi</text:span></text:span><text:span text:style-name="CharStyle4"><text:span text:style-name="T58">l</text:span></text:span><text:span text:style-name="CharStyle4"><text:span text:style-name="T35">ovaniahodný.“</text:span></text:span></text:p>
        <text:p text:style-name="P20"><text:span text:style-name="CharStyle4"><text:span text:style-name="T35">„Nehovor tak, Laco.“ Želka hovorila v synkopách, ako ľudia, ktorí niečo oplakávajú.</text:span></text:span></text:p>
        <text:p text:style-name="P20"><text:span text:style-name="CharStyle4"><text:span text:style-name="T35">Leto okolo n</text:span></text:span><text:span text:style-name="CharStyle4"><text:span text:style-name="T27">í</text:span></text:span><text:span text:style-name="CharStyle4"><text:span text:style-name="T35">ch sa robilo, že nezná smútku. Bratislavu nebolo vidieť, jej</text:span></text:span><text:span text:style-name="CharStyle4"><text:span text:style-name="T1"> </text:span></text:span><text:span text:style-name="CharStyle4"><text:span text:style-name="T35">mrm</text:span></text:span><text:span text:style-name="CharStyle4"><text:span text:style-name="T58">ľ</text:span></text:span><text:span text:style-name="CharStyle4"><text:span text:style-name="T35">anie</text:span></text:span><text:span text:style-name="CharStyle4"><text:span text:style-name="T1">, </text:span></text:span><text:span text:style-name="CharStyle4"><text:span text:style-name="T35">prerušené niekedy výkrikom dravej slasti, však zaliehalo </text:span></text:span><text:span text:style-name="CharStyle4"><text:span text:style-name="T27">a</text:span></text:span><text:span text:style-name="CharStyle4"><text:span text:style-name="T35">ž tam. V prístave pískaly dva parníky, ktoré sa chystaly na cestu do Belehradu, lúčily sa. Jaráby im </text:span></text:span><text:soft-page-break/><text:span text:style-name="CharStyle4"><text:span text:style-name="T35">odpovedaly, aj robotníci basovým „Česť práci“. To bol pozdrav dobrých ľudí.</text:span></text:span></text:p>
        <text:p text:style-name="P20"><text:span text:style-name="CharStyle4"><text:span text:style-name="T35">Laco sa díval smele na letný deň a videl Želku celkom nahú. Jej šaty oranžovej farby unikly vzduchom, ako vôňa, videl Želku nahú, so všetkými jej neresťami i prednosťami, ktoré miloval. Vzal ju za ruku, chcel vyčítať z nej svoju budúcnosť, ale ona to nedovolila. Nechcela snáď, aby si znova pripomenul jej chyby, že má málo fantázie, že sa nezaujíma o kone a nevie pravopis. Za to všetko však sa nemusela hanbiť, veď mala šaty oranžovej farby a tie vyvážily všetky nedostatky. Aký je ten svet vlastne komplikovaný. Laco rozmýšľal stále a nevedel vymyslieť nový spôsob na to, ako by jej povedal, že ju miluje. Pripomenul si Sládkoviča, vzorec kysličníka uhličitého, počet obyvateľov Siamu, všetko, čo sa na gymnáziu naučil, ale to nestačilo</text:span></text:span><text:span text:style-name="CharStyle4"><text:span text:style-name="T1">.</text:span></text:span></text:p>
        <text:p text:style-name="P20"><text:span text:style-name="CharStyle4"><text:span text:style-name="T35">Ženy sú veľmi divné stvorenia. Laco filozofoval o nich a predsa im nerozumel. Poznal už</text:span></text:span><text:span text:style-name="CharStyle27"><text:span text:style-name="T35"> </text:span></text:span><text:span text:style-name="CharStyle4"><text:span text:style-name="T35">skoro rok Želku a ešte sa jej neopýtal, ktorý kvet má najradšej, čo mysl</text:span></text:span><text:span text:style-name="CharStyle4"><text:span text:style-name="T1">í</text:span></text:span><text:span text:style-name="CharStyle4"><text:span text:style-name="T35"> o Vo</text:span></text:span><text:span text:style-name="CharStyle4"><text:span text:style-name="T1">ro</text:span></text:span><text:span text:style-name="CharStyle4"><text:span text:style-name="T35">n</text:span></text:span><text:span text:style-name="CharStyle4"><text:span text:style-name="T1">ov</text:span></text:span><text:span text:style-name="CharStyle4"><text:span text:style-name="T35">ových pokusoch, nevedel ani, koľko má Želka šiat. Kto by to uveril? Skoro rok ju už poznal a ona si ešte nepýtala od neho petuniu. Ani mu nesľúbila</text:span></text:span><text:span text:style-name="CharStyle4"><text:span text:style-name="T1">,</text:span></text:span><text:span text:style-name="CharStyle4"><text:span text:style-name="T35"> že mu bude verná.</text:span></text:span></text:p>
        <text:p text:style-name="P20"><text:span text:style-name="CharStyle4"><text:span text:style-name="T35">V tom spočívalo vlastne tajomstvo budúcnosti. Vedieť, či mu bude verná. Vzal ju za ruku a bozkal na ústa. Kominár šiel ok</text:span></text:span><text:span text:style-name="CharStyle4"><text:span text:style-name="T58">olo </text:span></text:span><text:span text:style-name="CharStyle4"><text:span text:style-name="T35">ních a bol rád, že im priniesol šťastie.</text:span></text:span></text:p>
        <text:p text:style-name="P20"><text:span text:style-name="CharStyle4"><text:span text:style-name="T35">„Želka, čuješ ten tlkot hory? Človek by myslel, že je to zvuk, ktorý trvá večne.“</text:span></text:span></text:p>
        <text:p text:style-name="P20"><text:span text:style-name="CharStyle4"><text:span text:style-name="T35">Želka myslela na yachtu, natretú na belaso, v ktorej by mohla večne byť s Lacom. Neodpovedala mu. Oprela sa o vôňu čerstvého sena a o Lacovo rameno, ťahala ho k horskému parku, kde rozlúčka nikdy nie je konečná.</text:span></text:span></text:p>
        <text:p text:style-name="P20"><text:span text:style-name="CharStyle4"><text:span text:style-name="T35">Klopanie drozdov bolo čuť, všetko žilo v nich, spomienky, nádeje, borovice stály </text:span></text:span><text:soft-page-break/><text:span text:style-name="CharStyle4"><text:span text:style-name="T35">ako žiaci ľudovej školy, chcejúc zatajiť cukrík v ústach pred učiteľom. Sto zamilovaných dvojíc sa bozkalo na lavičkách parku, tichých, sťa sekretári. Stotisíc šoférov sveta ľutovalo prvý raz cestu, zahalenú v biely plášť a chceli ju bozkať.</text:span></text:span></text:p>
        <text:p text:style-name="P20"><text:span text:style-name="CharStyle4"><text:span text:style-name="T35">Želka povedala celkom žensky:</text:span></text:span></text:p>
        <text:p text:style-name="P20"><text:span text:style-name="CharStyle4"><text:span text:style-name="T35">„Laco môj, nechcem ti hovoriť, aby s</text:span></text:span><text:span text:style-name="CharStyle4"><text:span text:style-name="T1">i</text:span></text:span><text:span text:style-name="CharStyle4"><text:span text:style-name="T35"> neodchádza</text:span></text:span><text:span text:style-name="CharStyle4"><text:span text:style-name="T58">l.</text:span></text:span><text:span text:style-name="CharStyle4"><text:span text:style-name="T35"> Máš pravdu, cho</text:span></text:span><text:span text:style-name="CharStyle4"><text:span text:style-name="T58">ď</text:span></text:span><text:span text:style-name="CharStyle4"><text:span text:style-name="T35"> i ďalej. Len pamätaj na to, že tuná je dosť kvetov pre teba a bude ich vždy dosť, hocikedy prídeš.“</text:span></text:span></text:p>
        <text:p text:style-name="P20"><text:span text:style-name="CharStyle4"><text:span text:style-name="T35">Pred Lacom sa otvor</text:span></text:span><text:span text:style-name="CharStyle4"><text:span text:style-name="T1">il</text:span></text:span><text:span text:style-name="CharStyle4"><text:span text:style-name="T35"> široký svet po prvý raz v úplnej svojej kráse. Mal výzor kruhu, Laco sa videl, ako kráča ním medzi knihami, mrakodrapmi a zlobou, šiel ďalej, videl i koniec, na konci Želku, ihr</text:span></text:span><text:span text:style-name="CharStyle4"><text:span text:style-name="T1">ajú</text:span></text:span><text:span text:style-name="CharStyle4"><text:span text:style-name="T35">cu sa s kvetmi a oblečenú v šaty azúrovej farby. Na konci cesty stála</text:span></text:span><text:span text:style-name="CharStyle4"><text:span text:style-name="T1"> </text:span></text:span><text:span text:style-name="CharStyle4"><text:span text:style-name="T35">Želka, mala oči ako Dunaj, na ktorom sa hraly tri člnky</text:span></text:span></text:p>
        <text:p text:style-name="P37"><text:span text:style-name="CharStyle4"><text:span text:style-name="T1">mladosti</text:span></text:span><text:span text:style-name="CharStyle4"><text:span text:style-name="T35">,</text:span></text:span></text:p>
        <text:p text:style-name="P3"><text:span text:style-name="CharStyle4"><text:span text:style-name="T35">ná</text:span></text:span><text:span text:style-name="CharStyle4"><text:span text:style-name="T1">deje</text:span></text:span></text:p>
        <text:p text:style-name="P3"><text:span text:style-name="CharStyle4"><text:span text:style-name="T35">a</text:span></text:span></text:p>
        <text:p text:style-name="P3"><text:span text:style-name="CharStyle4"><text:span text:style-name="T1">lá</text:span></text:span><text:span text:style-name="CharStyle4"><text:span text:style-name="T35">sky.</text:span></text:span></text:p>
        <text:p text:style-name="P10"><text:span text:style-name="CharStyle50"><text:span text:style-name="T35"/></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icrosoft Sans Serif" svg:font-family="'Microsoft Sans Serif'"/>
    <style:font-face style:name="Arial1" svg:font-family="Arial" style:font-family-generic="swiss"/>
    <style:font-face style:name="Arial" svg:font-family="Arial"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color="#000000" style:text-position="0% 100%" style:font-name="Microsoft Sans Serif" fo:font-size="12pt" fo:letter-spacing="normal" fo:language="sk" fo:country="SK" style:font-name-asian="Microsoft Sans Serif" style:font-size-asian="12pt" style:language-asian="sk" style:country-asian="SK" style:font-name-complex="Microsoft Sans Serif" style:font-size-complex="12pt" style:language-complex="sk" style:country-complex="SK" style:text-scale="100%"/>
    </style:default-style>
    <style:default-style style:family="paragraph">
      <style:paragraph-properties fo:margin-left="0cm" fo:margin-right="0cm" fo:margin-top="0cm" fo:margin-bottom="0cm" loext:contextual-spacing="false" fo:line-height="100%" fo:text-align="start" style:justify-single-word="false" fo:text-indent="0cm" style:auto-text-indent="false" style:page-number="auto" fo:background-color="transparent" style:text-autospace="ideograph-alpha" style:punctuation-wrap="hanging" style:line-break="strict" style:writing-mode="page">
        <style:background-image/>
      </style:paragraph-properties>
      <style:text-properties fo:color="#000000" style:text-position="0% 100%" style:font-name="Microsoft Sans Serif" fo:font-size="12pt" fo:letter-spacing="normal" fo:language="sk" fo:country="SK" style:font-name-asian="Microsoft Sans Serif" style:font-size-asian="12pt" style:language-asian="sk" style:country-asian="SK" style:font-name-complex="Microsoft Sans Serif" style:font-size-complex="12pt" style:language-complex="sk" style:country-complex="SK" style:text-scale="100%"/>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Základný_20_text" style:display-name="Základný text" style:family="paragraph" style:master-page-name="">
      <loext:graphic-properties draw:fill="none" draw:fill-color="#729fcf"/>
      <style:paragraph-properties fo:margin-left="0cm" fo:margin-right="0cm" fo:text-indent="0.706cm" style:auto-text-indent="false" style:page-number="auto" fo:background-color="transparent"/>
    </style:style>
    <style:style style:name="Základný_20_text_20__28_2_29_" style:display-name="Základný text (2)" style:family="paragraph" style:master-page-name="">
      <loext:graphic-properties draw:fill="none" draw:fill-color="#729fcf"/>
      <style:paragraph-properties fo:margin-left="0cm" fo:margin-right="0cm" fo:text-indent="0.423cm" style:auto-text-indent="false" style:page-number="auto" fo:background-color="transparent"/>
    </style:style>
    <style:style style:name="Iné" style:family="paragraph" style:master-page-name="">
      <loext:graphic-properties draw:fill="none" draw:fill-color="#729fcf"/>
      <style:paragraph-properties fo:margin-left="0cm" fo:margin-right="0cm" fo:text-indent="0.706cm" style:auto-text-indent="false" style:page-number="auto" fo:background-color="transparent"/>
    </style:style>
    <style:style style:name="Záhlavie_20__23_1" style:display-name="Záhlavie #1" style:family="paragraph" style:list-style-name="" style:master-page-name="">
      <loext:graphic-properties draw:fill="none" draw:fill-color="#729fcf"/>
      <style:paragraph-properties fo:text-align="center" style:justify-single-word="false" style:page-number="auto" fo:background-color="transparent"/>
    </style:style>
    <style:style style:name="Názov_20_obrázka" style:display-name="Názov obrázka" style:family="paragraph" style:master-page-name="">
      <loext:graphic-properties draw:fill="none" draw:fill-color="#729fcf"/>
      <style:paragraph-properties style:page-number="auto" fo:background-color="transparent"/>
    </style:style>
    <style:style style:name="Hlavička_20_alebo_20_päta_20__28_2_29_" style:display-name="Hlavička alebo päta (2)" style:family="paragraph" style:master-page-name="">
      <loext:graphic-properties draw:fill="none" draw:fill-color="#729fcf"/>
      <style:paragraph-properties style:page-number="auto" fo:background-color="transparent"/>
    </style:style>
    <style:style style:name="Základný_20_text_20__28_4_29_" style:display-name="Základný text (4)" style:family="paragraph" style:master-page-name="">
      <loext:graphic-properties draw:fill="none" draw:fill-color="#729fcf"/>
      <style:paragraph-properties fo:margin-left="0cm" fo:margin-right="0cm" fo:text-indent="0.494cm" style:auto-text-indent="false" style:page-number="auto" fo:background-color="transparent"/>
    </style:style>
    <style:style style:name="Hlavička_20_alebo_20_päta" style:display-name="Hlavička alebo päta" style:family="paragraph" style:master-page-name="">
      <loext:graphic-properties draw:fill="none" draw:fill-color="#729fcf"/>
      <style:paragraph-properties style:page-number="auto" fo:background-color="transparent"/>
    </style:style>
    <style:style style:name="Základný_20_text_20__28_3_29_" style:display-name="Základný text (3)" style:family="paragraph" style:master-page-name="">
      <loext:graphic-properties draw:fill="none" draw:fill-color="#729fcf"/>
      <style:paragraph-properties style:page-number="auto" fo:background-color="transparent"/>
    </style:style>
    <style:style style:name="Základný_20_text_20__28_5_29_" style:display-name="Základný text (5)" style:family="paragraph" style:master-page-name="">
      <loext:graphic-properties draw:fill="none" draw:fill-color="#729fcf"/>
      <style:paragraph-properties fo:text-align="center" style:justify-single-word="false" style:page-number="auto" fo:background-color="transparent"/>
    </style:style>
    <style:style style:name="Základný_20_text_20__28_8_29_" style:display-name="Základný text (8)" style:family="paragraph" style:master-page-name="">
      <loext:graphic-properties draw:fill="none" draw:fill-color="#729fcf"/>
      <style:paragraph-properties fo:text-align="center" style:justify-single-word="false" style:page-number="auto" fo:background-color="transparent"/>
    </style:style>
    <style:style style:name="Záhlavie_20__23_2" style:display-name="Záhlavie #2" style:family="paragraph" style:list-style-name="" style:master-page-name="">
      <loext:graphic-properties draw:fill="none" draw:fill-color="#729fcf"/>
      <style:paragraph-properties fo:text-align="center" style:justify-single-word="false" style:page-number="auto" fo:background-color="transparen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efaultFontStyle" style:family="text">
      <style:text-properties fo:color="#000000" style:text-position="0% 100%" style:font-name="Microsoft Sans Serif" fo:font-family="'Microsoft Sans Serif'" fo:font-size="12pt" fo:letter-spacing="normal" fo:language="sk" fo:country="SK" style:font-name-asian="Microsoft Sans Serif" style:font-family-asian="'Microsoft Sans Serif'" style:font-size-asian="12pt" style:language-asian="sk" style:country-asian="SK" style:font-name-complex="Microsoft Sans Serif" style:font-family-complex="'Microsoft Sans Serif'" style:font-size-complex="12pt" style:language-complex="sk" style:country-complex="SK" style:text-scale="100%"/>
    </style:style>
    <style:style style:name="Hyperlink" style:family="text" style:parent-style-name="DefaultFontStyle">
      <style:text-properties fo:color="#0066cc" style:text-underline-style="solid" style:text-underline-width="auto" style:text-underline-color="font-color"/>
    </style:style>
    <style:style style:name="CharStyle4" style:family="text" style:parent-style-name="DefaultFontStyle"/>
    <style:style style:name="CharStyle5" style:family="text" style:parent-style-name="CharStyle4">
      <style:text-properties fo:color="#000000" fo:language="sk" fo:country="SK" style:language-asian="sk" style:country-asian="SK" style:language-complex="sk" style:country-complex="SK"/>
    </style:style>
    <style:style style:name="CharStyle7" style:family="text" style:parent-style-name="DefaultFontStyle"/>
    <style:style style:name="CharStyle9" style:family="text" style:parent-style-name="DefaultFontStyle"/>
    <style:style style:name="CharStyle10" style:family="text" style:parent-style-name="CharStyle9">
      <style:text-properties fo:color="#000000" fo:language="sk" fo:country="SK" style:language-asian="sk" style:country-asian="SK" style:language-complex="sk" style:country-complex="SK"/>
    </style:style>
    <style:style style:name="CharStyle12" style:family="text" style:parent-style-name="DefaultFontStyle"/>
    <style:style style:name="CharStyle13" style:family="text" style:parent-style-name="CharStyle9">
      <style:text-properties fo:color="#000000" fo:language="sk" fo:country="SK" style:language-asian="sk" style:country-asian="SK" style:language-complex="sk" style:country-complex="SK"/>
    </style:style>
    <style:style style:name="CharStyle15" style:family="text" style:parent-style-name="DefaultFontStyle"/>
    <style:style style:name="CharStyle16" style:family="text" style:parent-style-name="CharStyle15">
      <style:text-properties fo:color="#ffffff" fo:language="sk" fo:country="SK" style:language-asian="sk" style:country-asian="SK" style:language-complex="sk" style:country-complex="SK"/>
    </style:style>
    <style:style style:name="CharStyle18" style:family="text" style:parent-style-name="DefaultFontStyle"/>
    <style:style style:name="CharStyle19" style:family="text" style:parent-style-name="CharStyle18">
      <style:text-properties fo:color="#000000" fo:language="sk" fo:country="SK" style:language-asian="sk" style:country-asian="SK" style:language-complex="sk" style:country-complex="SK"/>
    </style:style>
    <style:style style:name="CharStyle20" style:family="text" style:parent-style-name="CharStyle4">
      <style:text-properties fo:color="#000000" fo:language="sk" fo:country="SK" style:language-asian="sk" style:country-asian="SK" style:language-complex="sk" style:country-complex="SK"/>
    </style:style>
    <style:style style:name="CharStyle22" style:family="text" style:parent-style-name="DefaultFontStyle"/>
    <style:style style:name="CharStyle23" style:family="text" style:parent-style-name="CharStyle22">
      <style:text-properties fo:color="#000000" fo:language="sk" fo:country="SK" style:language-asian="sk" style:country-asian="SK" style:language-complex="sk" style:country-complex="SK"/>
    </style:style>
    <style:style style:name="CharStyle24" style:family="text" style:parent-style-name="CharStyle22">
      <style:text-properties fo:color="#000000" fo:language="sk" fo:country="SK" style:language-asian="sk" style:country-asian="SK" style:language-complex="sk" style:country-complex="SK"/>
    </style:style>
    <style:style style:name="CharStyle25" style:family="text" style:parent-style-name="CharStyle4">
      <style:text-properties fo:color="#000000" fo:language="sk" fo:country="SK" style:language-asian="sk" style:country-asian="SK" style:language-complex="sk" style:country-complex="SK"/>
    </style:style>
    <style:style style:name="CharStyle27" style:family="text" style:parent-style-name="DefaultFontStyle"/>
    <style:style style:name="CharStyle28" style:family="text" style:parent-style-name="CharStyle18">
      <style:text-properties fo:color="#000000" fo:language="sk" fo:country="SK" style:language-asian="sk" style:country-asian="SK" style:language-complex="sk" style:country-complex="SK"/>
    </style:style>
    <style:style style:name="CharStyle29" style:family="text" style:parent-style-name="CharStyle27">
      <style:text-properties fo:color="#000000" fo:language="sk" fo:country="SK" style:language-asian="sk" style:country-asian="SK" style:language-complex="sk" style:country-complex="SK"/>
    </style:style>
    <style:style style:name="CharStyle30" style:family="text" style:parent-style-name="CharStyle9">
      <style:text-properties fo:color="#000000" fo:language="sk" fo:country="SK" style:language-asian="sk" style:country-asian="SK" style:language-complex="sk" style:country-complex="SK"/>
    </style:style>
    <style:style style:name="CharStyle32" style:family="text" style:parent-style-name="DefaultFontStyle"/>
    <style:style style:name="CharStyle33" style:family="text" style:parent-style-name="CharStyle9">
      <style:text-properties fo:color="#000000" fo:language="sk" fo:country="SK" style:language-asian="sk" style:country-asian="SK" style:language-complex="sk" style:country-complex="SK"/>
    </style:style>
    <style:style style:name="CharStyle34" style:family="text" style:parent-style-name="CharStyle4">
      <style:text-properties fo:color="#000000" fo:language="sk" fo:country="SK" style:language-asian="sk" style:country-asian="SK" style:language-complex="sk" style:country-complex="SK"/>
    </style:style>
    <style:style style:name="CharStyle35" style:family="text" style:parent-style-name="CharStyle9">
      <style:text-properties fo:color="#000000" fo:language="sk" fo:country="SK" style:language-asian="sk" style:country-asian="SK" style:language-complex="sk" style:country-complex="SK"/>
    </style:style>
    <style:style style:name="CharStyle36" style:family="text" style:parent-style-name="CharStyle32">
      <style:text-properties fo:color="#000000" fo:language="sk" fo:country="SK" style:language-asian="sk" style:country-asian="SK" style:language-complex="sk" style:country-complex="SK"/>
    </style:style>
    <style:style style:name="CharStyle37" style:family="text" style:parent-style-name="CharStyle9">
      <style:text-properties fo:color="#000000" fo:language="sk" fo:country="SK" style:language-asian="sk" style:country-asian="SK" style:language-complex="sk" style:country-complex="SK"/>
    </style:style>
    <style:style style:name="CharStyle39" style:family="text" style:parent-style-name="DefaultFontStyle"/>
    <style:style style:name="CharStyle40" style:family="text" style:parent-style-name="CharStyle39">
      <style:text-properties fo:color="#000000" fo:language="sk" fo:country="SK" style:language-asian="sk" style:country-asian="SK" style:language-complex="sk" style:country-complex="SK"/>
    </style:style>
    <style:style style:name="CharStyle41" style:family="text" style:parent-style-name="CharStyle9">
      <style:text-properties fo:color="#000000" fo:language="sk" fo:country="SK" style:language-asian="sk" style:country-asian="SK" style:language-complex="sk" style:country-complex="SK"/>
    </style:style>
    <style:style style:name="CharStyle42" style:family="text" style:parent-style-name="CharStyle4">
      <style:text-properties fo:font-variant="small-caps" fo:color="#000000" fo:language="sk" fo:country="SK" style:language-asian="sk" style:country-asian="SK" style:language-complex="sk" style:country-complex="SK"/>
    </style:style>
    <style:style style:name="CharStyle43" style:family="text" style:parent-style-name="CharStyle32">
      <style:text-properties fo:color="#000000" fo:language="sk" fo:country="SK" style:language-asian="sk" style:country-asian="SK" style:language-complex="sk" style:country-complex="SK"/>
    </style:style>
    <style:style style:name="CharStyle44" style:family="text" style:parent-style-name="CharStyle4">
      <style:text-properties fo:color="#000000" fo:language="sk" fo:country="SK" style:language-asian="sk" style:country-asian="SK" style:language-complex="sk" style:country-complex="SK"/>
    </style:style>
    <style:style style:name="CharStyle46" style:family="text" style:parent-style-name="DefaultFontStyle"/>
    <style:style style:name="CharStyle47" style:family="text" style:parent-style-name="CharStyle46">
      <style:text-properties fo:color="#000000" fo:language="sk" fo:country="SK" style:language-asian="sk" style:country-asian="SK" style:language-complex="sk" style:country-complex="SK"/>
    </style:style>
    <style:style style:name="CharStyle48" style:family="text" style:parent-style-name="CharStyle15">
      <style:text-properties fo:color="#000000" fo:language="sk" fo:country="SK" style:language-asian="sk" style:country-asian="SK" style:language-complex="sk" style:country-complex="SK"/>
    </style:style>
    <style:style style:name="CharStyle49" style:family="text" style:parent-style-name="CharStyle46">
      <style:text-properties fo:color="#000000" fo:language="sk" fo:country="SK" style:language-asian="sk" style:country-asian="SK" style:language-complex="sk" style:country-complex="SK"/>
    </style:style>
    <style:style style:name="CharStyle50" style:family="text" style:parent-style-name="CharStyle32">
      <style:text-properties fo:color="#000000" fo:language="sk" fo:country="SK" style:language-asian="sk" style:country-asian="SK" style:language-complex="sk" style:country-complex="SK"/>
    </style:style>
    <style:style style:name="CharStyle51" style:family="text" style:parent-style-name="CharStyle32">
      <style:text-properties fo:color="#000000" fo:language="sk" fo:country="SK" style:language-asian="sk" style:country-asian="SK" style:language-complex="sk" style:country-complex="SK"/>
    </style:style>
    <style:style style:name="CharStyle52" style:family="text" style:parent-style-name="CharStyle9">
      <style:text-properties fo:color="#000000" fo:language="sk" fo:country="SK" style:language-asian="sk" style:country-asian="SK" style:language-complex="sk" style:country-complex="SK"/>
    </style:style>
    <style:style style:name="CharStyle53" style:family="text" style:parent-style-name="CharStyle4">
      <style:text-properties fo:font-variant="small-caps" fo:color="#000000" fo:language="sk" fo:country="SK" style:language-asian="sk" style:country-asian="SK" style:language-complex="sk" style:country-complex="SK"/>
    </style:style>
    <style:style style:name="CharStyle55" style:family="text" style:parent-style-name="DefaultFontStyle"/>
    <style:style style:name="CharStyle56" style:family="text" style:parent-style-name="CharStyle9">
      <style:text-properties fo:color="#000000" fo:language="sk" fo:country="SK" style:language-asian="sk" style:country-asian="SK" style:language-complex="sk" style:country-complex="SK"/>
    </style:style>
    <style:style style:name="CharStyle57" style:family="text" style:parent-style-name="CharStyle9">
      <style:text-properties fo:color="#000000" fo:language="sk" fo:country="SK" style:language-asian="sk" style:country-asian="SK" style:language-complex="sk" style:country-complex="SK"/>
    </style:style>
    <style:style style:name="CharStyle58" style:family="text" style:parent-style-name="CharStyle32">
      <style:text-properties fo:color="#000000" fo:language="sk" fo:country="SK" style:language-asian="sk" style:country-asian="SK" style:language-complex="sk" style:country-complex="SK"/>
    </style:style>
    <style:style style:name="CharStyle59" style:family="text" style:parent-style-name="CharStyle27">
      <style:text-properties fo:color="#000000" fo:language="sk" fo:country="SK" style:language-asian="sk" style:country-asian="SK" style:language-complex="sk" style:country-complex="SK"/>
    </style:style>
    <style:style style:name="CharStyle60" style:family="text" style:parent-style-name="CharStyle9">
      <style:text-properties fo:color="#000000" fo:language="sk" fo:country="SK" style:language-asian="sk" style:country-asian="SK" style:language-complex="sk" style:country-complex="SK"/>
    </style:style>
    <style:style style:name="CharStyle61" style:family="text" style:parent-style-name="CharStyle27">
      <style:text-properties fo:font-variant="small-caps" fo:color="#000000" fo:language="sk" fo:country="SK" style:language-asian="sk" style:country-asian="SK" style:language-complex="sk" style:country-complex="SK"/>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master-page-name="">
      <style:paragraph-properties style:page-number="auto"/>
      <style:text-properties fo:font-size="1pt" style:font-size-asian="1pt" style:font-size-complex="1pt"/>
    </style:style>
    <style:style style:name="MP2" style:family="paragraph" style:parent-style-name="Footer" style:master-page-name="">
      <style:paragraph-properties style:page-number="auto"/>
      <style:text-properties fo:font-size="1pt" style:font-size-asian="1pt" style:font-size-complex="1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693cm" fo:page-height="21.006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35cm" fo:margin-left="0cm" fo:margin-right="0cm" fo:margin-bottom="0cm"/>
      </style:header-style>
      <style:footer-style>
        <style:header-footer-properties fo:min-height="0.654cm" fo:margin-left="0cm" fo:margin-right="0cm" fo:margin-top="0.654cm"/>
      </style:footer-style>
    </style:page-layout>
  </office:automatic-styles>
  <office:master-styles>
    <style:master-page style:name="Standard" style:page-layout-name="Mpm1"/>
    <style:master-page style:name="PageStyle0" style:page-layout-name="Mpm2">
      <style:header>
        <text:p text:style-name="MP1"/>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subject/>
    <meta:initial-creator/>
    <meta:keyword/>
    <dc:date>2024-05-03T22:26:08.511000000</dc:date>
    <meta:editing-duration>PT6H27M7S</meta:editing-duration>
    <meta:editing-cycles>22</meta:editing-cycles>
    <meta:generator>LibreOffice/5.4.2.2$Windows_x86 LibreOffice_project/22b09f6418e8c2d508a9eaf86b2399209b0990f4</meta:generator>
    <meta:document-statistic meta:table-count="0" meta:image-count="0" meta:object-count="0" meta:page-count="130" meta:paragraph-count="891" meta:word-count="34179" meta:character-count="197713" meta:non-whitespace-character-count="164367"/>
  </office:meta>
</office:document-meta>
</file>